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d" table:style-name="ta1">
        <table:shapes>
          <draw:frame draw:z-index="0" draw:style-name="gr1" draw:text-style-name="P1" svg:width="6.1154in" svg:height="3.4398in" svg:x="13.3303in" svg:y="0.4055in">
            <draw:object draw:notify-on-update-of-ranges="Md.J10:Md.J11 Md.K10:Md.K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1146in" svg:y="4.1906in">
            <draw:object draw:notify-on-update-of-ranges="Md.J6:Md.J7 Md.K6:Md.K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D</text:p>
          </table:table-cell>
          <table:table-cell office:value-type="float" office:value="120.665" calcext:value-type="float">
            <text:p>120.6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ages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est_original</text:p>
          </table:table-cell>
          <table:table-cell office:value-type="string" calcext:value-type="string">
            <text:p>est_rotated</text:p>
          </table:table-cell>
          <table:table-cell office:value-type="string" calcext:value-type="string">
            <text:p>SD original</text:p>
          </table:table-cell>
          <table:table-cell office:value-type="string" calcext:value-type="string">
            <text:p>SD rotat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01.TPS</text:p>
          </table:table-cell>
          <table:table-cell office:value-type="float" office:value="2473.11" calcext:value-type="float">
            <text:p>2473.11</text:p>
          </table:table-cell>
          <table:table-cell office:value-type="float" office:value="2464.99" calcext:value-type="float">
            <text:p>2464.99</text:p>
          </table:table-cell>
          <table:table-cell office:value-type="float" office:value="2462.98" calcext:value-type="float">
            <text:p>2462.98</text:p>
          </table:table-cell>
          <table:table-cell table:formula="of:=IF(AND([.E5]&gt;[.D5]-[.$G$2];[.E5]&lt;[.D5]+[.$G$2]);[.E5];0)" office:value-type="float" office:value="2464.99" calcext:value-type="float">
            <text:p>2464.99</text:p>
          </table:table-cell>
          <table:table-cell table:formula="of:=IF(AND([.F5]&gt;[.D5]-[.$G$2];[.F5]&lt;[.D5]+[.$G$2]);[.F5];0)" office:value-type="float" office:value="2462.98" calcext:value-type="float">
            <text:p>2462.98</text:p>
          </table:table-cell>
          <table:table-cell/>
          <table:table-cell table:style-name="ce1" office:value-type="string" calcext:value-type="string" table:number-columns-spanned="2" table:number-rows-spanned="1">
            <text:p>Rotated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Md 002.TPS</text:p>
          </table:table-cell>
          <table:table-cell office:value-type="float" office:value="2463.54" calcext:value-type="float">
            <text:p>2463.54</text:p>
          </table:table-cell>
          <table:table-cell office:value-type="float" office:value="2472.19" calcext:value-type="float">
            <text:p>2472.19</text:p>
          </table:table-cell>
          <table:table-cell office:value-type="float" office:value="2425.62" calcext:value-type="float">
            <text:p>2425.62</text:p>
          </table:table-cell>
          <table:table-cell table:formula="of:=IF(AND([.E6]&gt;[.D6]-[.$G$2];[.E6]&lt;[.D6]+[.$G$2]);[.E6];0)" office:value-type="float" office:value="2472.19" calcext:value-type="float">
            <text:p>2472.19</text:p>
          </table:table-cell>
          <table:table-cell table:formula="of:=IF(AND([.F6]&gt;[.D6]-[.$G$2];[.F6]&lt;[.D6]+[.$G$2]);[.F6];0)" office:value-type="float" office:value="2425.62" calcext:value-type="float">
            <text:p>2425.62</text:p>
          </table:table-cell>
          <table:table-cell/>
          <table:table-cell office:value-type="string" calcext:value-type="string">
            <text:p>Outside SD</text:p>
          </table:table-cell>
          <table:table-cell table:style-name="ce2" table:formula="of:=COUNTIF([.H5:.H291];&quot;0&quot;)/287" office:value-type="percentage" office:value="0.209059233449477" calcext:value-type="percentage">
            <text:p>20.9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3.TPS</text:p>
          </table:table-cell>
          <table:table-cell office:value-type="float" office:value="2566.13" calcext:value-type="float">
            <text:p>2566.13</text:p>
          </table:table-cell>
          <table:table-cell office:value-type="float" office:value="2538.97" calcext:value-type="float">
            <text:p>2538.97</text:p>
          </table:table-cell>
          <table:table-cell office:value-type="float" office:value="2526" calcext:value-type="float">
            <text:p>2526</text:p>
          </table:table-cell>
          <table:table-cell table:formula="of:=IF(AND([.E7]&gt;[.D7]-[.$G$2];[.E7]&lt;[.D7]+[.$G$2]);[.E7];0)" office:value-type="float" office:value="2538.97" calcext:value-type="float">
            <text:p>2538.97</text:p>
          </table:table-cell>
          <table:table-cell table:formula="of:=IF(AND([.F7]&gt;[.D7]-[.$G$2];[.F7]&lt;[.D7]+[.$G$2]);[.F7];0)" office:value-type="float" office:value="2526" calcext:value-type="float">
            <text:p>2526</text:p>
          </table:table-cell>
          <table:table-cell/>
          <table:table-cell office:value-type="string" calcext:value-type="string">
            <text:p>Inside SD</text:p>
          </table:table-cell>
          <table:table-cell table:style-name="ce2" table:formula="of:=1-[.K6]" office:value-type="percentage" office:value="0.790940766550523" calcext:value-type="percentage">
            <text:p>79.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5.TPS</text:p>
          </table:table-cell>
          <table:table-cell office:value-type="float" office:value="2528.29" calcext:value-type="float">
            <text:p>2528.29</text:p>
          </table:table-cell>
          <table:table-cell office:value-type="float" office:value="2501.97" calcext:value-type="float">
            <text:p>2501.97</text:p>
          </table:table-cell>
          <table:table-cell office:value-type="float" office:value="2485.01" calcext:value-type="float">
            <text:p>2485.01</text:p>
          </table:table-cell>
          <table:table-cell table:formula="of:=IF(AND([.E8]&gt;[.D8]-[.$G$2];[.E8]&lt;[.D8]+[.$G$2]);[.E8];0)" office:value-type="float" office:value="2501.97" calcext:value-type="float">
            <text:p>2501.97</text:p>
          </table:table-cell>
          <table:table-cell table:formula="of:=IF(AND([.F8]&gt;[.D8]-[.$G$2];[.F8]&lt;[.D8]+[.$G$2]);[.F8];0)" office:value-type="float" office:value="2485.01" calcext:value-type="float">
            <text:p>2485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06.TPS</text:p>
          </table:table-cell>
          <table:table-cell office:value-type="float" office:value="2423.24" calcext:value-type="float">
            <text:p>2423.24</text:p>
          </table:table-cell>
          <table:table-cell office:value-type="float" office:value="2459.77" calcext:value-type="float">
            <text:p>2459.77</text:p>
          </table:table-cell>
          <table:table-cell office:value-type="float" office:value="2407.23" calcext:value-type="float">
            <text:p>2407.23</text:p>
          </table:table-cell>
          <table:table-cell table:formula="of:=IF(AND([.E9]&gt;[.D9]-[.$G$2];[.E9]&lt;[.D9]+[.$G$2]);[.E9];0)" office:value-type="float" office:value="2459.77" calcext:value-type="float">
            <text:p>2459.77</text:p>
          </table:table-cell>
          <table:table-cell table:formula="of:=IF(AND([.F9]&gt;[.D9]-[.$G$2];[.F9]&lt;[.D9]+[.$G$2]);[.F9];0)" office:value-type="float" office:value="2407.23" calcext:value-type="float">
            <text:p>2407.23</text:p>
          </table:table-cell>
          <table:table-cell/>
          <table:table-cell table:style-name="ce1" office:value-type="string" calcext:value-type="string" table:number-columns-spanned="2" table:number-rows-spanned="1">
            <text:p>original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Md 007.TPS</text:p>
          </table:table-cell>
          <table:table-cell office:value-type="float" office:value="2521.76" calcext:value-type="float">
            <text:p>2521.76</text:p>
          </table:table-cell>
          <table:table-cell office:value-type="float" office:value="2483.11" calcext:value-type="float">
            <text:p>2483.11</text:p>
          </table:table-cell>
          <table:table-cell office:value-type="float" office:value="2485.22" calcext:value-type="float">
            <text:p>2485.22</text:p>
          </table:table-cell>
          <table:table-cell table:formula="of:=IF(AND([.E10]&gt;[.D10]-[.$G$2];[.E10]&lt;[.D10]+[.$G$2]);[.E10];0)" office:value-type="float" office:value="2483.11" calcext:value-type="float">
            <text:p>2483.11</text:p>
          </table:table-cell>
          <table:table-cell table:formula="of:=IF(AND([.F10]&gt;[.D10]-[.$G$2];[.F10]&lt;[.D10]+[.$G$2]);[.F10];0)" office:value-type="float" office:value="2485.22" calcext:value-type="float">
            <text:p>2485.22</text:p>
          </table:table-cell>
          <table:table-cell/>
          <table:table-cell office:value-type="string" calcext:value-type="string">
            <text:p>Outside SD</text:p>
          </table:table-cell>
          <table:table-cell table:style-name="ce2" table:formula="of:=COUNTIF([.G5:.G291];&quot;0&quot;)/287" office:value-type="percentage" office:value="0.226480836236934" calcext:value-type="percentage">
            <text:p>22.6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8.TPS</text:p>
          </table:table-cell>
          <table:table-cell office:value-type="float" office:value="2540.58" calcext:value-type="float">
            <text:p>2540.58</text:p>
          </table:table-cell>
          <table:table-cell office:value-type="float" office:value="2523.95" calcext:value-type="float">
            <text:p>2523.95</text:p>
          </table:table-cell>
          <table:table-cell office:value-type="float" office:value="2552.51" calcext:value-type="float">
            <text:p>2552.51</text:p>
          </table:table-cell>
          <table:table-cell table:formula="of:=IF(AND([.E11]&gt;[.D11]-[.$G$2];[.E11]&lt;[.D11]+[.$G$2]);[.E11];0)" office:value-type="float" office:value="2523.95" calcext:value-type="float">
            <text:p>2523.95</text:p>
          </table:table-cell>
          <table:table-cell table:formula="of:=IF(AND([.F11]&gt;[.D11]-[.$G$2];[.F11]&lt;[.D11]+[.$G$2]);[.F11];0)" office:value-type="float" office:value="2552.51" calcext:value-type="float">
            <text:p>2552.51</text:p>
          </table:table-cell>
          <table:table-cell/>
          <table:table-cell office:value-type="string" calcext:value-type="string">
            <text:p>Inside SD</text:p>
          </table:table-cell>
          <table:table-cell table:style-name="ce2" table:formula="of:=COUNTIF([.G5:.G291];&quot;&lt;&gt;0&quot;)/287" office:value-type="percentage" office:value="0.773519163763066" calcext:value-type="percentage">
            <text:p>77.3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 009.TPS</text:p>
          </table:table-cell>
          <table:table-cell office:value-type="float" office:value="2533.1" calcext:value-type="float">
            <text:p>2533.1</text:p>
          </table:table-cell>
          <table:table-cell office:value-type="float" office:value="2575.41" calcext:value-type="float">
            <text:p>2575.41</text:p>
          </table:table-cell>
          <table:table-cell office:value-type="float" office:value="2480.56" calcext:value-type="float">
            <text:p>2480.56</text:p>
          </table:table-cell>
          <table:table-cell table:formula="of:=IF(AND([.E12]&gt;[.D12]-[.$G$2];[.E12]&lt;[.D12]+[.$G$2]);[.E12];0)" office:value-type="float" office:value="2575.41" calcext:value-type="float">
            <text:p>2575.41</text:p>
          </table:table-cell>
          <table:table-cell table:formula="of:=IF(AND([.F12]&gt;[.D12]-[.$G$2];[.F12]&lt;[.D12]+[.$G$2]);[.F12];0)" office:value-type="float" office:value="2480.56" calcext:value-type="float">
            <text:p>2480.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0.TPS</text:p>
          </table:table-cell>
          <table:table-cell office:value-type="float" office:value="2382.21" calcext:value-type="float">
            <text:p>2382.21</text:p>
          </table:table-cell>
          <table:table-cell table:number-columns-repeated="2" office:value-type="float" office:value="2361.4" calcext:value-type="float">
            <text:p>2361.4</text:p>
          </table:table-cell>
          <table:table-cell table:formula="of:=IF(AND([.E13]&gt;[.D13]-[.$G$2];[.E13]&lt;[.D13]+[.$G$2]);[.E13];0)" office:value-type="float" office:value="2361.4" calcext:value-type="float">
            <text:p>2361.4</text:p>
          </table:table-cell>
          <table:table-cell table:formula="of:=IF(AND([.F13]&gt;[.D13]-[.$G$2];[.F13]&lt;[.D13]+[.$G$2]);[.F13];0)" office:value-type="float" office:value="2361.4" calcext:value-type="float">
            <text:p>2361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1.TPS</text:p>
          </table:table-cell>
          <table:table-cell office:value-type="float" office:value="2921.94" calcext:value-type="float">
            <text:p>2921.94</text:p>
          </table:table-cell>
          <table:table-cell office:value-type="float" office:value="2586.37" calcext:value-type="float">
            <text:p>2586.37</text:p>
          </table:table-cell>
          <table:table-cell office:value-type="float" office:value="2635.3" calcext:value-type="float">
            <text:p>2635.3</text:p>
          </table:table-cell>
          <table:table-cell table:formula="of:=IF(AND([.E14]&gt;[.D14]-[.$G$2];[.E14]&lt;[.D14]+[.$G$2]);[.E14];0)" office:value-type="float" office:value="0" calcext:value-type="float">
            <text:p>0</text:p>
          </table:table-cell>
          <table:table-cell table:formula="of:=IF(AND([.F14]&gt;[.D14]-[.$G$2];[.F14]&lt;[.D14]+[.$G$2]);[.F1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2.TPS</text:p>
          </table:table-cell>
          <table:table-cell office:value-type="float" office:value="2489.67" calcext:value-type="float">
            <text:p>2489.67</text:p>
          </table:table-cell>
          <table:table-cell office:value-type="float" office:value="2422.48" calcext:value-type="float">
            <text:p>2422.48</text:p>
          </table:table-cell>
          <table:table-cell office:value-type="float" office:value="2497.37" calcext:value-type="float">
            <text:p>2497.37</text:p>
          </table:table-cell>
          <table:table-cell table:formula="of:=IF(AND([.E15]&gt;[.D15]-[.$G$2];[.E15]&lt;[.D15]+[.$G$2]);[.E15];0)" office:value-type="float" office:value="2422.48" calcext:value-type="float">
            <text:p>2422.48</text:p>
          </table:table-cell>
          <table:table-cell table:formula="of:=IF(AND([.F15]&gt;[.D15]-[.$G$2];[.F15]&lt;[.D15]+[.$G$2]);[.F15];0)" office:value-type="float" office:value="2497.37" calcext:value-type="float">
            <text:p>2497.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3.TPS</text:p>
          </table:table-cell>
          <table:table-cell office:value-type="float" office:value="2528.69" calcext:value-type="float">
            <text:p>2528.69</text:p>
          </table:table-cell>
          <table:table-cell office:value-type="float" office:value="2541.79" calcext:value-type="float">
            <text:p>2541.79</text:p>
          </table:table-cell>
          <table:table-cell office:value-type="float" office:value="2523.06" calcext:value-type="float">
            <text:p>2523.06</text:p>
          </table:table-cell>
          <table:table-cell table:formula="of:=IF(AND([.E16]&gt;[.D16]-[.$G$2];[.E16]&lt;[.D16]+[.$G$2]);[.E16];0)" office:value-type="float" office:value="2541.79" calcext:value-type="float">
            <text:p>2541.79</text:p>
          </table:table-cell>
          <table:table-cell table:formula="of:=IF(AND([.F16]&gt;[.D16]-[.$G$2];[.F16]&lt;[.D16]+[.$G$2]);[.F16];0)" office:value-type="float" office:value="2523.06" calcext:value-type="float">
            <text:p>2523.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4.TPS</text:p>
          </table:table-cell>
          <table:table-cell office:value-type="float" office:value="2272.86" calcext:value-type="float">
            <text:p>2272.86</text:p>
          </table:table-cell>
          <table:table-cell office:value-type="float" office:value="2418.79" calcext:value-type="float">
            <text:p>2418.79</text:p>
          </table:table-cell>
          <table:table-cell office:value-type="float" office:value="2443.77" calcext:value-type="float">
            <text:p>2443.77</text:p>
          </table:table-cell>
          <table:table-cell table:formula="of:=IF(AND([.E17]&gt;[.D17]-[.$G$2];[.E17]&lt;[.D17]+[.$G$2]);[.E17];0)" office:value-type="float" office:value="0" calcext:value-type="float">
            <text:p>0</text:p>
          </table:table-cell>
          <table:table-cell table:formula="of:=IF(AND([.F17]&gt;[.D17]-[.$G$2];[.F17]&lt;[.D17]+[.$G$2]);[.F1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5.TPS</text:p>
          </table:table-cell>
          <table:table-cell office:value-type="float" office:value="2637.13" calcext:value-type="float">
            <text:p>2637.13</text:p>
          </table:table-cell>
          <table:table-cell table:number-columns-repeated="2" office:value-type="float" office:value="2641.25" calcext:value-type="float">
            <text:p>2641.25</text:p>
          </table:table-cell>
          <table:table-cell table:formula="of:=IF(AND([.E18]&gt;[.D18]-[.$G$2];[.E18]&lt;[.D18]+[.$G$2]);[.E18];0)" office:value-type="float" office:value="2641.25" calcext:value-type="float">
            <text:p>2641.25</text:p>
          </table:table-cell>
          <table:table-cell table:formula="of:=IF(AND([.F18]&gt;[.D18]-[.$G$2];[.F18]&lt;[.D18]+[.$G$2]);[.F18];0)" office:value-type="float" office:value="2641.25" calcext:value-type="float">
            <text:p>2641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6.TPS</text:p>
          </table:table-cell>
          <table:table-cell office:value-type="float" office:value="2439.79" calcext:value-type="float">
            <text:p>2439.79</text:p>
          </table:table-cell>
          <table:table-cell office:value-type="float" office:value="2396.63" calcext:value-type="float">
            <text:p>2396.63</text:p>
          </table:table-cell>
          <table:table-cell office:value-type="float" office:value="2399.17" calcext:value-type="float">
            <text:p>2399.17</text:p>
          </table:table-cell>
          <table:table-cell table:formula="of:=IF(AND([.E19]&gt;[.D19]-[.$G$2];[.E19]&lt;[.D19]+[.$G$2]);[.E19];0)" office:value-type="float" office:value="2396.63" calcext:value-type="float">
            <text:p>2396.63</text:p>
          </table:table-cell>
          <table:table-cell table:formula="of:=IF(AND([.F19]&gt;[.D19]-[.$G$2];[.F19]&lt;[.D19]+[.$G$2]);[.F19];0)" office:value-type="float" office:value="2399.17" calcext:value-type="float">
            <text:p>2399.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7.TPS</text:p>
          </table:table-cell>
          <table:table-cell office:value-type="float" office:value="2435.64" calcext:value-type="float">
            <text:p>2435.64</text:p>
          </table:table-cell>
          <table:table-cell office:value-type="float" office:value="2540.94" calcext:value-type="float">
            <text:p>2540.94</text:p>
          </table:table-cell>
          <table:table-cell office:value-type="float" office:value="2582.8" calcext:value-type="float">
            <text:p>2582.8</text:p>
          </table:table-cell>
          <table:table-cell table:formula="of:=IF(AND([.E20]&gt;[.D20]-[.$G$2];[.E20]&lt;[.D20]+[.$G$2]);[.E20];0)" office:value-type="float" office:value="2540.94" calcext:value-type="float">
            <text:p>2540.94</text:p>
          </table:table-cell>
          <table:table-cell table:formula="of:=IF(AND([.F20]&gt;[.D20]-[.$G$2];[.F20]&lt;[.D20]+[.$G$2]);[.F2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8.TPS</text:p>
          </table:table-cell>
          <table:table-cell office:value-type="float" office:value="2403.92" calcext:value-type="float">
            <text:p>2403.92</text:p>
          </table:table-cell>
          <table:table-cell office:value-type="float" office:value="2448.74" calcext:value-type="float">
            <text:p>2448.74</text:p>
          </table:table-cell>
          <table:table-cell office:value-type="float" office:value="2439.89" calcext:value-type="float">
            <text:p>2439.89</text:p>
          </table:table-cell>
          <table:table-cell table:formula="of:=IF(AND([.E21]&gt;[.D21]-[.$G$2];[.E21]&lt;[.D21]+[.$G$2]);[.E21];0)" office:value-type="float" office:value="2448.74" calcext:value-type="float">
            <text:p>2448.74</text:p>
          </table:table-cell>
          <table:table-cell table:formula="of:=IF(AND([.F21]&gt;[.D21]-[.$G$2];[.F21]&lt;[.D21]+[.$G$2]);[.F21];0)" office:value-type="float" office:value="2439.89" calcext:value-type="float">
            <text:p>2439.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19.TPS</text:p>
          </table:table-cell>
          <table:table-cell office:value-type="float" office:value="2602.98" calcext:value-type="float">
            <text:p>2602.98</text:p>
          </table:table-cell>
          <table:table-cell table:number-columns-repeated="2" office:value-type="float" office:value="2431.07" calcext:value-type="float">
            <text:p>2431.07</text:p>
          </table:table-cell>
          <table:table-cell table:formula="of:=IF(AND([.E22]&gt;[.D22]-[.$G$2];[.E22]&lt;[.D22]+[.$G$2]);[.E22];0)" office:value-type="float" office:value="0" calcext:value-type="float">
            <text:p>0</text:p>
          </table:table-cell>
          <table:table-cell table:formula="of:=IF(AND([.F22]&gt;[.D22]-[.$G$2];[.F22]&lt;[.D22]+[.$G$2]);[.F2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0.TPS</text:p>
          </table:table-cell>
          <table:table-cell office:value-type="float" office:value="2594.99" calcext:value-type="float">
            <text:p>2594.99</text:p>
          </table:table-cell>
          <table:table-cell office:value-type="float" office:value="2516.24" calcext:value-type="float">
            <text:p>2516.24</text:p>
          </table:table-cell>
          <table:table-cell office:value-type="float" office:value="2600.25" calcext:value-type="float">
            <text:p>2600.25</text:p>
          </table:table-cell>
          <table:table-cell table:formula="of:=IF(AND([.E23]&gt;[.D23]-[.$G$2];[.E23]&lt;[.D23]+[.$G$2]);[.E23];0)" office:value-type="float" office:value="2516.24" calcext:value-type="float">
            <text:p>2516.24</text:p>
          </table:table-cell>
          <table:table-cell table:formula="of:=IF(AND([.F23]&gt;[.D23]-[.$G$2];[.F23]&lt;[.D23]+[.$G$2]);[.F23];0)" office:value-type="float" office:value="2600.25" calcext:value-type="float">
            <text:p>2600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1.TPS</text:p>
          </table:table-cell>
          <table:table-cell office:value-type="float" office:value="2771.31" calcext:value-type="float">
            <text:p>2771.31</text:p>
          </table:table-cell>
          <table:table-cell office:value-type="float" office:value="2632.08" calcext:value-type="float">
            <text:p>2632.08</text:p>
          </table:table-cell>
          <table:table-cell office:value-type="float" office:value="2628.27" calcext:value-type="float">
            <text:p>2628.27</text:p>
          </table:table-cell>
          <table:table-cell table:formula="of:=IF(AND([.E24]&gt;[.D24]-[.$G$2];[.E24]&lt;[.D24]+[.$G$2]);[.E24];0)" office:value-type="float" office:value="0" calcext:value-type="float">
            <text:p>0</text:p>
          </table:table-cell>
          <table:table-cell table:formula="of:=IF(AND([.F24]&gt;[.D24]-[.$G$2];[.F24]&lt;[.D24]+[.$G$2]);[.F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2.TPS</text:p>
          </table:table-cell>
          <table:table-cell office:value-type="float" office:value="2550.84" calcext:value-type="float">
            <text:p>2550.84</text:p>
          </table:table-cell>
          <table:table-cell table:number-columns-repeated="2" office:value-type="float" office:value="2509.34" calcext:value-type="float">
            <text:p>2509.34</text:p>
          </table:table-cell>
          <table:table-cell table:formula="of:=IF(AND([.E25]&gt;[.D25]-[.$G$2];[.E25]&lt;[.D25]+[.$G$2]);[.E25];0)" office:value-type="float" office:value="2509.34" calcext:value-type="float">
            <text:p>2509.34</text:p>
          </table:table-cell>
          <table:table-cell table:formula="of:=IF(AND([.F25]&gt;[.D25]-[.$G$2];[.F25]&lt;[.D25]+[.$G$2]);[.F25];0)" office:value-type="float" office:value="2509.34" calcext:value-type="float">
            <text:p>2509.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3.TPS</text:p>
          </table:table-cell>
          <table:table-cell office:value-type="float" office:value="2453.76" calcext:value-type="float">
            <text:p>2453.76</text:p>
          </table:table-cell>
          <table:table-cell table:number-columns-repeated="2" office:value-type="float" office:value="2459.05" calcext:value-type="float">
            <text:p>2459.05</text:p>
          </table:table-cell>
          <table:table-cell table:formula="of:=IF(AND([.E26]&gt;[.D26]-[.$G$2];[.E26]&lt;[.D26]+[.$G$2]);[.E26];0)" office:value-type="float" office:value="2459.05" calcext:value-type="float">
            <text:p>2459.05</text:p>
          </table:table-cell>
          <table:table-cell table:formula="of:=IF(AND([.F26]&gt;[.D26]-[.$G$2];[.F26]&lt;[.D26]+[.$G$2]);[.F26];0)" office:value-type="float" office:value="2459.05" calcext:value-type="float">
            <text:p>2459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4.TPS</text:p>
          </table:table-cell>
          <table:table-cell office:value-type="float" office:value="2487.29" calcext:value-type="float">
            <text:p>2487.29</text:p>
          </table:table-cell>
          <table:table-cell office:value-type="float" office:value="2478.53" calcext:value-type="float">
            <text:p>2478.53</text:p>
          </table:table-cell>
          <table:table-cell office:value-type="float" office:value="2518.9" calcext:value-type="float">
            <text:p>2518.9</text:p>
          </table:table-cell>
          <table:table-cell table:formula="of:=IF(AND([.E27]&gt;[.D27]-[.$G$2];[.E27]&lt;[.D27]+[.$G$2]);[.E27];0)" office:value-type="float" office:value="2478.53" calcext:value-type="float">
            <text:p>2478.53</text:p>
          </table:table-cell>
          <table:table-cell table:formula="of:=IF(AND([.F27]&gt;[.D27]-[.$G$2];[.F27]&lt;[.D27]+[.$G$2]);[.F27];0)" office:value-type="float" office:value="2518.9" calcext:value-type="float">
            <text:p>2518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5.TPS</text:p>
          </table:table-cell>
          <table:table-cell office:value-type="float" office:value="2500.8" calcext:value-type="float">
            <text:p>2500.8</text:p>
          </table:table-cell>
          <table:table-cell office:value-type="float" office:value="2470.44" calcext:value-type="float">
            <text:p>2470.44</text:p>
          </table:table-cell>
          <table:table-cell office:value-type="float" office:value="2491.95" calcext:value-type="float">
            <text:p>2491.95</text:p>
          </table:table-cell>
          <table:table-cell table:formula="of:=IF(AND([.E28]&gt;[.D28]-[.$G$2];[.E28]&lt;[.D28]+[.$G$2]);[.E28];0)" office:value-type="float" office:value="2470.44" calcext:value-type="float">
            <text:p>2470.44</text:p>
          </table:table-cell>
          <table:table-cell table:formula="of:=IF(AND([.F28]&gt;[.D28]-[.$G$2];[.F28]&lt;[.D28]+[.$G$2]);[.F28];0)" office:value-type="float" office:value="2491.95" calcext:value-type="float">
            <text:p>2491.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6.TPS</text:p>
          </table:table-cell>
          <table:table-cell office:value-type="float" office:value="2394.83" calcext:value-type="float">
            <text:p>2394.83</text:p>
          </table:table-cell>
          <table:table-cell office:value-type="float" office:value="2592.45" calcext:value-type="float">
            <text:p>2592.45</text:p>
          </table:table-cell>
          <table:table-cell office:value-type="float" office:value="2533.28" calcext:value-type="float">
            <text:p>2533.28</text:p>
          </table:table-cell>
          <table:table-cell table:formula="of:=IF(AND([.E29]&gt;[.D29]-[.$G$2];[.E29]&lt;[.D29]+[.$G$2]);[.E29];0)" office:value-type="float" office:value="0" calcext:value-type="float">
            <text:p>0</text:p>
          </table:table-cell>
          <table:table-cell table:formula="of:=IF(AND([.F29]&gt;[.D29]-[.$G$2];[.F29]&lt;[.D29]+[.$G$2]);[.F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7.TPS</text:p>
          </table:table-cell>
          <table:table-cell office:value-type="float" office:value="2546.14" calcext:value-type="float">
            <text:p>2546.14</text:p>
          </table:table-cell>
          <table:table-cell table:number-columns-repeated="2" office:value-type="float" office:value="2564.12" calcext:value-type="float">
            <text:p>2564.12</text:p>
          </table:table-cell>
          <table:table-cell table:formula="of:=IF(AND([.E30]&gt;[.D30]-[.$G$2];[.E30]&lt;[.D30]+[.$G$2]);[.E30];0)" office:value-type="float" office:value="2564.12" calcext:value-type="float">
            <text:p>2564.12</text:p>
          </table:table-cell>
          <table:table-cell table:formula="of:=IF(AND([.F30]&gt;[.D30]-[.$G$2];[.F30]&lt;[.D30]+[.$G$2]);[.F30];0)" office:value-type="float" office:value="2564.12" calcext:value-type="float">
            <text:p>2564.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8.TPS</text:p>
          </table:table-cell>
          <table:table-cell table:number-columns-repeated="3" office:value-type="float" office:value="2491.24" calcext:value-type="float">
            <text:p>2491.24</text:p>
          </table:table-cell>
          <table:table-cell table:formula="of:=IF(AND([.E31]&gt;[.D31]-[.$G$2];[.E31]&lt;[.D31]+[.$G$2]);[.E31];0)" office:value-type="float" office:value="2491.24" calcext:value-type="float">
            <text:p>2491.24</text:p>
          </table:table-cell>
          <table:table-cell table:formula="of:=IF(AND([.F31]&gt;[.D31]-[.$G$2];[.F31]&lt;[.D31]+[.$G$2]);[.F31];0)" office:value-type="float" office:value="2491.24" calcext:value-type="float">
            <text:p>2491.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29.TPS</text:p>
          </table:table-cell>
          <table:table-cell office:value-type="float" office:value="2321.23" calcext:value-type="float">
            <text:p>2321.23</text:p>
          </table:table-cell>
          <table:table-cell office:value-type="float" office:value="2598.91" calcext:value-type="float">
            <text:p>2598.91</text:p>
          </table:table-cell>
          <table:table-cell office:value-type="float" office:value="2453.97" calcext:value-type="float">
            <text:p>2453.97</text:p>
          </table:table-cell>
          <table:table-cell table:formula="of:=IF(AND([.E32]&gt;[.D32]-[.$G$2];[.E32]&lt;[.D32]+[.$G$2]);[.E32];0)" office:value-type="float" office:value="0" calcext:value-type="float">
            <text:p>0</text:p>
          </table:table-cell>
          <table:table-cell table:formula="of:=IF(AND([.F32]&gt;[.D32]-[.$G$2];[.F32]&lt;[.D32]+[.$G$2]);[.F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0.TPS</text:p>
          </table:table-cell>
          <table:table-cell office:value-type="float" office:value="2532.9" calcext:value-type="float">
            <text:p>2532.9</text:p>
          </table:table-cell>
          <table:table-cell office:value-type="float" office:value="2541.5" calcext:value-type="float">
            <text:p>2541.5</text:p>
          </table:table-cell>
          <table:table-cell office:value-type="float" office:value="2501.2" calcext:value-type="float">
            <text:p>2501.2</text:p>
          </table:table-cell>
          <table:table-cell table:formula="of:=IF(AND([.E33]&gt;[.D33]-[.$G$2];[.E33]&lt;[.D33]+[.$G$2]);[.E33];0)" office:value-type="float" office:value="2541.5" calcext:value-type="float">
            <text:p>2541.5</text:p>
          </table:table-cell>
          <table:table-cell table:formula="of:=IF(AND([.F33]&gt;[.D33]-[.$G$2];[.F33]&lt;[.D33]+[.$G$2]);[.F33];0)" office:value-type="float" office:value="2501.2" calcext:value-type="float">
            <text:p>2501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1.TPS</text:p>
          </table:table-cell>
          <table:table-cell office:value-type="float" office:value="2685.2" calcext:value-type="float">
            <text:p>2685.2</text:p>
          </table:table-cell>
          <table:table-cell office:value-type="float" office:value="2458.36" calcext:value-type="float">
            <text:p>2458.36</text:p>
          </table:table-cell>
          <table:table-cell office:value-type="float" office:value="2527.55" calcext:value-type="float">
            <text:p>2527.55</text:p>
          </table:table-cell>
          <table:table-cell table:formula="of:=IF(AND([.E34]&gt;[.D34]-[.$G$2];[.E34]&lt;[.D34]+[.$G$2]);[.E34];0)" office:value-type="float" office:value="0" calcext:value-type="float">
            <text:p>0</text:p>
          </table:table-cell>
          <table:table-cell table:formula="of:=IF(AND([.F34]&gt;[.D34]-[.$G$2];[.F34]&lt;[.D34]+[.$G$2]);[.F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2.TPS</text:p>
          </table:table-cell>
          <table:table-cell office:value-type="float" office:value="2447.94" calcext:value-type="float">
            <text:p>2447.94</text:p>
          </table:table-cell>
          <table:table-cell office:value-type="float" office:value="2432.86" calcext:value-type="float">
            <text:p>2432.86</text:p>
          </table:table-cell>
          <table:table-cell office:value-type="float" office:value="2414.22" calcext:value-type="float">
            <text:p>2414.22</text:p>
          </table:table-cell>
          <table:table-cell table:formula="of:=IF(AND([.E35]&gt;[.D35]-[.$G$2];[.E35]&lt;[.D35]+[.$G$2]);[.E35];0)" office:value-type="float" office:value="2432.86" calcext:value-type="float">
            <text:p>2432.86</text:p>
          </table:table-cell>
          <table:table-cell table:formula="of:=IF(AND([.F35]&gt;[.D35]-[.$G$2];[.F35]&lt;[.D35]+[.$G$2]);[.F35];0)" office:value-type="float" office:value="2414.22" calcext:value-type="float">
            <text:p>2414.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3.TPS</text:p>
          </table:table-cell>
          <table:table-cell office:value-type="float" office:value="2770.6" calcext:value-type="float">
            <text:p>2770.6</text:p>
          </table:table-cell>
          <table:table-cell office:value-type="float" office:value="2628.12" calcext:value-type="float">
            <text:p>2628.12</text:p>
          </table:table-cell>
          <table:table-cell office:value-type="float" office:value="2585.36" calcext:value-type="float">
            <text:p>2585.36</text:p>
          </table:table-cell>
          <table:table-cell table:formula="of:=IF(AND([.E36]&gt;[.D36]-[.$G$2];[.E36]&lt;[.D36]+[.$G$2]);[.E36];0)" office:value-type="float" office:value="0" calcext:value-type="float">
            <text:p>0</text:p>
          </table:table-cell>
          <table:table-cell table:formula="of:=IF(AND([.F36]&gt;[.D36]-[.$G$2];[.F36]&lt;[.D36]+[.$G$2]);[.F3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4.TPS</text:p>
          </table:table-cell>
          <table:table-cell office:value-type="float" office:value="2422.86" calcext:value-type="float">
            <text:p>2422.86</text:p>
          </table:table-cell>
          <table:table-cell office:value-type="float" office:value="2420.98" calcext:value-type="float">
            <text:p>2420.98</text:p>
          </table:table-cell>
          <table:table-cell office:value-type="float" office:value="2362.66" calcext:value-type="float">
            <text:p>2362.66</text:p>
          </table:table-cell>
          <table:table-cell table:formula="of:=IF(AND([.E37]&gt;[.D37]-[.$G$2];[.E37]&lt;[.D37]+[.$G$2]);[.E37];0)" office:value-type="float" office:value="2420.98" calcext:value-type="float">
            <text:p>2420.98</text:p>
          </table:table-cell>
          <table:table-cell table:formula="of:=IF(AND([.F37]&gt;[.D37]-[.$G$2];[.F37]&lt;[.D37]+[.$G$2]);[.F37];0)" office:value-type="float" office:value="2362.66" calcext:value-type="float">
            <text:p>2362.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5.TPS</text:p>
          </table:table-cell>
          <table:table-cell office:value-type="float" office:value="2711.88" calcext:value-type="float">
            <text:p>2711.88</text:p>
          </table:table-cell>
          <table:table-cell office:value-type="float" office:value="2522.5" calcext:value-type="float">
            <text:p>2522.5</text:p>
          </table:table-cell>
          <table:table-cell office:value-type="float" office:value="2587.46" calcext:value-type="float">
            <text:p>2587.46</text:p>
          </table:table-cell>
          <table:table-cell table:formula="of:=IF(AND([.E38]&gt;[.D38]-[.$G$2];[.E38]&lt;[.D38]+[.$G$2]);[.E38];0)" office:value-type="float" office:value="0" calcext:value-type="float">
            <text:p>0</text:p>
          </table:table-cell>
          <table:table-cell table:formula="of:=IF(AND([.F38]&gt;[.D38]-[.$G$2];[.F38]&lt;[.D38]+[.$G$2]);[.F3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6.TPS</text:p>
          </table:table-cell>
          <table:table-cell office:value-type="float" office:value="2594.54" calcext:value-type="float">
            <text:p>2594.54</text:p>
          </table:table-cell>
          <table:table-cell office:value-type="float" office:value="2555.56" calcext:value-type="float">
            <text:p>2555.56</text:p>
          </table:table-cell>
          <table:table-cell office:value-type="float" office:value="2616.85" calcext:value-type="float">
            <text:p>2616.85</text:p>
          </table:table-cell>
          <table:table-cell table:formula="of:=IF(AND([.E39]&gt;[.D39]-[.$G$2];[.E39]&lt;[.D39]+[.$G$2]);[.E39];0)" office:value-type="float" office:value="2555.56" calcext:value-type="float">
            <text:p>2555.56</text:p>
          </table:table-cell>
          <table:table-cell table:formula="of:=IF(AND([.F39]&gt;[.D39]-[.$G$2];[.F39]&lt;[.D39]+[.$G$2]);[.F39];0)" office:value-type="float" office:value="2616.85" calcext:value-type="float">
            <text:p>2616.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7.TPS</text:p>
          </table:table-cell>
          <table:table-cell office:value-type="float" office:value="2774.4" calcext:value-type="float">
            <text:p>2774.4</text:p>
          </table:table-cell>
          <table:table-cell office:value-type="float" office:value="2545.73" calcext:value-type="float">
            <text:p>2545.73</text:p>
          </table:table-cell>
          <table:table-cell office:value-type="float" office:value="2595.35" calcext:value-type="float">
            <text:p>2595.35</text:p>
          </table:table-cell>
          <table:table-cell table:formula="of:=IF(AND([.E40]&gt;[.D40]-[.$G$2];[.E40]&lt;[.D40]+[.$G$2]);[.E40];0)" office:value-type="float" office:value="0" calcext:value-type="float">
            <text:p>0</text:p>
          </table:table-cell>
          <table:table-cell table:formula="of:=IF(AND([.F40]&gt;[.D40]-[.$G$2];[.F40]&lt;[.D40]+[.$G$2]);[.F4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8.TPS</text:p>
          </table:table-cell>
          <table:table-cell office:value-type="float" office:value="2429.83" calcext:value-type="float">
            <text:p>2429.83</text:p>
          </table:table-cell>
          <table:table-cell office:value-type="float" office:value="2574.67" calcext:value-type="float">
            <text:p>2574.67</text:p>
          </table:table-cell>
          <table:table-cell office:value-type="float" office:value="2545.64" calcext:value-type="float">
            <text:p>2545.64</text:p>
          </table:table-cell>
          <table:table-cell table:formula="of:=IF(AND([.E41]&gt;[.D41]-[.$G$2];[.E41]&lt;[.D41]+[.$G$2]);[.E41];0)" office:value-type="float" office:value="0" calcext:value-type="float">
            <text:p>0</text:p>
          </table:table-cell>
          <table:table-cell table:formula="of:=IF(AND([.F41]&gt;[.D41]-[.$G$2];[.F41]&lt;[.D41]+[.$G$2]);[.F41];0)" office:value-type="float" office:value="2545.64" calcext:value-type="float">
            <text:p>2545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39.TPS</text:p>
          </table:table-cell>
          <table:table-cell office:value-type="float" office:value="2788.67" calcext:value-type="float">
            <text:p>2788.67</text:p>
          </table:table-cell>
          <table:table-cell office:value-type="float" office:value="2678.38" calcext:value-type="float">
            <text:p>2678.38</text:p>
          </table:table-cell>
          <table:table-cell office:value-type="float" office:value="2686.28" calcext:value-type="float">
            <text:p>2686.28</text:p>
          </table:table-cell>
          <table:table-cell table:formula="of:=IF(AND([.E42]&gt;[.D42]-[.$G$2];[.E42]&lt;[.D42]+[.$G$2]);[.E42];0)" office:value-type="float" office:value="2678.38" calcext:value-type="float">
            <text:p>2678.38</text:p>
          </table:table-cell>
          <table:table-cell table:formula="of:=IF(AND([.F42]&gt;[.D42]-[.$G$2];[.F42]&lt;[.D42]+[.$G$2]);[.F42];0)" office:value-type="float" office:value="2686.28" calcext:value-type="float">
            <text:p>2686.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0.TPS</text:p>
          </table:table-cell>
          <table:table-cell office:value-type="float" office:value="2422.19" calcext:value-type="float">
            <text:p>2422.19</text:p>
          </table:table-cell>
          <table:table-cell office:value-type="float" office:value="2422.78" calcext:value-type="float">
            <text:p>2422.78</text:p>
          </table:table-cell>
          <table:table-cell office:value-type="float" office:value="2406.84" calcext:value-type="float">
            <text:p>2406.84</text:p>
          </table:table-cell>
          <table:table-cell table:formula="of:=IF(AND([.E43]&gt;[.D43]-[.$G$2];[.E43]&lt;[.D43]+[.$G$2]);[.E43];0)" office:value-type="float" office:value="2422.78" calcext:value-type="float">
            <text:p>2422.78</text:p>
          </table:table-cell>
          <table:table-cell table:formula="of:=IF(AND([.F43]&gt;[.D43]-[.$G$2];[.F43]&lt;[.D43]+[.$G$2]);[.F43];0)" office:value-type="float" office:value="2406.84" calcext:value-type="float">
            <text:p>2406.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1.TPS</text:p>
          </table:table-cell>
          <table:table-cell office:value-type="float" office:value="2604.27" calcext:value-type="float">
            <text:p>2604.27</text:p>
          </table:table-cell>
          <table:table-cell office:value-type="float" office:value="2562.83" calcext:value-type="float">
            <text:p>2562.83</text:p>
          </table:table-cell>
          <table:table-cell office:value-type="float" office:value="2568.19" calcext:value-type="float">
            <text:p>2568.19</text:p>
          </table:table-cell>
          <table:table-cell table:formula="of:=IF(AND([.E44]&gt;[.D44]-[.$G$2];[.E44]&lt;[.D44]+[.$G$2]);[.E44];0)" office:value-type="float" office:value="2562.83" calcext:value-type="float">
            <text:p>2562.83</text:p>
          </table:table-cell>
          <table:table-cell table:formula="of:=IF(AND([.F44]&gt;[.D44]-[.$G$2];[.F44]&lt;[.D44]+[.$G$2]);[.F44];0)" office:value-type="float" office:value="2568.19" calcext:value-type="float">
            <text:p>2568.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2.TPS</text:p>
          </table:table-cell>
          <table:table-cell office:value-type="float" office:value="2632.18" calcext:value-type="float">
            <text:p>2632.18</text:p>
          </table:table-cell>
          <table:table-cell office:value-type="float" office:value="2599.39" calcext:value-type="float">
            <text:p>2599.39</text:p>
          </table:table-cell>
          <table:table-cell office:value-type="float" office:value="2610.96" calcext:value-type="float">
            <text:p>2610.96</text:p>
          </table:table-cell>
          <table:table-cell table:formula="of:=IF(AND([.E45]&gt;[.D45]-[.$G$2];[.E45]&lt;[.D45]+[.$G$2]);[.E45];0)" office:value-type="float" office:value="2599.39" calcext:value-type="float">
            <text:p>2599.39</text:p>
          </table:table-cell>
          <table:table-cell table:formula="of:=IF(AND([.F45]&gt;[.D45]-[.$G$2];[.F45]&lt;[.D45]+[.$G$2]);[.F45];0)" office:value-type="float" office:value="2610.96" calcext:value-type="float">
            <text:p>2610.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3.TPS</text:p>
          </table:table-cell>
          <table:table-cell office:value-type="float" office:value="2697.26" calcext:value-type="float">
            <text:p>2697.26</text:p>
          </table:table-cell>
          <table:table-cell table:number-columns-repeated="2" office:value-type="float" office:value="2650.42" calcext:value-type="float">
            <text:p>2650.42</text:p>
          </table:table-cell>
          <table:table-cell table:formula="of:=IF(AND([.E46]&gt;[.D46]-[.$G$2];[.E46]&lt;[.D46]+[.$G$2]);[.E46];0)" office:value-type="float" office:value="2650.42" calcext:value-type="float">
            <text:p>2650.42</text:p>
          </table:table-cell>
          <table:table-cell table:formula="of:=IF(AND([.F46]&gt;[.D46]-[.$G$2];[.F46]&lt;[.D46]+[.$G$2]);[.F46];0)" office:value-type="float" office:value="2650.42" calcext:value-type="float">
            <text:p>2650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4.TPS</text:p>
          </table:table-cell>
          <table:table-cell office:value-type="float" office:value="2500.24" calcext:value-type="float">
            <text:p>2500.24</text:p>
          </table:table-cell>
          <table:table-cell table:number-columns-repeated="2" office:value-type="float" office:value="2530.04" calcext:value-type="float">
            <text:p>2530.04</text:p>
          </table:table-cell>
          <table:table-cell table:formula="of:=IF(AND([.E47]&gt;[.D47]-[.$G$2];[.E47]&lt;[.D47]+[.$G$2]);[.E47];0)" office:value-type="float" office:value="2530.04" calcext:value-type="float">
            <text:p>2530.04</text:p>
          </table:table-cell>
          <table:table-cell table:formula="of:=IF(AND([.F47]&gt;[.D47]-[.$G$2];[.F47]&lt;[.D47]+[.$G$2]);[.F47];0)" office:value-type="float" office:value="2530.04" calcext:value-type="float">
            <text:p>2530.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5.TPS</text:p>
          </table:table-cell>
          <table:table-cell office:value-type="float" office:value="2471.95" calcext:value-type="float">
            <text:p>2471.95</text:p>
          </table:table-cell>
          <table:table-cell office:value-type="float" office:value="2554.76" calcext:value-type="float">
            <text:p>2554.76</text:p>
          </table:table-cell>
          <table:table-cell office:value-type="float" office:value="2524.09" calcext:value-type="float">
            <text:p>2524.09</text:p>
          </table:table-cell>
          <table:table-cell table:formula="of:=IF(AND([.E48]&gt;[.D48]-[.$G$2];[.E48]&lt;[.D48]+[.$G$2]);[.E48];0)" office:value-type="float" office:value="2554.76" calcext:value-type="float">
            <text:p>2554.76</text:p>
          </table:table-cell>
          <table:table-cell table:formula="of:=IF(AND([.F48]&gt;[.D48]-[.$G$2];[.F48]&lt;[.D48]+[.$G$2]);[.F48];0)" office:value-type="float" office:value="2524.09" calcext:value-type="float">
            <text:p>2524.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6.TPS</text:p>
          </table:table-cell>
          <table:table-cell office:value-type="float" office:value="2540.86" calcext:value-type="float">
            <text:p>2540.86</text:p>
          </table:table-cell>
          <table:table-cell office:value-type="float" office:value="2477.74" calcext:value-type="float">
            <text:p>2477.74</text:p>
          </table:table-cell>
          <table:table-cell office:value-type="float" office:value="2508.31" calcext:value-type="float">
            <text:p>2508.31</text:p>
          </table:table-cell>
          <table:table-cell table:formula="of:=IF(AND([.E49]&gt;[.D49]-[.$G$2];[.E49]&lt;[.D49]+[.$G$2]);[.E49];0)" office:value-type="float" office:value="2477.74" calcext:value-type="float">
            <text:p>2477.74</text:p>
          </table:table-cell>
          <table:table-cell table:formula="of:=IF(AND([.F49]&gt;[.D49]-[.$G$2];[.F49]&lt;[.D49]+[.$G$2]);[.F49];0)" office:value-type="float" office:value="2508.31" calcext:value-type="float">
            <text:p>2508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7.TPS</text:p>
          </table:table-cell>
          <table:table-cell office:value-type="float" office:value="2270.45" calcext:value-type="float">
            <text:p>2270.45</text:p>
          </table:table-cell>
          <table:table-cell office:value-type="float" office:value="2325.22" calcext:value-type="float">
            <text:p>2325.22</text:p>
          </table:table-cell>
          <table:table-cell office:value-type="float" office:value="2382.75" calcext:value-type="float">
            <text:p>2382.75</text:p>
          </table:table-cell>
          <table:table-cell table:formula="of:=IF(AND([.E50]&gt;[.D50]-[.$G$2];[.E50]&lt;[.D50]+[.$G$2]);[.E50];0)" office:value-type="float" office:value="2325.22" calcext:value-type="float">
            <text:p>2325.22</text:p>
          </table:table-cell>
          <table:table-cell table:formula="of:=IF(AND([.F50]&gt;[.D50]-[.$G$2];[.F50]&lt;[.D50]+[.$G$2]);[.F50];0)" office:value-type="float" office:value="2382.75" calcext:value-type="float">
            <text:p>2382.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8.TPS</text:p>
          </table:table-cell>
          <table:table-cell office:value-type="float" office:value="2487.43" calcext:value-type="float">
            <text:p>2487.43</text:p>
          </table:table-cell>
          <table:table-cell office:value-type="float" office:value="2458.56" calcext:value-type="float">
            <text:p>2458.56</text:p>
          </table:table-cell>
          <table:table-cell office:value-type="float" office:value="2457.2" calcext:value-type="float">
            <text:p>2457.2</text:p>
          </table:table-cell>
          <table:table-cell table:formula="of:=IF(AND([.E51]&gt;[.D51]-[.$G$2];[.E51]&lt;[.D51]+[.$G$2]);[.E51];0)" office:value-type="float" office:value="2458.56" calcext:value-type="float">
            <text:p>2458.56</text:p>
          </table:table-cell>
          <table:table-cell table:formula="of:=IF(AND([.F51]&gt;[.D51]-[.$G$2];[.F51]&lt;[.D51]+[.$G$2]);[.F51];0)" office:value-type="float" office:value="2457.2" calcext:value-type="float">
            <text:p>2457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49.TPS</text:p>
          </table:table-cell>
          <table:table-cell office:value-type="float" office:value="2689.9" calcext:value-type="float">
            <text:p>2689.9</text:p>
          </table:table-cell>
          <table:table-cell office:value-type="float" office:value="2667.39" calcext:value-type="float">
            <text:p>2667.39</text:p>
          </table:table-cell>
          <table:table-cell office:value-type="float" office:value="2652.07" calcext:value-type="float">
            <text:p>2652.07</text:p>
          </table:table-cell>
          <table:table-cell table:formula="of:=IF(AND([.E52]&gt;[.D52]-[.$G$2];[.E52]&lt;[.D52]+[.$G$2]);[.E52];0)" office:value-type="float" office:value="2667.39" calcext:value-type="float">
            <text:p>2667.39</text:p>
          </table:table-cell>
          <table:table-cell table:formula="of:=IF(AND([.F52]&gt;[.D52]-[.$G$2];[.F52]&lt;[.D52]+[.$G$2]);[.F52];0)" office:value-type="float" office:value="2652.07" calcext:value-type="float">
            <text:p>2652.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0.TPS</text:p>
          </table:table-cell>
          <table:table-cell office:value-type="float" office:value="2581.45" calcext:value-type="float">
            <text:p>2581.45</text:p>
          </table:table-cell>
          <table:table-cell table:number-columns-repeated="2" office:value-type="float" office:value="2495.66" calcext:value-type="float">
            <text:p>2495.66</text:p>
          </table:table-cell>
          <table:table-cell table:formula="of:=IF(AND([.E53]&gt;[.D53]-[.$G$2];[.E53]&lt;[.D53]+[.$G$2]);[.E53];0)" office:value-type="float" office:value="2495.66" calcext:value-type="float">
            <text:p>2495.66</text:p>
          </table:table-cell>
          <table:table-cell table:formula="of:=IF(AND([.F53]&gt;[.D53]-[.$G$2];[.F53]&lt;[.D53]+[.$G$2]);[.F53];0)" office:value-type="float" office:value="2495.66" calcext:value-type="float">
            <text:p>2495.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1.TPS</text:p>
          </table:table-cell>
          <table:table-cell office:value-type="float" office:value="2558.69" calcext:value-type="float">
            <text:p>2558.69</text:p>
          </table:table-cell>
          <table:table-cell office:value-type="float" office:value="2483.47" calcext:value-type="float">
            <text:p>2483.47</text:p>
          </table:table-cell>
          <table:table-cell office:value-type="float" office:value="2534.16" calcext:value-type="float">
            <text:p>2534.16</text:p>
          </table:table-cell>
          <table:table-cell table:formula="of:=IF(AND([.E54]&gt;[.D54]-[.$G$2];[.E54]&lt;[.D54]+[.$G$2]);[.E54];0)" office:value-type="float" office:value="2483.47" calcext:value-type="float">
            <text:p>2483.47</text:p>
          </table:table-cell>
          <table:table-cell table:formula="of:=IF(AND([.F54]&gt;[.D54]-[.$G$2];[.F54]&lt;[.D54]+[.$G$2]);[.F54];0)" office:value-type="float" office:value="2534.16" calcext:value-type="float">
            <text:p>2534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2.TPS</text:p>
          </table:table-cell>
          <table:table-cell office:value-type="float" office:value="2434.93" calcext:value-type="float">
            <text:p>2434.93</text:p>
          </table:table-cell>
          <table:table-cell office:value-type="float" office:value="2436.91" calcext:value-type="float">
            <text:p>2436.91</text:p>
          </table:table-cell>
          <table:table-cell office:value-type="float" office:value="2420.74" calcext:value-type="float">
            <text:p>2420.74</text:p>
          </table:table-cell>
          <table:table-cell table:formula="of:=IF(AND([.E55]&gt;[.D55]-[.$G$2];[.E55]&lt;[.D55]+[.$G$2]);[.E55];0)" office:value-type="float" office:value="2436.91" calcext:value-type="float">
            <text:p>2436.91</text:p>
          </table:table-cell>
          <table:table-cell table:formula="of:=IF(AND([.F55]&gt;[.D55]-[.$G$2];[.F55]&lt;[.D55]+[.$G$2]);[.F55];0)" office:value-type="float" office:value="2420.74" calcext:value-type="float">
            <text:p>2420.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4.TPS</text:p>
          </table:table-cell>
          <table:table-cell office:value-type="float" office:value="2485.86" calcext:value-type="float">
            <text:p>2485.86</text:p>
          </table:table-cell>
          <table:table-cell office:value-type="float" office:value="2550.49" calcext:value-type="float">
            <text:p>2550.49</text:p>
          </table:table-cell>
          <table:table-cell office:value-type="float" office:value="2469.09" calcext:value-type="float">
            <text:p>2469.09</text:p>
          </table:table-cell>
          <table:table-cell table:formula="of:=IF(AND([.E56]&gt;[.D56]-[.$G$2];[.E56]&lt;[.D56]+[.$G$2]);[.E56];0)" office:value-type="float" office:value="2550.49" calcext:value-type="float">
            <text:p>2550.49</text:p>
          </table:table-cell>
          <table:table-cell table:formula="of:=IF(AND([.F56]&gt;[.D56]-[.$G$2];[.F56]&lt;[.D56]+[.$G$2]);[.F56];0)" office:value-type="float" office:value="2469.09" calcext:value-type="float">
            <text:p>2469.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5.TPS</text:p>
          </table:table-cell>
          <table:table-cell office:value-type="float" office:value="2793.11" calcext:value-type="float">
            <text:p>2793.11</text:p>
          </table:table-cell>
          <table:table-cell office:value-type="float" office:value="2633.5" calcext:value-type="float">
            <text:p>2633.5</text:p>
          </table:table-cell>
          <table:table-cell office:value-type="float" office:value="2736.18" calcext:value-type="float">
            <text:p>2736.18</text:p>
          </table:table-cell>
          <table:table-cell table:formula="of:=IF(AND([.E57]&gt;[.D57]-[.$G$2];[.E57]&lt;[.D57]+[.$G$2]);[.E57];0)" office:value-type="float" office:value="0" calcext:value-type="float">
            <text:p>0</text:p>
          </table:table-cell>
          <table:table-cell table:formula="of:=IF(AND([.F57]&gt;[.D57]-[.$G$2];[.F57]&lt;[.D57]+[.$G$2]);[.F57];0)" office:value-type="float" office:value="2736.18" calcext:value-type="float">
            <text:p>2736.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6.TPS</text:p>
          </table:table-cell>
          <table:table-cell office:value-type="float" office:value="2461.17" calcext:value-type="float">
            <text:p>2461.17</text:p>
          </table:table-cell>
          <table:table-cell office:value-type="float" office:value="2565.32" calcext:value-type="float">
            <text:p>2565.32</text:p>
          </table:table-cell>
          <table:table-cell office:value-type="float" office:value="2454.65" calcext:value-type="float">
            <text:p>2454.65</text:p>
          </table:table-cell>
          <table:table-cell table:formula="of:=IF(AND([.E58]&gt;[.D58]-[.$G$2];[.E58]&lt;[.D58]+[.$G$2]);[.E58];0)" office:value-type="float" office:value="2565.32" calcext:value-type="float">
            <text:p>2565.32</text:p>
          </table:table-cell>
          <table:table-cell table:formula="of:=IF(AND([.F58]&gt;[.D58]-[.$G$2];[.F58]&lt;[.D58]+[.$G$2]);[.F58];0)" office:value-type="float" office:value="2454.65" calcext:value-type="float">
            <text:p>2454.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7.TPS</text:p>
          </table:table-cell>
          <table:table-cell office:value-type="float" office:value="2546.21" calcext:value-type="float">
            <text:p>2546.21</text:p>
          </table:table-cell>
          <table:table-cell table:number-columns-repeated="2" office:value-type="float" office:value="2540.51" calcext:value-type="float">
            <text:p>2540.51</text:p>
          </table:table-cell>
          <table:table-cell table:formula="of:=IF(AND([.E59]&gt;[.D59]-[.$G$2];[.E59]&lt;[.D59]+[.$G$2]);[.E59];0)" office:value-type="float" office:value="2540.51" calcext:value-type="float">
            <text:p>2540.51</text:p>
          </table:table-cell>
          <table:table-cell table:formula="of:=IF(AND([.F59]&gt;[.D59]-[.$G$2];[.F59]&lt;[.D59]+[.$G$2]);[.F59];0)" office:value-type="float" office:value="2540.51" calcext:value-type="float">
            <text:p>2540.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8.TPS</text:p>
          </table:table-cell>
          <table:table-cell office:value-type="float" office:value="2495.6" calcext:value-type="float">
            <text:p>2495.6</text:p>
          </table:table-cell>
          <table:table-cell office:value-type="float" office:value="2436.08" calcext:value-type="float">
            <text:p>2436.08</text:p>
          </table:table-cell>
          <table:table-cell office:value-type="float" office:value="2435" calcext:value-type="float">
            <text:p>2435</text:p>
          </table:table-cell>
          <table:table-cell table:formula="of:=IF(AND([.E60]&gt;[.D60]-[.$G$2];[.E60]&lt;[.D60]+[.$G$2]);[.E60];0)" office:value-type="float" office:value="2436.08" calcext:value-type="float">
            <text:p>2436.08</text:p>
          </table:table-cell>
          <table:table-cell table:formula="of:=IF(AND([.F60]&gt;[.D60]-[.$G$2];[.F60]&lt;[.D60]+[.$G$2]);[.F60];0)" office:value-type="float" office:value="2435" calcext:value-type="float">
            <text:p>2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59.TPS</text:p>
          </table:table-cell>
          <table:table-cell office:value-type="float" office:value="2715.16" calcext:value-type="float">
            <text:p>2715.16</text:p>
          </table:table-cell>
          <table:table-cell office:value-type="float" office:value="2654.3" calcext:value-type="float">
            <text:p>2654.3</text:p>
          </table:table-cell>
          <table:table-cell office:value-type="float" office:value="2555.79" calcext:value-type="float">
            <text:p>2555.79</text:p>
          </table:table-cell>
          <table:table-cell table:formula="of:=IF(AND([.E61]&gt;[.D61]-[.$G$2];[.E61]&lt;[.D61]+[.$G$2]);[.E61];0)" office:value-type="float" office:value="2654.3" calcext:value-type="float">
            <text:p>2654.3</text:p>
          </table:table-cell>
          <table:table-cell table:formula="of:=IF(AND([.F61]&gt;[.D61]-[.$G$2];[.F61]&lt;[.D61]+[.$G$2]);[.F6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0.TPS</text:p>
          </table:table-cell>
          <table:table-cell office:value-type="float" office:value="2426.73" calcext:value-type="float">
            <text:p>2426.73</text:p>
          </table:table-cell>
          <table:table-cell table:number-columns-repeated="2" office:value-type="float" office:value="2427.3" calcext:value-type="float">
            <text:p>2427.3</text:p>
          </table:table-cell>
          <table:table-cell table:formula="of:=IF(AND([.E62]&gt;[.D62]-[.$G$2];[.E62]&lt;[.D62]+[.$G$2]);[.E62];0)" office:value-type="float" office:value="2427.3" calcext:value-type="float">
            <text:p>2427.3</text:p>
          </table:table-cell>
          <table:table-cell table:formula="of:=IF(AND([.F62]&gt;[.D62]-[.$G$2];[.F62]&lt;[.D62]+[.$G$2]);[.F62];0)" office:value-type="float" office:value="2427.3" calcext:value-type="float">
            <text:p>2427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1.TPS</text:p>
          </table:table-cell>
          <table:table-cell office:value-type="float" office:value="2513.41" calcext:value-type="float">
            <text:p>2513.41</text:p>
          </table:table-cell>
          <table:table-cell table:number-columns-repeated="2" office:value-type="float" office:value="2525.49" calcext:value-type="float">
            <text:p>2525.49</text:p>
          </table:table-cell>
          <table:table-cell table:formula="of:=IF(AND([.E63]&gt;[.D63]-[.$G$2];[.E63]&lt;[.D63]+[.$G$2]);[.E63];0)" office:value-type="float" office:value="2525.49" calcext:value-type="float">
            <text:p>2525.49</text:p>
          </table:table-cell>
          <table:table-cell table:formula="of:=IF(AND([.F63]&gt;[.D63]-[.$G$2];[.F63]&lt;[.D63]+[.$G$2]);[.F63];0)" office:value-type="float" office:value="2525.49" calcext:value-type="float">
            <text:p>2525.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2.TPS</text:p>
          </table:table-cell>
          <table:table-cell office:value-type="float" office:value="2633.98" calcext:value-type="float">
            <text:p>2633.98</text:p>
          </table:table-cell>
          <table:table-cell office:value-type="float" office:value="2519.1" calcext:value-type="float">
            <text:p>2519.1</text:p>
          </table:table-cell>
          <table:table-cell office:value-type="float" office:value="2540.01" calcext:value-type="float">
            <text:p>2540.01</text:p>
          </table:table-cell>
          <table:table-cell table:formula="of:=IF(AND([.E64]&gt;[.D64]-[.$G$2];[.E64]&lt;[.D64]+[.$G$2]);[.E64];0)" office:value-type="float" office:value="2519.1" calcext:value-type="float">
            <text:p>2519.1</text:p>
          </table:table-cell>
          <table:table-cell table:formula="of:=IF(AND([.F64]&gt;[.D64]-[.$G$2];[.F64]&lt;[.D64]+[.$G$2]);[.F64];0)" office:value-type="float" office:value="2540.01" calcext:value-type="float">
            <text:p>2540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3.TPS</text:p>
          </table:table-cell>
          <table:table-cell office:value-type="float" office:value="2454.66" calcext:value-type="float">
            <text:p>2454.66</text:p>
          </table:table-cell>
          <table:table-cell office:value-type="float" office:value="2506.96" calcext:value-type="float">
            <text:p>2506.96</text:p>
          </table:table-cell>
          <table:table-cell office:value-type="float" office:value="2492.95" calcext:value-type="float">
            <text:p>2492.95</text:p>
          </table:table-cell>
          <table:table-cell table:formula="of:=IF(AND([.E65]&gt;[.D65]-[.$G$2];[.E65]&lt;[.D65]+[.$G$2]);[.E65];0)" office:value-type="float" office:value="2506.96" calcext:value-type="float">
            <text:p>2506.96</text:p>
          </table:table-cell>
          <table:table-cell table:formula="of:=IF(AND([.F65]&gt;[.D65]-[.$G$2];[.F65]&lt;[.D65]+[.$G$2]);[.F65];0)" office:value-type="float" office:value="2492.95" calcext:value-type="float">
            <text:p>2492.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4.TPS</text:p>
          </table:table-cell>
          <table:table-cell office:value-type="float" office:value="2534.31" calcext:value-type="float">
            <text:p>2534.31</text:p>
          </table:table-cell>
          <table:table-cell office:value-type="float" office:value="2522.01" calcext:value-type="float">
            <text:p>2522.01</text:p>
          </table:table-cell>
          <table:table-cell office:value-type="float" office:value="2580.25" calcext:value-type="float">
            <text:p>2580.25</text:p>
          </table:table-cell>
          <table:table-cell table:formula="of:=IF(AND([.E66]&gt;[.D66]-[.$G$2];[.E66]&lt;[.D66]+[.$G$2]);[.E66];0)" office:value-type="float" office:value="2522.01" calcext:value-type="float">
            <text:p>2522.01</text:p>
          </table:table-cell>
          <table:table-cell table:formula="of:=IF(AND([.F66]&gt;[.D66]-[.$G$2];[.F66]&lt;[.D66]+[.$G$2]);[.F66];0)" office:value-type="float" office:value="2580.25" calcext:value-type="float">
            <text:p>2580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5.TPS</text:p>
          </table:table-cell>
          <table:table-cell office:value-type="float" office:value="2385.48" calcext:value-type="float">
            <text:p>2385.48</text:p>
          </table:table-cell>
          <table:table-cell office:value-type="float" office:value="2477.15" calcext:value-type="float">
            <text:p>2477.15</text:p>
          </table:table-cell>
          <table:table-cell office:value-type="float" office:value="2422.63" calcext:value-type="float">
            <text:p>2422.63</text:p>
          </table:table-cell>
          <table:table-cell table:formula="of:=IF(AND([.E67]&gt;[.D67]-[.$G$2];[.E67]&lt;[.D67]+[.$G$2]);[.E67];0)" office:value-type="float" office:value="2477.15" calcext:value-type="float">
            <text:p>2477.15</text:p>
          </table:table-cell>
          <table:table-cell table:formula="of:=IF(AND([.F67]&gt;[.D67]-[.$G$2];[.F67]&lt;[.D67]+[.$G$2]);[.F67];0)" office:value-type="float" office:value="2422.63" calcext:value-type="float">
            <text:p>2422.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6.TPS</text:p>
          </table:table-cell>
          <table:table-cell office:value-type="float" office:value="2508.92" calcext:value-type="float">
            <text:p>2508.92</text:p>
          </table:table-cell>
          <table:table-cell office:value-type="float" office:value="2441.62" calcext:value-type="float">
            <text:p>2441.62</text:p>
          </table:table-cell>
          <table:table-cell office:value-type="float" office:value="2523.73" calcext:value-type="float">
            <text:p>2523.73</text:p>
          </table:table-cell>
          <table:table-cell table:formula="of:=IF(AND([.E68]&gt;[.D68]-[.$G$2];[.E68]&lt;[.D68]+[.$G$2]);[.E68];0)" office:value-type="float" office:value="2441.62" calcext:value-type="float">
            <text:p>2441.62</text:p>
          </table:table-cell>
          <table:table-cell table:formula="of:=IF(AND([.F68]&gt;[.D68]-[.$G$2];[.F68]&lt;[.D68]+[.$G$2]);[.F68];0)" office:value-type="float" office:value="2523.73" calcext:value-type="float">
            <text:p>2523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7.TPS</text:p>
          </table:table-cell>
          <table:table-cell office:value-type="float" office:value="2688.46" calcext:value-type="float">
            <text:p>2688.46</text:p>
          </table:table-cell>
          <table:table-cell office:value-type="float" office:value="2635.9" calcext:value-type="float">
            <text:p>2635.9</text:p>
          </table:table-cell>
          <table:table-cell office:value-type="float" office:value="2635.2" calcext:value-type="float">
            <text:p>2635.2</text:p>
          </table:table-cell>
          <table:table-cell table:formula="of:=IF(AND([.E69]&gt;[.D69]-[.$G$2];[.E69]&lt;[.D69]+[.$G$2]);[.E69];0)" office:value-type="float" office:value="2635.9" calcext:value-type="float">
            <text:p>2635.9</text:p>
          </table:table-cell>
          <table:table-cell table:formula="of:=IF(AND([.F69]&gt;[.D69]-[.$G$2];[.F69]&lt;[.D69]+[.$G$2]);[.F69];0)" office:value-type="float" office:value="2635.2" calcext:value-type="float">
            <text:p>2635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8.TPS</text:p>
          </table:table-cell>
          <table:table-cell office:value-type="float" office:value="2611.12" calcext:value-type="float">
            <text:p>2611.12</text:p>
          </table:table-cell>
          <table:table-cell office:value-type="float" office:value="2557.24" calcext:value-type="float">
            <text:p>2557.24</text:p>
          </table:table-cell>
          <table:table-cell office:value-type="float" office:value="2516.65" calcext:value-type="float">
            <text:p>2516.65</text:p>
          </table:table-cell>
          <table:table-cell table:formula="of:=IF(AND([.E70]&gt;[.D70]-[.$G$2];[.E70]&lt;[.D70]+[.$G$2]);[.E70];0)" office:value-type="float" office:value="2557.24" calcext:value-type="float">
            <text:p>2557.24</text:p>
          </table:table-cell>
          <table:table-cell table:formula="of:=IF(AND([.F70]&gt;[.D70]-[.$G$2];[.F70]&lt;[.D70]+[.$G$2]);[.F70];0)" office:value-type="float" office:value="2516.65" calcext:value-type="float">
            <text:p>2516.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69.TPS</text:p>
          </table:table-cell>
          <table:table-cell office:value-type="float" office:value="2476.8" calcext:value-type="float">
            <text:p>2476.8</text:p>
          </table:table-cell>
          <table:table-cell office:value-type="float" office:value="2409.08" calcext:value-type="float">
            <text:p>2409.08</text:p>
          </table:table-cell>
          <table:table-cell office:value-type="float" office:value="2413.71" calcext:value-type="float">
            <text:p>2413.71</text:p>
          </table:table-cell>
          <table:table-cell table:formula="of:=IF(AND([.E71]&gt;[.D71]-[.$G$2];[.E71]&lt;[.D71]+[.$G$2]);[.E71];0)" office:value-type="float" office:value="2409.08" calcext:value-type="float">
            <text:p>2409.08</text:p>
          </table:table-cell>
          <table:table-cell table:formula="of:=IF(AND([.F71]&gt;[.D71]-[.$G$2];[.F71]&lt;[.D71]+[.$G$2]);[.F71];0)" office:value-type="float" office:value="2413.71" calcext:value-type="float">
            <text:p>2413.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0.TPS</text:p>
          </table:table-cell>
          <table:table-cell office:value-type="float" office:value="2475.02" calcext:value-type="float">
            <text:p>2475.02</text:p>
          </table:table-cell>
          <table:table-cell office:value-type="float" office:value="2378.92" calcext:value-type="float">
            <text:p>2378.92</text:p>
          </table:table-cell>
          <table:table-cell office:value-type="float" office:value="2544.11" calcext:value-type="float">
            <text:p>2544.11</text:p>
          </table:table-cell>
          <table:table-cell table:formula="of:=IF(AND([.E72]&gt;[.D72]-[.$G$2];[.E72]&lt;[.D72]+[.$G$2]);[.E72];0)" office:value-type="float" office:value="2378.92" calcext:value-type="float">
            <text:p>2378.92</text:p>
          </table:table-cell>
          <table:table-cell table:formula="of:=IF(AND([.F72]&gt;[.D72]-[.$G$2];[.F72]&lt;[.D72]+[.$G$2]);[.F72];0)" office:value-type="float" office:value="2544.11" calcext:value-type="float">
            <text:p>2544.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1.TPS</text:p>
          </table:table-cell>
          <table:table-cell office:value-type="float" office:value="2529.61" calcext:value-type="float">
            <text:p>2529.61</text:p>
          </table:table-cell>
          <table:table-cell office:value-type="float" office:value="2551.31" calcext:value-type="float">
            <text:p>2551.31</text:p>
          </table:table-cell>
          <table:table-cell office:value-type="float" office:value="2517" calcext:value-type="float">
            <text:p>2517</text:p>
          </table:table-cell>
          <table:table-cell table:formula="of:=IF(AND([.E73]&gt;[.D73]-[.$G$2];[.E73]&lt;[.D73]+[.$G$2]);[.E73];0)" office:value-type="float" office:value="2551.31" calcext:value-type="float">
            <text:p>2551.31</text:p>
          </table:table-cell>
          <table:table-cell table:formula="of:=IF(AND([.F73]&gt;[.D73]-[.$G$2];[.F73]&lt;[.D73]+[.$G$2]);[.F73];0)" office:value-type="float" office:value="2517" calcext:value-type="float">
            <text:p>25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2.TPS</text:p>
          </table:table-cell>
          <table:table-cell office:value-type="float" office:value="2533.78" calcext:value-type="float">
            <text:p>2533.78</text:p>
          </table:table-cell>
          <table:table-cell office:value-type="float" office:value="2500.09" calcext:value-type="float">
            <text:p>2500.09</text:p>
          </table:table-cell>
          <table:table-cell office:value-type="float" office:value="2516.82" calcext:value-type="float">
            <text:p>2516.82</text:p>
          </table:table-cell>
          <table:table-cell table:formula="of:=IF(AND([.E74]&gt;[.D74]-[.$G$2];[.E74]&lt;[.D74]+[.$G$2]);[.E74];0)" office:value-type="float" office:value="2500.09" calcext:value-type="float">
            <text:p>2500.09</text:p>
          </table:table-cell>
          <table:table-cell table:formula="of:=IF(AND([.F74]&gt;[.D74]-[.$G$2];[.F74]&lt;[.D74]+[.$G$2]);[.F74];0)" office:value-type="float" office:value="2516.82" calcext:value-type="float">
            <text:p>2516.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3.TPS</text:p>
          </table:table-cell>
          <table:table-cell office:value-type="float" office:value="2404.61" calcext:value-type="float">
            <text:p>2404.61</text:p>
          </table:table-cell>
          <table:table-cell office:value-type="float" office:value="2412.59" calcext:value-type="float">
            <text:p>2412.59</text:p>
          </table:table-cell>
          <table:table-cell office:value-type="float" office:value="2404.12" calcext:value-type="float">
            <text:p>2404.12</text:p>
          </table:table-cell>
          <table:table-cell table:formula="of:=IF(AND([.E75]&gt;[.D75]-[.$G$2];[.E75]&lt;[.D75]+[.$G$2]);[.E75];0)" office:value-type="float" office:value="2412.59" calcext:value-type="float">
            <text:p>2412.59</text:p>
          </table:table-cell>
          <table:table-cell table:formula="of:=IF(AND([.F75]&gt;[.D75]-[.$G$2];[.F75]&lt;[.D75]+[.$G$2]);[.F75];0)" office:value-type="float" office:value="2404.12" calcext:value-type="float">
            <text:p>2404.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4.TPS</text:p>
          </table:table-cell>
          <table:table-cell office:value-type="float" office:value="2391.76" calcext:value-type="float">
            <text:p>2391.76</text:p>
          </table:table-cell>
          <table:table-cell office:value-type="float" office:value="2339.83" calcext:value-type="float">
            <text:p>2339.83</text:p>
          </table:table-cell>
          <table:table-cell office:value-type="float" office:value="2407.95" calcext:value-type="float">
            <text:p>2407.95</text:p>
          </table:table-cell>
          <table:table-cell table:formula="of:=IF(AND([.E76]&gt;[.D76]-[.$G$2];[.E76]&lt;[.D76]+[.$G$2]);[.E76];0)" office:value-type="float" office:value="2339.83" calcext:value-type="float">
            <text:p>2339.83</text:p>
          </table:table-cell>
          <table:table-cell table:formula="of:=IF(AND([.F76]&gt;[.D76]-[.$G$2];[.F76]&lt;[.D76]+[.$G$2]);[.F76];0)" office:value-type="float" office:value="2407.95" calcext:value-type="float">
            <text:p>2407.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5.TPS</text:p>
          </table:table-cell>
          <table:table-cell office:value-type="float" office:value="2401.53" calcext:value-type="float">
            <text:p>2401.53</text:p>
          </table:table-cell>
          <table:table-cell office:value-type="float" office:value="2375.63" calcext:value-type="float">
            <text:p>2375.63</text:p>
          </table:table-cell>
          <table:table-cell office:value-type="float" office:value="2376.04" calcext:value-type="float">
            <text:p>2376.04</text:p>
          </table:table-cell>
          <table:table-cell table:formula="of:=IF(AND([.E77]&gt;[.D77]-[.$G$2];[.E77]&lt;[.D77]+[.$G$2]);[.E77];0)" office:value-type="float" office:value="2375.63" calcext:value-type="float">
            <text:p>2375.63</text:p>
          </table:table-cell>
          <table:table-cell table:formula="of:=IF(AND([.F77]&gt;[.D77]-[.$G$2];[.F77]&lt;[.D77]+[.$G$2]);[.F77];0)" office:value-type="float" office:value="2376.04" calcext:value-type="float">
            <text:p>2376.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6.TPS</text:p>
          </table:table-cell>
          <table:table-cell office:value-type="float" office:value="2297.69" calcext:value-type="float">
            <text:p>2297.69</text:p>
          </table:table-cell>
          <table:table-cell office:value-type="float" office:value="2515.18" calcext:value-type="float">
            <text:p>2515.18</text:p>
          </table:table-cell>
          <table:table-cell office:value-type="float" office:value="2453.88" calcext:value-type="float">
            <text:p>2453.88</text:p>
          </table:table-cell>
          <table:table-cell table:formula="of:=IF(AND([.E78]&gt;[.D78]-[.$G$2];[.E78]&lt;[.D78]+[.$G$2]);[.E78];0)" office:value-type="float" office:value="0" calcext:value-type="float">
            <text:p>0</text:p>
          </table:table-cell>
          <table:table-cell table:formula="of:=IF(AND([.F78]&gt;[.D78]-[.$G$2];[.F78]&lt;[.D78]+[.$G$2]);[.F7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7.TPS</text:p>
          </table:table-cell>
          <table:table-cell office:value-type="float" office:value="2502.48" calcext:value-type="float">
            <text:p>2502.48</text:p>
          </table:table-cell>
          <table:table-cell office:value-type="float" office:value="2564.34" calcext:value-type="float">
            <text:p>2564.34</text:p>
          </table:table-cell>
          <table:table-cell office:value-type="float" office:value="2579.77" calcext:value-type="float">
            <text:p>2579.77</text:p>
          </table:table-cell>
          <table:table-cell table:formula="of:=IF(AND([.E79]&gt;[.D79]-[.$G$2];[.E79]&lt;[.D79]+[.$G$2]);[.E79];0)" office:value-type="float" office:value="2564.34" calcext:value-type="float">
            <text:p>2564.34</text:p>
          </table:table-cell>
          <table:table-cell table:formula="of:=IF(AND([.F79]&gt;[.D79]-[.$G$2];[.F79]&lt;[.D79]+[.$G$2]);[.F79];0)" office:value-type="float" office:value="2579.77" calcext:value-type="float">
            <text:p>2579.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8.TPS</text:p>
          </table:table-cell>
          <table:table-cell office:value-type="float" office:value="2308.12" calcext:value-type="float">
            <text:p>2308.12</text:p>
          </table:table-cell>
          <table:table-cell office:value-type="float" office:value="2322.97" calcext:value-type="float">
            <text:p>2322.97</text:p>
          </table:table-cell>
          <table:table-cell office:value-type="float" office:value="2310" calcext:value-type="float">
            <text:p>2310</text:p>
          </table:table-cell>
          <table:table-cell table:formula="of:=IF(AND([.E80]&gt;[.D80]-[.$G$2];[.E80]&lt;[.D80]+[.$G$2]);[.E80];0)" office:value-type="float" office:value="2322.97" calcext:value-type="float">
            <text:p>2322.97</text:p>
          </table:table-cell>
          <table:table-cell table:formula="of:=IF(AND([.F80]&gt;[.D80]-[.$G$2];[.F80]&lt;[.D80]+[.$G$2]);[.F80];0)"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79.TPS</text:p>
          </table:table-cell>
          <table:table-cell office:value-type="float" office:value="2477.36" calcext:value-type="float">
            <text:p>2477.36</text:p>
          </table:table-cell>
          <table:table-cell office:value-type="float" office:value="2451.12" calcext:value-type="float">
            <text:p>2451.12</text:p>
          </table:table-cell>
          <table:table-cell office:value-type="float" office:value="2440.25" calcext:value-type="float">
            <text:p>2440.25</text:p>
          </table:table-cell>
          <table:table-cell table:formula="of:=IF(AND([.E81]&gt;[.D81]-[.$G$2];[.E81]&lt;[.D81]+[.$G$2]);[.E81];0)" office:value-type="float" office:value="2451.12" calcext:value-type="float">
            <text:p>2451.12</text:p>
          </table:table-cell>
          <table:table-cell table:formula="of:=IF(AND([.F81]&gt;[.D81]-[.$G$2];[.F81]&lt;[.D81]+[.$G$2]);[.F81];0)" office:value-type="float" office:value="2440.25" calcext:value-type="float">
            <text:p>2440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0.TPS</text:p>
          </table:table-cell>
          <table:table-cell office:value-type="float" office:value="2537.05" calcext:value-type="float">
            <text:p>2537.05</text:p>
          </table:table-cell>
          <table:table-cell office:value-type="float" office:value="2523.45" calcext:value-type="float">
            <text:p>2523.45</text:p>
          </table:table-cell>
          <table:table-cell office:value-type="float" office:value="2484.71" calcext:value-type="float">
            <text:p>2484.71</text:p>
          </table:table-cell>
          <table:table-cell table:formula="of:=IF(AND([.E82]&gt;[.D82]-[.$G$2];[.E82]&lt;[.D82]+[.$G$2]);[.E82];0)" office:value-type="float" office:value="2523.45" calcext:value-type="float">
            <text:p>2523.45</text:p>
          </table:table-cell>
          <table:table-cell table:formula="of:=IF(AND([.F82]&gt;[.D82]-[.$G$2];[.F82]&lt;[.D82]+[.$G$2]);[.F82];0)" office:value-type="float" office:value="2484.71" calcext:value-type="float">
            <text:p>2484.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1.TPS</text:p>
          </table:table-cell>
          <table:table-cell office:value-type="float" office:value="2788.23" calcext:value-type="float">
            <text:p>2788.23</text:p>
          </table:table-cell>
          <table:table-cell office:value-type="float" office:value="2548.46" calcext:value-type="float">
            <text:p>2548.46</text:p>
          </table:table-cell>
          <table:table-cell office:value-type="float" office:value="2642.89" calcext:value-type="float">
            <text:p>2642.89</text:p>
          </table:table-cell>
          <table:table-cell table:formula="of:=IF(AND([.E83]&gt;[.D83]-[.$G$2];[.E83]&lt;[.D83]+[.$G$2]);[.E83];0)" office:value-type="float" office:value="0" calcext:value-type="float">
            <text:p>0</text:p>
          </table:table-cell>
          <table:table-cell table:formula="of:=IF(AND([.F83]&gt;[.D83]-[.$G$2];[.F83]&lt;[.D83]+[.$G$2]);[.F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2.TPS</text:p>
          </table:table-cell>
          <table:table-cell office:value-type="float" office:value="2624.06" calcext:value-type="float">
            <text:p>2624.06</text:p>
          </table:table-cell>
          <table:table-cell office:value-type="float" office:value="2580.41" calcext:value-type="float">
            <text:p>2580.41</text:p>
          </table:table-cell>
          <table:table-cell office:value-type="float" office:value="2551.32" calcext:value-type="float">
            <text:p>2551.32</text:p>
          </table:table-cell>
          <table:table-cell table:formula="of:=IF(AND([.E84]&gt;[.D84]-[.$G$2];[.E84]&lt;[.D84]+[.$G$2]);[.E84];0)" office:value-type="float" office:value="2580.41" calcext:value-type="float">
            <text:p>2580.41</text:p>
          </table:table-cell>
          <table:table-cell table:formula="of:=IF(AND([.F84]&gt;[.D84]-[.$G$2];[.F84]&lt;[.D84]+[.$G$2]);[.F84];0)" office:value-type="float" office:value="2551.32" calcext:value-type="float">
            <text:p>2551.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3.TPS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525.27" calcext:value-type="float">
            <text:p>2525.27</text:p>
          </table:table-cell>
          <table:table-cell office:value-type="float" office:value="2552.41" calcext:value-type="float">
            <text:p>2552.41</text:p>
          </table:table-cell>
          <table:table-cell table:formula="of:=IF(AND([.E85]&gt;[.D85]-[.$G$2];[.E85]&lt;[.D85]+[.$G$2]);[.E85];0)" office:value-type="float" office:value="2525.27" calcext:value-type="float">
            <text:p>2525.27</text:p>
          </table:table-cell>
          <table:table-cell table:formula="of:=IF(AND([.F85]&gt;[.D85]-[.$G$2];[.F85]&lt;[.D85]+[.$G$2]);[.F85];0)" office:value-type="float" office:value="2552.41" calcext:value-type="float">
            <text:p>2552.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4.TPS</text:p>
          </table:table-cell>
          <table:table-cell office:value-type="float" office:value="2534.9" calcext:value-type="float">
            <text:p>2534.9</text:p>
          </table:table-cell>
          <table:table-cell office:value-type="float" office:value="2546.25" calcext:value-type="float">
            <text:p>2546.25</text:p>
          </table:table-cell>
          <table:table-cell office:value-type="float" office:value="2572.29" calcext:value-type="float">
            <text:p>2572.29</text:p>
          </table:table-cell>
          <table:table-cell table:formula="of:=IF(AND([.E86]&gt;[.D86]-[.$G$2];[.E86]&lt;[.D86]+[.$G$2]);[.E86];0)" office:value-type="float" office:value="2546.25" calcext:value-type="float">
            <text:p>2546.25</text:p>
          </table:table-cell>
          <table:table-cell table:formula="of:=IF(AND([.F86]&gt;[.D86]-[.$G$2];[.F86]&lt;[.D86]+[.$G$2]);[.F86];0)" office:value-type="float" office:value="2572.29" calcext:value-type="float">
            <text:p>2572.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5.TPS</text:p>
          </table:table-cell>
          <table:table-cell office:value-type="float" office:value="2555.8" calcext:value-type="float">
            <text:p>2555.8</text:p>
          </table:table-cell>
          <table:table-cell office:value-type="float" office:value="2508.28" calcext:value-type="float">
            <text:p>2508.28</text:p>
          </table:table-cell>
          <table:table-cell office:value-type="float" office:value="2531.26" calcext:value-type="float">
            <text:p>2531.26</text:p>
          </table:table-cell>
          <table:table-cell table:formula="of:=IF(AND([.E87]&gt;[.D87]-[.$G$2];[.E87]&lt;[.D87]+[.$G$2]);[.E87];0)" office:value-type="float" office:value="2508.28" calcext:value-type="float">
            <text:p>2508.28</text:p>
          </table:table-cell>
          <table:table-cell table:formula="of:=IF(AND([.F87]&gt;[.D87]-[.$G$2];[.F87]&lt;[.D87]+[.$G$2]);[.F87];0)" office:value-type="float" office:value="2531.26" calcext:value-type="float">
            <text:p>2531.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6.TPS</text:p>
          </table:table-cell>
          <table:table-cell office:value-type="float" office:value="2505.37" calcext:value-type="float">
            <text:p>2505.37</text:p>
          </table:table-cell>
          <table:table-cell office:value-type="float" office:value="2500.55" calcext:value-type="float">
            <text:p>2500.55</text:p>
          </table:table-cell>
          <table:table-cell office:value-type="float" office:value="2486.3" calcext:value-type="float">
            <text:p>2486.3</text:p>
          </table:table-cell>
          <table:table-cell table:formula="of:=IF(AND([.E88]&gt;[.D88]-[.$G$2];[.E88]&lt;[.D88]+[.$G$2]);[.E88];0)" office:value-type="float" office:value="2500.55" calcext:value-type="float">
            <text:p>2500.55</text:p>
          </table:table-cell>
          <table:table-cell table:formula="of:=IF(AND([.F88]&gt;[.D88]-[.$G$2];[.F88]&lt;[.D88]+[.$G$2]);[.F88];0)" office:value-type="float" office:value="2486.3" calcext:value-type="float">
            <text:p>2486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7.TPS</text:p>
          </table:table-cell>
          <table:table-cell office:value-type="float" office:value="2554.09" calcext:value-type="float">
            <text:p>2554.09</text:p>
          </table:table-cell>
          <table:table-cell office:value-type="float" office:value="2485.23" calcext:value-type="float">
            <text:p>2485.23</text:p>
          </table:table-cell>
          <table:table-cell office:value-type="float" office:value="2558.71" calcext:value-type="float">
            <text:p>2558.71</text:p>
          </table:table-cell>
          <table:table-cell table:formula="of:=IF(AND([.E89]&gt;[.D89]-[.$G$2];[.E89]&lt;[.D89]+[.$G$2]);[.E89];0)" office:value-type="float" office:value="2485.23" calcext:value-type="float">
            <text:p>2485.23</text:p>
          </table:table-cell>
          <table:table-cell table:formula="of:=IF(AND([.F89]&gt;[.D89]-[.$G$2];[.F89]&lt;[.D89]+[.$G$2]);[.F89];0)" office:value-type="float" office:value="2558.71" calcext:value-type="float">
            <text:p>2558.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8.TPS</text:p>
          </table:table-cell>
          <table:table-cell office:value-type="float" office:value="2560.22" calcext:value-type="float">
            <text:p>2560.22</text:p>
          </table:table-cell>
          <table:table-cell office:value-type="float" office:value="2516.68" calcext:value-type="float">
            <text:p>2516.68</text:p>
          </table:table-cell>
          <table:table-cell office:value-type="float" office:value="2464.69" calcext:value-type="float">
            <text:p>2464.69</text:p>
          </table:table-cell>
          <table:table-cell table:formula="of:=IF(AND([.E90]&gt;[.D90]-[.$G$2];[.E90]&lt;[.D90]+[.$G$2]);[.E90];0)" office:value-type="float" office:value="2516.68" calcext:value-type="float">
            <text:p>2516.68</text:p>
          </table:table-cell>
          <table:table-cell table:formula="of:=IF(AND([.F90]&gt;[.D90]-[.$G$2];[.F90]&lt;[.D90]+[.$G$2]);[.F90];0)" office:value-type="float" office:value="2464.69" calcext:value-type="float">
            <text:p>2464.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89.TPS</text:p>
          </table:table-cell>
          <table:table-cell office:value-type="float" office:value="2643.57" calcext:value-type="float">
            <text:p>2643.57</text:p>
          </table:table-cell>
          <table:table-cell office:value-type="float" office:value="2556.65" calcext:value-type="float">
            <text:p>2556.65</text:p>
          </table:table-cell>
          <table:table-cell office:value-type="float" office:value="2572.05" calcext:value-type="float">
            <text:p>2572.05</text:p>
          </table:table-cell>
          <table:table-cell table:formula="of:=IF(AND([.E91]&gt;[.D91]-[.$G$2];[.E91]&lt;[.D91]+[.$G$2]);[.E91];0)" office:value-type="float" office:value="2556.65" calcext:value-type="float">
            <text:p>2556.65</text:p>
          </table:table-cell>
          <table:table-cell table:formula="of:=IF(AND([.F91]&gt;[.D91]-[.$G$2];[.F91]&lt;[.D91]+[.$G$2]);[.F91];0)" office:value-type="float" office:value="2572.05" calcext:value-type="float">
            <text:p>2572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0.TPS</text:p>
          </table:table-cell>
          <table:table-cell office:value-type="float" office:value="2564.78" calcext:value-type="float">
            <text:p>2564.78</text:p>
          </table:table-cell>
          <table:table-cell office:value-type="float" office:value="2551.34" calcext:value-type="float">
            <text:p>2551.34</text:p>
          </table:table-cell>
          <table:table-cell office:value-type="float" office:value="2530.12" calcext:value-type="float">
            <text:p>2530.12</text:p>
          </table:table-cell>
          <table:table-cell table:formula="of:=IF(AND([.E92]&gt;[.D92]-[.$G$2];[.E92]&lt;[.D92]+[.$G$2]);[.E92];0)" office:value-type="float" office:value="2551.34" calcext:value-type="float">
            <text:p>2551.34</text:p>
          </table:table-cell>
          <table:table-cell table:formula="of:=IF(AND([.F92]&gt;[.D92]-[.$G$2];[.F92]&lt;[.D92]+[.$G$2]);[.F92];0)" office:value-type="float" office:value="2530.12" calcext:value-type="float">
            <text:p>2530.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1.TPS</text:p>
          </table:table-cell>
          <table:table-cell office:value-type="float" office:value="2604.58" calcext:value-type="float">
            <text:p>2604.58</text:p>
          </table:table-cell>
          <table:table-cell table:number-columns-repeated="2" office:value-type="float" office:value="2375.02" calcext:value-type="float">
            <text:p>2375.02</text:p>
          </table:table-cell>
          <table:table-cell table:formula="of:=IF(AND([.E93]&gt;[.D93]-[.$G$2];[.E93]&lt;[.D93]+[.$G$2]);[.E93];0)" office:value-type="float" office:value="0" calcext:value-type="float">
            <text:p>0</text:p>
          </table:table-cell>
          <table:table-cell table:formula="of:=IF(AND([.F93]&gt;[.D93]-[.$G$2];[.F93]&lt;[.D93]+[.$G$2]);[.F9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2.TPS</text:p>
          </table:table-cell>
          <table:table-cell office:value-type="float" office:value="2470.62" calcext:value-type="float">
            <text:p>2470.62</text:p>
          </table:table-cell>
          <table:table-cell office:value-type="float" office:value="2473.21" calcext:value-type="float">
            <text:p>2473.21</text:p>
          </table:table-cell>
          <table:table-cell office:value-type="float" office:value="2461.26" calcext:value-type="float">
            <text:p>2461.26</text:p>
          </table:table-cell>
          <table:table-cell table:formula="of:=IF(AND([.E94]&gt;[.D94]-[.$G$2];[.E94]&lt;[.D94]+[.$G$2]);[.E94];0)" office:value-type="float" office:value="2473.21" calcext:value-type="float">
            <text:p>2473.21</text:p>
          </table:table-cell>
          <table:table-cell table:formula="of:=IF(AND([.F94]&gt;[.D94]-[.$G$2];[.F94]&lt;[.D94]+[.$G$2]);[.F94];0)" office:value-type="float" office:value="2461.26" calcext:value-type="float">
            <text:p>2461.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3.TPS</text:p>
          </table:table-cell>
          <table:table-cell office:value-type="float" office:value="2561.35" calcext:value-type="float">
            <text:p>2561.35</text:p>
          </table:table-cell>
          <table:table-cell office:value-type="float" office:value="2499.36" calcext:value-type="float">
            <text:p>2499.36</text:p>
          </table:table-cell>
          <table:table-cell office:value-type="float" office:value="2531.57" calcext:value-type="float">
            <text:p>2531.57</text:p>
          </table:table-cell>
          <table:table-cell table:formula="of:=IF(AND([.E95]&gt;[.D95]-[.$G$2];[.E95]&lt;[.D95]+[.$G$2]);[.E95];0)" office:value-type="float" office:value="2499.36" calcext:value-type="float">
            <text:p>2499.36</text:p>
          </table:table-cell>
          <table:table-cell table:formula="of:=IF(AND([.F95]&gt;[.D95]-[.$G$2];[.F95]&lt;[.D95]+[.$G$2]);[.F95];0)" office:value-type="float" office:value="2531.57" calcext:value-type="float">
            <text:p>2531.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4.TPS</text:p>
          </table:table-cell>
          <table:table-cell office:value-type="float" office:value="2451.02" calcext:value-type="float">
            <text:p>2451.02</text:p>
          </table:table-cell>
          <table:table-cell office:value-type="float" office:value="2506.45" calcext:value-type="float">
            <text:p>2506.45</text:p>
          </table:table-cell>
          <table:table-cell office:value-type="float" office:value="2566.41" calcext:value-type="float">
            <text:p>2566.41</text:p>
          </table:table-cell>
          <table:table-cell table:formula="of:=IF(AND([.E96]&gt;[.D96]-[.$G$2];[.E96]&lt;[.D96]+[.$G$2]);[.E96];0)" office:value-type="float" office:value="2506.45" calcext:value-type="float">
            <text:p>2506.45</text:p>
          </table:table-cell>
          <table:table-cell table:formula="of:=IF(AND([.F96]&gt;[.D96]-[.$G$2];[.F96]&lt;[.D96]+[.$G$2]);[.F96];0)" office:value-type="float" office:value="2566.41" calcext:value-type="float">
            <text:p>2566.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5.TPS</text:p>
          </table:table-cell>
          <table:table-cell office:value-type="float" office:value="2487.07" calcext:value-type="float">
            <text:p>2487.07</text:p>
          </table:table-cell>
          <table:table-cell office:value-type="float" office:value="2572.33" calcext:value-type="float">
            <text:p>2572.33</text:p>
          </table:table-cell>
          <table:table-cell office:value-type="float" office:value="2472.42" calcext:value-type="float">
            <text:p>2472.42</text:p>
          </table:table-cell>
          <table:table-cell table:formula="of:=IF(AND([.E97]&gt;[.D97]-[.$G$2];[.E97]&lt;[.D97]+[.$G$2]);[.E97];0)" office:value-type="float" office:value="2572.33" calcext:value-type="float">
            <text:p>2572.33</text:p>
          </table:table-cell>
          <table:table-cell table:formula="of:=IF(AND([.F97]&gt;[.D97]-[.$G$2];[.F97]&lt;[.D97]+[.$G$2]);[.F97];0)" office:value-type="float" office:value="2472.42" calcext:value-type="float">
            <text:p>2472.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6.TPS</text:p>
          </table:table-cell>
          <table:table-cell office:value-type="float" office:value="2596.42" calcext:value-type="float">
            <text:p>2596.42</text:p>
          </table:table-cell>
          <table:table-cell office:value-type="float" office:value="2507.01" calcext:value-type="float">
            <text:p>2507.01</text:p>
          </table:table-cell>
          <table:table-cell office:value-type="float" office:value="2552.51" calcext:value-type="float">
            <text:p>2552.51</text:p>
          </table:table-cell>
          <table:table-cell table:formula="of:=IF(AND([.E98]&gt;[.D98]-[.$G$2];[.E98]&lt;[.D98]+[.$G$2]);[.E98];0)" office:value-type="float" office:value="2507.01" calcext:value-type="float">
            <text:p>2507.01</text:p>
          </table:table-cell>
          <table:table-cell table:formula="of:=IF(AND([.F98]&gt;[.D98]-[.$G$2];[.F98]&lt;[.D98]+[.$G$2]);[.F98];0)" office:value-type="float" office:value="2552.51" calcext:value-type="float">
            <text:p>2552.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7.TPS</text:p>
          </table:table-cell>
          <table:table-cell office:value-type="float" office:value="2693.18" calcext:value-type="float">
            <text:p>2693.18</text:p>
          </table:table-cell>
          <table:table-cell office:value-type="float" office:value="2576.14" calcext:value-type="float">
            <text:p>2576.14</text:p>
          </table:table-cell>
          <table:table-cell office:value-type="float" office:value="2495.49" calcext:value-type="float">
            <text:p>2495.49</text:p>
          </table:table-cell>
          <table:table-cell table:formula="of:=IF(AND([.E99]&gt;[.D99]-[.$G$2];[.E99]&lt;[.D99]+[.$G$2]);[.E99];0)" office:value-type="float" office:value="2576.14" calcext:value-type="float">
            <text:p>2576.14</text:p>
          </table:table-cell>
          <table:table-cell table:formula="of:=IF(AND([.F99]&gt;[.D99]-[.$G$2];[.F99]&lt;[.D99]+[.$G$2]);[.F9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8.TPS</text:p>
          </table:table-cell>
          <table:table-cell office:value-type="float" office:value="2451.88" calcext:value-type="float">
            <text:p>2451.88</text:p>
          </table:table-cell>
          <table:table-cell table:number-columns-repeated="2" office:value-type="float" office:value="2465.26" calcext:value-type="float">
            <text:p>2465.26</text:p>
          </table:table-cell>
          <table:table-cell table:formula="of:=IF(AND([.E100]&gt;[.D100]-[.$G$2];[.E100]&lt;[.D100]+[.$G$2]);[.E100];0)" office:value-type="float" office:value="2465.26" calcext:value-type="float">
            <text:p>2465.26</text:p>
          </table:table-cell>
          <table:table-cell table:formula="of:=IF(AND([.F100]&gt;[.D100]-[.$G$2];[.F100]&lt;[.D100]+[.$G$2]);[.F100];0)" office:value-type="float" office:value="2465.26" calcext:value-type="float">
            <text:p>2465.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099.TPS</text:p>
          </table:table-cell>
          <table:table-cell office:value-type="float" office:value="2882.81" calcext:value-type="float">
            <text:p>2882.81</text:p>
          </table:table-cell>
          <table:table-cell office:value-type="float" office:value="2652.44" calcext:value-type="float">
            <text:p>2652.44</text:p>
          </table:table-cell>
          <table:table-cell office:value-type="float" office:value="2628.18" calcext:value-type="float">
            <text:p>2628.18</text:p>
          </table:table-cell>
          <table:table-cell table:formula="of:=IF(AND([.E101]&gt;[.D101]-[.$G$2];[.E101]&lt;[.D101]+[.$G$2]);[.E101];0)" office:value-type="float" office:value="0" calcext:value-type="float">
            <text:p>0</text:p>
          </table:table-cell>
          <table:table-cell table:formula="of:=IF(AND([.F101]&gt;[.D101]-[.$G$2];[.F101]&lt;[.D101]+[.$G$2]);[.F10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0.TPS</text:p>
          </table:table-cell>
          <table:table-cell office:value-type="float" office:value="2566.68" calcext:value-type="float">
            <text:p>2566.68</text:p>
          </table:table-cell>
          <table:table-cell table:number-columns-repeated="2" office:value-type="float" office:value="2545.01" calcext:value-type="float">
            <text:p>2545.01</text:p>
          </table:table-cell>
          <table:table-cell table:formula="of:=IF(AND([.E102]&gt;[.D102]-[.$G$2];[.E102]&lt;[.D102]+[.$G$2]);[.E102];0)" office:value-type="float" office:value="2545.01" calcext:value-type="float">
            <text:p>2545.01</text:p>
          </table:table-cell>
          <table:table-cell table:formula="of:=IF(AND([.F102]&gt;[.D102]-[.$G$2];[.F102]&lt;[.D102]+[.$G$2]);[.F102];0)" office:value-type="float" office:value="2545.01" calcext:value-type="float">
            <text:p>2545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1.TPS</text:p>
          </table:table-cell>
          <table:table-cell office:value-type="float" office:value="2540.62" calcext:value-type="float">
            <text:p>2540.62</text:p>
          </table:table-cell>
          <table:table-cell office:value-type="float" office:value="2531.54" calcext:value-type="float">
            <text:p>2531.54</text:p>
          </table:table-cell>
          <table:table-cell office:value-type="float" office:value="2580.54" calcext:value-type="float">
            <text:p>2580.54</text:p>
          </table:table-cell>
          <table:table-cell table:formula="of:=IF(AND([.E103]&gt;[.D103]-[.$G$2];[.E103]&lt;[.D103]+[.$G$2]);[.E103];0)" office:value-type="float" office:value="2531.54" calcext:value-type="float">
            <text:p>2531.54</text:p>
          </table:table-cell>
          <table:table-cell table:formula="of:=IF(AND([.F103]&gt;[.D103]-[.$G$2];[.F103]&lt;[.D103]+[.$G$2]);[.F103];0)" office:value-type="float" office:value="2580.54" calcext:value-type="float">
            <text:p>2580.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2.TPS</text:p>
          </table:table-cell>
          <table:table-cell office:value-type="float" office:value="2594.11" calcext:value-type="float">
            <text:p>2594.11</text:p>
          </table:table-cell>
          <table:table-cell office:value-type="float" office:value="2483.27" calcext:value-type="float">
            <text:p>2483.27</text:p>
          </table:table-cell>
          <table:table-cell office:value-type="float" office:value="2523.44" calcext:value-type="float">
            <text:p>2523.44</text:p>
          </table:table-cell>
          <table:table-cell table:formula="of:=IF(AND([.E104]&gt;[.D104]-[.$G$2];[.E104]&lt;[.D104]+[.$G$2]);[.E104];0)" office:value-type="float" office:value="2483.27" calcext:value-type="float">
            <text:p>2483.27</text:p>
          </table:table-cell>
          <table:table-cell table:formula="of:=IF(AND([.F104]&gt;[.D104]-[.$G$2];[.F104]&lt;[.D104]+[.$G$2]);[.F104];0)" office:value-type="float" office:value="2523.44" calcext:value-type="float">
            <text:p>2523.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3.TPS</text:p>
          </table:table-cell>
          <table:table-cell office:value-type="float" office:value="2681.99" calcext:value-type="float">
            <text:p>2681.99</text:p>
          </table:table-cell>
          <table:table-cell office:value-type="float" office:value="2601.66" calcext:value-type="float">
            <text:p>2601.66</text:p>
          </table:table-cell>
          <table:table-cell office:value-type="float" office:value="2554.49" calcext:value-type="float">
            <text:p>2554.49</text:p>
          </table:table-cell>
          <table:table-cell table:formula="of:=IF(AND([.E105]&gt;[.D105]-[.$G$2];[.E105]&lt;[.D105]+[.$G$2]);[.E105];0)" office:value-type="float" office:value="2601.66" calcext:value-type="float">
            <text:p>2601.66</text:p>
          </table:table-cell>
          <table:table-cell table:formula="of:=IF(AND([.F105]&gt;[.D105]-[.$G$2];[.F105]&lt;[.D105]+[.$G$2]);[.F105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4.TPS</text:p>
          </table:table-cell>
          <table:table-cell office:value-type="float" office:value="2604.39" calcext:value-type="float">
            <text:p>2604.39</text:p>
          </table:table-cell>
          <table:table-cell office:value-type="float" office:value="2572" calcext:value-type="float">
            <text:p>2572</text:p>
          </table:table-cell>
          <table:table-cell office:value-type="float" office:value="2584.06" calcext:value-type="float">
            <text:p>2584.06</text:p>
          </table:table-cell>
          <table:table-cell table:formula="of:=IF(AND([.E106]&gt;[.D106]-[.$G$2];[.E106]&lt;[.D106]+[.$G$2]);[.E106];0)" office:value-type="float" office:value="2572" calcext:value-type="float">
            <text:p>2572</text:p>
          </table:table-cell>
          <table:table-cell table:formula="of:=IF(AND([.F106]&gt;[.D106]-[.$G$2];[.F106]&lt;[.D106]+[.$G$2]);[.F106];0)" office:value-type="float" office:value="2584.06" calcext:value-type="float">
            <text:p>2584.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5.TPS</text:p>
          </table:table-cell>
          <table:table-cell office:value-type="float" office:value="2662.16" calcext:value-type="float">
            <text:p>2662.16</text:p>
          </table:table-cell>
          <table:table-cell office:value-type="float" office:value="2579.61" calcext:value-type="float">
            <text:p>2579.61</text:p>
          </table:table-cell>
          <table:table-cell office:value-type="float" office:value="2624.64" calcext:value-type="float">
            <text:p>2624.64</text:p>
          </table:table-cell>
          <table:table-cell table:formula="of:=IF(AND([.E107]&gt;[.D107]-[.$G$2];[.E107]&lt;[.D107]+[.$G$2]);[.E107];0)" office:value-type="float" office:value="2579.61" calcext:value-type="float">
            <text:p>2579.61</text:p>
          </table:table-cell>
          <table:table-cell table:formula="of:=IF(AND([.F107]&gt;[.D107]-[.$G$2];[.F107]&lt;[.D107]+[.$G$2]);[.F107];0)" office:value-type="float" office:value="2624.64" calcext:value-type="float">
            <text:p>2624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6.TPS</text:p>
          </table:table-cell>
          <table:table-cell office:value-type="float" office:value="2537.46" calcext:value-type="float">
            <text:p>2537.46</text:p>
          </table:table-cell>
          <table:table-cell office:value-type="float" office:value="2425.12" calcext:value-type="float">
            <text:p>2425.12</text:p>
          </table:table-cell>
          <table:table-cell office:value-type="float" office:value="2440.83" calcext:value-type="float">
            <text:p>2440.83</text:p>
          </table:table-cell>
          <table:table-cell table:formula="of:=IF(AND([.E108]&gt;[.D108]-[.$G$2];[.E108]&lt;[.D108]+[.$G$2]);[.E108];0)" office:value-type="float" office:value="2425.12" calcext:value-type="float">
            <text:p>2425.12</text:p>
          </table:table-cell>
          <table:table-cell table:formula="of:=IF(AND([.F108]&gt;[.D108]-[.$G$2];[.F108]&lt;[.D108]+[.$G$2]);[.F108];0)" office:value-type="float" office:value="2440.83" calcext:value-type="float">
            <text:p>2440.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7.TPS</text:p>
          </table:table-cell>
          <table:table-cell office:value-type="float" office:value="2570.47" calcext:value-type="float">
            <text:p>2570.47</text:p>
          </table:table-cell>
          <table:table-cell office:value-type="float" office:value="2571.43" calcext:value-type="float">
            <text:p>2571.43</text:p>
          </table:table-cell>
          <table:table-cell office:value-type="float" office:value="2523.03" calcext:value-type="float">
            <text:p>2523.03</text:p>
          </table:table-cell>
          <table:table-cell table:formula="of:=IF(AND([.E109]&gt;[.D109]-[.$G$2];[.E109]&lt;[.D109]+[.$G$2]);[.E109];0)" office:value-type="float" office:value="2571.43" calcext:value-type="float">
            <text:p>2571.43</text:p>
          </table:table-cell>
          <table:table-cell table:formula="of:=IF(AND([.F109]&gt;[.D109]-[.$G$2];[.F109]&lt;[.D109]+[.$G$2]);[.F109];0)" office:value-type="float" office:value="2523.03" calcext:value-type="float">
            <text:p>2523.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8.TPS</text:p>
          </table:table-cell>
          <table:table-cell office:value-type="float" office:value="2662.27" calcext:value-type="float">
            <text:p>2662.27</text:p>
          </table:table-cell>
          <table:table-cell office:value-type="float" office:value="2676.74" calcext:value-type="float">
            <text:p>2676.74</text:p>
          </table:table-cell>
          <table:table-cell office:value-type="float" office:value="2563.64" calcext:value-type="float">
            <text:p>2563.64</text:p>
          </table:table-cell>
          <table:table-cell table:formula="of:=IF(AND([.E110]&gt;[.D110]-[.$G$2];[.E110]&lt;[.D110]+[.$G$2]);[.E110];0)" office:value-type="float" office:value="2676.74" calcext:value-type="float">
            <text:p>2676.74</text:p>
          </table:table-cell>
          <table:table-cell table:formula="of:=IF(AND([.F110]&gt;[.D110]-[.$G$2];[.F110]&lt;[.D110]+[.$G$2]);[.F110];0)" office:value-type="float" office:value="2563.64" calcext:value-type="float">
            <text:p>2563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09.TPS</text:p>
          </table:table-cell>
          <table:table-cell office:value-type="float" office:value="2627.63" calcext:value-type="float">
            <text:p>2627.63</text:p>
          </table:table-cell>
          <table:table-cell office:value-type="float" office:value="2621.07" calcext:value-type="float">
            <text:p>2621.07</text:p>
          </table:table-cell>
          <table:table-cell office:value-type="float" office:value="2517.99" calcext:value-type="float">
            <text:p>2517.99</text:p>
          </table:table-cell>
          <table:table-cell table:formula="of:=IF(AND([.E111]&gt;[.D111]-[.$G$2];[.E111]&lt;[.D111]+[.$G$2]);[.E111];0)" office:value-type="float" office:value="2621.07" calcext:value-type="float">
            <text:p>2621.07</text:p>
          </table:table-cell>
          <table:table-cell table:formula="of:=IF(AND([.F111]&gt;[.D111]-[.$G$2];[.F111]&lt;[.D111]+[.$G$2]);[.F111];0)" office:value-type="float" office:value="2517.99" calcext:value-type="float">
            <text:p>2517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0.TPS</text:p>
          </table:table-cell>
          <table:table-cell office:value-type="float" office:value="2442.67" calcext:value-type="float">
            <text:p>2442.67</text:p>
          </table:table-cell>
          <table:table-cell table:number-columns-repeated="2" office:value-type="float" office:value="2492.81" calcext:value-type="float">
            <text:p>2492.81</text:p>
          </table:table-cell>
          <table:table-cell table:formula="of:=IF(AND([.E112]&gt;[.D112]-[.$G$2];[.E112]&lt;[.D112]+[.$G$2]);[.E112];0)" office:value-type="float" office:value="2492.81" calcext:value-type="float">
            <text:p>2492.81</text:p>
          </table:table-cell>
          <table:table-cell table:formula="of:=IF(AND([.F112]&gt;[.D112]-[.$G$2];[.F112]&lt;[.D112]+[.$G$2]);[.F112];0)" office:value-type="float" office:value="2492.81" calcext:value-type="float">
            <text:p>2492.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1.TPS</text:p>
          </table:table-cell>
          <table:table-cell office:value-type="float" office:value="2520.95" calcext:value-type="float">
            <text:p>2520.95</text:p>
          </table:table-cell>
          <table:table-cell office:value-type="float" office:value="2459.11" calcext:value-type="float">
            <text:p>2459.11</text:p>
          </table:table-cell>
          <table:table-cell office:value-type="float" office:value="2497.32" calcext:value-type="float">
            <text:p>2497.32</text:p>
          </table:table-cell>
          <table:table-cell table:formula="of:=IF(AND([.E113]&gt;[.D113]-[.$G$2];[.E113]&lt;[.D113]+[.$G$2]);[.E113];0)" office:value-type="float" office:value="2459.11" calcext:value-type="float">
            <text:p>2459.11</text:p>
          </table:table-cell>
          <table:table-cell table:formula="of:=IF(AND([.F113]&gt;[.D113]-[.$G$2];[.F113]&lt;[.D113]+[.$G$2]);[.F113];0)" office:value-type="float" office:value="2497.32" calcext:value-type="float">
            <text:p>2497.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2.TPS</text:p>
          </table:table-cell>
          <table:table-cell office:value-type="float" office:value="2559.72" calcext:value-type="float">
            <text:p>2559.72</text:p>
          </table:table-cell>
          <table:table-cell office:value-type="float" office:value="2572" calcext:value-type="float">
            <text:p>2572</text:p>
          </table:table-cell>
          <table:table-cell office:value-type="float" office:value="2578.69" calcext:value-type="float">
            <text:p>2578.69</text:p>
          </table:table-cell>
          <table:table-cell table:formula="of:=IF(AND([.E114]&gt;[.D114]-[.$G$2];[.E114]&lt;[.D114]+[.$G$2]);[.E114];0)" office:value-type="float" office:value="2572" calcext:value-type="float">
            <text:p>2572</text:p>
          </table:table-cell>
          <table:table-cell table:formula="of:=IF(AND([.F114]&gt;[.D114]-[.$G$2];[.F114]&lt;[.D114]+[.$G$2]);[.F114];0)" office:value-type="float" office:value="2578.69" calcext:value-type="float">
            <text:p>2578.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4.TPS</text:p>
          </table:table-cell>
          <table:table-cell office:value-type="float" office:value="2423.69" calcext:value-type="float">
            <text:p>2423.69</text:p>
          </table:table-cell>
          <table:table-cell office:value-type="float" office:value="2416.95" calcext:value-type="float">
            <text:p>2416.95</text:p>
          </table:table-cell>
          <table:table-cell office:value-type="float" office:value="2376.97" calcext:value-type="float">
            <text:p>2376.97</text:p>
          </table:table-cell>
          <table:table-cell table:formula="of:=IF(AND([.E115]&gt;[.D115]-[.$G$2];[.E115]&lt;[.D115]+[.$G$2]);[.E115];0)" office:value-type="float" office:value="2416.95" calcext:value-type="float">
            <text:p>2416.95</text:p>
          </table:table-cell>
          <table:table-cell table:formula="of:=IF(AND([.F115]&gt;[.D115]-[.$G$2];[.F115]&lt;[.D115]+[.$G$2]);[.F115];0)" office:value-type="float" office:value="2376.97" calcext:value-type="float">
            <text:p>2376.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5.TPS</text:p>
          </table:table-cell>
          <table:table-cell office:value-type="float" office:value="2443.52" calcext:value-type="float">
            <text:p>2443.52</text:p>
          </table:table-cell>
          <table:table-cell office:value-type="float" office:value="2615.53" calcext:value-type="float">
            <text:p>2615.53</text:p>
          </table:table-cell>
          <table:table-cell office:value-type="float" office:value="2491.3" calcext:value-type="float">
            <text:p>2491.3</text:p>
          </table:table-cell>
          <table:table-cell table:formula="of:=IF(AND([.E116]&gt;[.D116]-[.$G$2];[.E116]&lt;[.D116]+[.$G$2]);[.E116];0)" office:value-type="float" office:value="0" calcext:value-type="float">
            <text:p>0</text:p>
          </table:table-cell>
          <table:table-cell table:formula="of:=IF(AND([.F116]&gt;[.D116]-[.$G$2];[.F116]&lt;[.D116]+[.$G$2]);[.F116];0)" office:value-type="float" office:value="2491.3" calcext:value-type="float">
            <text:p>2491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6.TPS</text:p>
          </table:table-cell>
          <table:table-cell office:value-type="float" office:value="2312.2" calcext:value-type="float">
            <text:p>2312.2</text:p>
          </table:table-cell>
          <table:table-cell office:value-type="float" office:value="2448.83" calcext:value-type="float">
            <text:p>2448.83</text:p>
          </table:table-cell>
          <table:table-cell office:value-type="float" office:value="2377.97" calcext:value-type="float">
            <text:p>2377.97</text:p>
          </table:table-cell>
          <table:table-cell table:formula="of:=IF(AND([.E117]&gt;[.D117]-[.$G$2];[.E117]&lt;[.D117]+[.$G$2]);[.E117];0)" office:value-type="float" office:value="0" calcext:value-type="float">
            <text:p>0</text:p>
          </table:table-cell>
          <table:table-cell table:formula="of:=IF(AND([.F117]&gt;[.D117]-[.$G$2];[.F117]&lt;[.D117]+[.$G$2]);[.F117];0)" office:value-type="float" office:value="2377.97" calcext:value-type="float">
            <text:p>2377.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7.TPS</text:p>
          </table:table-cell>
          <table:table-cell office:value-type="float" office:value="2562.34" calcext:value-type="float">
            <text:p>2562.34</text:p>
          </table:table-cell>
          <table:table-cell office:value-type="float" office:value="2571.14" calcext:value-type="float">
            <text:p>2571.14</text:p>
          </table:table-cell>
          <table:table-cell office:value-type="float" office:value="2607.58" calcext:value-type="float">
            <text:p>2607.58</text:p>
          </table:table-cell>
          <table:table-cell table:formula="of:=IF(AND([.E118]&gt;[.D118]-[.$G$2];[.E118]&lt;[.D118]+[.$G$2]);[.E118];0)" office:value-type="float" office:value="2571.14" calcext:value-type="float">
            <text:p>2571.14</text:p>
          </table:table-cell>
          <table:table-cell table:formula="of:=IF(AND([.F118]&gt;[.D118]-[.$G$2];[.F118]&lt;[.D118]+[.$G$2]);[.F118];0)" office:value-type="float" office:value="2607.58" calcext:value-type="float">
            <text:p>2607.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8.TPS</text:p>
          </table:table-cell>
          <table:table-cell office:value-type="float" office:value="2491.83" calcext:value-type="float">
            <text:p>2491.83</text:p>
          </table:table-cell>
          <table:table-cell office:value-type="float" office:value="2438.37" calcext:value-type="float">
            <text:p>2438.37</text:p>
          </table:table-cell>
          <table:table-cell office:value-type="float" office:value="2438.69" calcext:value-type="float">
            <text:p>2438.69</text:p>
          </table:table-cell>
          <table:table-cell table:formula="of:=IF(AND([.E119]&gt;[.D119]-[.$G$2];[.E119]&lt;[.D119]+[.$G$2]);[.E119];0)" office:value-type="float" office:value="2438.37" calcext:value-type="float">
            <text:p>2438.37</text:p>
          </table:table-cell>
          <table:table-cell table:formula="of:=IF(AND([.F119]&gt;[.D119]-[.$G$2];[.F119]&lt;[.D119]+[.$G$2]);[.F119];0)" office:value-type="float" office:value="2438.69" calcext:value-type="float">
            <text:p>2438.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19.TPS</text:p>
          </table:table-cell>
          <table:table-cell office:value-type="float" office:value="2501.6" calcext:value-type="float">
            <text:p>2501.6</text:p>
          </table:table-cell>
          <table:table-cell office:value-type="float" office:value="2414.86" calcext:value-type="float">
            <text:p>2414.86</text:p>
          </table:table-cell>
          <table:table-cell office:value-type="float" office:value="2547.64" calcext:value-type="float">
            <text:p>2547.64</text:p>
          </table:table-cell>
          <table:table-cell table:formula="of:=IF(AND([.E120]&gt;[.D120]-[.$G$2];[.E120]&lt;[.D120]+[.$G$2]);[.E120];0)" office:value-type="float" office:value="2414.86" calcext:value-type="float">
            <text:p>2414.86</text:p>
          </table:table-cell>
          <table:table-cell table:formula="of:=IF(AND([.F120]&gt;[.D120]-[.$G$2];[.F120]&lt;[.D120]+[.$G$2]);[.F120];0)" office:value-type="float" office:value="2547.64" calcext:value-type="float">
            <text:p>2547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0.TPS</text:p>
          </table:table-cell>
          <table:table-cell office:value-type="float" office:value="2375.51" calcext:value-type="float">
            <text:p>2375.51</text:p>
          </table:table-cell>
          <table:table-cell office:value-type="float" office:value="2462.37" calcext:value-type="float">
            <text:p>2462.37</text:p>
          </table:table-cell>
          <table:table-cell office:value-type="float" office:value="2549.74" calcext:value-type="float">
            <text:p>2549.74</text:p>
          </table:table-cell>
          <table:table-cell table:formula="of:=IF(AND([.E121]&gt;[.D121]-[.$G$2];[.E121]&lt;[.D121]+[.$G$2]);[.E121];0)" office:value-type="float" office:value="2462.37" calcext:value-type="float">
            <text:p>2462.37</text:p>
          </table:table-cell>
          <table:table-cell table:formula="of:=IF(AND([.F121]&gt;[.D121]-[.$G$2];[.F121]&lt;[.D121]+[.$G$2]);[.F12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1.TPS</text:p>
          </table:table-cell>
          <table:table-cell office:value-type="float" office:value="2508.05" calcext:value-type="float">
            <text:p>2508.05</text:p>
          </table:table-cell>
          <table:table-cell office:value-type="float" office:value="2546.47" calcext:value-type="float">
            <text:p>2546.47</text:p>
          </table:table-cell>
          <table:table-cell office:value-type="float" office:value="2545.33" calcext:value-type="float">
            <text:p>2545.33</text:p>
          </table:table-cell>
          <table:table-cell table:formula="of:=IF(AND([.E122]&gt;[.D122]-[.$G$2];[.E122]&lt;[.D122]+[.$G$2]);[.E122];0)" office:value-type="float" office:value="2546.47" calcext:value-type="float">
            <text:p>2546.47</text:p>
          </table:table-cell>
          <table:table-cell table:formula="of:=IF(AND([.F122]&gt;[.D122]-[.$G$2];[.F122]&lt;[.D122]+[.$G$2]);[.F122];0)" office:value-type="float" office:value="2545.33" calcext:value-type="float">
            <text:p>2545.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2.TPS</text:p>
          </table:table-cell>
          <table:table-cell office:value-type="float" office:value="2496.26" calcext:value-type="float">
            <text:p>2496.26</text:p>
          </table:table-cell>
          <table:table-cell office:value-type="float" office:value="2473.59" calcext:value-type="float">
            <text:p>2473.59</text:p>
          </table:table-cell>
          <table:table-cell office:value-type="float" office:value="2515.21" calcext:value-type="float">
            <text:p>2515.21</text:p>
          </table:table-cell>
          <table:table-cell table:formula="of:=IF(AND([.E123]&gt;[.D123]-[.$G$2];[.E123]&lt;[.D123]+[.$G$2]);[.E123];0)" office:value-type="float" office:value="2473.59" calcext:value-type="float">
            <text:p>2473.59</text:p>
          </table:table-cell>
          <table:table-cell table:formula="of:=IF(AND([.F123]&gt;[.D123]-[.$G$2];[.F123]&lt;[.D123]+[.$G$2]);[.F123];0)" office:value-type="float" office:value="2515.21" calcext:value-type="float">
            <text:p>2515.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3.TPS</text:p>
          </table:table-cell>
          <table:table-cell office:value-type="float" office:value="2627.49" calcext:value-type="float">
            <text:p>2627.49</text:p>
          </table:table-cell>
          <table:table-cell office:value-type="float" office:value="2672.29" calcext:value-type="float">
            <text:p>2672.29</text:p>
          </table:table-cell>
          <table:table-cell office:value-type="float" office:value="2549.56" calcext:value-type="float">
            <text:p>2549.56</text:p>
          </table:table-cell>
          <table:table-cell table:formula="of:=IF(AND([.E124]&gt;[.D124]-[.$G$2];[.E124]&lt;[.D124]+[.$G$2]);[.E124];0)" office:value-type="float" office:value="2672.29" calcext:value-type="float">
            <text:p>2672.29</text:p>
          </table:table-cell>
          <table:table-cell table:formula="of:=IF(AND([.F124]&gt;[.D124]-[.$G$2];[.F124]&lt;[.D124]+[.$G$2]);[.F124];0)" office:value-type="float" office:value="2549.56" calcext:value-type="float">
            <text:p>2549.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4.TPS</text:p>
          </table:table-cell>
          <table:table-cell office:value-type="float" office:value="2230.81" calcext:value-type="float">
            <text:p>2230.81</text:p>
          </table:table-cell>
          <table:table-cell office:value-type="float" office:value="2453.35" calcext:value-type="float">
            <text:p>2453.35</text:p>
          </table:table-cell>
          <table:table-cell office:value-type="float" office:value="2444.37" calcext:value-type="float">
            <text:p>2444.37</text:p>
          </table:table-cell>
          <table:table-cell table:formula="of:=IF(AND([.E125]&gt;[.D125]-[.$G$2];[.E125]&lt;[.D125]+[.$G$2]);[.E125];0)" office:value-type="float" office:value="0" calcext:value-type="float">
            <text:p>0</text:p>
          </table:table-cell>
          <table:table-cell table:formula="of:=IF(AND([.F125]&gt;[.D125]-[.$G$2];[.F125]&lt;[.D125]+[.$G$2]);[.F125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5.TPS</text:p>
          </table:table-cell>
          <table:table-cell office:value-type="float" office:value="2695.3" calcext:value-type="float">
            <text:p>2695.3</text:p>
          </table:table-cell>
          <table:table-cell office:value-type="float" office:value="2597.88" calcext:value-type="float">
            <text:p>2597.88</text:p>
          </table:table-cell>
          <table:table-cell office:value-type="float" office:value="2677.89" calcext:value-type="float">
            <text:p>2677.89</text:p>
          </table:table-cell>
          <table:table-cell table:formula="of:=IF(AND([.E126]&gt;[.D126]-[.$G$2];[.E126]&lt;[.D126]+[.$G$2]);[.E126];0)" office:value-type="float" office:value="2597.88" calcext:value-type="float">
            <text:p>2597.88</text:p>
          </table:table-cell>
          <table:table-cell table:formula="of:=IF(AND([.F126]&gt;[.D126]-[.$G$2];[.F126]&lt;[.D126]+[.$G$2]);[.F126];0)" office:value-type="float" office:value="2677.89" calcext:value-type="float">
            <text:p>2677.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6.TPS</text:p>
          </table:table-cell>
          <table:table-cell office:value-type="float" office:value="2543.51" calcext:value-type="float">
            <text:p>2543.51</text:p>
          </table:table-cell>
          <table:table-cell office:value-type="float" office:value="2489.54" calcext:value-type="float">
            <text:p>2489.54</text:p>
          </table:table-cell>
          <table:table-cell office:value-type="float" office:value="2409.89" calcext:value-type="float">
            <text:p>2409.89</text:p>
          </table:table-cell>
          <table:table-cell table:formula="of:=IF(AND([.E127]&gt;[.D127]-[.$G$2];[.E127]&lt;[.D127]+[.$G$2]);[.E127];0)" office:value-type="float" office:value="2489.54" calcext:value-type="float">
            <text:p>2489.54</text:p>
          </table:table-cell>
          <table:table-cell table:formula="of:=IF(AND([.F127]&gt;[.D127]-[.$G$2];[.F127]&lt;[.D127]+[.$G$2]);[.F12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7.TPS</text:p>
          </table:table-cell>
          <table:table-cell office:value-type="float" office:value="2628.66" calcext:value-type="float">
            <text:p>2628.66</text:p>
          </table:table-cell>
          <table:table-cell office:value-type="float" office:value="2530.9" calcext:value-type="float">
            <text:p>2530.9</text:p>
          </table:table-cell>
          <table:table-cell office:value-type="float" office:value="2470.62" calcext:value-type="float">
            <text:p>2470.62</text:p>
          </table:table-cell>
          <table:table-cell table:formula="of:=IF(AND([.E128]&gt;[.D128]-[.$G$2];[.E128]&lt;[.D128]+[.$G$2]);[.E128];0)" office:value-type="float" office:value="2530.9" calcext:value-type="float">
            <text:p>2530.9</text:p>
          </table:table-cell>
          <table:table-cell table:formula="of:=IF(AND([.F128]&gt;[.D128]-[.$G$2];[.F128]&lt;[.D128]+[.$G$2]);[.F12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8.TPS</text:p>
          </table:table-cell>
          <table:table-cell office:value-type="float" office:value="2548.2" calcext:value-type="float">
            <text:p>2548.2</text:p>
          </table:table-cell>
          <table:table-cell office:value-type="float" office:value="2439.27" calcext:value-type="float">
            <text:p>2439.27</text:p>
          </table:table-cell>
          <table:table-cell office:value-type="float" office:value="2404.66" calcext:value-type="float">
            <text:p>2404.66</text:p>
          </table:table-cell>
          <table:table-cell table:formula="of:=IF(AND([.E129]&gt;[.D129]-[.$G$2];[.E129]&lt;[.D129]+[.$G$2]);[.E129];0)" office:value-type="float" office:value="2439.27" calcext:value-type="float">
            <text:p>2439.27</text:p>
          </table:table-cell>
          <table:table-cell table:formula="of:=IF(AND([.F129]&gt;[.D129]-[.$G$2];[.F129]&lt;[.D129]+[.$G$2]);[.F1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29.TPS</text:p>
          </table:table-cell>
          <table:table-cell office:value-type="float" office:value="2556.67" calcext:value-type="float">
            <text:p>2556.67</text:p>
          </table:table-cell>
          <table:table-cell office:value-type="float" office:value="2451.75" calcext:value-type="float">
            <text:p>2451.75</text:p>
          </table:table-cell>
          <table:table-cell office:value-type="float" office:value="2462.97" calcext:value-type="float">
            <text:p>2462.97</text:p>
          </table:table-cell>
          <table:table-cell table:formula="of:=IF(AND([.E130]&gt;[.D130]-[.$G$2];[.E130]&lt;[.D130]+[.$G$2]);[.E130];0)" office:value-type="float" office:value="2451.75" calcext:value-type="float">
            <text:p>2451.75</text:p>
          </table:table-cell>
          <table:table-cell table:formula="of:=IF(AND([.F130]&gt;[.D130]-[.$G$2];[.F130]&lt;[.D130]+[.$G$2]);[.F130];0)" office:value-type="float" office:value="2462.97" calcext:value-type="float">
            <text:p>2462.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0.TPS</text:p>
          </table:table-cell>
          <table:table-cell office:value-type="float" office:value="2526.4" calcext:value-type="float">
            <text:p>2526.4</text:p>
          </table:table-cell>
          <table:table-cell office:value-type="float" office:value="2523.87" calcext:value-type="float">
            <text:p>2523.87</text:p>
          </table:table-cell>
          <table:table-cell office:value-type="float" office:value="2471.21" calcext:value-type="float">
            <text:p>2471.21</text:p>
          </table:table-cell>
          <table:table-cell table:formula="of:=IF(AND([.E131]&gt;[.D131]-[.$G$2];[.E131]&lt;[.D131]+[.$G$2]);[.E131];0)" office:value-type="float" office:value="2523.87" calcext:value-type="float">
            <text:p>2523.87</text:p>
          </table:table-cell>
          <table:table-cell table:formula="of:=IF(AND([.F131]&gt;[.D131]-[.$G$2];[.F131]&lt;[.D131]+[.$G$2]);[.F131];0)" office:value-type="float" office:value="2471.21" calcext:value-type="float">
            <text:p>2471.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1.TPS</text:p>
          </table:table-cell>
          <table:table-cell office:value-type="float" office:value="2521.4" calcext:value-type="float">
            <text:p>2521.4</text:p>
          </table:table-cell>
          <table:table-cell office:value-type="float" office:value="2618.36" calcext:value-type="float">
            <text:p>2618.36</text:p>
          </table:table-cell>
          <table:table-cell office:value-type="float" office:value="2638.21" calcext:value-type="float">
            <text:p>2638.21</text:p>
          </table:table-cell>
          <table:table-cell table:formula="of:=IF(AND([.E132]&gt;[.D132]-[.$G$2];[.E132]&lt;[.D132]+[.$G$2]);[.E132];0)" office:value-type="float" office:value="2618.36" calcext:value-type="float">
            <text:p>2618.36</text:p>
          </table:table-cell>
          <table:table-cell table:formula="of:=IF(AND([.F132]&gt;[.D132]-[.$G$2];[.F132]&lt;[.D132]+[.$G$2]);[.F132];0)" office:value-type="float" office:value="2638.21" calcext:value-type="float">
            <text:p>2638.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2.TPS</text:p>
          </table:table-cell>
          <table:table-cell office:value-type="float" office:value="2388.98" calcext:value-type="float">
            <text:p>2388.98</text:p>
          </table:table-cell>
          <table:table-cell office:value-type="float" office:value="2553.84" calcext:value-type="float">
            <text:p>2553.84</text:p>
          </table:table-cell>
          <table:table-cell office:value-type="float" office:value="2553.26" calcext:value-type="float">
            <text:p>2553.26</text:p>
          </table:table-cell>
          <table:table-cell table:formula="of:=IF(AND([.E133]&gt;[.D133]-[.$G$2];[.E133]&lt;[.D133]+[.$G$2]);[.E133];0)" office:value-type="float" office:value="0" calcext:value-type="float">
            <text:p>0</text:p>
          </table:table-cell>
          <table:table-cell table:formula="of:=IF(AND([.F133]&gt;[.D133]-[.$G$2];[.F133]&lt;[.D133]+[.$G$2]);[.F13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3.TPS</text:p>
          </table:table-cell>
          <table:table-cell office:value-type="float" office:value="2342.99" calcext:value-type="float">
            <text:p>2342.99</text:p>
          </table:table-cell>
          <table:table-cell office:value-type="float" office:value="2532.66" calcext:value-type="float">
            <text:p>2532.66</text:p>
          </table:table-cell>
          <table:table-cell office:value-type="float" office:value="2420.51" calcext:value-type="float">
            <text:p>2420.51</text:p>
          </table:table-cell>
          <table:table-cell table:formula="of:=IF(AND([.E134]&gt;[.D134]-[.$G$2];[.E134]&lt;[.D134]+[.$G$2]);[.E134];0)" office:value-type="float" office:value="0" calcext:value-type="float">
            <text:p>0</text:p>
          </table:table-cell>
          <table:table-cell table:formula="of:=IF(AND([.F134]&gt;[.D134]-[.$G$2];[.F134]&lt;[.D134]+[.$G$2]);[.F134];0)" office:value-type="float" office:value="2420.51" calcext:value-type="float">
            <text:p>2420.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4.TPS</text:p>
          </table:table-cell>
          <table:table-cell office:value-type="float" office:value="2469.18" calcext:value-type="float">
            <text:p>2469.18</text:p>
          </table:table-cell>
          <table:table-cell office:value-type="float" office:value="2601.77" calcext:value-type="float">
            <text:p>2601.77</text:p>
          </table:table-cell>
          <table:table-cell office:value-type="float" office:value="2554.4" calcext:value-type="float">
            <text:p>2554.4</text:p>
          </table:table-cell>
          <table:table-cell table:formula="of:=IF(AND([.E135]&gt;[.D135]-[.$G$2];[.E135]&lt;[.D135]+[.$G$2]);[.E135];0)" office:value-type="float" office:value="0" calcext:value-type="float">
            <text:p>0</text:p>
          </table:table-cell>
          <table:table-cell table:formula="of:=IF(AND([.F135]&gt;[.D135]-[.$G$2];[.F135]&lt;[.D135]+[.$G$2]);[.F135];0)" office:value-type="float" office:value="2554.4" calcext:value-type="float">
            <text:p>2554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5.TPS</text:p>
          </table:table-cell>
          <table:table-cell office:value-type="float" office:value="2447.4" calcext:value-type="float">
            <text:p>2447.4</text:p>
          </table:table-cell>
          <table:table-cell office:value-type="float" office:value="2351.06" calcext:value-type="float">
            <text:p>2351.06</text:p>
          </table:table-cell>
          <table:table-cell office:value-type="float" office:value="2409.01" calcext:value-type="float">
            <text:p>2409.01</text:p>
          </table:table-cell>
          <table:table-cell table:formula="of:=IF(AND([.E136]&gt;[.D136]-[.$G$2];[.E136]&lt;[.D136]+[.$G$2]);[.E136];0)" office:value-type="float" office:value="2351.06" calcext:value-type="float">
            <text:p>2351.06</text:p>
          </table:table-cell>
          <table:table-cell table:formula="of:=IF(AND([.F136]&gt;[.D136]-[.$G$2];[.F136]&lt;[.D136]+[.$G$2]);[.F136];0)" office:value-type="float" office:value="2409.01" calcext:value-type="float">
            <text:p>2409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6.TPS</text:p>
          </table:table-cell>
          <table:table-cell office:value-type="float" office:value="2513.91" calcext:value-type="float">
            <text:p>2513.91</text:p>
          </table:table-cell>
          <table:table-cell office:value-type="float" office:value="2518.83" calcext:value-type="float">
            <text:p>2518.83</text:p>
          </table:table-cell>
          <table:table-cell office:value-type="float" office:value="2534.76" calcext:value-type="float">
            <text:p>2534.76</text:p>
          </table:table-cell>
          <table:table-cell table:formula="of:=IF(AND([.E137]&gt;[.D137]-[.$G$2];[.E137]&lt;[.D137]+[.$G$2]);[.E137];0)" office:value-type="float" office:value="2518.83" calcext:value-type="float">
            <text:p>2518.83</text:p>
          </table:table-cell>
          <table:table-cell table:formula="of:=IF(AND([.F137]&gt;[.D137]-[.$G$2];[.F137]&lt;[.D137]+[.$G$2]);[.F137];0)" office:value-type="float" office:value="2534.76" calcext:value-type="float">
            <text:p>2534.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7.TPS</text:p>
          </table:table-cell>
          <table:table-cell office:value-type="float" office:value="2666.06" calcext:value-type="float">
            <text:p>2666.06</text:p>
          </table:table-cell>
          <table:table-cell office:value-type="float" office:value="2597.37" calcext:value-type="float">
            <text:p>2597.37</text:p>
          </table:table-cell>
          <table:table-cell office:value-type="float" office:value="2665.44" calcext:value-type="float">
            <text:p>2665.44</text:p>
          </table:table-cell>
          <table:table-cell table:formula="of:=IF(AND([.E138]&gt;[.D138]-[.$G$2];[.E138]&lt;[.D138]+[.$G$2]);[.E138];0)" office:value-type="float" office:value="2597.37" calcext:value-type="float">
            <text:p>2597.37</text:p>
          </table:table-cell>
          <table:table-cell table:formula="of:=IF(AND([.F138]&gt;[.D138]-[.$G$2];[.F138]&lt;[.D138]+[.$G$2]);[.F138];0)" office:value-type="float" office:value="2665.44" calcext:value-type="float">
            <text:p>2665.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8.TPS</text:p>
          </table:table-cell>
          <table:table-cell office:value-type="float" office:value="2433.27" calcext:value-type="float">
            <text:p>2433.27</text:p>
          </table:table-cell>
          <table:table-cell office:value-type="float" office:value="2489.56" calcext:value-type="float">
            <text:p>2489.56</text:p>
          </table:table-cell>
          <table:table-cell office:value-type="float" office:value="2459.87" calcext:value-type="float">
            <text:p>2459.87</text:p>
          </table:table-cell>
          <table:table-cell table:formula="of:=IF(AND([.E139]&gt;[.D139]-[.$G$2];[.E139]&lt;[.D139]+[.$G$2]);[.E139];0)" office:value-type="float" office:value="2489.56" calcext:value-type="float">
            <text:p>2489.56</text:p>
          </table:table-cell>
          <table:table-cell table:formula="of:=IF(AND([.F139]&gt;[.D139]-[.$G$2];[.F139]&lt;[.D139]+[.$G$2]);[.F139];0)" office:value-type="float" office:value="2459.87" calcext:value-type="float">
            <text:p>2459.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39.TPS</text:p>
          </table:table-cell>
          <table:table-cell office:value-type="float" office:value="2650.25" calcext:value-type="float">
            <text:p>2650.25</text:p>
          </table:table-cell>
          <table:table-cell office:value-type="float" office:value="2627.59" calcext:value-type="float">
            <text:p>2627.59</text:p>
          </table:table-cell>
          <table:table-cell office:value-type="float" office:value="2576.81" calcext:value-type="float">
            <text:p>2576.81</text:p>
          </table:table-cell>
          <table:table-cell table:formula="of:=IF(AND([.E140]&gt;[.D140]-[.$G$2];[.E140]&lt;[.D140]+[.$G$2]);[.E140];0)" office:value-type="float" office:value="2627.59" calcext:value-type="float">
            <text:p>2627.59</text:p>
          </table:table-cell>
          <table:table-cell table:formula="of:=IF(AND([.F140]&gt;[.D140]-[.$G$2];[.F140]&lt;[.D140]+[.$G$2]);[.F140];0)" office:value-type="float" office:value="2576.81" calcext:value-type="float">
            <text:p>2576.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0.TPS</text:p>
          </table:table-cell>
          <table:table-cell office:value-type="float" office:value="2420.34" calcext:value-type="float">
            <text:p>2420.34</text:p>
          </table:table-cell>
          <table:table-cell office:value-type="float" office:value="2474.82" calcext:value-type="float">
            <text:p>2474.82</text:p>
          </table:table-cell>
          <table:table-cell office:value-type="float" office:value="2437.54" calcext:value-type="float">
            <text:p>2437.54</text:p>
          </table:table-cell>
          <table:table-cell table:formula="of:=IF(AND([.E141]&gt;[.D141]-[.$G$2];[.E141]&lt;[.D141]+[.$G$2]);[.E141];0)" office:value-type="float" office:value="2474.82" calcext:value-type="float">
            <text:p>2474.82</text:p>
          </table:table-cell>
          <table:table-cell table:formula="of:=IF(AND([.F141]&gt;[.D141]-[.$G$2];[.F141]&lt;[.D141]+[.$G$2]);[.F141];0)" office:value-type="float" office:value="2437.54" calcext:value-type="float">
            <text:p>2437.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1.TPS</text:p>
          </table:table-cell>
          <table:table-cell office:value-type="float" office:value="2629.46" calcext:value-type="float">
            <text:p>2629.46</text:p>
          </table:table-cell>
          <table:table-cell office:value-type="float" office:value="2479.31" calcext:value-type="float">
            <text:p>2479.31</text:p>
          </table:table-cell>
          <table:table-cell office:value-type="float" office:value="2551.9" calcext:value-type="float">
            <text:p>2551.9</text:p>
          </table:table-cell>
          <table:table-cell table:formula="of:=IF(AND([.E142]&gt;[.D142]-[.$G$2];[.E142]&lt;[.D142]+[.$G$2]);[.E142];0)" office:value-type="float" office:value="0" calcext:value-type="float">
            <text:p>0</text:p>
          </table:table-cell>
          <table:table-cell table:formula="of:=IF(AND([.F142]&gt;[.D142]-[.$G$2];[.F142]&lt;[.D142]+[.$G$2]);[.F142];0)" office:value-type="float" office:value="2551.9" calcext:value-type="float">
            <text:p>2551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2.TPS</text:p>
          </table:table-cell>
          <table:table-cell office:value-type="float" office:value="2541.17" calcext:value-type="float">
            <text:p>2541.17</text:p>
          </table:table-cell>
          <table:table-cell office:value-type="float" office:value="2428.19" calcext:value-type="float">
            <text:p>2428.19</text:p>
          </table:table-cell>
          <table:table-cell office:value-type="float" office:value="2442.26" calcext:value-type="float">
            <text:p>2442.26</text:p>
          </table:table-cell>
          <table:table-cell table:formula="of:=IF(AND([.E143]&gt;[.D143]-[.$G$2];[.E143]&lt;[.D143]+[.$G$2]);[.E143];0)" office:value-type="float" office:value="2428.19" calcext:value-type="float">
            <text:p>2428.19</text:p>
          </table:table-cell>
          <table:table-cell table:formula="of:=IF(AND([.F143]&gt;[.D143]-[.$G$2];[.F143]&lt;[.D143]+[.$G$2]);[.F143];0)" office:value-type="float" office:value="2442.26" calcext:value-type="float">
            <text:p>2442.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3.TPS</text:p>
          </table:table-cell>
          <table:table-cell office:value-type="float" office:value="2582.95" calcext:value-type="float">
            <text:p>2582.95</text:p>
          </table:table-cell>
          <table:table-cell office:value-type="float" office:value="2590.11" calcext:value-type="float">
            <text:p>2590.11</text:p>
          </table:table-cell>
          <table:table-cell office:value-type="float" office:value="2571.6" calcext:value-type="float">
            <text:p>2571.6</text:p>
          </table:table-cell>
          <table:table-cell table:formula="of:=IF(AND([.E144]&gt;[.D144]-[.$G$2];[.E144]&lt;[.D144]+[.$G$2]);[.E144];0)" office:value-type="float" office:value="2590.11" calcext:value-type="float">
            <text:p>2590.11</text:p>
          </table:table-cell>
          <table:table-cell table:formula="of:=IF(AND([.F144]&gt;[.D144]-[.$G$2];[.F144]&lt;[.D144]+[.$G$2]);[.F144];0)" office:value-type="float" office:value="2571.6" calcext:value-type="float">
            <text:p>2571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4.TPS</text:p>
          </table:table-cell>
          <table:table-cell office:value-type="float" office:value="2322.86" calcext:value-type="float">
            <text:p>2322.86</text:p>
          </table:table-cell>
          <table:table-cell office:value-type="float" office:value="2400.53" calcext:value-type="float">
            <text:p>2400.53</text:p>
          </table:table-cell>
          <table:table-cell office:value-type="float" office:value="2351.05" calcext:value-type="float">
            <text:p>2351.05</text:p>
          </table:table-cell>
          <table:table-cell table:formula="of:=IF(AND([.E145]&gt;[.D145]-[.$G$2];[.E145]&lt;[.D145]+[.$G$2]);[.E145];0)" office:value-type="float" office:value="2400.53" calcext:value-type="float">
            <text:p>2400.53</text:p>
          </table:table-cell>
          <table:table-cell table:formula="of:=IF(AND([.F145]&gt;[.D145]-[.$G$2];[.F145]&lt;[.D145]+[.$G$2]);[.F145];0)" office:value-type="float" office:value="2351.05" calcext:value-type="float">
            <text:p>2351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5.TPS</text:p>
          </table:table-cell>
          <table:table-cell office:value-type="float" office:value="2183.91" calcext:value-type="float">
            <text:p>2183.91</text:p>
          </table:table-cell>
          <table:table-cell office:value-type="float" office:value="2415.78" calcext:value-type="float">
            <text:p>2415.78</text:p>
          </table:table-cell>
          <table:table-cell office:value-type="float" office:value="2443.61" calcext:value-type="float">
            <text:p>2443.61</text:p>
          </table:table-cell>
          <table:table-cell table:formula="of:=IF(AND([.E146]&gt;[.D146]-[.$G$2];[.E146]&lt;[.D146]+[.$G$2]);[.E146];0)" office:value-type="float" office:value="0" calcext:value-type="float">
            <text:p>0</text:p>
          </table:table-cell>
          <table:table-cell table:formula="of:=IF(AND([.F146]&gt;[.D146]-[.$G$2];[.F146]&lt;[.D146]+[.$G$2]);[.F14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8.TPS</text:p>
          </table:table-cell>
          <table:table-cell office:value-type="float" office:value="2542.04" calcext:value-type="float">
            <text:p>2542.04</text:p>
          </table:table-cell>
          <table:table-cell office:value-type="float" office:value="2526.62" calcext:value-type="float">
            <text:p>2526.62</text:p>
          </table:table-cell>
          <table:table-cell office:value-type="float" office:value="2570.74" calcext:value-type="float">
            <text:p>2570.74</text:p>
          </table:table-cell>
          <table:table-cell table:formula="of:=IF(AND([.E147]&gt;[.D147]-[.$G$2];[.E147]&lt;[.D147]+[.$G$2]);[.E147];0)" office:value-type="float" office:value="2526.62" calcext:value-type="float">
            <text:p>2526.62</text:p>
          </table:table-cell>
          <table:table-cell table:formula="of:=IF(AND([.F147]&gt;[.D147]-[.$G$2];[.F147]&lt;[.D147]+[.$G$2]);[.F147];0)" office:value-type="float" office:value="2570.74" calcext:value-type="float">
            <text:p>2570.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49.TPS</text:p>
          </table:table-cell>
          <table:table-cell office:value-type="float" office:value="2576.27" calcext:value-type="float">
            <text:p>2576.27</text:p>
          </table:table-cell>
          <table:table-cell office:value-type="float" office:value="2508.67" calcext:value-type="float">
            <text:p>2508.67</text:p>
          </table:table-cell>
          <table:table-cell office:value-type="float" office:value="2502.05" calcext:value-type="float">
            <text:p>2502.05</text:p>
          </table:table-cell>
          <table:table-cell table:formula="of:=IF(AND([.E148]&gt;[.D148]-[.$G$2];[.E148]&lt;[.D148]+[.$G$2]);[.E148];0)" office:value-type="float" office:value="2508.67" calcext:value-type="float">
            <text:p>2508.67</text:p>
          </table:table-cell>
          <table:table-cell table:formula="of:=IF(AND([.F148]&gt;[.D148]-[.$G$2];[.F148]&lt;[.D148]+[.$G$2]);[.F148];0)" office:value-type="float" office:value="2502.05" calcext:value-type="float">
            <text:p>2502.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0.TPS</text:p>
          </table:table-cell>
          <table:table-cell office:value-type="float" office:value="2227.99" calcext:value-type="float">
            <text:p>2227.99</text:p>
          </table:table-cell>
          <table:table-cell office:value-type="float" office:value="2473.38" calcext:value-type="float">
            <text:p>2473.38</text:p>
          </table:table-cell>
          <table:table-cell office:value-type="float" office:value="2450.74" calcext:value-type="float">
            <text:p>2450.74</text:p>
          </table:table-cell>
          <table:table-cell table:formula="of:=IF(AND([.E149]&gt;[.D149]-[.$G$2];[.E149]&lt;[.D149]+[.$G$2]);[.E149];0)" office:value-type="float" office:value="0" calcext:value-type="float">
            <text:p>0</text:p>
          </table:table-cell>
          <table:table-cell table:formula="of:=IF(AND([.F149]&gt;[.D149]-[.$G$2];[.F149]&lt;[.D149]+[.$G$2]);[.F14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1.TPS</text:p>
          </table:table-cell>
          <table:table-cell office:value-type="float" office:value="2487.82" calcext:value-type="float">
            <text:p>2487.82</text:p>
          </table:table-cell>
          <table:table-cell office:value-type="float" office:value="2467.57" calcext:value-type="float">
            <text:p>2467.57</text:p>
          </table:table-cell>
          <table:table-cell office:value-type="float" office:value="2610.63" calcext:value-type="float">
            <text:p>2610.63</text:p>
          </table:table-cell>
          <table:table-cell table:formula="of:=IF(AND([.E150]&gt;[.D150]-[.$G$2];[.E150]&lt;[.D150]+[.$G$2]);[.E150];0)" office:value-type="float" office:value="2467.57" calcext:value-type="float">
            <text:p>2467.57</text:p>
          </table:table-cell>
          <table:table-cell table:formula="of:=IF(AND([.F150]&gt;[.D150]-[.$G$2];[.F150]&lt;[.D150]+[.$G$2]);[.F15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2.TPS</text:p>
          </table:table-cell>
          <table:table-cell office:value-type="float" office:value="2195.68" calcext:value-type="float">
            <text:p>2195.68</text:p>
          </table:table-cell>
          <table:table-cell office:value-type="float" office:value="2526.13" calcext:value-type="float">
            <text:p>2526.13</text:p>
          </table:table-cell>
          <table:table-cell office:value-type="float" office:value="2491.38" calcext:value-type="float">
            <text:p>2491.38</text:p>
          </table:table-cell>
          <table:table-cell table:formula="of:=IF(AND([.E151]&gt;[.D151]-[.$G$2];[.E151]&lt;[.D151]+[.$G$2]);[.E151];0)" office:value-type="float" office:value="0" calcext:value-type="float">
            <text:p>0</text:p>
          </table:table-cell>
          <table:table-cell table:formula="of:=IF(AND([.F151]&gt;[.D151]-[.$G$2];[.F151]&lt;[.D151]+[.$G$2]);[.F15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3.TPS</text:p>
          </table:table-cell>
          <table:table-cell office:value-type="float" office:value="2447.53" calcext:value-type="float">
            <text:p>2447.53</text:p>
          </table:table-cell>
          <table:table-cell office:value-type="float" office:value="2521.73" calcext:value-type="float">
            <text:p>2521.73</text:p>
          </table:table-cell>
          <table:table-cell office:value-type="float" office:value="2532.13" calcext:value-type="float">
            <text:p>2532.13</text:p>
          </table:table-cell>
          <table:table-cell table:formula="of:=IF(AND([.E152]&gt;[.D152]-[.$G$2];[.E152]&lt;[.D152]+[.$G$2]);[.E152];0)" office:value-type="float" office:value="2521.73" calcext:value-type="float">
            <text:p>2521.73</text:p>
          </table:table-cell>
          <table:table-cell table:formula="of:=IF(AND([.F152]&gt;[.D152]-[.$G$2];[.F152]&lt;[.D152]+[.$G$2]);[.F152];0)" office:value-type="float" office:value="2532.13" calcext:value-type="float">
            <text:p>2532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4.TPS</text:p>
          </table:table-cell>
          <table:table-cell office:value-type="float" office:value="2595.04" calcext:value-type="float">
            <text:p>2595.04</text:p>
          </table:table-cell>
          <table:table-cell office:value-type="float" office:value="2343.05" calcext:value-type="float">
            <text:p>2343.05</text:p>
          </table:table-cell>
          <table:table-cell office:value-type="float" office:value="2484.58" calcext:value-type="float">
            <text:p>2484.58</text:p>
          </table:table-cell>
          <table:table-cell table:formula="of:=IF(AND([.E153]&gt;[.D153]-[.$G$2];[.E153]&lt;[.D153]+[.$G$2]);[.E153];0)" office:value-type="float" office:value="0" calcext:value-type="float">
            <text:p>0</text:p>
          </table:table-cell>
          <table:table-cell table:formula="of:=IF(AND([.F153]&gt;[.D153]-[.$G$2];[.F153]&lt;[.D153]+[.$G$2]);[.F153];0)" office:value-type="float" office:value="2484.58" calcext:value-type="float">
            <text:p>2484.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5.TPS</text:p>
          </table:table-cell>
          <table:table-cell office:value-type="float" office:value="2832.28" calcext:value-type="float">
            <text:p>2832.28</text:p>
          </table:table-cell>
          <table:table-cell office:value-type="float" office:value="2471.27" calcext:value-type="float">
            <text:p>2471.27</text:p>
          </table:table-cell>
          <table:table-cell office:value-type="float" office:value="2485.01" calcext:value-type="float">
            <text:p>2485.01</text:p>
          </table:table-cell>
          <table:table-cell table:formula="of:=IF(AND([.E154]&gt;[.D154]-[.$G$2];[.E154]&lt;[.D154]+[.$G$2]);[.E154];0)" office:value-type="float" office:value="0" calcext:value-type="float">
            <text:p>0</text:p>
          </table:table-cell>
          <table:table-cell table:formula="of:=IF(AND([.F154]&gt;[.D154]-[.$G$2];[.F154]&lt;[.D154]+[.$G$2]);[.F15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6.TPS</text:p>
          </table:table-cell>
          <table:table-cell office:value-type="float" office:value="2580.08" calcext:value-type="float">
            <text:p>2580.08</text:p>
          </table:table-cell>
          <table:table-cell office:value-type="float" office:value="2447.09" calcext:value-type="float">
            <text:p>2447.09</text:p>
          </table:table-cell>
          <table:table-cell office:value-type="float" office:value="2446.46" calcext:value-type="float">
            <text:p>2446.46</text:p>
          </table:table-cell>
          <table:table-cell table:formula="of:=IF(AND([.E155]&gt;[.D155]-[.$G$2];[.E155]&lt;[.D155]+[.$G$2]);[.E155];0)" office:value-type="float" office:value="0" calcext:value-type="float">
            <text:p>0</text:p>
          </table:table-cell>
          <table:table-cell table:formula="of:=IF(AND([.F155]&gt;[.D155]-[.$G$2];[.F155]&lt;[.D155]+[.$G$2]);[.F155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7.TPS</text:p>
          </table:table-cell>
          <table:table-cell office:value-type="float" office:value="2393.99" calcext:value-type="float">
            <text:p>2393.99</text:p>
          </table:table-cell>
          <table:table-cell office:value-type="float" office:value="2709.28" calcext:value-type="float">
            <text:p>2709.28</text:p>
          </table:table-cell>
          <table:table-cell office:value-type="float" office:value="2638.6" calcext:value-type="float">
            <text:p>2638.6</text:p>
          </table:table-cell>
          <table:table-cell table:formula="of:=IF(AND([.E156]&gt;[.D156]-[.$G$2];[.E156]&lt;[.D156]+[.$G$2]);[.E156];0)" office:value-type="float" office:value="0" calcext:value-type="float">
            <text:p>0</text:p>
          </table:table-cell>
          <table:table-cell table:formula="of:=IF(AND([.F156]&gt;[.D156]-[.$G$2];[.F156]&lt;[.D156]+[.$G$2]);[.F15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8.TPS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548.63" calcext:value-type="float">
            <text:p>2548.63</text:p>
          </table:table-cell>
          <table:table-cell office:value-type="float" office:value="2589.3" calcext:value-type="float">
            <text:p>2589.3</text:p>
          </table:table-cell>
          <table:table-cell table:formula="of:=IF(AND([.E157]&gt;[.D157]-[.$G$2];[.E157]&lt;[.D157]+[.$G$2]);[.E157];0)" office:value-type="float" office:value="2548.63" calcext:value-type="float">
            <text:p>2548.63</text:p>
          </table:table-cell>
          <table:table-cell table:formula="of:=IF(AND([.F157]&gt;[.D157]-[.$G$2];[.F157]&lt;[.D157]+[.$G$2]);[.F157];0)" office:value-type="float" office:value="2589.3" calcext:value-type="float">
            <text:p>2589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59.TPS</text:p>
          </table:table-cell>
          <table:table-cell office:value-type="float" office:value="2594.97" calcext:value-type="float">
            <text:p>2594.97</text:p>
          </table:table-cell>
          <table:table-cell office:value-type="float" office:value="2499.04" calcext:value-type="float">
            <text:p>2499.04</text:p>
          </table:table-cell>
          <table:table-cell office:value-type="float" office:value="2492.4" calcext:value-type="float">
            <text:p>2492.4</text:p>
          </table:table-cell>
          <table:table-cell table:formula="of:=IF(AND([.E158]&gt;[.D158]-[.$G$2];[.E158]&lt;[.D158]+[.$G$2]);[.E158];0)" office:value-type="float" office:value="2499.04" calcext:value-type="float">
            <text:p>2499.04</text:p>
          </table:table-cell>
          <table:table-cell table:formula="of:=IF(AND([.F158]&gt;[.D158]-[.$G$2];[.F158]&lt;[.D158]+[.$G$2]);[.F158];0)" office:value-type="float" office:value="2492.4" calcext:value-type="float">
            <text:p>2492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0.TPS</text:p>
          </table:table-cell>
          <table:table-cell office:value-type="float" office:value="2372.68" calcext:value-type="float">
            <text:p>2372.68</text:p>
          </table:table-cell>
          <table:table-cell office:value-type="float" office:value="2433.27" calcext:value-type="float">
            <text:p>2433.27</text:p>
          </table:table-cell>
          <table:table-cell office:value-type="float" office:value="2359.31" calcext:value-type="float">
            <text:p>2359.31</text:p>
          </table:table-cell>
          <table:table-cell table:formula="of:=IF(AND([.E159]&gt;[.D159]-[.$G$2];[.E159]&lt;[.D159]+[.$G$2]);[.E159];0)" office:value-type="float" office:value="2433.27" calcext:value-type="float">
            <text:p>2433.27</text:p>
          </table:table-cell>
          <table:table-cell table:formula="of:=IF(AND([.F159]&gt;[.D159]-[.$G$2];[.F159]&lt;[.D159]+[.$G$2]);[.F159];0)" office:value-type="float" office:value="2359.31" calcext:value-type="float">
            <text:p>2359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1.TPS</text:p>
          </table:table-cell>
          <table:table-cell office:value-type="float" office:value="2613.43" calcext:value-type="float">
            <text:p>2613.43</text:p>
          </table:table-cell>
          <table:table-cell office:value-type="float" office:value="2529.46" calcext:value-type="float">
            <text:p>2529.46</text:p>
          </table:table-cell>
          <table:table-cell office:value-type="float" office:value="2459.1" calcext:value-type="float">
            <text:p>2459.1</text:p>
          </table:table-cell>
          <table:table-cell table:formula="of:=IF(AND([.E160]&gt;[.D160]-[.$G$2];[.E160]&lt;[.D160]+[.$G$2]);[.E160];0)" office:value-type="float" office:value="2529.46" calcext:value-type="float">
            <text:p>2529.46</text:p>
          </table:table-cell>
          <table:table-cell table:formula="of:=IF(AND([.F160]&gt;[.D160]-[.$G$2];[.F160]&lt;[.D160]+[.$G$2]);[.F16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2.TPS</text:p>
          </table:table-cell>
          <table:table-cell office:value-type="float" office:value="2650.52" calcext:value-type="float">
            <text:p>2650.52</text:p>
          </table:table-cell>
          <table:table-cell office:value-type="float" office:value="2609.74" calcext:value-type="float">
            <text:p>2609.74</text:p>
          </table:table-cell>
          <table:table-cell office:value-type="float" office:value="2603.47" calcext:value-type="float">
            <text:p>2603.47</text:p>
          </table:table-cell>
          <table:table-cell table:formula="of:=IF(AND([.E161]&gt;[.D161]-[.$G$2];[.E161]&lt;[.D161]+[.$G$2]);[.E161];0)" office:value-type="float" office:value="2609.74" calcext:value-type="float">
            <text:p>2609.74</text:p>
          </table:table-cell>
          <table:table-cell table:formula="of:=IF(AND([.F161]&gt;[.D161]-[.$G$2];[.F161]&lt;[.D161]+[.$G$2]);[.F161];0)" office:value-type="float" office:value="2603.47" calcext:value-type="float">
            <text:p>2603.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3.TPS</text:p>
          </table:table-cell>
          <table:table-cell office:value-type="float" office:value="2752.97" calcext:value-type="float">
            <text:p>2752.97</text:p>
          </table:table-cell>
          <table:table-cell office:value-type="float" office:value="2603.23" calcext:value-type="float">
            <text:p>2603.23</text:p>
          </table:table-cell>
          <table:table-cell office:value-type="float" office:value="2649.16" calcext:value-type="float">
            <text:p>2649.16</text:p>
          </table:table-cell>
          <table:table-cell table:formula="of:=IF(AND([.E162]&gt;[.D162]-[.$G$2];[.E162]&lt;[.D162]+[.$G$2]);[.E162];0)" office:value-type="float" office:value="0" calcext:value-type="float">
            <text:p>0</text:p>
          </table:table-cell>
          <table:table-cell table:formula="of:=IF(AND([.F162]&gt;[.D162]-[.$G$2];[.F162]&lt;[.D162]+[.$G$2]);[.F162];0)" office:value-type="float" office:value="2649.16" calcext:value-type="float">
            <text:p>2649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4.TPS</text:p>
          </table:table-cell>
          <table:table-cell office:value-type="float" office:value="2525.11" calcext:value-type="float">
            <text:p>2525.11</text:p>
          </table:table-cell>
          <table:table-cell office:value-type="float" office:value="2591.9" calcext:value-type="float">
            <text:p>2591.9</text:p>
          </table:table-cell>
          <table:table-cell office:value-type="float" office:value="2580.24" calcext:value-type="float">
            <text:p>2580.24</text:p>
          </table:table-cell>
          <table:table-cell table:formula="of:=IF(AND([.E163]&gt;[.D163]-[.$G$2];[.E163]&lt;[.D163]+[.$G$2]);[.E163];0)" office:value-type="float" office:value="2591.9" calcext:value-type="float">
            <text:p>2591.9</text:p>
          </table:table-cell>
          <table:table-cell table:formula="of:=IF(AND([.F163]&gt;[.D163]-[.$G$2];[.F163]&lt;[.D163]+[.$G$2]);[.F163];0)" office:value-type="float" office:value="2580.24" calcext:value-type="float">
            <text:p>2580.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5.TPS</text:p>
          </table:table-cell>
          <table:table-cell office:value-type="float" office:value="2593.01" calcext:value-type="float">
            <text:p>2593.01</text:p>
          </table:table-cell>
          <table:table-cell office:value-type="float" office:value="2466.35" calcext:value-type="float">
            <text:p>2466.35</text:p>
          </table:table-cell>
          <table:table-cell office:value-type="float" office:value="2592.34" calcext:value-type="float">
            <text:p>2592.34</text:p>
          </table:table-cell>
          <table:table-cell table:formula="of:=IF(AND([.E164]&gt;[.D164]-[.$G$2];[.E164]&lt;[.D164]+[.$G$2]);[.E164];0)" office:value-type="float" office:value="0" calcext:value-type="float">
            <text:p>0</text:p>
          </table:table-cell>
          <table:table-cell table:formula="of:=IF(AND([.F164]&gt;[.D164]-[.$G$2];[.F164]&lt;[.D164]+[.$G$2]);[.F164];0)" office:value-type="float" office:value="2592.34" calcext:value-type="float">
            <text:p>2592.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6.TPS</text:p>
          </table:table-cell>
          <table:table-cell office:value-type="float" office:value="2576.2" calcext:value-type="float">
            <text:p>2576.2</text:p>
          </table:table-cell>
          <table:table-cell office:value-type="float" office:value="2563.32" calcext:value-type="float">
            <text:p>2563.32</text:p>
          </table:table-cell>
          <table:table-cell office:value-type="float" office:value="2512.02" calcext:value-type="float">
            <text:p>2512.02</text:p>
          </table:table-cell>
          <table:table-cell table:formula="of:=IF(AND([.E165]&gt;[.D165]-[.$G$2];[.E165]&lt;[.D165]+[.$G$2]);[.E165];0)" office:value-type="float" office:value="2563.32" calcext:value-type="float">
            <text:p>2563.32</text:p>
          </table:table-cell>
          <table:table-cell table:formula="of:=IF(AND([.F165]&gt;[.D165]-[.$G$2];[.F165]&lt;[.D165]+[.$G$2]);[.F165];0)" office:value-type="float" office:value="2512.02" calcext:value-type="float">
            <text:p>2512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7.TPS</text:p>
          </table:table-cell>
          <table:table-cell office:value-type="float" office:value="2730.55" calcext:value-type="float">
            <text:p>2730.55</text:p>
          </table:table-cell>
          <table:table-cell office:value-type="float" office:value="2595.93" calcext:value-type="float">
            <text:p>2595.93</text:p>
          </table:table-cell>
          <table:table-cell office:value-type="float" office:value="2677.49" calcext:value-type="float">
            <text:p>2677.49</text:p>
          </table:table-cell>
          <table:table-cell table:formula="of:=IF(AND([.E166]&gt;[.D166]-[.$G$2];[.E166]&lt;[.D166]+[.$G$2]);[.E166];0)" office:value-type="float" office:value="0" calcext:value-type="float">
            <text:p>0</text:p>
          </table:table-cell>
          <table:table-cell table:formula="of:=IF(AND([.F166]&gt;[.D166]-[.$G$2];[.F166]&lt;[.D166]+[.$G$2]);[.F166];0)" office:value-type="float" office:value="2677.49" calcext:value-type="float">
            <text:p>2677.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8.TPS</text:p>
          </table:table-cell>
          <table:table-cell office:value-type="float" office:value="2522.77" calcext:value-type="float">
            <text:p>2522.77</text:p>
          </table:table-cell>
          <table:table-cell office:value-type="float" office:value="2546.8" calcext:value-type="float">
            <text:p>2546.8</text:p>
          </table:table-cell>
          <table:table-cell office:value-type="float" office:value="2506.3" calcext:value-type="float">
            <text:p>2506.3</text:p>
          </table:table-cell>
          <table:table-cell table:formula="of:=IF(AND([.E167]&gt;[.D167]-[.$G$2];[.E167]&lt;[.D167]+[.$G$2]);[.E167];0)" office:value-type="float" office:value="2546.8" calcext:value-type="float">
            <text:p>2546.8</text:p>
          </table:table-cell>
          <table:table-cell table:formula="of:=IF(AND([.F167]&gt;[.D167]-[.$G$2];[.F167]&lt;[.D167]+[.$G$2]);[.F167];0)" office:value-type="float" office:value="2506.3" calcext:value-type="float">
            <text:p>2506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69.TPS</text:p>
          </table:table-cell>
          <table:table-cell office:value-type="float" office:value="2584.03" calcext:value-type="float">
            <text:p>2584.03</text:p>
          </table:table-cell>
          <table:table-cell office:value-type="float" office:value="2538.49" calcext:value-type="float">
            <text:p>2538.49</text:p>
          </table:table-cell>
          <table:table-cell office:value-type="float" office:value="2547.12" calcext:value-type="float">
            <text:p>2547.12</text:p>
          </table:table-cell>
          <table:table-cell table:formula="of:=IF(AND([.E168]&gt;[.D168]-[.$G$2];[.E168]&lt;[.D168]+[.$G$2]);[.E168];0)" office:value-type="float" office:value="2538.49" calcext:value-type="float">
            <text:p>2538.49</text:p>
          </table:table-cell>
          <table:table-cell table:formula="of:=IF(AND([.F168]&gt;[.D168]-[.$G$2];[.F168]&lt;[.D168]+[.$G$2]);[.F168];0)" office:value-type="float" office:value="2547.12" calcext:value-type="float">
            <text:p>2547.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0.TPS</text:p>
          </table:table-cell>
          <table:table-cell office:value-type="float" office:value="2394.33" calcext:value-type="float">
            <text:p>2394.33</text:p>
          </table:table-cell>
          <table:table-cell office:value-type="float" office:value="2506.41" calcext:value-type="float">
            <text:p>2506.41</text:p>
          </table:table-cell>
          <table:table-cell office:value-type="float" office:value="2527.76" calcext:value-type="float">
            <text:p>2527.76</text:p>
          </table:table-cell>
          <table:table-cell table:formula="of:=IF(AND([.E169]&gt;[.D169]-[.$G$2];[.E169]&lt;[.D169]+[.$G$2]);[.E169];0)" office:value-type="float" office:value="2506.41" calcext:value-type="float">
            <text:p>2506.41</text:p>
          </table:table-cell>
          <table:table-cell table:formula="of:=IF(AND([.F169]&gt;[.D169]-[.$G$2];[.F169]&lt;[.D169]+[.$G$2]);[.F16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1.TPS</text:p>
          </table:table-cell>
          <table:table-cell office:value-type="float" office:value="2414.54" calcext:value-type="float">
            <text:p>2414.54</text:p>
          </table:table-cell>
          <table:table-cell office:value-type="float" office:value="2467.58" calcext:value-type="float">
            <text:p>2467.58</text:p>
          </table:table-cell>
          <table:table-cell office:value-type="float" office:value="2481.58" calcext:value-type="float">
            <text:p>2481.58</text:p>
          </table:table-cell>
          <table:table-cell table:formula="of:=IF(AND([.E170]&gt;[.D170]-[.$G$2];[.E170]&lt;[.D170]+[.$G$2]);[.E170];0)" office:value-type="float" office:value="2467.58" calcext:value-type="float">
            <text:p>2467.58</text:p>
          </table:table-cell>
          <table:table-cell table:formula="of:=IF(AND([.F170]&gt;[.D170]-[.$G$2];[.F170]&lt;[.D170]+[.$G$2]);[.F170];0)" office:value-type="float" office:value="2481.58" calcext:value-type="float">
            <text:p>2481.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2.TPS</text:p>
          </table:table-cell>
          <table:table-cell office:value-type="float" office:value="2717.44" calcext:value-type="float">
            <text:p>2717.44</text:p>
          </table:table-cell>
          <table:table-cell office:value-type="float" office:value="2567.51" calcext:value-type="float">
            <text:p>2567.51</text:p>
          </table:table-cell>
          <table:table-cell office:value-type="float" office:value="2576.64" calcext:value-type="float">
            <text:p>2576.64</text:p>
          </table:table-cell>
          <table:table-cell table:formula="of:=IF(AND([.E171]&gt;[.D171]-[.$G$2];[.E171]&lt;[.D171]+[.$G$2]);[.E171];0)" office:value-type="float" office:value="0" calcext:value-type="float">
            <text:p>0</text:p>
          </table:table-cell>
          <table:table-cell table:formula="of:=IF(AND([.F171]&gt;[.D171]-[.$G$2];[.F171]&lt;[.D171]+[.$G$2]);[.F171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3.TPS</text:p>
          </table:table-cell>
          <table:table-cell office:value-type="float" office:value="2761.55" calcext:value-type="float">
            <text:p>2761.55</text:p>
          </table:table-cell>
          <table:table-cell office:value-type="float" office:value="2611.27" calcext:value-type="float">
            <text:p>2611.27</text:p>
          </table:table-cell>
          <table:table-cell office:value-type="float" office:value="2605.92" calcext:value-type="float">
            <text:p>2605.92</text:p>
          </table:table-cell>
          <table:table-cell table:formula="of:=IF(AND([.E172]&gt;[.D172]-[.$G$2];[.E172]&lt;[.D172]+[.$G$2]);[.E172];0)" office:value-type="float" office:value="0" calcext:value-type="float">
            <text:p>0</text:p>
          </table:table-cell>
          <table:table-cell table:formula="of:=IF(AND([.F172]&gt;[.D172]-[.$G$2];[.F172]&lt;[.D172]+[.$G$2]);[.F17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4.TPS</text:p>
          </table:table-cell>
          <table:table-cell office:value-type="float" office:value="2393.91" calcext:value-type="float">
            <text:p>2393.91</text:p>
          </table:table-cell>
          <table:table-cell office:value-type="float" office:value="2461.48" calcext:value-type="float">
            <text:p>2461.48</text:p>
          </table:table-cell>
          <table:table-cell office:value-type="float" office:value="2418.07" calcext:value-type="float">
            <text:p>2418.07</text:p>
          </table:table-cell>
          <table:table-cell table:formula="of:=IF(AND([.E173]&gt;[.D173]-[.$G$2];[.E173]&lt;[.D173]+[.$G$2]);[.E173];0)" office:value-type="float" office:value="2461.48" calcext:value-type="float">
            <text:p>2461.48</text:p>
          </table:table-cell>
          <table:table-cell table:formula="of:=IF(AND([.F173]&gt;[.D173]-[.$G$2];[.F173]&lt;[.D173]+[.$G$2]);[.F173];0)" office:value-type="float" office:value="2418.07" calcext:value-type="float">
            <text:p>2418.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5.TPS</text:p>
          </table:table-cell>
          <table:table-cell office:value-type="float" office:value="2702.96" calcext:value-type="float">
            <text:p>2702.96</text:p>
          </table:table-cell>
          <table:table-cell office:value-type="float" office:value="2576.37" calcext:value-type="float">
            <text:p>2576.37</text:p>
          </table:table-cell>
          <table:table-cell office:value-type="float" office:value="2567.24" calcext:value-type="float">
            <text:p>2567.24</text:p>
          </table:table-cell>
          <table:table-cell table:formula="of:=IF(AND([.E174]&gt;[.D174]-[.$G$2];[.E174]&lt;[.D174]+[.$G$2]);[.E174];0)" office:value-type="float" office:value="0" calcext:value-type="float">
            <text:p>0</text:p>
          </table:table-cell>
          <table:table-cell table:formula="of:=IF(AND([.F174]&gt;[.D174]-[.$G$2];[.F174]&lt;[.D174]+[.$G$2]);[.F17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6.TPS</text:p>
          </table:table-cell>
          <table:table-cell office:value-type="float" office:value="2508.67" calcext:value-type="float">
            <text:p>2508.67</text:p>
          </table:table-cell>
          <table:table-cell office:value-type="float" office:value="2515.27" calcext:value-type="float">
            <text:p>2515.27</text:p>
          </table:table-cell>
          <table:table-cell office:value-type="float" office:value="2543.16" calcext:value-type="float">
            <text:p>2543.16</text:p>
          </table:table-cell>
          <table:table-cell table:formula="of:=IF(AND([.E175]&gt;[.D175]-[.$G$2];[.E175]&lt;[.D175]+[.$G$2]);[.E175];0)" office:value-type="float" office:value="2515.27" calcext:value-type="float">
            <text:p>2515.27</text:p>
          </table:table-cell>
          <table:table-cell table:formula="of:=IF(AND([.F175]&gt;[.D175]-[.$G$2];[.F175]&lt;[.D175]+[.$G$2]);[.F175];0)" office:value-type="float" office:value="2543.16" calcext:value-type="float">
            <text:p>2543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7.TPS</text:p>
          </table:table-cell>
          <table:table-cell office:value-type="float" office:value="2692.29" calcext:value-type="float">
            <text:p>2692.29</text:p>
          </table:table-cell>
          <table:table-cell office:value-type="float" office:value="2536.8" calcext:value-type="float">
            <text:p>2536.8</text:p>
          </table:table-cell>
          <table:table-cell office:value-type="float" office:value="2622.78" calcext:value-type="float">
            <text:p>2622.78</text:p>
          </table:table-cell>
          <table:table-cell table:formula="of:=IF(AND([.E176]&gt;[.D176]-[.$G$2];[.E176]&lt;[.D176]+[.$G$2]);[.E176];0)" office:value-type="float" office:value="0" calcext:value-type="float">
            <text:p>0</text:p>
          </table:table-cell>
          <table:table-cell table:formula="of:=IF(AND([.F176]&gt;[.D176]-[.$G$2];[.F176]&lt;[.D176]+[.$G$2]);[.F176];0)" office:value-type="float" office:value="2622.78" calcext:value-type="float">
            <text:p>2622.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8.TPS</text:p>
          </table:table-cell>
          <table:table-cell office:value-type="float" office:value="2595.59" calcext:value-type="float">
            <text:p>2595.59</text:p>
          </table:table-cell>
          <table:table-cell office:value-type="float" office:value="2531.45" calcext:value-type="float">
            <text:p>2531.45</text:p>
          </table:table-cell>
          <table:table-cell office:value-type="float" office:value="2564.06" calcext:value-type="float">
            <text:p>2564.06</text:p>
          </table:table-cell>
          <table:table-cell table:formula="of:=IF(AND([.E177]&gt;[.D177]-[.$G$2];[.E177]&lt;[.D177]+[.$G$2]);[.E177];0)" office:value-type="float" office:value="2531.45" calcext:value-type="float">
            <text:p>2531.45</text:p>
          </table:table-cell>
          <table:table-cell table:formula="of:=IF(AND([.F177]&gt;[.D177]-[.$G$2];[.F177]&lt;[.D177]+[.$G$2]);[.F177];0)" office:value-type="float" office:value="2564.06" calcext:value-type="float">
            <text:p>2564.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79.TPS</text:p>
          </table:table-cell>
          <table:table-cell office:value-type="float" office:value="2726.85" calcext:value-type="float">
            <text:p>2726.85</text:p>
          </table:table-cell>
          <table:table-cell office:value-type="float" office:value="2603.4" calcext:value-type="float">
            <text:p>2603.4</text:p>
          </table:table-cell>
          <table:table-cell office:value-type="float" office:value="2610.47" calcext:value-type="float">
            <text:p>2610.47</text:p>
          </table:table-cell>
          <table:table-cell table:formula="of:=IF(AND([.E178]&gt;[.D178]-[.$G$2];[.E178]&lt;[.D178]+[.$G$2]);[.E178];0)" office:value-type="float" office:value="0" calcext:value-type="float">
            <text:p>0</text:p>
          </table:table-cell>
          <table:table-cell table:formula="of:=IF(AND([.F178]&gt;[.D178]-[.$G$2];[.F178]&lt;[.D178]+[.$G$2]);[.F178];0)" office:value-type="float" office:value="2610.47" calcext:value-type="float">
            <text:p>2610.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0.TPS</text:p>
          </table:table-cell>
          <table:table-cell office:value-type="float" office:value="2646.97" calcext:value-type="float">
            <text:p>2646.97</text:p>
          </table:table-cell>
          <table:table-cell office:value-type="float" office:value="2648.52" calcext:value-type="float">
            <text:p>2648.52</text:p>
          </table:table-cell>
          <table:table-cell office:value-type="float" office:value="2642.36" calcext:value-type="float">
            <text:p>2642.36</text:p>
          </table:table-cell>
          <table:table-cell table:formula="of:=IF(AND([.E179]&gt;[.D179]-[.$G$2];[.E179]&lt;[.D179]+[.$G$2]);[.E179];0)" office:value-type="float" office:value="2648.52" calcext:value-type="float">
            <text:p>2648.52</text:p>
          </table:table-cell>
          <table:table-cell table:formula="of:=IF(AND([.F179]&gt;[.D179]-[.$G$2];[.F179]&lt;[.D179]+[.$G$2]);[.F179];0)" office:value-type="float" office:value="2642.36" calcext:value-type="float">
            <text:p>2642.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1.TPS</text:p>
          </table:table-cell>
          <table:table-cell office:value-type="float" office:value="2749.58" calcext:value-type="float">
            <text:p>2749.58</text:p>
          </table:table-cell>
          <table:table-cell office:value-type="float" office:value="2582.91" calcext:value-type="float">
            <text:p>2582.91</text:p>
          </table:table-cell>
          <table:table-cell office:value-type="float" office:value="2684.96" calcext:value-type="float">
            <text:p>2684.96</text:p>
          </table:table-cell>
          <table:table-cell table:formula="of:=IF(AND([.E180]&gt;[.D180]-[.$G$2];[.E180]&lt;[.D180]+[.$G$2]);[.E180];0)" office:value-type="float" office:value="0" calcext:value-type="float">
            <text:p>0</text:p>
          </table:table-cell>
          <table:table-cell table:formula="of:=IF(AND([.F180]&gt;[.D180]-[.$G$2];[.F180]&lt;[.D180]+[.$G$2]);[.F180];0)" office:value-type="float" office:value="2684.96" calcext:value-type="float">
            <text:p>2684.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2.TPS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2576.6" calcext:value-type="float">
            <text:p>2576.6</text:p>
          </table:table-cell>
          <table:table-cell office:value-type="float" office:value="2570.7" calcext:value-type="float">
            <text:p>2570.7</text:p>
          </table:table-cell>
          <table:table-cell table:formula="of:=IF(AND([.E181]&gt;[.D181]-[.$G$2];[.E181]&lt;[.D181]+[.$G$2]);[.E181];0)" office:value-type="float" office:value="2576.6" calcext:value-type="float">
            <text:p>2576.6</text:p>
          </table:table-cell>
          <table:table-cell table:formula="of:=IF(AND([.F181]&gt;[.D181]-[.$G$2];[.F181]&lt;[.D181]+[.$G$2]);[.F181];0)" office:value-type="float" office:value="2570.7" calcext:value-type="float">
            <text:p>257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3.TPS</text:p>
          </table:table-cell>
          <table:table-cell office:value-type="float" office:value="2657" calcext:value-type="float">
            <text:p>2657</text:p>
          </table:table-cell>
          <table:table-cell office:value-type="float" office:value="2575.94" calcext:value-type="float">
            <text:p>2575.94</text:p>
          </table:table-cell>
          <table:table-cell office:value-type="float" office:value="2564.32" calcext:value-type="float">
            <text:p>2564.32</text:p>
          </table:table-cell>
          <table:table-cell table:formula="of:=IF(AND([.E182]&gt;[.D182]-[.$G$2];[.E182]&lt;[.D182]+[.$G$2]);[.E182];0)" office:value-type="float" office:value="2575.94" calcext:value-type="float">
            <text:p>2575.94</text:p>
          </table:table-cell>
          <table:table-cell table:formula="of:=IF(AND([.F182]&gt;[.D182]-[.$G$2];[.F182]&lt;[.D182]+[.$G$2]);[.F182];0)" office:value-type="float" office:value="2564.32" calcext:value-type="float">
            <text:p>2564.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4.TPS</text:p>
          </table:table-cell>
          <table:table-cell office:value-type="float" office:value="2310.29" calcext:value-type="float">
            <text:p>2310.29</text:p>
          </table:table-cell>
          <table:table-cell office:value-type="float" office:value="2464.96" calcext:value-type="float">
            <text:p>2464.96</text:p>
          </table:table-cell>
          <table:table-cell office:value-type="float" office:value="2469.89" calcext:value-type="float">
            <text:p>2469.89</text:p>
          </table:table-cell>
          <table:table-cell table:formula="of:=IF(AND([.E183]&gt;[.D183]-[.$G$2];[.E183]&lt;[.D183]+[.$G$2]);[.E183];0)" office:value-type="float" office:value="0" calcext:value-type="float">
            <text:p>0</text:p>
          </table:table-cell>
          <table:table-cell table:formula="of:=IF(AND([.F183]&gt;[.D183]-[.$G$2];[.F183]&lt;[.D183]+[.$G$2]);[.F18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5.TPS</text:p>
          </table:table-cell>
          <table:table-cell office:value-type="float" office:value="2719.58" calcext:value-type="float">
            <text:p>2719.58</text:p>
          </table:table-cell>
          <table:table-cell office:value-type="float" office:value="2515.71" calcext:value-type="float">
            <text:p>2515.71</text:p>
          </table:table-cell>
          <table:table-cell office:value-type="float" office:value="2639.44" calcext:value-type="float">
            <text:p>2639.44</text:p>
          </table:table-cell>
          <table:table-cell table:formula="of:=IF(AND([.E184]&gt;[.D184]-[.$G$2];[.E184]&lt;[.D184]+[.$G$2]);[.E184];0)" office:value-type="float" office:value="0" calcext:value-type="float">
            <text:p>0</text:p>
          </table:table-cell>
          <table:table-cell table:formula="of:=IF(AND([.F184]&gt;[.D184]-[.$G$2];[.F184]&lt;[.D184]+[.$G$2]);[.F184];0)" office:value-type="float" office:value="2639.44" calcext:value-type="float">
            <text:p>2639.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6.TPS</text:p>
          </table:table-cell>
          <table:table-cell office:value-type="float" office:value="2564.8" calcext:value-type="float">
            <text:p>2564.8</text:p>
          </table:table-cell>
          <table:table-cell office:value-type="float" office:value="2459.56" calcext:value-type="float">
            <text:p>2459.56</text:p>
          </table:table-cell>
          <table:table-cell office:value-type="float" office:value="2558.7" calcext:value-type="float">
            <text:p>2558.7</text:p>
          </table:table-cell>
          <table:table-cell table:formula="of:=IF(AND([.E185]&gt;[.D185]-[.$G$2];[.E185]&lt;[.D185]+[.$G$2]);[.E185];0)" office:value-type="float" office:value="2459.56" calcext:value-type="float">
            <text:p>2459.56</text:p>
          </table:table-cell>
          <table:table-cell table:formula="of:=IF(AND([.F185]&gt;[.D185]-[.$G$2];[.F185]&lt;[.D185]+[.$G$2]);[.F185];0)" office:value-type="float" office:value="2558.7" calcext:value-type="float">
            <text:p>2558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7.TPS</text:p>
          </table:table-cell>
          <table:table-cell office:value-type="float" office:value="2402.31" calcext:value-type="float">
            <text:p>2402.31</text:p>
          </table:table-cell>
          <table:table-cell office:value-type="float" office:value="2671.83" calcext:value-type="float">
            <text:p>2671.83</text:p>
          </table:table-cell>
          <table:table-cell office:value-type="float" office:value="2552.02" calcext:value-type="float">
            <text:p>2552.02</text:p>
          </table:table-cell>
          <table:table-cell table:formula="of:=IF(AND([.E186]&gt;[.D186]-[.$G$2];[.E186]&lt;[.D186]+[.$G$2]);[.E186];0)" office:value-type="float" office:value="0" calcext:value-type="float">
            <text:p>0</text:p>
          </table:table-cell>
          <table:table-cell table:formula="of:=IF(AND([.F186]&gt;[.D186]-[.$G$2];[.F186]&lt;[.D186]+[.$G$2]);[.F18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8.TPS</text:p>
          </table:table-cell>
          <table:table-cell office:value-type="float" office:value="2451.32" calcext:value-type="float">
            <text:p>2451.32</text:p>
          </table:table-cell>
          <table:table-cell office:value-type="float" office:value="2495.74" calcext:value-type="float">
            <text:p>2495.74</text:p>
          </table:table-cell>
          <table:table-cell office:value-type="float" office:value="2453.67" calcext:value-type="float">
            <text:p>2453.67</text:p>
          </table:table-cell>
          <table:table-cell table:formula="of:=IF(AND([.E187]&gt;[.D187]-[.$G$2];[.E187]&lt;[.D187]+[.$G$2]);[.E187];0)" office:value-type="float" office:value="2495.74" calcext:value-type="float">
            <text:p>2495.74</text:p>
          </table:table-cell>
          <table:table-cell table:formula="of:=IF(AND([.F187]&gt;[.D187]-[.$G$2];[.F187]&lt;[.D187]+[.$G$2]);[.F187];0)" office:value-type="float" office:value="2453.67" calcext:value-type="float">
            <text:p>2453.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89.TPS</text:p>
          </table:table-cell>
          <table:table-cell office:value-type="float" office:value="2638.17" calcext:value-type="float">
            <text:p>2638.17</text:p>
          </table:table-cell>
          <table:table-cell office:value-type="float" office:value="2484.38" calcext:value-type="float">
            <text:p>2484.38</text:p>
          </table:table-cell>
          <table:table-cell office:value-type="float" office:value="2498.07" calcext:value-type="float">
            <text:p>2498.07</text:p>
          </table:table-cell>
          <table:table-cell table:formula="of:=IF(AND([.E188]&gt;[.D188]-[.$G$2];[.E188]&lt;[.D188]+[.$G$2]);[.E188];0)" office:value-type="float" office:value="0" calcext:value-type="float">
            <text:p>0</text:p>
          </table:table-cell>
          <table:table-cell table:formula="of:=IF(AND([.F188]&gt;[.D188]-[.$G$2];[.F188]&lt;[.D188]+[.$G$2]);[.F18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0.TPS</text:p>
          </table:table-cell>
          <table:table-cell office:value-type="float" office:value="2599.91" calcext:value-type="float">
            <text:p>2599.91</text:p>
          </table:table-cell>
          <table:table-cell office:value-type="float" office:value="2512.7" calcext:value-type="float">
            <text:p>2512.7</text:p>
          </table:table-cell>
          <table:table-cell office:value-type="float" office:value="2477.62" calcext:value-type="float">
            <text:p>2477.62</text:p>
          </table:table-cell>
          <table:table-cell table:formula="of:=IF(AND([.E189]&gt;[.D189]-[.$G$2];[.E189]&lt;[.D189]+[.$G$2]);[.E189];0)" office:value-type="float" office:value="2512.7" calcext:value-type="float">
            <text:p>2512.7</text:p>
          </table:table-cell>
          <table:table-cell table:formula="of:=IF(AND([.F189]&gt;[.D189]-[.$G$2];[.F189]&lt;[.D189]+[.$G$2]);[.F1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1.TPS</text:p>
          </table:table-cell>
          <table:table-cell office:value-type="float" office:value="2735.16" calcext:value-type="float">
            <text:p>2735.16</text:p>
          </table:table-cell>
          <table:table-cell office:value-type="float" office:value="2563.67" calcext:value-type="float">
            <text:p>2563.67</text:p>
          </table:table-cell>
          <table:table-cell office:value-type="float" office:value="2558.21" calcext:value-type="float">
            <text:p>2558.21</text:p>
          </table:table-cell>
          <table:table-cell table:formula="of:=IF(AND([.E190]&gt;[.D190]-[.$G$2];[.E190]&lt;[.D190]+[.$G$2]);[.E190];0)" office:value-type="float" office:value="0" calcext:value-type="float">
            <text:p>0</text:p>
          </table:table-cell>
          <table:table-cell table:formula="of:=IF(AND([.F190]&gt;[.D190]-[.$G$2];[.F190]&lt;[.D190]+[.$G$2]);[.F19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2.TPS</text:p>
          </table:table-cell>
          <table:table-cell office:value-type="float" office:value="2471.72" calcext:value-type="float">
            <text:p>2471.72</text:p>
          </table:table-cell>
          <table:table-cell office:value-type="float" office:value="2581.17" calcext:value-type="float">
            <text:p>2581.17</text:p>
          </table:table-cell>
          <table:table-cell office:value-type="float" office:value="2572.03" calcext:value-type="float">
            <text:p>2572.03</text:p>
          </table:table-cell>
          <table:table-cell table:formula="of:=IF(AND([.E191]&gt;[.D191]-[.$G$2];[.E191]&lt;[.D191]+[.$G$2]);[.E191];0)" office:value-type="float" office:value="2581.17" calcext:value-type="float">
            <text:p>2581.17</text:p>
          </table:table-cell>
          <table:table-cell table:formula="of:=IF(AND([.F191]&gt;[.D191]-[.$G$2];[.F191]&lt;[.D191]+[.$G$2]);[.F191];0)" office:value-type="float" office:value="2572.03" calcext:value-type="float">
            <text:p>2572.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3.TPS</text:p>
          </table:table-cell>
          <table:table-cell office:value-type="float" office:value="2585.36" calcext:value-type="float">
            <text:p>2585.36</text:p>
          </table:table-cell>
          <table:table-cell office:value-type="float" office:value="2510.66" calcext:value-type="float">
            <text:p>2510.66</text:p>
          </table:table-cell>
          <table:table-cell office:value-type="float" office:value="2630.38" calcext:value-type="float">
            <text:p>2630.38</text:p>
          </table:table-cell>
          <table:table-cell table:formula="of:=IF(AND([.E192]&gt;[.D192]-[.$G$2];[.E192]&lt;[.D192]+[.$G$2]);[.E192];0)" office:value-type="float" office:value="2510.66" calcext:value-type="float">
            <text:p>2510.66</text:p>
          </table:table-cell>
          <table:table-cell table:formula="of:=IF(AND([.F192]&gt;[.D192]-[.$G$2];[.F192]&lt;[.D192]+[.$G$2]);[.F192];0)" office:value-type="float" office:value="2630.38" calcext:value-type="float">
            <text:p>263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4.TPS</text:p>
          </table:table-cell>
          <table:table-cell office:value-type="float" office:value="2457.19" calcext:value-type="float">
            <text:p>2457.19</text:p>
          </table:table-cell>
          <table:table-cell office:value-type="float" office:value="2409.76" calcext:value-type="float">
            <text:p>2409.76</text:p>
          </table:table-cell>
          <table:table-cell office:value-type="float" office:value="2566.96" calcext:value-type="float">
            <text:p>2566.96</text:p>
          </table:table-cell>
          <table:table-cell table:formula="of:=IF(AND([.E193]&gt;[.D193]-[.$G$2];[.E193]&lt;[.D193]+[.$G$2]);[.E193];0)" office:value-type="float" office:value="2409.76" calcext:value-type="float">
            <text:p>2409.76</text:p>
          </table:table-cell>
          <table:table-cell table:formula="of:=IF(AND([.F193]&gt;[.D193]-[.$G$2];[.F193]&lt;[.D193]+[.$G$2]);[.F193];0)" office:value-type="float" office:value="2566.96" calcext:value-type="float">
            <text:p>2566.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5.TPS</text:p>
          </table:table-cell>
          <table:table-cell office:value-type="float" office:value="2388.87" calcext:value-type="float">
            <text:p>2388.87</text:p>
          </table:table-cell>
          <table:table-cell office:value-type="float" office:value="2469.9" calcext:value-type="float">
            <text:p>2469.9</text:p>
          </table:table-cell>
          <table:table-cell office:value-type="float" office:value="2407.9" calcext:value-type="float">
            <text:p>2407.9</text:p>
          </table:table-cell>
          <table:table-cell table:formula="of:=IF(AND([.E194]&gt;[.D194]-[.$G$2];[.E194]&lt;[.D194]+[.$G$2]);[.E194];0)" office:value-type="float" office:value="2469.9" calcext:value-type="float">
            <text:p>2469.9</text:p>
          </table:table-cell>
          <table:table-cell table:formula="of:=IF(AND([.F194]&gt;[.D194]-[.$G$2];[.F194]&lt;[.D194]+[.$G$2]);[.F194];0)" office:value-type="float" office:value="2407.9" calcext:value-type="float">
            <text:p>2407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6.TPS</text:p>
          </table:table-cell>
          <table:table-cell office:value-type="float" office:value="2534.13" calcext:value-type="float">
            <text:p>2534.13</text:p>
          </table:table-cell>
          <table:table-cell office:value-type="float" office:value="2308.14" calcext:value-type="float">
            <text:p>2308.14</text:p>
          </table:table-cell>
          <table:table-cell office:value-type="float" office:value="2511.95" calcext:value-type="float">
            <text:p>2511.95</text:p>
          </table:table-cell>
          <table:table-cell table:formula="of:=IF(AND([.E195]&gt;[.D195]-[.$G$2];[.E195]&lt;[.D195]+[.$G$2]);[.E195];0)" office:value-type="float" office:value="0" calcext:value-type="float">
            <text:p>0</text:p>
          </table:table-cell>
          <table:table-cell table:formula="of:=IF(AND([.F195]&gt;[.D195]-[.$G$2];[.F195]&lt;[.D195]+[.$G$2]);[.F195];0)" office:value-type="float" office:value="2511.95" calcext:value-type="float">
            <text:p>2511.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7.TPS</text:p>
          </table:table-cell>
          <table:table-cell office:value-type="float" office:value="2650.19" calcext:value-type="float">
            <text:p>2650.19</text:p>
          </table:table-cell>
          <table:table-cell office:value-type="float" office:value="2641.07" calcext:value-type="float">
            <text:p>2641.07</text:p>
          </table:table-cell>
          <table:table-cell office:value-type="float" office:value="2645.44" calcext:value-type="float">
            <text:p>2645.44</text:p>
          </table:table-cell>
          <table:table-cell table:formula="of:=IF(AND([.E196]&gt;[.D196]-[.$G$2];[.E196]&lt;[.D196]+[.$G$2]);[.E196];0)" office:value-type="float" office:value="2641.07" calcext:value-type="float">
            <text:p>2641.07</text:p>
          </table:table-cell>
          <table:table-cell table:formula="of:=IF(AND([.F196]&gt;[.D196]-[.$G$2];[.F196]&lt;[.D196]+[.$G$2]);[.F196];0)" office:value-type="float" office:value="2645.44" calcext:value-type="float">
            <text:p>2645.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8.TPS</text:p>
          </table:table-cell>
          <table:table-cell office:value-type="float" office:value="2499.17" calcext:value-type="float">
            <text:p>2499.17</text:p>
          </table:table-cell>
          <table:table-cell office:value-type="float" office:value="2534.59" calcext:value-type="float">
            <text:p>2534.59</text:p>
          </table:table-cell>
          <table:table-cell office:value-type="float" office:value="2512.41" calcext:value-type="float">
            <text:p>2512.41</text:p>
          </table:table-cell>
          <table:table-cell table:formula="of:=IF(AND([.E197]&gt;[.D197]-[.$G$2];[.E197]&lt;[.D197]+[.$G$2]);[.E197];0)" office:value-type="float" office:value="2534.59" calcext:value-type="float">
            <text:p>2534.59</text:p>
          </table:table-cell>
          <table:table-cell table:formula="of:=IF(AND([.F197]&gt;[.D197]-[.$G$2];[.F197]&lt;[.D197]+[.$G$2]);[.F197];0)" office:value-type="float" office:value="2512.41" calcext:value-type="float">
            <text:p>2512.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199.TPS</text:p>
          </table:table-cell>
          <table:table-cell office:value-type="float" office:value="2499.15" calcext:value-type="float">
            <text:p>2499.15</text:p>
          </table:table-cell>
          <table:table-cell office:value-type="float" office:value="2519.78" calcext:value-type="float">
            <text:p>2519.78</text:p>
          </table:table-cell>
          <table:table-cell office:value-type="float" office:value="2530.13" calcext:value-type="float">
            <text:p>2530.13</text:p>
          </table:table-cell>
          <table:table-cell table:formula="of:=IF(AND([.E198]&gt;[.D198]-[.$G$2];[.E198]&lt;[.D198]+[.$G$2]);[.E198];0)" office:value-type="float" office:value="2519.78" calcext:value-type="float">
            <text:p>2519.78</text:p>
          </table:table-cell>
          <table:table-cell table:formula="of:=IF(AND([.F198]&gt;[.D198]-[.$G$2];[.F198]&lt;[.D198]+[.$G$2]);[.F198];0)" office:value-type="float" office:value="2530.13" calcext:value-type="float">
            <text:p>2530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0.TPS</text:p>
          </table:table-cell>
          <table:table-cell office:value-type="float" office:value="2662.18" calcext:value-type="float">
            <text:p>2662.18</text:p>
          </table:table-cell>
          <table:table-cell office:value-type="float" office:value="2568.03" calcext:value-type="float">
            <text:p>2568.03</text:p>
          </table:table-cell>
          <table:table-cell office:value-type="float" office:value="2640.96" calcext:value-type="float">
            <text:p>2640.96</text:p>
          </table:table-cell>
          <table:table-cell table:formula="of:=IF(AND([.E199]&gt;[.D199]-[.$G$2];[.E199]&lt;[.D199]+[.$G$2]);[.E199];0)" office:value-type="float" office:value="2568.03" calcext:value-type="float">
            <text:p>2568.03</text:p>
          </table:table-cell>
          <table:table-cell table:formula="of:=IF(AND([.F199]&gt;[.D199]-[.$G$2];[.F199]&lt;[.D199]+[.$G$2]);[.F199];0)" office:value-type="float" office:value="2640.96" calcext:value-type="float">
            <text:p>2640.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1.TPS</text:p>
          </table:table-cell>
          <table:table-cell office:value-type="float" office:value="2670.39" calcext:value-type="float">
            <text:p>2670.39</text:p>
          </table:table-cell>
          <table:table-cell office:value-type="float" office:value="2609.93" calcext:value-type="float">
            <text:p>2609.93</text:p>
          </table:table-cell>
          <table:table-cell office:value-type="float" office:value="2548.63" calcext:value-type="float">
            <text:p>2548.63</text:p>
          </table:table-cell>
          <table:table-cell table:formula="of:=IF(AND([.E200]&gt;[.D200]-[.$G$2];[.E200]&lt;[.D200]+[.$G$2]);[.E200];0)" office:value-type="float" office:value="2609.93" calcext:value-type="float">
            <text:p>2609.93</text:p>
          </table:table-cell>
          <table:table-cell table:formula="of:=IF(AND([.F200]&gt;[.D200]-[.$G$2];[.F200]&lt;[.D200]+[.$G$2]);[.F200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2.TPS</text:p>
          </table:table-cell>
          <table:table-cell office:value-type="float" office:value="2608.65" calcext:value-type="float">
            <text:p>2608.65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2550.36" calcext:value-type="float">
            <text:p>2550.36</text:p>
          </table:table-cell>
          <table:table-cell table:formula="of:=IF(AND([.E201]&gt;[.D201]-[.$G$2];[.E201]&lt;[.D201]+[.$G$2]);[.E201];0)" office:value-type="float" office:value="2528.81" calcext:value-type="float">
            <text:p>2528.81</text:p>
          </table:table-cell>
          <table:table-cell table:formula="of:=IF(AND([.F201]&gt;[.D201]-[.$G$2];[.F201]&lt;[.D201]+[.$G$2]);[.F201];0)" office:value-type="float" office:value="2550.36" calcext:value-type="float">
            <text:p>2550.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3.TPS</text:p>
          </table:table-cell>
          <table:table-cell office:value-type="float" office:value="2711.43" calcext:value-type="float">
            <text:p>2711.43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2635.29" calcext:value-type="float">
            <text:p>2635.29</text:p>
          </table:table-cell>
          <table:table-cell table:formula="of:=IF(AND([.E202]&gt;[.D202]-[.$G$2];[.E202]&lt;[.D202]+[.$G$2]);[.E202];0)" office:value-type="float" office:value="2650.61" calcext:value-type="float">
            <text:p>2650.61</text:p>
          </table:table-cell>
          <table:table-cell table:formula="of:=IF(AND([.F202]&gt;[.D202]-[.$G$2];[.F202]&lt;[.D202]+[.$G$2]);[.F202];0)" office:value-type="float" office:value="2635.29" calcext:value-type="float">
            <text:p>2635.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4.TPS</text:p>
          </table:table-cell>
          <table:table-cell office:value-type="float" office:value="2325.72" calcext:value-type="float">
            <text:p>2325.72</text:p>
          </table:table-cell>
          <table:table-cell office:value-type="float" office:value="2501.59" calcext:value-type="float">
            <text:p>2501.59</text:p>
          </table:table-cell>
          <table:table-cell office:value-type="float" office:value="2395.4" calcext:value-type="float">
            <text:p>2395.4</text:p>
          </table:table-cell>
          <table:table-cell table:formula="of:=IF(AND([.E203]&gt;[.D203]-[.$G$2];[.E203]&lt;[.D203]+[.$G$2]);[.E203];0)" office:value-type="float" office:value="0" calcext:value-type="float">
            <text:p>0</text:p>
          </table:table-cell>
          <table:table-cell table:formula="of:=IF(AND([.F203]&gt;[.D203]-[.$G$2];[.F203]&lt;[.D203]+[.$G$2]);[.F203];0)" office:value-type="float" office:value="2395.4" calcext:value-type="float">
            <text:p>2395.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5.TPS</text:p>
          </table:table-cell>
          <table:table-cell office:value-type="float" office:value="2574.73" calcext:value-type="float">
            <text:p>2574.73</text:p>
          </table:table-cell>
          <table:table-cell office:value-type="float" office:value="2564.42" calcext:value-type="float">
            <text:p>2564.42</text:p>
          </table:table-cell>
          <table:table-cell office:value-type="float" office:value="2626.72" calcext:value-type="float">
            <text:p>2626.72</text:p>
          </table:table-cell>
          <table:table-cell table:formula="of:=IF(AND([.E204]&gt;[.D204]-[.$G$2];[.E204]&lt;[.D204]+[.$G$2]);[.E204];0)" office:value-type="float" office:value="2564.42" calcext:value-type="float">
            <text:p>2564.42</text:p>
          </table:table-cell>
          <table:table-cell table:formula="of:=IF(AND([.F204]&gt;[.D204]-[.$G$2];[.F204]&lt;[.D204]+[.$G$2]);[.F204];0)" office:value-type="float" office:value="2626.72" calcext:value-type="float">
            <text:p>2626.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6.TPS</text:p>
          </table:table-cell>
          <table:table-cell office:value-type="float" office:value="2377.99" calcext:value-type="float">
            <text:p>2377.99</text:p>
          </table:table-cell>
          <table:table-cell office:value-type="float" office:value="2461.54" calcext:value-type="float">
            <text:p>2461.54</text:p>
          </table:table-cell>
          <table:table-cell office:value-type="float" office:value="2412.57" calcext:value-type="float">
            <text:p>2412.57</text:p>
          </table:table-cell>
          <table:table-cell table:formula="of:=IF(AND([.E205]&gt;[.D205]-[.$G$2];[.E205]&lt;[.D205]+[.$G$2]);[.E205];0)" office:value-type="float" office:value="2461.54" calcext:value-type="float">
            <text:p>2461.54</text:p>
          </table:table-cell>
          <table:table-cell table:formula="of:=IF(AND([.F205]&gt;[.D205]-[.$G$2];[.F205]&lt;[.D205]+[.$G$2]);[.F205];0)" office:value-type="float" office:value="2412.57" calcext:value-type="float">
            <text:p>2412.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7.TPS</text:p>
          </table:table-cell>
          <table:table-cell office:value-type="float" office:value="2453.19" calcext:value-type="float">
            <text:p>2453.19</text:p>
          </table:table-cell>
          <table:table-cell office:value-type="float" office:value="2481.26" calcext:value-type="float">
            <text:p>2481.26</text:p>
          </table:table-cell>
          <table:table-cell office:value-type="float" office:value="2591.52" calcext:value-type="float">
            <text:p>2591.52</text:p>
          </table:table-cell>
          <table:table-cell table:formula="of:=IF(AND([.E206]&gt;[.D206]-[.$G$2];[.E206]&lt;[.D206]+[.$G$2]);[.E206];0)" office:value-type="float" office:value="2481.26" calcext:value-type="float">
            <text:p>2481.26</text:p>
          </table:table-cell>
          <table:table-cell table:formula="of:=IF(AND([.F206]&gt;[.D206]-[.$G$2];[.F206]&lt;[.D206]+[.$G$2]);[.F20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8.TPS</text:p>
          </table:table-cell>
          <table:table-cell office:value-type="float" office:value="2645.76" calcext:value-type="float">
            <text:p>2645.76</text:p>
          </table:table-cell>
          <table:table-cell office:value-type="float" office:value="2534.63" calcext:value-type="float">
            <text:p>2534.63</text:p>
          </table:table-cell>
          <table:table-cell office:value-type="float" office:value="2620.65" calcext:value-type="float">
            <text:p>2620.65</text:p>
          </table:table-cell>
          <table:table-cell table:formula="of:=IF(AND([.E207]&gt;[.D207]-[.$G$2];[.E207]&lt;[.D207]+[.$G$2]);[.E207];0)" office:value-type="float" office:value="2534.63" calcext:value-type="float">
            <text:p>2534.63</text:p>
          </table:table-cell>
          <table:table-cell table:formula="of:=IF(AND([.F207]&gt;[.D207]-[.$G$2];[.F207]&lt;[.D207]+[.$G$2]);[.F207];0)" office:value-type="float" office:value="2620.65" calcext:value-type="float">
            <text:p>2620.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09.TPS</text:p>
          </table:table-cell>
          <table:table-cell office:value-type="float" office:value="2581.13" calcext:value-type="float">
            <text:p>2581.13</text:p>
          </table:table-cell>
          <table:table-cell office:value-type="float" office:value="2590.94" calcext:value-type="float">
            <text:p>2590.94</text:p>
          </table:table-cell>
          <table:table-cell office:value-type="float" office:value="2523.41" calcext:value-type="float">
            <text:p>2523.41</text:p>
          </table:table-cell>
          <table:table-cell table:formula="of:=IF(AND([.E208]&gt;[.D208]-[.$G$2];[.E208]&lt;[.D208]+[.$G$2]);[.E208];0)" office:value-type="float" office:value="2590.94" calcext:value-type="float">
            <text:p>2590.94</text:p>
          </table:table-cell>
          <table:table-cell table:formula="of:=IF(AND([.F208]&gt;[.D208]-[.$G$2];[.F208]&lt;[.D208]+[.$G$2]);[.F208];0)" office:value-type="float" office:value="2523.41" calcext:value-type="float">
            <text:p>2523.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0.TPS</text:p>
          </table:table-cell>
          <table:table-cell office:value-type="float" office:value="2484.84" calcext:value-type="float">
            <text:p>2484.84</text:p>
          </table:table-cell>
          <table:table-cell office:value-type="float" office:value="2516.62" calcext:value-type="float">
            <text:p>2516.62</text:p>
          </table:table-cell>
          <table:table-cell office:value-type="float" office:value="2600.44" calcext:value-type="float">
            <text:p>2600.44</text:p>
          </table:table-cell>
          <table:table-cell table:formula="of:=IF(AND([.E209]&gt;[.D209]-[.$G$2];[.E209]&lt;[.D209]+[.$G$2]);[.E209];0)" office:value-type="float" office:value="2516.62" calcext:value-type="float">
            <text:p>2516.62</text:p>
          </table:table-cell>
          <table:table-cell table:formula="of:=IF(AND([.F209]&gt;[.D209]-[.$G$2];[.F209]&lt;[.D209]+[.$G$2]);[.F209];0)" office:value-type="float" office:value="2600.44" calcext:value-type="float">
            <text:p>2600.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1.TPS</text:p>
          </table:table-cell>
          <table:table-cell office:value-type="float" office:value="2624.77" calcext:value-type="float">
            <text:p>2624.77</text:p>
          </table:table-cell>
          <table:table-cell office:value-type="float" office:value="2521.03" calcext:value-type="float">
            <text:p>2521.03</text:p>
          </table:table-cell>
          <table:table-cell office:value-type="float" office:value="2533.93" calcext:value-type="float">
            <text:p>2533.93</text:p>
          </table:table-cell>
          <table:table-cell table:formula="of:=IF(AND([.E210]&gt;[.D210]-[.$G$2];[.E210]&lt;[.D210]+[.$G$2]);[.E210];0)" office:value-type="float" office:value="2521.03" calcext:value-type="float">
            <text:p>2521.03</text:p>
          </table:table-cell>
          <table:table-cell table:formula="of:=IF(AND([.F210]&gt;[.D210]-[.$G$2];[.F210]&lt;[.D210]+[.$G$2]);[.F210];0)" office:value-type="float" office:value="2533.93" calcext:value-type="float">
            <text:p>2533.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2.TPS</text:p>
          </table:table-cell>
          <table:table-cell office:value-type="float" office:value="2645.66" calcext:value-type="float">
            <text:p>2645.66</text:p>
          </table:table-cell>
          <table:table-cell office:value-type="float" office:value="2615.86" calcext:value-type="float">
            <text:p>2615.86</text:p>
          </table:table-cell>
          <table:table-cell office:value-type="float" office:value="2618.28" calcext:value-type="float">
            <text:p>2618.28</text:p>
          </table:table-cell>
          <table:table-cell table:formula="of:=IF(AND([.E211]&gt;[.D211]-[.$G$2];[.E211]&lt;[.D211]+[.$G$2]);[.E211];0)" office:value-type="float" office:value="2615.86" calcext:value-type="float">
            <text:p>2615.86</text:p>
          </table:table-cell>
          <table:table-cell table:formula="of:=IF(AND([.F211]&gt;[.D211]-[.$G$2];[.F211]&lt;[.D211]+[.$G$2]);[.F211];0)" office:value-type="float" office:value="2618.28" calcext:value-type="float">
            <text:p>2618.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3.TPS</text:p>
          </table:table-cell>
          <table:table-cell office:value-type="float" office:value="2695.39" calcext:value-type="float">
            <text:p>2695.39</text:p>
          </table:table-cell>
          <table:table-cell office:value-type="float" office:value="2518.22" calcext:value-type="float">
            <text:p>2518.22</text:p>
          </table:table-cell>
          <table:table-cell office:value-type="float" office:value="2513.55" calcext:value-type="float">
            <text:p>2513.55</text:p>
          </table:table-cell>
          <table:table-cell table:formula="of:=IF(AND([.E212]&gt;[.D212]-[.$G$2];[.E212]&lt;[.D212]+[.$G$2]);[.E212];0)" office:value-type="float" office:value="0" calcext:value-type="float">
            <text:p>0</text:p>
          </table:table-cell>
          <table:table-cell table:formula="of:=IF(AND([.F212]&gt;[.D212]-[.$G$2];[.F212]&lt;[.D212]+[.$G$2]);[.F21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4.TPS</text:p>
          </table:table-cell>
          <table:table-cell office:value-type="float" office:value="2575.47" calcext:value-type="float">
            <text:p>2575.47</text:p>
          </table:table-cell>
          <table:table-cell office:value-type="float" office:value="2566.65" calcext:value-type="float">
            <text:p>2566.65</text:p>
          </table:table-cell>
          <table:table-cell office:value-type="float" office:value="2618.47" calcext:value-type="float">
            <text:p>2618.47</text:p>
          </table:table-cell>
          <table:table-cell table:formula="of:=IF(AND([.E213]&gt;[.D213]-[.$G$2];[.E213]&lt;[.D213]+[.$G$2]);[.E213];0)" office:value-type="float" office:value="2566.65" calcext:value-type="float">
            <text:p>2566.65</text:p>
          </table:table-cell>
          <table:table-cell table:formula="of:=IF(AND([.F213]&gt;[.D213]-[.$G$2];[.F213]&lt;[.D213]+[.$G$2]);[.F213];0)" office:value-type="float" office:value="2618.47" calcext:value-type="float">
            <text:p>2618.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5.TPS</text:p>
          </table:table-cell>
          <table:table-cell office:value-type="float" office:value="2621.22" calcext:value-type="float">
            <text:p>2621.22</text:p>
          </table:table-cell>
          <table:table-cell office:value-type="float" office:value="2558.39" calcext:value-type="float">
            <text:p>2558.39</text:p>
          </table:table-cell>
          <table:table-cell office:value-type="float" office:value="2584.46" calcext:value-type="float">
            <text:p>2584.46</text:p>
          </table:table-cell>
          <table:table-cell table:formula="of:=IF(AND([.E214]&gt;[.D214]-[.$G$2];[.E214]&lt;[.D214]+[.$G$2]);[.E214];0)" office:value-type="float" office:value="2558.39" calcext:value-type="float">
            <text:p>2558.39</text:p>
          </table:table-cell>
          <table:table-cell table:formula="of:=IF(AND([.F214]&gt;[.D214]-[.$G$2];[.F214]&lt;[.D214]+[.$G$2]);[.F214];0)" office:value-type="float" office:value="2584.46" calcext:value-type="float">
            <text:p>2584.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6.TPS</text:p>
          </table:table-cell>
          <table:table-cell office:value-type="float" office:value="2532.14" calcext:value-type="float">
            <text:p>2532.14</text:p>
          </table:table-cell>
          <table:table-cell office:value-type="float" office:value="2559.41" calcext:value-type="float">
            <text:p>2559.41</text:p>
          </table:table-cell>
          <table:table-cell office:value-type="float" office:value="2558.7" calcext:value-type="float">
            <text:p>2558.7</text:p>
          </table:table-cell>
          <table:table-cell table:formula="of:=IF(AND([.E215]&gt;[.D215]-[.$G$2];[.E215]&lt;[.D215]+[.$G$2]);[.E215];0)" office:value-type="float" office:value="2559.41" calcext:value-type="float">
            <text:p>2559.41</text:p>
          </table:table-cell>
          <table:table-cell table:formula="of:=IF(AND([.F215]&gt;[.D215]-[.$G$2];[.F215]&lt;[.D215]+[.$G$2]);[.F215];0)" office:value-type="float" office:value="2558.7" calcext:value-type="float">
            <text:p>2558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7.TPS</text:p>
          </table:table-cell>
          <table:table-cell office:value-type="float" office:value="2726.24" calcext:value-type="float">
            <text:p>2726.24</text:p>
          </table:table-cell>
          <table:table-cell office:value-type="float" office:value="2585.93" calcext:value-type="float">
            <text:p>2585.93</text:p>
          </table:table-cell>
          <table:table-cell office:value-type="float" office:value="2581.09" calcext:value-type="float">
            <text:p>2581.09</text:p>
          </table:table-cell>
          <table:table-cell table:formula="of:=IF(AND([.E216]&gt;[.D216]-[.$G$2];[.E216]&lt;[.D216]+[.$G$2]);[.E216];0)" office:value-type="float" office:value="0" calcext:value-type="float">
            <text:p>0</text:p>
          </table:table-cell>
          <table:table-cell table:formula="of:=IF(AND([.F216]&gt;[.D216]-[.$G$2];[.F216]&lt;[.D216]+[.$G$2]);[.F216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8.TPS</text:p>
          </table:table-cell>
          <table:table-cell office:value-type="float" office:value="2487.94" calcext:value-type="float">
            <text:p>2487.94</text:p>
          </table:table-cell>
          <table:table-cell office:value-type="float" office:value="2636.03" calcext:value-type="float">
            <text:p>2636.03</text:p>
          </table:table-cell>
          <table:table-cell office:value-type="float" office:value="2605.94" calcext:value-type="float">
            <text:p>2605.94</text:p>
          </table:table-cell>
          <table:table-cell table:formula="of:=IF(AND([.E217]&gt;[.D217]-[.$G$2];[.E217]&lt;[.D217]+[.$G$2]);[.E217];0)" office:value-type="float" office:value="0" calcext:value-type="float">
            <text:p>0</text:p>
          </table:table-cell>
          <table:table-cell table:formula="of:=IF(AND([.F217]&gt;[.D217]-[.$G$2];[.F217]&lt;[.D217]+[.$G$2]);[.F217];0)" office:value-type="float" office:value="2605.94" calcext:value-type="float">
            <text:p>2605.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19.TPS</text:p>
          </table:table-cell>
          <table:table-cell office:value-type="float" office:value="2461.92" calcext:value-type="float">
            <text:p>2461.92</text:p>
          </table:table-cell>
          <table:table-cell office:value-type="float" office:value="2487.77" calcext:value-type="float">
            <text:p>2487.77</text:p>
          </table:table-cell>
          <table:table-cell office:value-type="float" office:value="2510.3" calcext:value-type="float">
            <text:p>2510.3</text:p>
          </table:table-cell>
          <table:table-cell table:formula="of:=IF(AND([.E218]&gt;[.D218]-[.$G$2];[.E218]&lt;[.D218]+[.$G$2]);[.E218];0)" office:value-type="float" office:value="2487.77" calcext:value-type="float">
            <text:p>2487.77</text:p>
          </table:table-cell>
          <table:table-cell table:formula="of:=IF(AND([.F218]&gt;[.D218]-[.$G$2];[.F218]&lt;[.D218]+[.$G$2]);[.F218];0)" office:value-type="float" office:value="2510.3" calcext:value-type="float">
            <text:p>251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0.TPS</text:p>
          </table:table-cell>
          <table:table-cell office:value-type="float" office:value="2543.04" calcext:value-type="float">
            <text:p>2543.04</text:p>
          </table:table-cell>
          <table:table-cell office:value-type="float" office:value="2496.7" calcext:value-type="float">
            <text:p>2496.7</text:p>
          </table:table-cell>
          <table:table-cell office:value-type="float" office:value="2448.02" calcext:value-type="float">
            <text:p>2448.02</text:p>
          </table:table-cell>
          <table:table-cell table:formula="of:=IF(AND([.E219]&gt;[.D219]-[.$G$2];[.E219]&lt;[.D219]+[.$G$2]);[.E219];0)" office:value-type="float" office:value="2496.7" calcext:value-type="float">
            <text:p>2496.7</text:p>
          </table:table-cell>
          <table:table-cell table:formula="of:=IF(AND([.F219]&gt;[.D219]-[.$G$2];[.F219]&lt;[.D219]+[.$G$2]);[.F219];0)" office:value-type="float" office:value="2448.02" calcext:value-type="float">
            <text:p>2448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1.TPS</text:p>
          </table:table-cell>
          <table:table-cell office:value-type="float" office:value="2551.26" calcext:value-type="float">
            <text:p>2551.26</text:p>
          </table:table-cell>
          <table:table-cell office:value-type="float" office:value="2519.78" calcext:value-type="float">
            <text:p>2519.78</text:p>
          </table:table-cell>
          <table:table-cell office:value-type="float" office:value="2443.45" calcext:value-type="float">
            <text:p>2443.45</text:p>
          </table:table-cell>
          <table:table-cell table:formula="of:=IF(AND([.E220]&gt;[.D220]-[.$G$2];[.E220]&lt;[.D220]+[.$G$2]);[.E220];0)" office:value-type="float" office:value="2519.78" calcext:value-type="float">
            <text:p>2519.78</text:p>
          </table:table-cell>
          <table:table-cell table:formula="of:=IF(AND([.F220]&gt;[.D220]-[.$G$2];[.F220]&lt;[.D220]+[.$G$2]);[.F220];0)" office:value-type="float" office:value="2443.45" calcext:value-type="float">
            <text:p>2443.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2.TPS</text:p>
          </table:table-cell>
          <table:table-cell office:value-type="float" office:value="2551.6" calcext:value-type="float">
            <text:p>2551.6</text:p>
          </table:table-cell>
          <table:table-cell office:value-type="float" office:value="2503.92" calcext:value-type="float">
            <text:p>2503.92</text:p>
          </table:table-cell>
          <table:table-cell office:value-type="float" office:value="2561.89" calcext:value-type="float">
            <text:p>2561.89</text:p>
          </table:table-cell>
          <table:table-cell table:formula="of:=IF(AND([.E221]&gt;[.D221]-[.$G$2];[.E221]&lt;[.D221]+[.$G$2]);[.E221];0)" office:value-type="float" office:value="2503.92" calcext:value-type="float">
            <text:p>2503.92</text:p>
          </table:table-cell>
          <table:table-cell table:formula="of:=IF(AND([.F221]&gt;[.D221]-[.$G$2];[.F221]&lt;[.D221]+[.$G$2]);[.F221];0)" office:value-type="float" office:value="2561.89" calcext:value-type="float">
            <text:p>2561.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3.TPS</text:p>
          </table:table-cell>
          <table:table-cell office:value-type="float" office:value="2688.47" calcext:value-type="float">
            <text:p>2688.47</text:p>
          </table:table-cell>
          <table:table-cell office:value-type="float" office:value="2556.67" calcext:value-type="float">
            <text:p>2556.67</text:p>
          </table:table-cell>
          <table:table-cell office:value-type="float" office:value="2602.22" calcext:value-type="float">
            <text:p>2602.22</text:p>
          </table:table-cell>
          <table:table-cell table:formula="of:=IF(AND([.E222]&gt;[.D222]-[.$G$2];[.E222]&lt;[.D222]+[.$G$2]);[.E222];0)" office:value-type="float" office:value="0" calcext:value-type="float">
            <text:p>0</text:p>
          </table:table-cell>
          <table:table-cell table:formula="of:=IF(AND([.F222]&gt;[.D222]-[.$G$2];[.F222]&lt;[.D222]+[.$G$2]);[.F222];0)" office:value-type="float" office:value="2602.22" calcext:value-type="float">
            <text:p>2602.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4.TPS</text:p>
          </table:table-cell>
          <table:table-cell office:value-type="float" office:value="2676.94" calcext:value-type="float">
            <text:p>2676.94</text:p>
          </table:table-cell>
          <table:table-cell office:value-type="float" office:value="2523.11" calcext:value-type="float">
            <text:p>2523.11</text:p>
          </table:table-cell>
          <table:table-cell office:value-type="float" office:value="2464.96" calcext:value-type="float">
            <text:p>2464.96</text:p>
          </table:table-cell>
          <table:table-cell table:formula="of:=IF(AND([.E223]&gt;[.D223]-[.$G$2];[.E223]&lt;[.D223]+[.$G$2]);[.E223];0)" office:value-type="float" office:value="0" calcext:value-type="float">
            <text:p>0</text:p>
          </table:table-cell>
          <table:table-cell table:formula="of:=IF(AND([.F223]&gt;[.D223]-[.$G$2];[.F223]&lt;[.D223]+[.$G$2]);[.F22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5.TPS</text:p>
          </table:table-cell>
          <table:table-cell office:value-type="float" office:value="2650.59" calcext:value-type="float">
            <text:p>2650.59</text:p>
          </table:table-cell>
          <table:table-cell office:value-type="float" office:value="2533.39" calcext:value-type="float">
            <text:p>2533.39</text:p>
          </table:table-cell>
          <table:table-cell office:value-type="float" office:value="2493.1" calcext:value-type="float">
            <text:p>2493.1</text:p>
          </table:table-cell>
          <table:table-cell table:formula="of:=IF(AND([.E224]&gt;[.D224]-[.$G$2];[.E224]&lt;[.D224]+[.$G$2]);[.E224];0)" office:value-type="float" office:value="2533.39" calcext:value-type="float">
            <text:p>2533.39</text:p>
          </table:table-cell>
          <table:table-cell table:formula="of:=IF(AND([.F224]&gt;[.D224]-[.$G$2];[.F224]&lt;[.D224]+[.$G$2]);[.F22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6.TPS</text:p>
          </table:table-cell>
          <table:table-cell office:value-type="float" office:value="2648.35" calcext:value-type="float">
            <text:p>2648.35</text:p>
          </table:table-cell>
          <table:table-cell office:value-type="float" office:value="2646" calcext:value-type="float">
            <text:p>2646</text:p>
          </table:table-cell>
          <table:table-cell office:value-type="float" office:value="2644.49" calcext:value-type="float">
            <text:p>2644.49</text:p>
          </table:table-cell>
          <table:table-cell table:formula="of:=IF(AND([.E225]&gt;[.D225]-[.$G$2];[.E225]&lt;[.D225]+[.$G$2]);[.E225];0)" office:value-type="float" office:value="2646" calcext:value-type="float">
            <text:p>2646</text:p>
          </table:table-cell>
          <table:table-cell table:formula="of:=IF(AND([.F225]&gt;[.D225]-[.$G$2];[.F225]&lt;[.D225]+[.$G$2]);[.F225];0)" office:value-type="float" office:value="2644.49" calcext:value-type="float">
            <text:p>2644.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7.TPS</text:p>
          </table:table-cell>
          <table:table-cell office:value-type="float" office:value="2704.78" calcext:value-type="float">
            <text:p>2704.78</text:p>
          </table:table-cell>
          <table:table-cell office:value-type="float" office:value="2582.27" calcext:value-type="float">
            <text:p>2582.27</text:p>
          </table:table-cell>
          <table:table-cell office:value-type="float" office:value="2595.15" calcext:value-type="float">
            <text:p>2595.15</text:p>
          </table:table-cell>
          <table:table-cell table:formula="of:=IF(AND([.E226]&gt;[.D226]-[.$G$2];[.E226]&lt;[.D226]+[.$G$2]);[.E226];0)" office:value-type="float" office:value="0" calcext:value-type="float">
            <text:p>0</text:p>
          </table:table-cell>
          <table:table-cell table:formula="of:=IF(AND([.F226]&gt;[.D226]-[.$G$2];[.F226]&lt;[.D226]+[.$G$2]);[.F226];0)" office:value-type="float" office:value="2595.15" calcext:value-type="float">
            <text:p>2595.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8.TPS</text:p>
          </table:table-cell>
          <table:table-cell office:value-type="float" office:value="2578.66" calcext:value-type="float">
            <text:p>2578.66</text:p>
          </table:table-cell>
          <table:table-cell office:value-type="float" office:value="2547.58" calcext:value-type="float">
            <text:p>2547.58</text:p>
          </table:table-cell>
          <table:table-cell office:value-type="float" office:value="2480.11" calcext:value-type="float">
            <text:p>2480.11</text:p>
          </table:table-cell>
          <table:table-cell table:formula="of:=IF(AND([.E227]&gt;[.D227]-[.$G$2];[.E227]&lt;[.D227]+[.$G$2]);[.E227];0)" office:value-type="float" office:value="2547.58" calcext:value-type="float">
            <text:p>2547.58</text:p>
          </table:table-cell>
          <table:table-cell table:formula="of:=IF(AND([.F227]&gt;[.D227]-[.$G$2];[.F227]&lt;[.D227]+[.$G$2]);[.F227];0)" office:value-type="float" office:value="2480.11" calcext:value-type="float">
            <text:p>2480.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29.TPS</text:p>
          </table:table-cell>
          <table:table-cell office:value-type="float" office:value="2424.69" calcext:value-type="float">
            <text:p>2424.69</text:p>
          </table:table-cell>
          <table:table-cell office:value-type="float" office:value="2429.97" calcext:value-type="float">
            <text:p>2429.97</text:p>
          </table:table-cell>
          <table:table-cell office:value-type="float" office:value="2536.85" calcext:value-type="float">
            <text:p>2536.85</text:p>
          </table:table-cell>
          <table:table-cell table:formula="of:=IF(AND([.E228]&gt;[.D228]-[.$G$2];[.E228]&lt;[.D228]+[.$G$2]);[.E228];0)" office:value-type="float" office:value="2429.97" calcext:value-type="float">
            <text:p>2429.97</text:p>
          </table:table-cell>
          <table:table-cell table:formula="of:=IF(AND([.F228]&gt;[.D228]-[.$G$2];[.F228]&lt;[.D228]+[.$G$2]);[.F228];0)" office:value-type="float" office:value="2536.85" calcext:value-type="float">
            <text:p>2536.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0.TPS</text:p>
          </table:table-cell>
          <table:table-cell office:value-type="float" office:value="2327.84" calcext:value-type="float">
            <text:p>2327.84</text:p>
          </table:table-cell>
          <table:table-cell office:value-type="float" office:value="2479.63" calcext:value-type="float">
            <text:p>2479.63</text:p>
          </table:table-cell>
          <table:table-cell office:value-type="float" office:value="2451.98" calcext:value-type="float">
            <text:p>2451.98</text:p>
          </table:table-cell>
          <table:table-cell table:formula="of:=IF(AND([.E229]&gt;[.D229]-[.$G$2];[.E229]&lt;[.D229]+[.$G$2]);[.E229];0)" office:value-type="float" office:value="0" calcext:value-type="float">
            <text:p>0</text:p>
          </table:table-cell>
          <table:table-cell table:formula="of:=IF(AND([.F229]&gt;[.D229]-[.$G$2];[.F229]&lt;[.D229]+[.$G$2]);[.F22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1.TPS</text:p>
          </table:table-cell>
          <table:table-cell office:value-type="float" office:value="2417.12" calcext:value-type="float">
            <text:p>2417.12</text:p>
          </table:table-cell>
          <table:table-cell office:value-type="float" office:value="2464.54" calcext:value-type="float">
            <text:p>2464.54</text:p>
          </table:table-cell>
          <table:table-cell office:value-type="float" office:value="2458.46" calcext:value-type="float">
            <text:p>2458.46</text:p>
          </table:table-cell>
          <table:table-cell table:formula="of:=IF(AND([.E230]&gt;[.D230]-[.$G$2];[.E230]&lt;[.D230]+[.$G$2]);[.E230];0)" office:value-type="float" office:value="2464.54" calcext:value-type="float">
            <text:p>2464.54</text:p>
          </table:table-cell>
          <table:table-cell table:formula="of:=IF(AND([.F230]&gt;[.D230]-[.$G$2];[.F230]&lt;[.D230]+[.$G$2]);[.F230];0)" office:value-type="float" office:value="2458.46" calcext:value-type="float">
            <text:p>2458.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2.TPS</text:p>
          </table:table-cell>
          <table:table-cell office:value-type="float" office:value="2426.9" calcext:value-type="float">
            <text:p>2426.9</text:p>
          </table:table-cell>
          <table:table-cell office:value-type="float" office:value="2401.24" calcext:value-type="float">
            <text:p>2401.24</text:p>
          </table:table-cell>
          <table:table-cell office:value-type="float" office:value="2534.04" calcext:value-type="float">
            <text:p>2534.04</text:p>
          </table:table-cell>
          <table:table-cell table:formula="of:=IF(AND([.E231]&gt;[.D231]-[.$G$2];[.E231]&lt;[.D231]+[.$G$2]);[.E231];0)" office:value-type="float" office:value="2401.24" calcext:value-type="float">
            <text:p>2401.24</text:p>
          </table:table-cell>
          <table:table-cell table:formula="of:=IF(AND([.F231]&gt;[.D231]-[.$G$2];[.F231]&lt;[.D231]+[.$G$2]);[.F231];0)" office:value-type="float" office:value="2534.04" calcext:value-type="float">
            <text:p>2534.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3.TPS</text:p>
          </table:table-cell>
          <table:table-cell office:value-type="float" office:value="2709.58" calcext:value-type="float">
            <text:p>2709.58</text:p>
          </table:table-cell>
          <table:table-cell office:value-type="float" office:value="2524.23" calcext:value-type="float">
            <text:p>2524.23</text:p>
          </table:table-cell>
          <table:table-cell office:value-type="float" office:value="2539.13" calcext:value-type="float">
            <text:p>2539.13</text:p>
          </table:table-cell>
          <table:table-cell table:formula="of:=IF(AND([.E232]&gt;[.D232]-[.$G$2];[.E232]&lt;[.D232]+[.$G$2]);[.E232];0)" office:value-type="float" office:value="0" calcext:value-type="float">
            <text:p>0</text:p>
          </table:table-cell>
          <table:table-cell table:formula="of:=IF(AND([.F232]&gt;[.D232]-[.$G$2];[.F232]&lt;[.D232]+[.$G$2]);[.F23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4.TPS</text:p>
          </table:table-cell>
          <table:table-cell office:value-type="float" office:value="2673.82" calcext:value-type="float">
            <text:p>2673.82</text:p>
          </table:table-cell>
          <table:table-cell office:value-type="float" office:value="2626.5" calcext:value-type="float">
            <text:p>2626.5</text:p>
          </table:table-cell>
          <table:table-cell office:value-type="float" office:value="2703.08" calcext:value-type="float">
            <text:p>2703.08</text:p>
          </table:table-cell>
          <table:table-cell table:formula="of:=IF(AND([.E233]&gt;[.D233]-[.$G$2];[.E233]&lt;[.D233]+[.$G$2]);[.E233];0)" office:value-type="float" office:value="2626.5" calcext:value-type="float">
            <text:p>2626.5</text:p>
          </table:table-cell>
          <table:table-cell table:formula="of:=IF(AND([.F233]&gt;[.D233]-[.$G$2];[.F233]&lt;[.D233]+[.$G$2]);[.F233];0)" office:value-type="float" office:value="2703.08" calcext:value-type="float">
            <text:p>2703.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5.TPS</text:p>
          </table:table-cell>
          <table:table-cell office:value-type="float" office:value="2705.84" calcext:value-type="float">
            <text:p>2705.84</text:p>
          </table:table-cell>
          <table:table-cell office:value-type="float" office:value="2440.06" calcext:value-type="float">
            <text:p>2440.06</text:p>
          </table:table-cell>
          <table:table-cell office:value-type="float" office:value="2582.55" calcext:value-type="float">
            <text:p>2582.55</text:p>
          </table:table-cell>
          <table:table-cell table:formula="of:=IF(AND([.E234]&gt;[.D234]-[.$G$2];[.E234]&lt;[.D234]+[.$G$2]);[.E234];0)" office:value-type="float" office:value="0" calcext:value-type="float">
            <text:p>0</text:p>
          </table:table-cell>
          <table:table-cell table:formula="of:=IF(AND([.F234]&gt;[.D234]-[.$G$2];[.F234]&lt;[.D234]+[.$G$2]);[.F23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6.TPS</text:p>
          </table:table-cell>
          <table:table-cell office:value-type="float" office:value="2584.48" calcext:value-type="float">
            <text:p>2584.48</text:p>
          </table:table-cell>
          <table:table-cell office:value-type="float" office:value="2536.4" calcext:value-type="float">
            <text:p>2536.4</text:p>
          </table:table-cell>
          <table:table-cell office:value-type="float" office:value="2555.66" calcext:value-type="float">
            <text:p>2555.66</text:p>
          </table:table-cell>
          <table:table-cell table:formula="of:=IF(AND([.E235]&gt;[.D235]-[.$G$2];[.E235]&lt;[.D235]+[.$G$2]);[.E235];0)" office:value-type="float" office:value="2536.4" calcext:value-type="float">
            <text:p>2536.4</text:p>
          </table:table-cell>
          <table:table-cell table:formula="of:=IF(AND([.F235]&gt;[.D235]-[.$G$2];[.F235]&lt;[.D235]+[.$G$2]);[.F235];0)" office:value-type="float" office:value="2555.66" calcext:value-type="float">
            <text:p>2555.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7.TPS</text:p>
          </table:table-cell>
          <table:table-cell office:value-type="float" office:value="2545.66" calcext:value-type="float">
            <text:p>2545.66</text:p>
          </table:table-cell>
          <table:table-cell office:value-type="float" office:value="2568.7" calcext:value-type="float">
            <text:p>2568.7</text:p>
          </table:table-cell>
          <table:table-cell office:value-type="float" office:value="2554.27" calcext:value-type="float">
            <text:p>2554.27</text:p>
          </table:table-cell>
          <table:table-cell table:formula="of:=IF(AND([.E236]&gt;[.D236]-[.$G$2];[.E236]&lt;[.D236]+[.$G$2]);[.E236];0)" office:value-type="float" office:value="2568.7" calcext:value-type="float">
            <text:p>2568.7</text:p>
          </table:table-cell>
          <table:table-cell table:formula="of:=IF(AND([.F236]&gt;[.D236]-[.$G$2];[.F236]&lt;[.D236]+[.$G$2]);[.F236];0)" office:value-type="float" office:value="2554.27" calcext:value-type="float">
            <text:p>2554.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39.TPS</text:p>
          </table:table-cell>
          <table:table-cell office:value-type="float" office:value="2581.61" calcext:value-type="float">
            <text:p>2581.61</text:p>
          </table:table-cell>
          <table:table-cell office:value-type="float" office:value="2502.94" calcext:value-type="float">
            <text:p>2502.94</text:p>
          </table:table-cell>
          <table:table-cell office:value-type="float" office:value="2524.23" calcext:value-type="float">
            <text:p>2524.23</text:p>
          </table:table-cell>
          <table:table-cell table:formula="of:=IF(AND([.E237]&gt;[.D237]-[.$G$2];[.E237]&lt;[.D237]+[.$G$2]);[.E237];0)" office:value-type="float" office:value="2502.94" calcext:value-type="float">
            <text:p>2502.94</text:p>
          </table:table-cell>
          <table:table-cell table:formula="of:=IF(AND([.F237]&gt;[.D237]-[.$G$2];[.F237]&lt;[.D237]+[.$G$2]);[.F237];0)" office:value-type="float" office:value="2524.23" calcext:value-type="float">
            <text:p>2524.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0.TPS</text:p>
          </table:table-cell>
          <table:table-cell office:value-type="float" office:value="2526.87" calcext:value-type="float">
            <text:p>2526.87</text:p>
          </table:table-cell>
          <table:table-cell office:value-type="float" office:value="2482.25" calcext:value-type="float">
            <text:p>2482.25</text:p>
          </table:table-cell>
          <table:table-cell office:value-type="float" office:value="2497.92" calcext:value-type="float">
            <text:p>2497.92</text:p>
          </table:table-cell>
          <table:table-cell table:formula="of:=IF(AND([.E238]&gt;[.D238]-[.$G$2];[.E238]&lt;[.D238]+[.$G$2]);[.E238];0)" office:value-type="float" office:value="2482.25" calcext:value-type="float">
            <text:p>2482.25</text:p>
          </table:table-cell>
          <table:table-cell table:formula="of:=IF(AND([.F238]&gt;[.D238]-[.$G$2];[.F238]&lt;[.D238]+[.$G$2]);[.F238];0)" office:value-type="float" office:value="2497.92" calcext:value-type="float">
            <text:p>2497.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1.TPS</text:p>
          </table:table-cell>
          <table:table-cell office:value-type="float" office:value="2455.87" calcext:value-type="float">
            <text:p>2455.87</text:p>
          </table:table-cell>
          <table:table-cell office:value-type="float" office:value="2394.22" calcext:value-type="float">
            <text:p>2394.22</text:p>
          </table:table-cell>
          <table:table-cell office:value-type="float" office:value="2522.49" calcext:value-type="float">
            <text:p>2522.49</text:p>
          </table:table-cell>
          <table:table-cell table:formula="of:=IF(AND([.E239]&gt;[.D239]-[.$G$2];[.E239]&lt;[.D239]+[.$G$2]);[.E239];0)" office:value-type="float" office:value="2394.22" calcext:value-type="float">
            <text:p>2394.22</text:p>
          </table:table-cell>
          <table:table-cell table:formula="of:=IF(AND([.F239]&gt;[.D239]-[.$G$2];[.F239]&lt;[.D239]+[.$G$2]);[.F239];0)" office:value-type="float" office:value="2522.49" calcext:value-type="float">
            <text:p>2522.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2.TPS</text:p>
          </table:table-cell>
          <table:table-cell office:value-type="float" office:value="2411.88" calcext:value-type="float">
            <text:p>2411.88</text:p>
          </table:table-cell>
          <table:table-cell table:number-columns-repeated="2" office:value-type="float" office:value="2467.68" calcext:value-type="float">
            <text:p>2467.68</text:p>
          </table:table-cell>
          <table:table-cell table:formula="of:=IF(AND([.E240]&gt;[.D240]-[.$G$2];[.E240]&lt;[.D240]+[.$G$2]);[.E240];0)" office:value-type="float" office:value="2467.68" calcext:value-type="float">
            <text:p>2467.68</text:p>
          </table:table-cell>
          <table:table-cell table:formula="of:=IF(AND([.F240]&gt;[.D240]-[.$G$2];[.F240]&lt;[.D240]+[.$G$2]);[.F240];0)" office:value-type="float" office:value="2467.68" calcext:value-type="float">
            <text:p>2467.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3.TPS</text:p>
          </table:table-cell>
          <table:table-cell office:value-type="float" office:value="2713.56" calcext:value-type="float">
            <text:p>2713.56</text:p>
          </table:table-cell>
          <table:table-cell office:value-type="float" office:value="2634.13" calcext:value-type="float">
            <text:p>2634.13</text:p>
          </table:table-cell>
          <table:table-cell office:value-type="float" office:value="2660" calcext:value-type="float">
            <text:p>2660</text:p>
          </table:table-cell>
          <table:table-cell table:formula="of:=IF(AND([.E241]&gt;[.D241]-[.$G$2];[.E241]&lt;[.D241]+[.$G$2]);[.E241];0)" office:value-type="float" office:value="2634.13" calcext:value-type="float">
            <text:p>2634.13</text:p>
          </table:table-cell>
          <table:table-cell table:formula="of:=IF(AND([.F241]&gt;[.D241]-[.$G$2];[.F241]&lt;[.D241]+[.$G$2]);[.F241];0)"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4.TPS</text:p>
          </table:table-cell>
          <table:table-cell office:value-type="float" office:value="2588.25" calcext:value-type="float">
            <text:p>2588.25</text:p>
          </table:table-cell>
          <table:table-cell office:value-type="float" office:value="2505.86" calcext:value-type="float">
            <text:p>2505.86</text:p>
          </table:table-cell>
          <table:table-cell office:value-type="float" office:value="2491.26" calcext:value-type="float">
            <text:p>2491.26</text:p>
          </table:table-cell>
          <table:table-cell table:formula="of:=IF(AND([.E242]&gt;[.D242]-[.$G$2];[.E242]&lt;[.D242]+[.$G$2]);[.E242];0)" office:value-type="float" office:value="2505.86" calcext:value-type="float">
            <text:p>2505.86</text:p>
          </table:table-cell>
          <table:table-cell table:formula="of:=IF(AND([.F242]&gt;[.D242]-[.$G$2];[.F242]&lt;[.D242]+[.$G$2]);[.F242];0)" office:value-type="float" office:value="2491.26" calcext:value-type="float">
            <text:p>2491.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5.TPS</text:p>
          </table:table-cell>
          <table:table-cell office:value-type="float" office:value="2591.25" calcext:value-type="float">
            <text:p>2591.25</text:p>
          </table:table-cell>
          <table:table-cell office:value-type="float" office:value="2559.12" calcext:value-type="float">
            <text:p>2559.12</text:p>
          </table:table-cell>
          <table:table-cell office:value-type="float" office:value="2548.17" calcext:value-type="float">
            <text:p>2548.17</text:p>
          </table:table-cell>
          <table:table-cell table:formula="of:=IF(AND([.E243]&gt;[.D243]-[.$G$2];[.E243]&lt;[.D243]+[.$G$2]);[.E243];0)" office:value-type="float" office:value="2559.12" calcext:value-type="float">
            <text:p>2559.12</text:p>
          </table:table-cell>
          <table:table-cell table:formula="of:=IF(AND([.F243]&gt;[.D243]-[.$G$2];[.F243]&lt;[.D243]+[.$G$2]);[.F243];0)" office:value-type="float" office:value="2548.17" calcext:value-type="float">
            <text:p>2548.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6.TPS</text:p>
          </table:table-cell>
          <table:table-cell office:value-type="float" office:value="2474.7" calcext:value-type="float">
            <text:p>2474.7</text:p>
          </table:table-cell>
          <table:table-cell office:value-type="float" office:value="2379.9" calcext:value-type="float">
            <text:p>2379.9</text:p>
          </table:table-cell>
          <table:table-cell office:value-type="float" office:value="2453.3" calcext:value-type="float">
            <text:p>2453.3</text:p>
          </table:table-cell>
          <table:table-cell table:formula="of:=IF(AND([.E244]&gt;[.D244]-[.$G$2];[.E244]&lt;[.D244]+[.$G$2]);[.E244];0)" office:value-type="float" office:value="2379.9" calcext:value-type="float">
            <text:p>2379.9</text:p>
          </table:table-cell>
          <table:table-cell table:formula="of:=IF(AND([.F244]&gt;[.D244]-[.$G$2];[.F244]&lt;[.D244]+[.$G$2]);[.F244];0)" office:value-type="float" office:value="2453.3" calcext:value-type="float">
            <text:p>2453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7.TPS</text:p>
          </table:table-cell>
          <table:table-cell office:value-type="float" office:value="2683.47" calcext:value-type="float">
            <text:p>2683.47</text:p>
          </table:table-cell>
          <table:table-cell office:value-type="float" office:value="2532.17" calcext:value-type="float">
            <text:p>2532.17</text:p>
          </table:table-cell>
          <table:table-cell office:value-type="float" office:value="2610.59" calcext:value-type="float">
            <text:p>2610.59</text:p>
          </table:table-cell>
          <table:table-cell table:formula="of:=IF(AND([.E245]&gt;[.D245]-[.$G$2];[.E245]&lt;[.D245]+[.$G$2]);[.E245];0)" office:value-type="float" office:value="0" calcext:value-type="float">
            <text:p>0</text:p>
          </table:table-cell>
          <table:table-cell table:formula="of:=IF(AND([.F245]&gt;[.D245]-[.$G$2];[.F245]&lt;[.D245]+[.$G$2]);[.F245];0)" office:value-type="float" office:value="2610.59" calcext:value-type="float">
            <text:p>2610.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8.TPS</text:p>
          </table:table-cell>
          <table:table-cell office:value-type="float" office:value="2549.84" calcext:value-type="float">
            <text:p>2549.84</text:p>
          </table:table-cell>
          <table:table-cell office:value-type="float" office:value="2538.26" calcext:value-type="float">
            <text:p>2538.26</text:p>
          </table:table-cell>
          <table:table-cell office:value-type="float" office:value="2518.25" calcext:value-type="float">
            <text:p>2518.25</text:p>
          </table:table-cell>
          <table:table-cell table:formula="of:=IF(AND([.E246]&gt;[.D246]-[.$G$2];[.E246]&lt;[.D246]+[.$G$2]);[.E246];0)" office:value-type="float" office:value="2538.26" calcext:value-type="float">
            <text:p>2538.26</text:p>
          </table:table-cell>
          <table:table-cell table:formula="of:=IF(AND([.F246]&gt;[.D246]-[.$G$2];[.F246]&lt;[.D246]+[.$G$2]);[.F246];0)" office:value-type="float" office:value="2518.25" calcext:value-type="float">
            <text:p>2518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49.TPS</text:p>
          </table:table-cell>
          <table:table-cell office:value-type="float" office:value="2737.27" calcext:value-type="float">
            <text:p>2737.27</text:p>
          </table:table-cell>
          <table:table-cell office:value-type="float" office:value="2579.7" calcext:value-type="float">
            <text:p>2579.7</text:p>
          </table:table-cell>
          <table:table-cell office:value-type="float" office:value="2585.99" calcext:value-type="float">
            <text:p>2585.99</text:p>
          </table:table-cell>
          <table:table-cell table:formula="of:=IF(AND([.E247]&gt;[.D247]-[.$G$2];[.E247]&lt;[.D247]+[.$G$2]);[.E247];0)" office:value-type="float" office:value="0" calcext:value-type="float">
            <text:p>0</text:p>
          </table:table-cell>
          <table:table-cell table:formula="of:=IF(AND([.F247]&gt;[.D247]-[.$G$2];[.F247]&lt;[.D247]+[.$G$2]);[.F24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0.TPS</text:p>
          </table:table-cell>
          <table:table-cell office:value-type="float" office:value="2608.75" calcext:value-type="float">
            <text:p>2608.75</text:p>
          </table:table-cell>
          <table:table-cell office:value-type="float" office:value="2401.5" calcext:value-type="float">
            <text:p>2401.5</text:p>
          </table:table-cell>
          <table:table-cell office:value-type="float" office:value="2396.72" calcext:value-type="float">
            <text:p>2396.72</text:p>
          </table:table-cell>
          <table:table-cell table:formula="of:=IF(AND([.E248]&gt;[.D248]-[.$G$2];[.E248]&lt;[.D248]+[.$G$2]);[.E248];0)" office:value-type="float" office:value="0" calcext:value-type="float">
            <text:p>0</text:p>
          </table:table-cell>
          <table:table-cell table:formula="of:=IF(AND([.F248]&gt;[.D248]-[.$G$2];[.F248]&lt;[.D248]+[.$G$2]);[.F248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1.TPS</text:p>
          </table:table-cell>
          <table:table-cell office:value-type="float" office:value="2699.23" calcext:value-type="float">
            <text:p>2699.23</text:p>
          </table:table-cell>
          <table:table-cell office:value-type="float" office:value="2576.15" calcext:value-type="float">
            <text:p>2576.15</text:p>
          </table:table-cell>
          <table:table-cell office:value-type="float" office:value="2585.91" calcext:value-type="float">
            <text:p>2585.91</text:p>
          </table:table-cell>
          <table:table-cell table:formula="of:=IF(AND([.E249]&gt;[.D249]-[.$G$2];[.E249]&lt;[.D249]+[.$G$2]);[.E249];0)" office:value-type="float" office:value="0" calcext:value-type="float">
            <text:p>0</text:p>
          </table:table-cell>
          <table:table-cell table:formula="of:=IF(AND([.F249]&gt;[.D249]-[.$G$2];[.F249]&lt;[.D249]+[.$G$2]);[.F249];0)" office:value-type="float" office:value="2585.91" calcext:value-type="float">
            <text:p>2585.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2.TPS</text:p>
          </table:table-cell>
          <table:table-cell office:value-type="float" office:value="2583.5" calcext:value-type="float">
            <text:p>2583.5</text:p>
          </table:table-cell>
          <table:table-cell office:value-type="float" office:value="2525.96" calcext:value-type="float">
            <text:p>2525.96</text:p>
          </table:table-cell>
          <table:table-cell office:value-type="float" office:value="2558.22" calcext:value-type="float">
            <text:p>2558.22</text:p>
          </table:table-cell>
          <table:table-cell table:formula="of:=IF(AND([.E250]&gt;[.D250]-[.$G$2];[.E250]&lt;[.D250]+[.$G$2]);[.E250];0)" office:value-type="float" office:value="2525.96" calcext:value-type="float">
            <text:p>2525.96</text:p>
          </table:table-cell>
          <table:table-cell table:formula="of:=IF(AND([.F250]&gt;[.D250]-[.$G$2];[.F250]&lt;[.D250]+[.$G$2]);[.F250];0)" office:value-type="float" office:value="2558.22" calcext:value-type="float">
            <text:p>2558.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3.TPS</text:p>
          </table:table-cell>
          <table:table-cell office:value-type="float" office:value="2605.76" calcext:value-type="float">
            <text:p>2605.76</text:p>
          </table:table-cell>
          <table:table-cell office:value-type="float" office:value="2529.17" calcext:value-type="float">
            <text:p>2529.17</text:p>
          </table:table-cell>
          <table:table-cell office:value-type="float" office:value="2535.77" calcext:value-type="float">
            <text:p>2535.77</text:p>
          </table:table-cell>
          <table:table-cell table:formula="of:=IF(AND([.E251]&gt;[.D251]-[.$G$2];[.E251]&lt;[.D251]+[.$G$2]);[.E251];0)" office:value-type="float" office:value="2529.17" calcext:value-type="float">
            <text:p>2529.17</text:p>
          </table:table-cell>
          <table:table-cell table:formula="of:=IF(AND([.F251]&gt;[.D251]-[.$G$2];[.F251]&lt;[.D251]+[.$G$2]);[.F251];0)" office:value-type="float" office:value="2535.77" calcext:value-type="float">
            <text:p>2535.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4.TPS</text:p>
          </table:table-cell>
          <table:table-cell office:value-type="float" office:value="2359.64" calcext:value-type="float">
            <text:p>2359.64</text:p>
          </table:table-cell>
          <table:table-cell office:value-type="float" office:value="2477.92" calcext:value-type="float">
            <text:p>2477.92</text:p>
          </table:table-cell>
          <table:table-cell office:value-type="float" office:value="2514.32" calcext:value-type="float">
            <text:p>2514.32</text:p>
          </table:table-cell>
          <table:table-cell table:formula="of:=IF(AND([.E252]&gt;[.D252]-[.$G$2];[.E252]&lt;[.D252]+[.$G$2]);[.E252];0)" office:value-type="float" office:value="2477.92" calcext:value-type="float">
            <text:p>2477.92</text:p>
          </table:table-cell>
          <table:table-cell table:formula="of:=IF(AND([.F252]&gt;[.D252]-[.$G$2];[.F252]&lt;[.D252]+[.$G$2]);[.F25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5.TPS</text:p>
          </table:table-cell>
          <table:table-cell office:value-type="float" office:value="2735.2" calcext:value-type="float">
            <text:p>2735.2</text:p>
          </table:table-cell>
          <table:table-cell office:value-type="float" office:value="2589.02" calcext:value-type="float">
            <text:p>2589.02</text:p>
          </table:table-cell>
          <table:table-cell office:value-type="float" office:value="2585.38" calcext:value-type="float">
            <text:p>2585.38</text:p>
          </table:table-cell>
          <table:table-cell table:formula="of:=IF(AND([.E253]&gt;[.D253]-[.$G$2];[.E253]&lt;[.D253]+[.$G$2]);[.E253];0)" office:value-type="float" office:value="0" calcext:value-type="float">
            <text:p>0</text:p>
          </table:table-cell>
          <table:table-cell table:formula="of:=IF(AND([.F253]&gt;[.D253]-[.$G$2];[.F253]&lt;[.D253]+[.$G$2]);[.F25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6.TPS</text:p>
          </table:table-cell>
          <table:table-cell office:value-type="float" office:value="2550.44" calcext:value-type="float">
            <text:p>2550.44</text:p>
          </table:table-cell>
          <table:table-cell office:value-type="float" office:value="2554.46" calcext:value-type="float">
            <text:p>2554.46</text:p>
          </table:table-cell>
          <table:table-cell office:value-type="float" office:value="2625.54" calcext:value-type="float">
            <text:p>2625.54</text:p>
          </table:table-cell>
          <table:table-cell table:formula="of:=IF(AND([.E254]&gt;[.D254]-[.$G$2];[.E254]&lt;[.D254]+[.$G$2]);[.E254];0)" office:value-type="float" office:value="2554.46" calcext:value-type="float">
            <text:p>2554.46</text:p>
          </table:table-cell>
          <table:table-cell table:formula="of:=IF(AND([.F254]&gt;[.D254]-[.$G$2];[.F254]&lt;[.D254]+[.$G$2]);[.F254];0)" office:value-type="float" office:value="2625.54" calcext:value-type="float">
            <text:p>2625.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7.TPS</text:p>
          </table:table-cell>
          <table:table-cell office:value-type="float" office:value="2599.4" calcext:value-type="float">
            <text:p>2599.4</text:p>
          </table:table-cell>
          <table:table-cell office:value-type="float" office:value="2554.6" calcext:value-type="float">
            <text:p>2554.6</text:p>
          </table:table-cell>
          <table:table-cell office:value-type="float" office:value="2590.8" calcext:value-type="float">
            <text:p>2590.8</text:p>
          </table:table-cell>
          <table:table-cell table:formula="of:=IF(AND([.E255]&gt;[.D255]-[.$G$2];[.E255]&lt;[.D255]+[.$G$2]);[.E255];0)" office:value-type="float" office:value="2554.6" calcext:value-type="float">
            <text:p>2554.6</text:p>
          </table:table-cell>
          <table:table-cell table:formula="of:=IF(AND([.F255]&gt;[.D255]-[.$G$2];[.F255]&lt;[.D255]+[.$G$2]);[.F255];0)" office:value-type="float" office:value="2590.8" calcext:value-type="float">
            <text:p>2590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8.TPS</text:p>
          </table:table-cell>
          <table:table-cell office:value-type="float" office:value="2471.38" calcext:value-type="float">
            <text:p>2471.38</text:p>
          </table:table-cell>
          <table:table-cell office:value-type="float" office:value="2396.6" calcext:value-type="float">
            <text:p>2396.6</text:p>
          </table:table-cell>
          <table:table-cell office:value-type="float" office:value="2469.17" calcext:value-type="float">
            <text:p>2469.17</text:p>
          </table:table-cell>
          <table:table-cell table:formula="of:=IF(AND([.E256]&gt;[.D256]-[.$G$2];[.E256]&lt;[.D256]+[.$G$2]);[.E256];0)" office:value-type="float" office:value="2396.6" calcext:value-type="float">
            <text:p>2396.6</text:p>
          </table:table-cell>
          <table:table-cell table:formula="of:=IF(AND([.F256]&gt;[.D256]-[.$G$2];[.F256]&lt;[.D256]+[.$G$2]);[.F256];0)" office:value-type="float" office:value="2469.17" calcext:value-type="float">
            <text:p>2469.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59.TPS</text:p>
          </table:table-cell>
          <table:table-cell office:value-type="float" office:value="2506.83" calcext:value-type="float">
            <text:p>2506.83</text:p>
          </table:table-cell>
          <table:table-cell office:value-type="float" office:value="2542.63" calcext:value-type="float">
            <text:p>2542.63</text:p>
          </table:table-cell>
          <table:table-cell office:value-type="float" office:value="2437.99" calcext:value-type="float">
            <text:p>2437.99</text:p>
          </table:table-cell>
          <table:table-cell table:formula="of:=IF(AND([.E257]&gt;[.D257]-[.$G$2];[.E257]&lt;[.D257]+[.$G$2]);[.E257];0)" office:value-type="float" office:value="2542.63" calcext:value-type="float">
            <text:p>2542.63</text:p>
          </table:table-cell>
          <table:table-cell table:formula="of:=IF(AND([.F257]&gt;[.D257]-[.$G$2];[.F257]&lt;[.D257]+[.$G$2]);[.F257];0)" office:value-type="float" office:value="2437.99" calcext:value-type="float">
            <text:p>2437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0.TPS</text:p>
          </table:table-cell>
          <table:table-cell office:value-type="float" office:value="2595.84" calcext:value-type="float">
            <text:p>2595.84</text:p>
          </table:table-cell>
          <table:table-cell office:value-type="float" office:value="2535.87" calcext:value-type="float">
            <text:p>2535.87</text:p>
          </table:table-cell>
          <table:table-cell office:value-type="float" office:value="2593.16" calcext:value-type="float">
            <text:p>2593.16</text:p>
          </table:table-cell>
          <table:table-cell table:formula="of:=IF(AND([.E258]&gt;[.D258]-[.$G$2];[.E258]&lt;[.D258]+[.$G$2]);[.E258];0)" office:value-type="float" office:value="2535.87" calcext:value-type="float">
            <text:p>2535.87</text:p>
          </table:table-cell>
          <table:table-cell table:formula="of:=IF(AND([.F258]&gt;[.D258]-[.$G$2];[.F258]&lt;[.D258]+[.$G$2]);[.F258];0)" office:value-type="float" office:value="2593.16" calcext:value-type="float">
            <text:p>2593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1.TPS</text:p>
          </table:table-cell>
          <table:table-cell office:value-type="float" office:value="2643.56" calcext:value-type="float">
            <text:p>2643.56</text:p>
          </table:table-cell>
          <table:table-cell office:value-type="float" office:value="2541.61" calcext:value-type="float">
            <text:p>2541.61</text:p>
          </table:table-cell>
          <table:table-cell office:value-type="float" office:value="2537.24" calcext:value-type="float">
            <text:p>2537.24</text:p>
          </table:table-cell>
          <table:table-cell table:formula="of:=IF(AND([.E259]&gt;[.D259]-[.$G$2];[.E259]&lt;[.D259]+[.$G$2]);[.E259];0)" office:value-type="float" office:value="2541.61" calcext:value-type="float">
            <text:p>2541.61</text:p>
          </table:table-cell>
          <table:table-cell table:formula="of:=IF(AND([.F259]&gt;[.D259]-[.$G$2];[.F259]&lt;[.D259]+[.$G$2]);[.F259];0)" office:value-type="float" office:value="2537.24" calcext:value-type="float">
            <text:p>2537.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2.TPS</text:p>
          </table:table-cell>
          <table:table-cell office:value-type="float" office:value="2492.6" calcext:value-type="float">
            <text:p>2492.6</text:p>
          </table:table-cell>
          <table:table-cell office:value-type="float" office:value="2492.23" calcext:value-type="float">
            <text:p>2492.23</text:p>
          </table:table-cell>
          <table:table-cell office:value-type="float" office:value="2486.25" calcext:value-type="float">
            <text:p>2486.25</text:p>
          </table:table-cell>
          <table:table-cell table:formula="of:=IF(AND([.E260]&gt;[.D260]-[.$G$2];[.E260]&lt;[.D260]+[.$G$2]);[.E260];0)" office:value-type="float" office:value="2492.23" calcext:value-type="float">
            <text:p>2492.23</text:p>
          </table:table-cell>
          <table:table-cell table:formula="of:=IF(AND([.F260]&gt;[.D260]-[.$G$2];[.F260]&lt;[.D260]+[.$G$2]);[.F260];0)" office:value-type="float" office:value="2486.25" calcext:value-type="float">
            <text:p>2486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3.TPS</text:p>
          </table:table-cell>
          <table:table-cell office:value-type="float" office:value="2660.99" calcext:value-type="float">
            <text:p>2660.99</text:p>
          </table:table-cell>
          <table:table-cell office:value-type="float" office:value="2549.19" calcext:value-type="float">
            <text:p>2549.19</text:p>
          </table:table-cell>
          <table:table-cell office:value-type="float" office:value="2610.73" calcext:value-type="float">
            <text:p>2610.73</text:p>
          </table:table-cell>
          <table:table-cell table:formula="of:=IF(AND([.E261]&gt;[.D261]-[.$G$2];[.E261]&lt;[.D261]+[.$G$2]);[.E261];0)" office:value-type="float" office:value="2549.19" calcext:value-type="float">
            <text:p>2549.19</text:p>
          </table:table-cell>
          <table:table-cell table:formula="of:=IF(AND([.F261]&gt;[.D261]-[.$G$2];[.F261]&lt;[.D261]+[.$G$2]);[.F261];0)" office:value-type="float" office:value="2610.73" calcext:value-type="float">
            <text:p>2610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4.TPS</text:p>
          </table:table-cell>
          <table:table-cell office:value-type="float" office:value="2484.57" calcext:value-type="float">
            <text:p>2484.57</text:p>
          </table:table-cell>
          <table:table-cell office:value-type="float" office:value="2472.36" calcext:value-type="float">
            <text:p>2472.36</text:p>
          </table:table-cell>
          <table:table-cell office:value-type="float" office:value="2464.18" calcext:value-type="float">
            <text:p>2464.18</text:p>
          </table:table-cell>
          <table:table-cell table:formula="of:=IF(AND([.E262]&gt;[.D262]-[.$G$2];[.E262]&lt;[.D262]+[.$G$2]);[.E262];0)" office:value-type="float" office:value="2472.36" calcext:value-type="float">
            <text:p>2472.36</text:p>
          </table:table-cell>
          <table:table-cell table:formula="of:=IF(AND([.F262]&gt;[.D262]-[.$G$2];[.F262]&lt;[.D262]+[.$G$2]);[.F262];0)" office:value-type="float" office:value="2464.18" calcext:value-type="float">
            <text:p>2464.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5.TPS</text:p>
          </table:table-cell>
          <table:table-cell office:value-type="float" office:value="2480.91" calcext:value-type="float">
            <text:p>2480.91</text:p>
          </table:table-cell>
          <table:table-cell office:value-type="float" office:value="2406.31" calcext:value-type="float">
            <text:p>2406.31</text:p>
          </table:table-cell>
          <table:table-cell office:value-type="float" office:value="2509.55" calcext:value-type="float">
            <text:p>2509.55</text:p>
          </table:table-cell>
          <table:table-cell table:formula="of:=IF(AND([.E263]&gt;[.D263]-[.$G$2];[.E263]&lt;[.D263]+[.$G$2]);[.E263];0)" office:value-type="float" office:value="2406.31" calcext:value-type="float">
            <text:p>2406.31</text:p>
          </table:table-cell>
          <table:table-cell table:formula="of:=IF(AND([.F263]&gt;[.D263]-[.$G$2];[.F263]&lt;[.D263]+[.$G$2]);[.F263];0)" office:value-type="float" office:value="2509.55" calcext:value-type="float">
            <text:p>2509.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6.TPS</text:p>
          </table:table-cell>
          <table:table-cell office:value-type="float" office:value="2560.23" calcext:value-type="float">
            <text:p>2560.23</text:p>
          </table:table-cell>
          <table:table-cell office:value-type="float" office:value="2431.16" calcext:value-type="float">
            <text:p>2431.16</text:p>
          </table:table-cell>
          <table:table-cell office:value-type="float" office:value="2415.86" calcext:value-type="float">
            <text:p>2415.86</text:p>
          </table:table-cell>
          <table:table-cell table:formula="of:=IF(AND([.E264]&gt;[.D264]-[.$G$2];[.E264]&lt;[.D264]+[.$G$2]);[.E264];0)" office:value-type="float" office:value="0" calcext:value-type="float">
            <text:p>0</text:p>
          </table:table-cell>
          <table:table-cell table:formula="of:=IF(AND([.F264]&gt;[.D264]-[.$G$2];[.F264]&lt;[.D264]+[.$G$2]);[.F264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7.TPS</text:p>
          </table:table-cell>
          <table:table-cell office:value-type="float" office:value="2646.74" calcext:value-type="float">
            <text:p>2646.74</text:p>
          </table:table-cell>
          <table:table-cell office:value-type="float" office:value="2577.11" calcext:value-type="float">
            <text:p>2577.11</text:p>
          </table:table-cell>
          <table:table-cell office:value-type="float" office:value="2587.43" calcext:value-type="float">
            <text:p>2587.43</text:p>
          </table:table-cell>
          <table:table-cell table:formula="of:=IF(AND([.E265]&gt;[.D265]-[.$G$2];[.E265]&lt;[.D265]+[.$G$2]);[.E265];0)" office:value-type="float" office:value="2577.11" calcext:value-type="float">
            <text:p>2577.11</text:p>
          </table:table-cell>
          <table:table-cell table:formula="of:=IF(AND([.F265]&gt;[.D265]-[.$G$2];[.F265]&lt;[.D265]+[.$G$2]);[.F265];0)" office:value-type="float" office:value="2587.43" calcext:value-type="float">
            <text:p>2587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8.TPS</text:p>
          </table:table-cell>
          <table:table-cell office:value-type="float" office:value="2472.72" calcext:value-type="float">
            <text:p>2472.72</text:p>
          </table:table-cell>
          <table:table-cell office:value-type="float" office:value="2579.83" calcext:value-type="float">
            <text:p>2579.83</text:p>
          </table:table-cell>
          <table:table-cell office:value-type="float" office:value="2457.36" calcext:value-type="float">
            <text:p>2457.36</text:p>
          </table:table-cell>
          <table:table-cell table:formula="of:=IF(AND([.E266]&gt;[.D266]-[.$G$2];[.E266]&lt;[.D266]+[.$G$2]);[.E266];0)" office:value-type="float" office:value="2579.83" calcext:value-type="float">
            <text:p>2579.83</text:p>
          </table:table-cell>
          <table:table-cell table:formula="of:=IF(AND([.F266]&gt;[.D266]-[.$G$2];[.F266]&lt;[.D266]+[.$G$2]);[.F266];0)" office:value-type="float" office:value="2457.36" calcext:value-type="float">
            <text:p>2457.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69.TPS</text:p>
          </table:table-cell>
          <table:table-cell office:value-type="float" office:value="2383.9" calcext:value-type="float">
            <text:p>2383.9</text:p>
          </table:table-cell>
          <table:table-cell office:value-type="float" office:value="2522" calcext:value-type="float">
            <text:p>2522</text:p>
          </table:table-cell>
          <table:table-cell office:value-type="float" office:value="2495.07" calcext:value-type="float">
            <text:p>2495.07</text:p>
          </table:table-cell>
          <table:table-cell table:formula="of:=IF(AND([.E267]&gt;[.D267]-[.$G$2];[.E267]&lt;[.D267]+[.$G$2]);[.E267];0)" office:value-type="float" office:value="0" calcext:value-type="float">
            <text:p>0</text:p>
          </table:table-cell>
          <table:table-cell table:formula="of:=IF(AND([.F267]&gt;[.D267]-[.$G$2];[.F267]&lt;[.D267]+[.$G$2]);[.F267];0)" office:value-type="float" office:value="2495.07" calcext:value-type="float">
            <text:p>2495.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0.TPS</text:p>
          </table:table-cell>
          <table:table-cell office:value-type="float" office:value="2500.68" calcext:value-type="float">
            <text:p>2500.68</text:p>
          </table:table-cell>
          <table:table-cell office:value-type="float" office:value="2578.26" calcext:value-type="float">
            <text:p>2578.26</text:p>
          </table:table-cell>
          <table:table-cell office:value-type="float" office:value="2611.22" calcext:value-type="float">
            <text:p>2611.22</text:p>
          </table:table-cell>
          <table:table-cell table:formula="of:=IF(AND([.E268]&gt;[.D268]-[.$G$2];[.E268]&lt;[.D268]+[.$G$2]);[.E268];0)" office:value-type="float" office:value="2578.26" calcext:value-type="float">
            <text:p>2578.26</text:p>
          </table:table-cell>
          <table:table-cell table:formula="of:=IF(AND([.F268]&gt;[.D268]-[.$G$2];[.F268]&lt;[.D268]+[.$G$2]);[.F268];0)" office:value-type="float" office:value="2611.22" calcext:value-type="float">
            <text:p>2611.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1.TPS</text:p>
          </table:table-cell>
          <table:table-cell office:value-type="float" office:value="2620.72" calcext:value-type="float">
            <text:p>2620.72</text:p>
          </table:table-cell>
          <table:table-cell office:value-type="float" office:value="2514.14" calcext:value-type="float">
            <text:p>2514.14</text:p>
          </table:table-cell>
          <table:table-cell office:value-type="float" office:value="2504.82" calcext:value-type="float">
            <text:p>2504.82</text:p>
          </table:table-cell>
          <table:table-cell table:formula="of:=IF(AND([.E269]&gt;[.D269]-[.$G$2];[.E269]&lt;[.D269]+[.$G$2]);[.E269];0)" office:value-type="float" office:value="2514.14" calcext:value-type="float">
            <text:p>2514.14</text:p>
          </table:table-cell>
          <table:table-cell table:formula="of:=IF(AND([.F269]&gt;[.D269]-[.$G$2];[.F269]&lt;[.D269]+[.$G$2]);[.F269];0)" office:value-type="float" office:value="2504.82" calcext:value-type="float">
            <text:p>2504.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2.TPS</text:p>
          </table:table-cell>
          <table:table-cell office:value-type="float" office:value="2603.23" calcext:value-type="float">
            <text:p>2603.23</text:p>
          </table:table-cell>
          <table:table-cell office:value-type="float" office:value="2604.72" calcext:value-type="float">
            <text:p>2604.72</text:p>
          </table:table-cell>
          <table:table-cell office:value-type="float" office:value="2614.53" calcext:value-type="float">
            <text:p>2614.53</text:p>
          </table:table-cell>
          <table:table-cell table:formula="of:=IF(AND([.E270]&gt;[.D270]-[.$G$2];[.E270]&lt;[.D270]+[.$G$2]);[.E270];0)" office:value-type="float" office:value="2604.72" calcext:value-type="float">
            <text:p>2604.72</text:p>
          </table:table-cell>
          <table:table-cell table:formula="of:=IF(AND([.F270]&gt;[.D270]-[.$G$2];[.F270]&lt;[.D270]+[.$G$2]);[.F270];0)" office:value-type="float" office:value="2614.53" calcext:value-type="float">
            <text:p>2614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3.TPS</text:p>
          </table:table-cell>
          <table:table-cell office:value-type="float" office:value="2613.07" calcext:value-type="float">
            <text:p>2613.07</text:p>
          </table:table-cell>
          <table:table-cell office:value-type="float" office:value="2572.55" calcext:value-type="float">
            <text:p>2572.55</text:p>
          </table:table-cell>
          <table:table-cell office:value-type="float" office:value="2644.69" calcext:value-type="float">
            <text:p>2644.69</text:p>
          </table:table-cell>
          <table:table-cell table:formula="of:=IF(AND([.E271]&gt;[.D271]-[.$G$2];[.E271]&lt;[.D271]+[.$G$2]);[.E271];0)" office:value-type="float" office:value="2572.55" calcext:value-type="float">
            <text:p>2572.55</text:p>
          </table:table-cell>
          <table:table-cell table:formula="of:=IF(AND([.F271]&gt;[.D271]-[.$G$2];[.F271]&lt;[.D271]+[.$G$2]);[.F271];0)" office:value-type="float" office:value="2644.69" calcext:value-type="float">
            <text:p>2644.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4.TPS</text:p>
          </table:table-cell>
          <table:table-cell office:value-type="float" office:value="2578.84" calcext:value-type="float">
            <text:p>2578.84</text:p>
          </table:table-cell>
          <table:table-cell office:value-type="float" office:value="2589.49" calcext:value-type="float">
            <text:p>2589.49</text:p>
          </table:table-cell>
          <table:table-cell office:value-type="float" office:value="2652.2" calcext:value-type="float">
            <text:p>2652.2</text:p>
          </table:table-cell>
          <table:table-cell table:formula="of:=IF(AND([.E272]&gt;[.D272]-[.$G$2];[.E272]&lt;[.D272]+[.$G$2]);[.E272];0)" office:value-type="float" office:value="2589.49" calcext:value-type="float">
            <text:p>2589.49</text:p>
          </table:table-cell>
          <table:table-cell table:formula="of:=IF(AND([.F272]&gt;[.D272]-[.$G$2];[.F272]&lt;[.D272]+[.$G$2]);[.F272];0)" office:value-type="float" office:value="2652.2" calcext:value-type="float">
            <text:p>2652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5.TPS</text:p>
          </table:table-cell>
          <table:table-cell office:value-type="float" office:value="2720.68" calcext:value-type="float">
            <text:p>2720.68</text:p>
          </table:table-cell>
          <table:table-cell office:value-type="float" office:value="2621.54" calcext:value-type="float">
            <text:p>2621.54</text:p>
          </table:table-cell>
          <table:table-cell office:value-type="float" office:value="2588.26" calcext:value-type="float">
            <text:p>2588.26</text:p>
          </table:table-cell>
          <table:table-cell table:formula="of:=IF(AND([.E273]&gt;[.D273]-[.$G$2];[.E273]&lt;[.D273]+[.$G$2]);[.E273];0)" office:value-type="float" office:value="2621.54" calcext:value-type="float">
            <text:p>2621.54</text:p>
          </table:table-cell>
          <table:table-cell table:formula="of:=IF(AND([.F273]&gt;[.D273]-[.$G$2];[.F273]&lt;[.D273]+[.$G$2]);[.F273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6.TPS</text:p>
          </table:table-cell>
          <table:table-cell office:value-type="float" office:value="2494.07" calcext:value-type="float">
            <text:p>2494.07</text:p>
          </table:table-cell>
          <table:table-cell office:value-type="float" office:value="2498.76" calcext:value-type="float">
            <text:p>2498.76</text:p>
          </table:table-cell>
          <table:table-cell office:value-type="float" office:value="2515.61" calcext:value-type="float">
            <text:p>2515.61</text:p>
          </table:table-cell>
          <table:table-cell table:formula="of:=IF(AND([.E274]&gt;[.D274]-[.$G$2];[.E274]&lt;[.D274]+[.$G$2]);[.E274];0)" office:value-type="float" office:value="2498.76" calcext:value-type="float">
            <text:p>2498.76</text:p>
          </table:table-cell>
          <table:table-cell table:formula="of:=IF(AND([.F274]&gt;[.D274]-[.$G$2];[.F274]&lt;[.D274]+[.$G$2]);[.F274];0)" office:value-type="float" office:value="2515.61" calcext:value-type="float">
            <text:p>2515.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7.TPS</text:p>
          </table:table-cell>
          <table:table-cell office:value-type="float" office:value="2491.83" calcext:value-type="float">
            <text:p>2491.83</text:p>
          </table:table-cell>
          <table:table-cell office:value-type="float" office:value="2476.96" calcext:value-type="float">
            <text:p>2476.96</text:p>
          </table:table-cell>
          <table:table-cell office:value-type="float" office:value="2473.88" calcext:value-type="float">
            <text:p>2473.88</text:p>
          </table:table-cell>
          <table:table-cell table:formula="of:=IF(AND([.E275]&gt;[.D275]-[.$G$2];[.E275]&lt;[.D275]+[.$G$2]);[.E275];0)" office:value-type="float" office:value="2476.96" calcext:value-type="float">
            <text:p>2476.96</text:p>
          </table:table-cell>
          <table:table-cell table:formula="of:=IF(AND([.F275]&gt;[.D275]-[.$G$2];[.F275]&lt;[.D275]+[.$G$2]);[.F275];0)" office:value-type="float" office:value="2473.88" calcext:value-type="float">
            <text:p>2473.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8.TPS</text:p>
          </table:table-cell>
          <table:table-cell office:value-type="float" office:value="2496.57" calcext:value-type="float">
            <text:p>2496.57</text:p>
          </table:table-cell>
          <table:table-cell office:value-type="float" office:value="2517.34" calcext:value-type="float">
            <text:p>2517.34</text:p>
          </table:table-cell>
          <table:table-cell office:value-type="float" office:value="2539.01" calcext:value-type="float">
            <text:p>2539.01</text:p>
          </table:table-cell>
          <table:table-cell table:formula="of:=IF(AND([.E276]&gt;[.D276]-[.$G$2];[.E276]&lt;[.D276]+[.$G$2]);[.E276];0)" office:value-type="float" office:value="2517.34" calcext:value-type="float">
            <text:p>2517.34</text:p>
          </table:table-cell>
          <table:table-cell table:formula="of:=IF(AND([.F276]&gt;[.D276]-[.$G$2];[.F276]&lt;[.D276]+[.$G$2]);[.F276];0)" office:value-type="float" office:value="2539.01" calcext:value-type="float">
            <text:p>2539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79.TPS</text:p>
          </table:table-cell>
          <table:table-cell office:value-type="float" office:value="2527.22" calcext:value-type="float">
            <text:p>2527.22</text:p>
          </table:table-cell>
          <table:table-cell office:value-type="float" office:value="2415.67" calcext:value-type="float">
            <text:p>2415.67</text:p>
          </table:table-cell>
          <table:table-cell office:value-type="float" office:value="2445.66" calcext:value-type="float">
            <text:p>2445.66</text:p>
          </table:table-cell>
          <table:table-cell table:formula="of:=IF(AND([.E277]&gt;[.D277]-[.$G$2];[.E277]&lt;[.D277]+[.$G$2]);[.E277];0)" office:value-type="float" office:value="2415.67" calcext:value-type="float">
            <text:p>2415.67</text:p>
          </table:table-cell>
          <table:table-cell table:formula="of:=IF(AND([.F277]&gt;[.D277]-[.$G$2];[.F277]&lt;[.D277]+[.$G$2]);[.F277];0)" office:value-type="float" office:value="2445.66" calcext:value-type="float">
            <text:p>2445.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0.TPS</text:p>
          </table:table-cell>
          <table:table-cell office:value-type="float" office:value="2498.57" calcext:value-type="float">
            <text:p>2498.57</text:p>
          </table:table-cell>
          <table:table-cell office:value-type="float" office:value="2469.8" calcext:value-type="float">
            <text:p>2469.8</text:p>
          </table:table-cell>
          <table:table-cell office:value-type="float" office:value="2531.77" calcext:value-type="float">
            <text:p>2531.77</text:p>
          </table:table-cell>
          <table:table-cell table:formula="of:=IF(AND([.E278]&gt;[.D278]-[.$G$2];[.E278]&lt;[.D278]+[.$G$2]);[.E278];0)" office:value-type="float" office:value="2469.8" calcext:value-type="float">
            <text:p>2469.8</text:p>
          </table:table-cell>
          <table:table-cell table:formula="of:=IF(AND([.F278]&gt;[.D278]-[.$G$2];[.F278]&lt;[.D278]+[.$G$2]);[.F278];0)" office:value-type="float" office:value="2531.77" calcext:value-type="float">
            <text:p>2531.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1.TPS</text:p>
          </table:table-cell>
          <table:table-cell office:value-type="float" office:value="2729.29" calcext:value-type="float">
            <text:p>2729.29</text:p>
          </table:table-cell>
          <table:table-cell office:value-type="float" office:value="2582.76" calcext:value-type="float">
            <text:p>2582.76</text:p>
          </table:table-cell>
          <table:table-cell office:value-type="float" office:value="2527.34" calcext:value-type="float">
            <text:p>2527.34</text:p>
          </table:table-cell>
          <table:table-cell table:formula="of:=IF(AND([.E279]&gt;[.D279]-[.$G$2];[.E279]&lt;[.D279]+[.$G$2]);[.E279];0)" office:value-type="float" office:value="0" calcext:value-type="float">
            <text:p>0</text:p>
          </table:table-cell>
          <table:table-cell table:formula="of:=IF(AND([.F279]&gt;[.D279]-[.$G$2];[.F279]&lt;[.D279]+[.$G$2]);[.F27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2.TPS</text:p>
          </table:table-cell>
          <table:table-cell office:value-type="float" office:value="2542.08" calcext:value-type="float">
            <text:p>2542.08</text:p>
          </table:table-cell>
          <table:table-cell office:value-type="float" office:value="2497.8" calcext:value-type="float">
            <text:p>2497.8</text:p>
          </table:table-cell>
          <table:table-cell office:value-type="float" office:value="2539.56" calcext:value-type="float">
            <text:p>2539.56</text:p>
          </table:table-cell>
          <table:table-cell table:formula="of:=IF(AND([.E280]&gt;[.D280]-[.$G$2];[.E280]&lt;[.D280]+[.$G$2]);[.E280];0)" office:value-type="float" office:value="2497.8" calcext:value-type="float">
            <text:p>2497.8</text:p>
          </table:table-cell>
          <table:table-cell table:formula="of:=IF(AND([.F280]&gt;[.D280]-[.$G$2];[.F280]&lt;[.D280]+[.$G$2]);[.F280];0)" office:value-type="float" office:value="2539.56" calcext:value-type="float">
            <text:p>2539.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3.TPS</text:p>
          </table:table-cell>
          <table:table-cell office:value-type="float" office:value="2494.74" calcext:value-type="float">
            <text:p>2494.74</text:p>
          </table:table-cell>
          <table:table-cell office:value-type="float" office:value="2397.03" calcext:value-type="float">
            <text:p>2397.03</text:p>
          </table:table-cell>
          <table:table-cell office:value-type="float" office:value="2576.69" calcext:value-type="float">
            <text:p>2576.69</text:p>
          </table:table-cell>
          <table:table-cell table:formula="of:=IF(AND([.E281]&gt;[.D281]-[.$G$2];[.E281]&lt;[.D281]+[.$G$2]);[.E281];0)" office:value-type="float" office:value="2397.03" calcext:value-type="float">
            <text:p>2397.03</text:p>
          </table:table-cell>
          <table:table-cell table:formula="of:=IF(AND([.F281]&gt;[.D281]-[.$G$2];[.F281]&lt;[.D281]+[.$G$2]);[.F281];0)" office:value-type="float" office:value="2576.69" calcext:value-type="float">
            <text:p>2576.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4.TPS</text:p>
          </table:table-cell>
          <table:table-cell office:value-type="float" office:value="2363.65" calcext:value-type="float">
            <text:p>2363.65</text:p>
          </table:table-cell>
          <table:table-cell office:value-type="float" office:value="2559.03" calcext:value-type="float">
            <text:p>2559.03</text:p>
          </table:table-cell>
          <table:table-cell office:value-type="float" office:value="2577.05" calcext:value-type="float">
            <text:p>2577.05</text:p>
          </table:table-cell>
          <table:table-cell table:formula="of:=IF(AND([.E282]&gt;[.D282]-[.$G$2];[.E282]&lt;[.D282]+[.$G$2]);[.E282];0)" office:value-type="float" office:value="0" calcext:value-type="float">
            <text:p>0</text:p>
          </table:table-cell>
          <table:table-cell table:formula="of:=IF(AND([.F282]&gt;[.D282]-[.$G$2];[.F282]&lt;[.D282]+[.$G$2]);[.F282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5.TPS</text:p>
          </table:table-cell>
          <table:table-cell office:value-type="float" office:value="2464.55" calcext:value-type="float">
            <text:p>2464.55</text:p>
          </table:table-cell>
          <table:table-cell office:value-type="float" office:value="2501.93" calcext:value-type="float">
            <text:p>2501.93</text:p>
          </table:table-cell>
          <table:table-cell office:value-type="float" office:value="2509.28" calcext:value-type="float">
            <text:p>2509.28</text:p>
          </table:table-cell>
          <table:table-cell table:formula="of:=IF(AND([.E283]&gt;[.D283]-[.$G$2];[.E283]&lt;[.D283]+[.$G$2]);[.E283];0)" office:value-type="float" office:value="2501.93" calcext:value-type="float">
            <text:p>2501.93</text:p>
          </table:table-cell>
          <table:table-cell table:formula="of:=IF(AND([.F283]&gt;[.D283]-[.$G$2];[.F283]&lt;[.D283]+[.$G$2]);[.F283];0)" office:value-type="float" office:value="2509.28" calcext:value-type="float">
            <text:p>2509.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6.TPS</text:p>
          </table:table-cell>
          <table:table-cell office:value-type="float" office:value="2529.91" calcext:value-type="float">
            <text:p>2529.91</text:p>
          </table:table-cell>
          <table:table-cell office:value-type="float" office:value="2505.45" calcext:value-type="float">
            <text:p>2505.45</text:p>
          </table:table-cell>
          <table:table-cell office:value-type="float" office:value="2565.07" calcext:value-type="float">
            <text:p>2565.07</text:p>
          </table:table-cell>
          <table:table-cell table:formula="of:=IF(AND([.E284]&gt;[.D284]-[.$G$2];[.E284]&lt;[.D284]+[.$G$2]);[.E284];0)" office:value-type="float" office:value="2505.45" calcext:value-type="float">
            <text:p>2505.45</text:p>
          </table:table-cell>
          <table:table-cell table:formula="of:=IF(AND([.F284]&gt;[.D284]-[.$G$2];[.F284]&lt;[.D284]+[.$G$2]);[.F284];0)" office:value-type="float" office:value="2565.07" calcext:value-type="float">
            <text:p>2565.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7.TPS</text:p>
          </table:table-cell>
          <table:table-cell office:value-type="float" office:value="2585.52" calcext:value-type="float">
            <text:p>2585.52</text:p>
          </table:table-cell>
          <table:table-cell office:value-type="float" office:value="2500.45" calcext:value-type="float">
            <text:p>2500.45</text:p>
          </table:table-cell>
          <table:table-cell office:value-type="float" office:value="2565.88" calcext:value-type="float">
            <text:p>2565.88</text:p>
          </table:table-cell>
          <table:table-cell table:formula="of:=IF(AND([.E285]&gt;[.D285]-[.$G$2];[.E285]&lt;[.D285]+[.$G$2]);[.E285];0)" office:value-type="float" office:value="2500.45" calcext:value-type="float">
            <text:p>2500.45</text:p>
          </table:table-cell>
          <table:table-cell table:formula="of:=IF(AND([.F285]&gt;[.D285]-[.$G$2];[.F285]&lt;[.D285]+[.$G$2]);[.F285];0)" office:value-type="float" office:value="2565.88" calcext:value-type="float">
            <text:p>2565.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8.TPS</text:p>
          </table:table-cell>
          <table:table-cell office:value-type="float" office:value="2593.94" calcext:value-type="float">
            <text:p>2593.94</text:p>
          </table:table-cell>
          <table:table-cell office:value-type="float" office:value="2660.94" calcext:value-type="float">
            <text:p>2660.94</text:p>
          </table:table-cell>
          <table:table-cell office:value-type="float" office:value="2608.69" calcext:value-type="float">
            <text:p>2608.69</text:p>
          </table:table-cell>
          <table:table-cell table:formula="of:=IF(AND([.E286]&gt;[.D286]-[.$G$2];[.E286]&lt;[.D286]+[.$G$2]);[.E286];0)" office:value-type="float" office:value="2660.94" calcext:value-type="float">
            <text:p>2660.94</text:p>
          </table:table-cell>
          <table:table-cell table:formula="of:=IF(AND([.F286]&gt;[.D286]-[.$G$2];[.F286]&lt;[.D286]+[.$G$2]);[.F286];0)" office:value-type="float" office:value="2608.69" calcext:value-type="float">
            <text:p>2608.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89.TPS</text:p>
          </table:table-cell>
          <table:table-cell office:value-type="float" office:value="2693.57" calcext:value-type="float">
            <text:p>2693.57</text:p>
          </table:table-cell>
          <table:table-cell office:value-type="float" office:value="2488.59" calcext:value-type="float">
            <text:p>2488.59</text:p>
          </table:table-cell>
          <table:table-cell office:value-type="float" office:value="2512.82" calcext:value-type="float">
            <text:p>2512.82</text:p>
          </table:table-cell>
          <table:table-cell table:formula="of:=IF(AND([.E287]&gt;[.D287]-[.$G$2];[.E287]&lt;[.D287]+[.$G$2]);[.E287];0)" office:value-type="float" office:value="0" calcext:value-type="float">
            <text:p>0</text:p>
          </table:table-cell>
          <table:table-cell table:formula="of:=IF(AND([.F287]&gt;[.D287]-[.$G$2];[.F287]&lt;[.D287]+[.$G$2]);[.F287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90.TPS</text:p>
          </table:table-cell>
          <table:table-cell office:value-type="float" office:value="2559.44" calcext:value-type="float">
            <text:p>2559.44</text:p>
          </table:table-cell>
          <table:table-cell office:value-type="float" office:value="2566.03" calcext:value-type="float">
            <text:p>2566.03</text:p>
          </table:table-cell>
          <table:table-cell office:value-type="float" office:value="2645" calcext:value-type="float">
            <text:p>2645</text:p>
          </table:table-cell>
          <table:table-cell table:formula="of:=IF(AND([.E288]&gt;[.D288]-[.$G$2];[.E288]&lt;[.D288]+[.$G$2]);[.E288];0)" office:value-type="float" office:value="2566.03" calcext:value-type="float">
            <text:p>2566.03</text:p>
          </table:table-cell>
          <table:table-cell table:formula="of:=IF(AND([.F288]&gt;[.D288]-[.$G$2];[.F288]&lt;[.D288]+[.$G$2]);[.F288];0)" office:value-type="float" office:value="2645" calcext:value-type="float">
            <text:p>26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91.TPS</text:p>
          </table:table-cell>
          <table:table-cell office:value-type="float" office:value="2506.79" calcext:value-type="float">
            <text:p>2506.79</text:p>
          </table:table-cell>
          <table:table-cell office:value-type="float" office:value="2419.6" calcext:value-type="float">
            <text:p>2419.6</text:p>
          </table:table-cell>
          <table:table-cell office:value-type="float" office:value="2372.16" calcext:value-type="float">
            <text:p>2372.16</text:p>
          </table:table-cell>
          <table:table-cell table:formula="of:=IF(AND([.E289]&gt;[.D289]-[.$G$2];[.E289]&lt;[.D289]+[.$G$2]);[.E289];0)" office:value-type="float" office:value="2419.6" calcext:value-type="float">
            <text:p>2419.6</text:p>
          </table:table-cell>
          <table:table-cell table:formula="of:=IF(AND([.F289]&gt;[.D289]-[.$G$2];[.F289]&lt;[.D289]+[.$G$2]);[.F289]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92.TPS</text:p>
          </table:table-cell>
          <table:table-cell office:value-type="float" office:value="2347.71" calcext:value-type="float">
            <text:p>2347.71</text:p>
          </table:table-cell>
          <table:table-cell office:value-type="float" office:value="2425.99" calcext:value-type="float">
            <text:p>2425.99</text:p>
          </table:table-cell>
          <table:table-cell office:value-type="float" office:value="2348.76" calcext:value-type="float">
            <text:p>2348.76</text:p>
          </table:table-cell>
          <table:table-cell table:formula="of:=IF(AND([.E290]&gt;[.D290]-[.$G$2];[.E290]&lt;[.D290]+[.$G$2]);[.E290];0)" office:value-type="float" office:value="2425.99" calcext:value-type="float">
            <text:p>2425.99</text:p>
          </table:table-cell>
          <table:table-cell table:formula="of:=IF(AND([.F290]&gt;[.D290]-[.$G$2];[.F290]&lt;[.D290]+[.$G$2]);[.F290];0)" office:value-type="float" office:value="2348.76" calcext:value-type="float">
            <text:p>2348.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d 293.TPS</text:p>
          </table:table-cell>
          <table:table-cell office:value-type="float" office:value="2561.71" calcext:value-type="float">
            <text:p>2561.71</text:p>
          </table:table-cell>
          <table:table-cell office:value-type="float" office:value="2537.32" calcext:value-type="float">
            <text:p>2537.32</text:p>
          </table:table-cell>
          <table:table-cell office:value-type="float" office:value="2510.04" calcext:value-type="float">
            <text:p>2510.04</text:p>
          </table:table-cell>
          <table:table-cell table:formula="of:=IF(AND([.E291]&gt;[.D291]-[.$G$2];[.E291]&lt;[.D291]+[.$G$2]);[.E291];0)" office:value-type="float" office:value="2537.32" calcext:value-type="float">
            <text:p>2537.32</text:p>
          </table:table-cell>
          <table:table-cell table:formula="of:=IF(AND([.F291]&gt;[.D291]-[.$G$2];[.F291]&lt;[.D291]+[.$G$2]);[.F291];0)" office:value-type="float" office:value="2510.04" calcext:value-type="float">
            <text:p>2510.04</text:p>
          </table:table-cell>
          <table:table-cell table:number-columns-repeated="3"/>
        </table:table-row>
      </table:table>
      <table:table table:name="Mg" table:style-name="ta1">
        <table:shapes>
          <draw:frame draw:z-index="0" draw:style-name="gr1" draw:text-style-name="P1" svg:width="6.8177in" svg:height="3.8693in" svg:x="12.715in" svg:y="0.7425in">
            <draw:object draw:notify-on-update-of-ranges="Mg.L2:Mg.L3 Mg.M2:Mg.M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1996in" svg:height="4.0496in" svg:x="12.1575in" svg:y="4.9854in">
            <draw:object draw:notify-on-update-of-ranges="Mg.L7:Mg.L8 Mg.M7:Mg.M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SD</text:p>
          </table:table-cell>
          <table:table-cell/>
          <table:table-cell office:value-type="float" office:value="124.846" calcext:value-type="float">
            <text:p>124.846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original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est_original</text:p>
          </table:table-cell>
          <table:table-cell office:value-type="string" calcext:value-type="string">
            <text:p>est_rotated</text:p>
          </table:table-cell>
          <table:table-cell office:value-type="string" calcext:value-type="string">
            <text:p>SD original</text:p>
          </table:table-cell>
          <table:table-cell office:value-type="string" calcext:value-type="string">
            <text:p>SD rotated</text:p>
          </table:table-cell>
          <table:table-cell table:number-columns-repeated="3"/>
          <table:table-cell office:value-type="string" calcext:value-type="string">
            <text:p>Outside SD</text:p>
          </table:table-cell>
          <table:table-cell table:style-name="ce2" table:formula="of:=123/286" office:value-type="percentage" office:value="0.43006993006993" calcext:value-type="percentage">
            <text:p>43.0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g 001.TPS</text:p>
          </table:table-cell>
          <table:table-cell office:value-type="float" office:value="2557.03" calcext:value-type="float">
            <text:p>2557.03</text:p>
          </table:table-cell>
          <table:table-cell office:value-type="float" office:value="2480.31" calcext:value-type="float">
            <text:p>2480.31</text:p>
          </table:table-cell>
          <table:table-cell office:value-type="float" office:value="2487.43" calcext:value-type="float">
            <text:p>2487.43</text:p>
          </table:table-cell>
          <table:table-cell table:formula="of:=IF(AND([.E3]&gt;=[.D3]-[.$G$1];[.E3]&lt;=[.D3]+[.$G$1]);[.E3];0)" office:value-type="float" office:value="2480.31" calcext:value-type="float">
            <text:p>2480.31</text:p>
          </table:table-cell>
          <table:table-cell table:formula="of:=IF(AND([.F3]&gt;=[.D3]-[.$G$1];[.F3]&lt;=[.D3]+[.$G$1]);[.F3];0)" office:value-type="float" office:value="2487.43" calcext:value-type="float">
            <text:p>2487.43</text:p>
          </table:table-cell>
          <table:table-cell table:number-columns-repeated="3"/>
          <table:table-cell office:value-type="string" calcext:value-type="string">
            <text:p>Inside SD</text:p>
          </table:table-cell>
          <table:table-cell table:style-name="ce2" table:formula="of:=163/286" office:value-type="percentage" office:value="0.56993006993007" calcext:value-type="percentage">
            <text:p>56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g 002.TPS</text:p>
          </table:table-cell>
          <table:table-cell office:value-type="float" office:value="2431.9" calcext:value-type="float">
            <text:p>2431.9</text:p>
          </table:table-cell>
          <table:table-cell office:value-type="float" office:value="2366.02" calcext:value-type="float">
            <text:p>2366.02</text:p>
          </table:table-cell>
          <table:table-cell office:value-type="float" office:value="2411.86" calcext:value-type="float">
            <text:p>2411.86</text:p>
          </table:table-cell>
          <table:table-cell table:formula="of:=IF(AND([.E4]&gt;=[.D4]-[.$G$1];[.E4]&lt;=[.D4]+[.$G$1]);[.E4];0)" office:value-type="float" office:value="2366.02" calcext:value-type="float">
            <text:p>2366.02</text:p>
          </table:table-cell>
          <table:table-cell table:formula="of:=IF(AND([.F4]&gt;=[.D4]-[.$G$1];[.F4]&lt;=[.D4]+[.$G$1]);[.F4];0)" office:value-type="float" office:value="2411.86" calcext:value-type="float">
            <text:p>2411.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04.TPS</text:p>
          </table:table-cell>
          <table:table-cell office:value-type="float" office:value="2464.09" calcext:value-type="float">
            <text:p>2464.09</text:p>
          </table:table-cell>
          <table:table-cell office:value-type="float" office:value="2347.38" calcext:value-type="float">
            <text:p>2347.38</text:p>
          </table:table-cell>
          <table:table-cell office:value-type="float" office:value="2330.24" calcext:value-type="float">
            <text:p>2330.24</text:p>
          </table:table-cell>
          <table:table-cell table:formula="of:=IF(AND([.E5]&gt;=[.D5]-[.$G$1];[.E5]&lt;=[.D5]+[.$G$1]);[.E5];0)" office:value-type="float" office:value="2347.38" calcext:value-type="float">
            <text:p>2347.38</text:p>
          </table:table-cell>
          <table:table-cell table:formula="of:=IF(AND([.F5]&gt;=[.D5]-[.$G$1];[.F5]&lt;=[.D5]+[.$G$1]);[.F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05.TPS</text:p>
          </table:table-cell>
          <table:table-cell office:value-type="float" office:value="2561.06" calcext:value-type="float">
            <text:p>2561.06</text:p>
          </table:table-cell>
          <table:table-cell office:value-type="float" office:value="2318.31" calcext:value-type="float">
            <text:p>2318.31</text:p>
          </table:table-cell>
          <table:table-cell office:value-type="float" office:value="2430.34" calcext:value-type="float">
            <text:p>2430.34</text:p>
          </table:table-cell>
          <table:table-cell table:formula="of:=IF(AND([.E6]&gt;=[.D6]-[.$G$1];[.E6]&lt;=[.D6]+[.$G$1]);[.E6];0)" office:value-type="float" office:value="0" calcext:value-type="float">
            <text:p>0</text:p>
          </table:table-cell>
          <table:table-cell table:formula="of:=IF(AND([.F6]&gt;=[.D6]-[.$G$1];[.F6]&lt;=[.D6]+[.$G$1]);[.F6];0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rotated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Mg 006.TPS</text:p>
          </table:table-cell>
          <table:table-cell office:value-type="float" office:value="2415.88" calcext:value-type="float">
            <text:p>2415.88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2364.52" calcext:value-type="float">
            <text:p>2364.52</text:p>
          </table:table-cell>
          <table:table-cell table:formula="of:=IF(AND([.E7]&gt;=[.D7]-[.$G$1];[.E7]&lt;=[.D7]+[.$G$1]);[.E7];0)" office:value-type="float" office:value="2348.96" calcext:value-type="float">
            <text:p>2348.96</text:p>
          </table:table-cell>
          <table:table-cell table:formula="of:=IF(AND([.F7]&gt;=[.D7]-[.$G$1];[.F7]&lt;=[.D7]+[.$G$1]);[.F7];0)" office:value-type="float" office:value="2364.52" calcext:value-type="float">
            <text:p>2364.52</text:p>
          </table:table-cell>
          <table:table-cell table:number-columns-repeated="3"/>
          <table:table-cell office:value-type="string" calcext:value-type="string">
            <text:p>Outside SD</text:p>
          </table:table-cell>
          <table:table-cell table:style-name="ce2" table:formula="of:=COUNTIF([.H3:.H288];&quot;0&quot;)/286" office:value-type="percentage" office:value="0.451048951048951" calcext:value-type="percentage">
            <text:p>45.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g 008.TPS</text:p>
          </table:table-cell>
          <table:table-cell office:value-type="float" office:value="2411.44" calcext:value-type="float">
            <text:p>2411.44</text:p>
          </table:table-cell>
          <table:table-cell office:value-type="float" office:value="2259.27" calcext:value-type="float">
            <text:p>2259.27</text:p>
          </table:table-cell>
          <table:table-cell office:value-type="float" office:value="2407.53" calcext:value-type="float">
            <text:p>2407.53</text:p>
          </table:table-cell>
          <table:table-cell table:formula="of:=IF(AND([.E8]&gt;=[.D8]-[.$G$1];[.E8]&lt;=[.D8]+[.$G$1]);[.E8];0)" office:value-type="float" office:value="0" calcext:value-type="float">
            <text:p>0</text:p>
          </table:table-cell>
          <table:table-cell table:formula="of:=IF(AND([.F8]&gt;=[.D8]-[.$G$1];[.F8]&lt;=[.D8]+[.$G$1]);[.F8];0)" office:value-type="float" office:value="2407.53" calcext:value-type="float">
            <text:p>2407.53</text:p>
          </table:table-cell>
          <table:table-cell table:number-columns-repeated="3"/>
          <table:table-cell office:value-type="string" calcext:value-type="string">
            <text:p>Inside SD</text:p>
          </table:table-cell>
          <table:table-cell table:style-name="ce2" table:formula="of:=1-[.M7]" office:value-type="percentage" office:value="0.548951048951049" calcext:value-type="percentage">
            <text:p>54.9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g 009.TPS</text:p>
          </table:table-cell>
          <table:table-cell office:value-type="float" office:value="2658.46" calcext:value-type="float">
            <text:p>2658.46</text:p>
          </table:table-cell>
          <table:table-cell office:value-type="float" office:value="2479.49" calcext:value-type="float">
            <text:p>2479.49</text:p>
          </table:table-cell>
          <table:table-cell office:value-type="float" office:value="2383.74" calcext:value-type="float">
            <text:p>2383.74</text:p>
          </table:table-cell>
          <table:table-cell table:formula="of:=IF(AND([.E9]&gt;=[.D9]-[.$G$1];[.E9]&lt;=[.D9]+[.$G$1]);[.E9];0)" office:value-type="float" office:value="0" calcext:value-type="float">
            <text:p>0</text:p>
          </table:table-cell>
          <table:table-cell table:formula="of:=IF(AND([.F9]&gt;=[.D9]-[.$G$1];[.F9]&lt;=[.D9]+[.$G$1]);[.F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0.TPS</text:p>
          </table:table-cell>
          <table:table-cell office:value-type="float" office:value="2345.58" calcext:value-type="float">
            <text:p>2345.58</text:p>
          </table:table-cell>
          <table:table-cell office:value-type="float" office:value="2337.04" calcext:value-type="float">
            <text:p>2337.04</text:p>
          </table:table-cell>
          <table:table-cell office:value-type="float" office:value="2321.73" calcext:value-type="float">
            <text:p>2321.73</text:p>
          </table:table-cell>
          <table:table-cell table:formula="of:=IF(AND([.E10]&gt;=[.D10]-[.$G$1];[.E10]&lt;=[.D10]+[.$G$1]);[.E10];0)" office:value-type="float" office:value="2337.04" calcext:value-type="float">
            <text:p>2337.04</text:p>
          </table:table-cell>
          <table:table-cell table:formula="of:=IF(AND([.F10]&gt;=[.D10]-[.$G$1];[.F10]&lt;=[.D10]+[.$G$1]);[.F10];0)" office:value-type="float" office:value="2321.73" calcext:value-type="float">
            <text:p>2321.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1.TPS</text:p>
          </table:table-cell>
          <table:table-cell office:value-type="float" office:value="2866.9" calcext:value-type="float">
            <text:p>2866.9</text:p>
          </table:table-cell>
          <table:table-cell office:value-type="float" office:value="2526.08" calcext:value-type="float">
            <text:p>2526.08</text:p>
          </table:table-cell>
          <table:table-cell office:value-type="float" office:value="2446.73" calcext:value-type="float">
            <text:p>2446.73</text:p>
          </table:table-cell>
          <table:table-cell table:formula="of:=IF(AND([.E11]&gt;=[.D11]-[.$G$1];[.E11]&lt;=[.D11]+[.$G$1]);[.E11];0)" office:value-type="float" office:value="0" calcext:value-type="float">
            <text:p>0</text:p>
          </table:table-cell>
          <table:table-cell table:formula="of:=IF(AND([.F11]&gt;=[.D11]-[.$G$1];[.F11]&lt;=[.D11]+[.$G$1]);[.F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2.TPS</text:p>
          </table:table-cell>
          <table:table-cell office:value-type="float" office:value="2410.71" calcext:value-type="float">
            <text:p>2410.71</text:p>
          </table:table-cell>
          <table:table-cell office:value-type="float" office:value="2354.22" calcext:value-type="float">
            <text:p>2354.22</text:p>
          </table:table-cell>
          <table:table-cell office:value-type="float" office:value="2420.92" calcext:value-type="float">
            <text:p>2420.92</text:p>
          </table:table-cell>
          <table:table-cell table:formula="of:=IF(AND([.E12]&gt;=[.D12]-[.$G$1];[.E12]&lt;=[.D12]+[.$G$1]);[.E12];0)" office:value-type="float" office:value="2354.22" calcext:value-type="float">
            <text:p>2354.22</text:p>
          </table:table-cell>
          <table:table-cell table:formula="of:=IF(AND([.F12]&gt;=[.D12]-[.$G$1];[.F12]&lt;=[.D12]+[.$G$1]);[.F12];0)" office:value-type="float" office:value="2420.92" calcext:value-type="float">
            <text:p>242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3.TPS</text:p>
          </table:table-cell>
          <table:table-cell office:value-type="float" office:value="2458.95" calcext:value-type="float">
            <text:p>2458.95</text:p>
          </table:table-cell>
          <table:table-cell office:value-type="float" office:value="2309.02" calcext:value-type="float">
            <text:p>2309.02</text:p>
          </table:table-cell>
          <table:table-cell office:value-type="float" office:value="2283.47" calcext:value-type="float">
            <text:p>2283.47</text:p>
          </table:table-cell>
          <table:table-cell table:formula="of:=IF(AND([.E13]&gt;=[.D13]-[.$G$1];[.E13]&lt;=[.D13]+[.$G$1]);[.E13];0)" office:value-type="float" office:value="0" calcext:value-type="float">
            <text:p>0</text:p>
          </table:table-cell>
          <table:table-cell table:formula="of:=IF(AND([.F13]&gt;=[.D13]-[.$G$1];[.F13]&lt;=[.D13]+[.$G$1]);[.F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4.TPS</text:p>
          </table:table-cell>
          <table:table-cell office:value-type="float" office:value="2384" calcext:value-type="float">
            <text:p>2384</text:p>
          </table:table-cell>
          <table:table-cell office:value-type="float" office:value="2363.34" calcext:value-type="float">
            <text:p>2363.34</text:p>
          </table:table-cell>
          <table:table-cell office:value-type="float" office:value="2494.3" calcext:value-type="float">
            <text:p>2494.3</text:p>
          </table:table-cell>
          <table:table-cell table:formula="of:=IF(AND([.E14]&gt;=[.D14]-[.$G$1];[.E14]&lt;=[.D14]+[.$G$1]);[.E14];0)" office:value-type="float" office:value="2363.34" calcext:value-type="float">
            <text:p>2363.34</text:p>
          </table:table-cell>
          <table:table-cell table:formula="of:=IF(AND([.F14]&gt;=[.D14]-[.$G$1];[.F14]&lt;=[.D14]+[.$G$1]);[.F14];0)" office:value-type="float" office:value="2494.3" calcext:value-type="float">
            <text:p>2494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5.TPS</text:p>
          </table:table-cell>
          <table:table-cell office:value-type="float" office:value="2591.57" calcext:value-type="float">
            <text:p>2591.57</text:p>
          </table:table-cell>
          <table:table-cell office:value-type="float" office:value="2407.69" calcext:value-type="float">
            <text:p>2407.69</text:p>
          </table:table-cell>
          <table:table-cell office:value-type="float" office:value="2419.26" calcext:value-type="float">
            <text:p>2419.26</text:p>
          </table:table-cell>
          <table:table-cell table:formula="of:=IF(AND([.E15]&gt;=[.D15]-[.$G$1];[.E15]&lt;=[.D15]+[.$G$1]);[.E15];0)" office:value-type="float" office:value="0" calcext:value-type="float">
            <text:p>0</text:p>
          </table:table-cell>
          <table:table-cell table:formula="of:=IF(AND([.F15]&gt;=[.D15]-[.$G$1];[.F15]&lt;=[.D15]+[.$G$1]);[.F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6.TPS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2426.4" calcext:value-type="float">
            <text:p>2426.4</text:p>
          </table:table-cell>
          <table:table-cell office:value-type="float" office:value="2391.71" calcext:value-type="float">
            <text:p>2391.71</text:p>
          </table:table-cell>
          <table:table-cell table:formula="of:=IF(AND([.E16]&gt;=[.D16]-[.$G$1];[.E16]&lt;=[.D16]+[.$G$1]);[.E16];0)" office:value-type="float" office:value="2426.4" calcext:value-type="float">
            <text:p>2426.4</text:p>
          </table:table-cell>
          <table:table-cell table:formula="of:=IF(AND([.F16]&gt;=[.D16]-[.$G$1];[.F16]&lt;=[.D16]+[.$G$1]);[.F16];0)" office:value-type="float" office:value="2391.71" calcext:value-type="float">
            <text:p>2391.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7.TPS</text:p>
          </table:table-cell>
          <table:table-cell office:value-type="float" office:value="2393.77" calcext:value-type="float">
            <text:p>2393.77</text:p>
          </table:table-cell>
          <table:table-cell office:value-type="float" office:value="2436.29" calcext:value-type="float">
            <text:p>2436.29</text:p>
          </table:table-cell>
          <table:table-cell office:value-type="float" office:value="2335.11" calcext:value-type="float">
            <text:p>2335.11</text:p>
          </table:table-cell>
          <table:table-cell table:formula="of:=IF(AND([.E17]&gt;=[.D17]-[.$G$1];[.E17]&lt;=[.D17]+[.$G$1]);[.E17];0)" office:value-type="float" office:value="2436.29" calcext:value-type="float">
            <text:p>2436.29</text:p>
          </table:table-cell>
          <table:table-cell table:formula="of:=IF(AND([.F17]&gt;=[.D17]-[.$G$1];[.F17]&lt;=[.D17]+[.$G$1]);[.F17];0)" office:value-type="float" office:value="2335.11" calcext:value-type="float">
            <text:p>2335.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8.TPS</text:p>
          </table:table-cell>
          <table:table-cell office:value-type="float" office:value="2381.37" calcext:value-type="float">
            <text:p>2381.37</text:p>
          </table:table-cell>
          <table:table-cell office:value-type="float" office:value="2478.91" calcext:value-type="float">
            <text:p>2478.91</text:p>
          </table:table-cell>
          <table:table-cell office:value-type="float" office:value="2424.44" calcext:value-type="float">
            <text:p>2424.44</text:p>
          </table:table-cell>
          <table:table-cell table:formula="of:=IF(AND([.E18]&gt;=[.D18]-[.$G$1];[.E18]&lt;=[.D18]+[.$G$1]);[.E18];0)" office:value-type="float" office:value="2478.91" calcext:value-type="float">
            <text:p>2478.91</text:p>
          </table:table-cell>
          <table:table-cell table:formula="of:=IF(AND([.F18]&gt;=[.D18]-[.$G$1];[.F18]&lt;=[.D18]+[.$G$1]);[.F18];0)" office:value-type="float" office:value="2424.44" calcext:value-type="float">
            <text:p>2424.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19.TPS</text:p>
          </table:table-cell>
          <table:table-cell office:value-type="float" office:value="2553.51" calcext:value-type="float">
            <text:p>2553.51</text:p>
          </table:table-cell>
          <table:table-cell office:value-type="float" office:value="2518.11" calcext:value-type="float">
            <text:p>2518.11</text:p>
          </table:table-cell>
          <table:table-cell office:value-type="float" office:value="2466.39" calcext:value-type="float">
            <text:p>2466.39</text:p>
          </table:table-cell>
          <table:table-cell table:formula="of:=IF(AND([.E19]&gt;=[.D19]-[.$G$1];[.E19]&lt;=[.D19]+[.$G$1]);[.E19];0)" office:value-type="float" office:value="2518.11" calcext:value-type="float">
            <text:p>2518.11</text:p>
          </table:table-cell>
          <table:table-cell table:formula="of:=IF(AND([.F19]&gt;=[.D19]-[.$G$1];[.F19]&lt;=[.D19]+[.$G$1]);[.F19];0)" office:value-type="float" office:value="2466.39" calcext:value-type="float">
            <text:p>2466.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0.TPS</text:p>
          </table:table-cell>
          <table:table-cell office:value-type="float" office:value="2558.39" calcext:value-type="float">
            <text:p>2558.39</text:p>
          </table:table-cell>
          <table:table-cell office:value-type="float" office:value="2494.82" calcext:value-type="float">
            <text:p>2494.82</text:p>
          </table:table-cell>
          <table:table-cell office:value-type="float" office:value="2468.02" calcext:value-type="float">
            <text:p>2468.02</text:p>
          </table:table-cell>
          <table:table-cell table:formula="of:=IF(AND([.E20]&gt;=[.D20]-[.$G$1];[.E20]&lt;=[.D20]+[.$G$1]);[.E20];0)" office:value-type="float" office:value="2494.82" calcext:value-type="float">
            <text:p>2494.82</text:p>
          </table:table-cell>
          <table:table-cell table:formula="of:=IF(AND([.F20]&gt;=[.D20]-[.$G$1];[.F20]&lt;=[.D20]+[.$G$1]);[.F20];0)" office:value-type="float" office:value="2468.02" calcext:value-type="float">
            <text:p>2468.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1.TPS</text:p>
          </table:table-cell>
          <table:table-cell office:value-type="float" office:value="2740.6" calcext:value-type="float">
            <text:p>2740.6</text:p>
          </table:table-cell>
          <table:table-cell office:value-type="float" office:value="2349.93" calcext:value-type="float">
            <text:p>2349.93</text:p>
          </table:table-cell>
          <table:table-cell office:value-type="float" office:value="2375.22" calcext:value-type="float">
            <text:p>2375.22</text:p>
          </table:table-cell>
          <table:table-cell table:formula="of:=IF(AND([.E21]&gt;=[.D21]-[.$G$1];[.E21]&lt;=[.D21]+[.$G$1]);[.E21];0)" office:value-type="float" office:value="0" calcext:value-type="float">
            <text:p>0</text:p>
          </table:table-cell>
          <table:table-cell table:formula="of:=IF(AND([.F21]&gt;=[.D21]-[.$G$1];[.F21]&lt;=[.D21]+[.$G$1]);[.F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2.TPS</text:p>
          </table:table-cell>
          <table:table-cell office:value-type="float" office:value="2455.88" calcext:value-type="float">
            <text:p>2455.88</text:p>
          </table:table-cell>
          <table:table-cell office:value-type="float" office:value="2518.61" calcext:value-type="float">
            <text:p>2518.61</text:p>
          </table:table-cell>
          <table:table-cell office:value-type="float" office:value="2472.77" calcext:value-type="float">
            <text:p>2472.77</text:p>
          </table:table-cell>
          <table:table-cell table:formula="of:=IF(AND([.E22]&gt;=[.D22]-[.$G$1];[.E22]&lt;=[.D22]+[.$G$1]);[.E22];0)" office:value-type="float" office:value="2518.61" calcext:value-type="float">
            <text:p>2518.61</text:p>
          </table:table-cell>
          <table:table-cell table:formula="of:=IF(AND([.F22]&gt;=[.D22]-[.$G$1];[.F22]&lt;=[.D22]+[.$G$1]);[.F22];0)" office:value-type="float" office:value="2472.77" calcext:value-type="float">
            <text:p>2472.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3.TPS</text:p>
          </table:table-cell>
          <table:table-cell office:value-type="float" office:value="2446.64" calcext:value-type="float">
            <text:p>2446.64</text:p>
          </table:table-cell>
          <table:table-cell office:value-type="float" office:value="2305.38" calcext:value-type="float">
            <text:p>2305.38</text:p>
          </table:table-cell>
          <table:table-cell office:value-type="float" office:value="2422.86" calcext:value-type="float">
            <text:p>2422.86</text:p>
          </table:table-cell>
          <table:table-cell table:formula="of:=IF(AND([.E23]&gt;=[.D23]-[.$G$1];[.E23]&lt;=[.D23]+[.$G$1]);[.E23];0)" office:value-type="float" office:value="0" calcext:value-type="float">
            <text:p>0</text:p>
          </table:table-cell>
          <table:table-cell table:formula="of:=IF(AND([.F23]&gt;=[.D23]-[.$G$1];[.F23]&lt;=[.D23]+[.$G$1]);[.F23];0)" office:value-type="float" office:value="2422.86" calcext:value-type="float">
            <text:p>2422.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4.TPS</text:p>
          </table:table-cell>
          <table:table-cell table:number-columns-repeated="3" office:value-type="float" office:value="2472.75" calcext:value-type="float">
            <text:p>2472.75</text:p>
          </table:table-cell>
          <table:table-cell table:formula="of:=IF(AND([.E24]&gt;=[.D24]-[.$G$1];[.E24]&lt;=[.D24]+[.$G$1]);[.E24];0)" office:value-type="float" office:value="2472.75" calcext:value-type="float">
            <text:p>2472.75</text:p>
          </table:table-cell>
          <table:table-cell table:formula="of:=IF(AND([.F24]&gt;=[.D24]-[.$G$1];[.F24]&lt;=[.D24]+[.$G$1]);[.F24];0)" office:value-type="float" office:value="2472.75" calcext:value-type="float">
            <text:p>2472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5.TPS</text:p>
          </table:table-cell>
          <table:table-cell office:value-type="float" office:value="2495.43" calcext:value-type="float">
            <text:p>2495.43</text:p>
          </table:table-cell>
          <table:table-cell office:value-type="float" office:value="2464.2" calcext:value-type="float">
            <text:p>2464.2</text:p>
          </table:table-cell>
          <table:table-cell office:value-type="float" office:value="2435.79" calcext:value-type="float">
            <text:p>2435.79</text:p>
          </table:table-cell>
          <table:table-cell table:formula="of:=IF(AND([.E25]&gt;=[.D25]-[.$G$1];[.E25]&lt;=[.D25]+[.$G$1]);[.E25];0)" office:value-type="float" office:value="2464.2" calcext:value-type="float">
            <text:p>2464.2</text:p>
          </table:table-cell>
          <table:table-cell table:formula="of:=IF(AND([.F25]&gt;=[.D25]-[.$G$1];[.F25]&lt;=[.D25]+[.$G$1]);[.F25];0)" office:value-type="float" office:value="2435.79" calcext:value-type="float">
            <text:p>2435.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6.TPS</text:p>
          </table:table-cell>
          <table:table-cell office:value-type="float" office:value="2365.44" calcext:value-type="float">
            <text:p>2365.44</text:p>
          </table:table-cell>
          <table:table-cell office:value-type="float" office:value="2360.41" calcext:value-type="float">
            <text:p>2360.41</text:p>
          </table:table-cell>
          <table:table-cell office:value-type="float" office:value="2352.02" calcext:value-type="float">
            <text:p>2352.02</text:p>
          </table:table-cell>
          <table:table-cell table:formula="of:=IF(AND([.E26]&gt;=[.D26]-[.$G$1];[.E26]&lt;=[.D26]+[.$G$1]);[.E26];0)" office:value-type="float" office:value="2360.41" calcext:value-type="float">
            <text:p>2360.41</text:p>
          </table:table-cell>
          <table:table-cell table:formula="of:=IF(AND([.F26]&gt;=[.D26]-[.$G$1];[.F26]&lt;=[.D26]+[.$G$1]);[.F26];0)" office:value-type="float" office:value="2352.02" calcext:value-type="float">
            <text:p>2352.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7.TPS</text:p>
          </table:table-cell>
          <table:table-cell office:value-type="float" office:value="2568.79" calcext:value-type="float">
            <text:p>2568.79</text:p>
          </table:table-cell>
          <table:table-cell office:value-type="float" office:value="2394.11" calcext:value-type="float">
            <text:p>2394.11</text:p>
          </table:table-cell>
          <table:table-cell office:value-type="float" office:value="2444.73" calcext:value-type="float">
            <text:p>2444.73</text:p>
          </table:table-cell>
          <table:table-cell table:formula="of:=IF(AND([.E27]&gt;=[.D27]-[.$G$1];[.E27]&lt;=[.D27]+[.$G$1]);[.E27];0)" office:value-type="float" office:value="0" calcext:value-type="float">
            <text:p>0</text:p>
          </table:table-cell>
          <table:table-cell table:formula="of:=IF(AND([.F27]&gt;=[.D27]-[.$G$1];[.F27]&lt;=[.D27]+[.$G$1]);[.F27];0)" office:value-type="float" office:value="2444.73" calcext:value-type="float">
            <text:p>2444.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8.TPS</text:p>
          </table:table-cell>
          <table:table-cell office:value-type="float" office:value="2476.1" calcext:value-type="float">
            <text:p>2476.1</text:p>
          </table:table-cell>
          <table:table-cell office:value-type="float" office:value="2477.8" calcext:value-type="float">
            <text:p>2477.8</text:p>
          </table:table-cell>
          <table:table-cell office:value-type="float" office:value="2476.3" calcext:value-type="float">
            <text:p>2476.3</text:p>
          </table:table-cell>
          <table:table-cell table:formula="of:=IF(AND([.E28]&gt;=[.D28]-[.$G$1];[.E28]&lt;=[.D28]+[.$G$1]);[.E28];0)" office:value-type="float" office:value="2477.8" calcext:value-type="float">
            <text:p>2477.8</text:p>
          </table:table-cell>
          <table:table-cell table:formula="of:=IF(AND([.F28]&gt;=[.D28]-[.$G$1];[.F28]&lt;=[.D28]+[.$G$1]);[.F28];0)" office:value-type="float" office:value="2476.3" calcext:value-type="float">
            <text:p>2476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29.TPS</text:p>
          </table:table-cell>
          <table:table-cell office:value-type="float" office:value="2322.25" calcext:value-type="float">
            <text:p>2322.25</text:p>
          </table:table-cell>
          <table:table-cell office:value-type="float" office:value="2414.78" calcext:value-type="float">
            <text:p>2414.78</text:p>
          </table:table-cell>
          <table:table-cell office:value-type="float" office:value="2358.38" calcext:value-type="float">
            <text:p>2358.38</text:p>
          </table:table-cell>
          <table:table-cell table:formula="of:=IF(AND([.E29]&gt;=[.D29]-[.$G$1];[.E29]&lt;=[.D29]+[.$G$1]);[.E29];0)" office:value-type="float" office:value="2414.78" calcext:value-type="float">
            <text:p>2414.78</text:p>
          </table:table-cell>
          <table:table-cell table:formula="of:=IF(AND([.F29]&gt;=[.D29]-[.$G$1];[.F29]&lt;=[.D29]+[.$G$1]);[.F29];0)" office:value-type="float" office:value="2358.38" calcext:value-type="float">
            <text:p>2358.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0.TPS</text:p>
          </table:table-cell>
          <table:table-cell office:value-type="float" office:value="2459.92" calcext:value-type="float">
            <text:p>2459.92</text:p>
          </table:table-cell>
          <table:table-cell office:value-type="float" office:value="2399.37" calcext:value-type="float">
            <text:p>2399.37</text:p>
          </table:table-cell>
          <table:table-cell office:value-type="float" office:value="2452.66" calcext:value-type="float">
            <text:p>2452.66</text:p>
          </table:table-cell>
          <table:table-cell table:formula="of:=IF(AND([.E30]&gt;=[.D30]-[.$G$1];[.E30]&lt;=[.D30]+[.$G$1]);[.E30];0)" office:value-type="float" office:value="2399.37" calcext:value-type="float">
            <text:p>2399.37</text:p>
          </table:table-cell>
          <table:table-cell table:formula="of:=IF(AND([.F30]&gt;=[.D30]-[.$G$1];[.F30]&lt;=[.D30]+[.$G$1]);[.F30];0)" office:value-type="float" office:value="2452.66" calcext:value-type="float">
            <text:p>2452.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1.TPS</text:p>
          </table:table-cell>
          <table:table-cell office:value-type="float" office:value="2620.74" calcext:value-type="float">
            <text:p>2620.74</text:p>
          </table:table-cell>
          <table:table-cell office:value-type="float" office:value="2401.45" calcext:value-type="float">
            <text:p>2401.45</text:p>
          </table:table-cell>
          <table:table-cell office:value-type="float" office:value="2519.96" calcext:value-type="float">
            <text:p>2519.96</text:p>
          </table:table-cell>
          <table:table-cell table:formula="of:=IF(AND([.E31]&gt;=[.D31]-[.$G$1];[.E31]&lt;=[.D31]+[.$G$1]);[.E31];0)" office:value-type="float" office:value="0" calcext:value-type="float">
            <text:p>0</text:p>
          </table:table-cell>
          <table:table-cell table:formula="of:=IF(AND([.F31]&gt;=[.D31]-[.$G$1];[.F31]&lt;=[.D31]+[.$G$1]);[.F31];0)" office:value-type="float" office:value="2519.96" calcext:value-type="float">
            <text:p>2519.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2.TPS</text:p>
          </table:table-cell>
          <table:table-cell office:value-type="float" office:value="2397.13" calcext:value-type="float">
            <text:p>2397.13</text:p>
          </table:table-cell>
          <table:table-cell office:value-type="float" office:value="2404.53" calcext:value-type="float">
            <text:p>2404.53</text:p>
          </table:table-cell>
          <table:table-cell office:value-type="float" office:value="2386.99" calcext:value-type="float">
            <text:p>2386.99</text:p>
          </table:table-cell>
          <table:table-cell table:formula="of:=IF(AND([.E32]&gt;=[.D32]-[.$G$1];[.E32]&lt;=[.D32]+[.$G$1]);[.E32];0)" office:value-type="float" office:value="2404.53" calcext:value-type="float">
            <text:p>2404.53</text:p>
          </table:table-cell>
          <table:table-cell table:formula="of:=IF(AND([.F32]&gt;=[.D32]-[.$G$1];[.F32]&lt;=[.D32]+[.$G$1]);[.F32];0)" office:value-type="float" office:value="2386.99" calcext:value-type="float">
            <text:p>2386.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3.TPS</text:p>
          </table:table-cell>
          <table:table-cell office:value-type="float" office:value="2735.61" calcext:value-type="float">
            <text:p>2735.61</text:p>
          </table:table-cell>
          <table:table-cell office:value-type="float" office:value="2478.52" calcext:value-type="float">
            <text:p>2478.52</text:p>
          </table:table-cell>
          <table:table-cell office:value-type="float" office:value="2541.77" calcext:value-type="float">
            <text:p>2541.77</text:p>
          </table:table-cell>
          <table:table-cell table:formula="of:=IF(AND([.E33]&gt;=[.D33]-[.$G$1];[.E33]&lt;=[.D33]+[.$G$1]);[.E33];0)" office:value-type="float" office:value="0" calcext:value-type="float">
            <text:p>0</text:p>
          </table:table-cell>
          <table:table-cell table:formula="of:=IF(AND([.F33]&gt;=[.D33]-[.$G$1];[.F33]&lt;=[.D33]+[.$G$1]);[.F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4.TPS</text:p>
          </table:table-cell>
          <table:table-cell office:value-type="float" office:value="2358.7" calcext:value-type="float">
            <text:p>2358.7</text:p>
          </table:table-cell>
          <table:table-cell office:value-type="float" office:value="2319.85" calcext:value-type="float">
            <text:p>2319.85</text:p>
          </table:table-cell>
          <table:table-cell office:value-type="float" office:value="2329.55" calcext:value-type="float">
            <text:p>2329.55</text:p>
          </table:table-cell>
          <table:table-cell table:formula="of:=IF(AND([.E34]&gt;=[.D34]-[.$G$1];[.E34]&lt;=[.D34]+[.$G$1]);[.E34];0)" office:value-type="float" office:value="2319.85" calcext:value-type="float">
            <text:p>2319.85</text:p>
          </table:table-cell>
          <table:table-cell table:formula="of:=IF(AND([.F34]&gt;=[.D34]-[.$G$1];[.F34]&lt;=[.D34]+[.$G$1]);[.F34];0)" office:value-type="float" office:value="2329.55" calcext:value-type="float">
            <text:p>2329.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5.TPS</text:p>
          </table:table-cell>
          <table:table-cell office:value-type="float" office:value="2697.74" calcext:value-type="float">
            <text:p>2697.74</text:p>
          </table:table-cell>
          <table:table-cell office:value-type="float" office:value="2385.13" calcext:value-type="float">
            <text:p>2385.13</text:p>
          </table:table-cell>
          <table:table-cell office:value-type="float" office:value="2463.83" calcext:value-type="float">
            <text:p>2463.83</text:p>
          </table:table-cell>
          <table:table-cell table:formula="of:=IF(AND([.E35]&gt;=[.D35]-[.$G$1];[.E35]&lt;=[.D35]+[.$G$1]);[.E35];0)" office:value-type="float" office:value="0" calcext:value-type="float">
            <text:p>0</text:p>
          </table:table-cell>
          <table:table-cell table:formula="of:=IF(AND([.F35]&gt;=[.D35]-[.$G$1];[.F35]&lt;=[.D35]+[.$G$1]);[.F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6.TPS</text:p>
          </table:table-cell>
          <table:table-cell office:value-type="float" office:value="2537.92" calcext:value-type="float">
            <text:p>2537.92</text:p>
          </table:table-cell>
          <table:table-cell office:value-type="float" office:value="2378.88" calcext:value-type="float">
            <text:p>2378.88</text:p>
          </table:table-cell>
          <table:table-cell office:value-type="float" office:value="2295.29" calcext:value-type="float">
            <text:p>2295.29</text:p>
          </table:table-cell>
          <table:table-cell table:formula="of:=IF(AND([.E36]&gt;=[.D36]-[.$G$1];[.E36]&lt;=[.D36]+[.$G$1]);[.E36];0)" office:value-type="float" office:value="0" calcext:value-type="float">
            <text:p>0</text:p>
          </table:table-cell>
          <table:table-cell table:formula="of:=IF(AND([.F36]&gt;=[.D36]-[.$G$1];[.F36]&lt;=[.D36]+[.$G$1]);[.F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7.TPS</text:p>
          </table:table-cell>
          <table:table-cell office:value-type="float" office:value="2741.78" calcext:value-type="float">
            <text:p>2741.78</text:p>
          </table:table-cell>
          <table:table-cell office:value-type="float" office:value="2460.8" calcext:value-type="float">
            <text:p>2460.8</text:p>
          </table:table-cell>
          <table:table-cell office:value-type="float" office:value="2459.55" calcext:value-type="float">
            <text:p>2459.55</text:p>
          </table:table-cell>
          <table:table-cell table:formula="of:=IF(AND([.E37]&gt;=[.D37]-[.$G$1];[.E37]&lt;=[.D37]+[.$G$1]);[.E37];0)" office:value-type="float" office:value="0" calcext:value-type="float">
            <text:p>0</text:p>
          </table:table-cell>
          <table:table-cell table:formula="of:=IF(AND([.F37]&gt;=[.D37]-[.$G$1];[.F37]&lt;=[.D37]+[.$G$1]);[.F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8.TPS</text:p>
          </table:table-cell>
          <table:table-cell office:value-type="float" office:value="2461.44" calcext:value-type="float">
            <text:p>2461.44</text:p>
          </table:table-cell>
          <table:table-cell office:value-type="float" office:value="2574.19" calcext:value-type="float">
            <text:p>2574.19</text:p>
          </table:table-cell>
          <table:table-cell office:value-type="float" office:value="2314.1" calcext:value-type="float">
            <text:p>2314.1</text:p>
          </table:table-cell>
          <table:table-cell table:formula="of:=IF(AND([.E38]&gt;=[.D38]-[.$G$1];[.E38]&lt;=[.D38]+[.$G$1]);[.E38];0)" office:value-type="float" office:value="2574.19" calcext:value-type="float">
            <text:p>2574.19</text:p>
          </table:table-cell>
          <table:table-cell table:formula="of:=IF(AND([.F38]&gt;=[.D38]-[.$G$1];[.F38]&lt;=[.D38]+[.$G$1]);[.F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39.TPS</text:p>
          </table:table-cell>
          <table:table-cell office:value-type="float" office:value="2676.2" calcext:value-type="float">
            <text:p>2676.2</text:p>
          </table:table-cell>
          <table:table-cell office:value-type="float" office:value="2375.67" calcext:value-type="float">
            <text:p>2375.67</text:p>
          </table:table-cell>
          <table:table-cell office:value-type="float" office:value="2476.7" calcext:value-type="float">
            <text:p>2476.7</text:p>
          </table:table-cell>
          <table:table-cell table:formula="of:=IF(AND([.E39]&gt;=[.D39]-[.$G$1];[.E39]&lt;=[.D39]+[.$G$1]);[.E39];0)" office:value-type="float" office:value="0" calcext:value-type="float">
            <text:p>0</text:p>
          </table:table-cell>
          <table:table-cell table:formula="of:=IF(AND([.F39]&gt;=[.D39]-[.$G$1];[.F39]&lt;=[.D39]+[.$G$1]);[.F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1.TPS</text:p>
          </table:table-cell>
          <table:table-cell office:value-type="float" office:value="2562.93" calcext:value-type="float">
            <text:p>2562.93</text:p>
          </table:table-cell>
          <table:table-cell office:value-type="float" office:value="2346.08" calcext:value-type="float">
            <text:p>2346.08</text:p>
          </table:table-cell>
          <table:table-cell office:value-type="float" office:value="2366.6" calcext:value-type="float">
            <text:p>2366.6</text:p>
          </table:table-cell>
          <table:table-cell table:formula="of:=IF(AND([.E40]&gt;=[.D40]-[.$G$1];[.E40]&lt;=[.D40]+[.$G$1]);[.E40];0)" office:value-type="float" office:value="0" calcext:value-type="float">
            <text:p>0</text:p>
          </table:table-cell>
          <table:table-cell table:formula="of:=IF(AND([.F40]&gt;=[.D40]-[.$G$1];[.F40]&lt;=[.D40]+[.$G$1]);[.F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2.TPS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89.04" calcext:value-type="float">
            <text:p>2389.04</text:p>
          </table:table-cell>
          <table:table-cell office:value-type="float" office:value="2418.2" calcext:value-type="float">
            <text:p>2418.2</text:p>
          </table:table-cell>
          <table:table-cell table:formula="of:=IF(AND([.E41]&gt;=[.D41]-[.$G$1];[.E41]&lt;=[.D41]+[.$G$1]);[.E41];0)" office:value-type="float" office:value="0" calcext:value-type="float">
            <text:p>0</text:p>
          </table:table-cell>
          <table:table-cell table:formula="of:=IF(AND([.F41]&gt;=[.D41]-[.$G$1];[.F41]&lt;=[.D41]+[.$G$1]);[.F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3.TPS</text:p>
          </table:table-cell>
          <table:table-cell office:value-type="float" office:value="2610.98" calcext:value-type="float">
            <text:p>2610.98</text:p>
          </table:table-cell>
          <table:table-cell office:value-type="float" office:value="2482.69" calcext:value-type="float">
            <text:p>2482.69</text:p>
          </table:table-cell>
          <table:table-cell office:value-type="float" office:value="2450.44" calcext:value-type="float">
            <text:p>2450.44</text:p>
          </table:table-cell>
          <table:table-cell table:formula="of:=IF(AND([.E42]&gt;=[.D42]-[.$G$1];[.E42]&lt;=[.D42]+[.$G$1]);[.E42];0)" office:value-type="float" office:value="0" calcext:value-type="float">
            <text:p>0</text:p>
          </table:table-cell>
          <table:table-cell table:formula="of:=IF(AND([.F42]&gt;=[.D42]-[.$G$1];[.F42]&lt;=[.D42]+[.$G$1]);[.F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4.TPS</text:p>
          </table:table-cell>
          <table:table-cell office:value-type="float" office:value="2418.81" calcext:value-type="float">
            <text:p>2418.81</text:p>
          </table:table-cell>
          <table:table-cell office:value-type="float" office:value="2383.84" calcext:value-type="float">
            <text:p>2383.84</text:p>
          </table:table-cell>
          <table:table-cell office:value-type="float" office:value="2431.87" calcext:value-type="float">
            <text:p>2431.87</text:p>
          </table:table-cell>
          <table:table-cell table:formula="of:=IF(AND([.E43]&gt;=[.D43]-[.$G$1];[.E43]&lt;=[.D43]+[.$G$1]);[.E43];0)" office:value-type="float" office:value="2383.84" calcext:value-type="float">
            <text:p>2383.84</text:p>
          </table:table-cell>
          <table:table-cell table:formula="of:=IF(AND([.F43]&gt;=[.D43]-[.$G$1];[.F43]&lt;=[.D43]+[.$G$1]);[.F43];0)" office:value-type="float" office:value="2431.87" calcext:value-type="float">
            <text:p>2431.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5.TPS</text:p>
          </table:table-cell>
          <table:table-cell office:value-type="float" office:value="2439.69" calcext:value-type="float">
            <text:p>2439.69</text:p>
          </table:table-cell>
          <table:table-cell office:value-type="float" office:value="2392.85" calcext:value-type="float">
            <text:p>2392.85</text:p>
          </table:table-cell>
          <table:table-cell office:value-type="float" office:value="2287.76" calcext:value-type="float">
            <text:p>2287.76</text:p>
          </table:table-cell>
          <table:table-cell table:formula="of:=IF(AND([.E44]&gt;=[.D44]-[.$G$1];[.E44]&lt;=[.D44]+[.$G$1]);[.E44];0)" office:value-type="float" office:value="2392.85" calcext:value-type="float">
            <text:p>2392.85</text:p>
          </table:table-cell>
          <table:table-cell table:formula="of:=IF(AND([.F44]&gt;=[.D44]-[.$G$1];[.F44]&lt;=[.D44]+[.$G$1]);[.F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6.TPS</text:p>
          </table:table-cell>
          <table:table-cell office:value-type="float" office:value="2359.1" calcext:value-type="float">
            <text:p>2359.1</text:p>
          </table:table-cell>
          <table:table-cell office:value-type="float" office:value="2374.68" calcext:value-type="float">
            <text:p>2374.68</text:p>
          </table:table-cell>
          <table:table-cell office:value-type="float" office:value="2336.63" calcext:value-type="float">
            <text:p>2336.63</text:p>
          </table:table-cell>
          <table:table-cell table:formula="of:=IF(AND([.E45]&gt;=[.D45]-[.$G$1];[.E45]&lt;=[.D45]+[.$G$1]);[.E45];0)" office:value-type="float" office:value="2374.68" calcext:value-type="float">
            <text:p>2374.68</text:p>
          </table:table-cell>
          <table:table-cell table:formula="of:=IF(AND([.F45]&gt;=[.D45]-[.$G$1];[.F45]&lt;=[.D45]+[.$G$1]);[.F45];0)" office:value-type="float" office:value="2336.63" calcext:value-type="float">
            <text:p>2336.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7.TPS</text:p>
          </table:table-cell>
          <table:table-cell office:value-type="float" office:value="2236.48" calcext:value-type="float">
            <text:p>2236.48</text:p>
          </table:table-cell>
          <table:table-cell office:value-type="float" office:value="2259.24" calcext:value-type="float">
            <text:p>2259.24</text:p>
          </table:table-cell>
          <table:table-cell office:value-type="float" office:value="2262.7" calcext:value-type="float">
            <text:p>2262.7</text:p>
          </table:table-cell>
          <table:table-cell table:formula="of:=IF(AND([.E46]&gt;=[.D46]-[.$G$1];[.E46]&lt;=[.D46]+[.$G$1]);[.E46];0)" office:value-type="float" office:value="2259.24" calcext:value-type="float">
            <text:p>2259.24</text:p>
          </table:table-cell>
          <table:table-cell table:formula="of:=IF(AND([.F46]&gt;=[.D46]-[.$G$1];[.F46]&lt;=[.D46]+[.$G$1]);[.F46];0)" office:value-type="float" office:value="2262.7" calcext:value-type="float">
            <text:p>2262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8.TPS</text:p>
          </table:table-cell>
          <table:table-cell office:value-type="float" office:value="2470.63" calcext:value-type="float">
            <text:p>2470.63</text:p>
          </table:table-cell>
          <table:table-cell office:value-type="float" office:value="2280.71" calcext:value-type="float">
            <text:p>2280.71</text:p>
          </table:table-cell>
          <table:table-cell office:value-type="float" office:value="2378.37" calcext:value-type="float">
            <text:p>2378.37</text:p>
          </table:table-cell>
          <table:table-cell table:formula="of:=IF(AND([.E47]&gt;=[.D47]-[.$G$1];[.E47]&lt;=[.D47]+[.$G$1]);[.E47];0)" office:value-type="float" office:value="0" calcext:value-type="float">
            <text:p>0</text:p>
          </table:table-cell>
          <table:table-cell table:formula="of:=IF(AND([.F47]&gt;=[.D47]-[.$G$1];[.F47]&lt;=[.D47]+[.$G$1]);[.F47];0)" office:value-type="float" office:value="2378.37" calcext:value-type="float">
            <text:p>2378.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49.TPS</text:p>
          </table:table-cell>
          <table:table-cell office:value-type="float" office:value="2654.19" calcext:value-type="float">
            <text:p>2654.19</text:p>
          </table:table-cell>
          <table:table-cell office:value-type="float" office:value="2448.05" calcext:value-type="float">
            <text:p>2448.05</text:p>
          </table:table-cell>
          <table:table-cell office:value-type="float" office:value="2432.3" calcext:value-type="float">
            <text:p>2432.3</text:p>
          </table:table-cell>
          <table:table-cell table:formula="of:=IF(AND([.E48]&gt;=[.D48]-[.$G$1];[.E48]&lt;=[.D48]+[.$G$1]);[.E48];0)" office:value-type="float" office:value="0" calcext:value-type="float">
            <text:p>0</text:p>
          </table:table-cell>
          <table:table-cell table:formula="of:=IF(AND([.F48]&gt;=[.D48]-[.$G$1];[.F48]&lt;=[.D48]+[.$G$1]);[.F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0.TPS</text:p>
          </table:table-cell>
          <table:table-cell office:value-type="float" office:value="2558.19" calcext:value-type="float">
            <text:p>2558.19</text:p>
          </table:table-cell>
          <table:table-cell office:value-type="float" office:value="2307.4" calcext:value-type="float">
            <text:p>2307.4</text:p>
          </table:table-cell>
          <table:table-cell office:value-type="float" office:value="2452.48" calcext:value-type="float">
            <text:p>2452.48</text:p>
          </table:table-cell>
          <table:table-cell table:formula="of:=IF(AND([.E49]&gt;=[.D49]-[.$G$1];[.E49]&lt;=[.D49]+[.$G$1]);[.E49];0)" office:value-type="float" office:value="0" calcext:value-type="float">
            <text:p>0</text:p>
          </table:table-cell>
          <table:table-cell table:formula="of:=IF(AND([.F49]&gt;=[.D49]-[.$G$1];[.F49]&lt;=[.D49]+[.$G$1]);[.F49];0)" office:value-type="float" office:value="2452.48" calcext:value-type="float">
            <text:p>2452.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1.TPS</text:p>
          </table:table-cell>
          <table:table-cell office:value-type="float" office:value="2580.59" calcext:value-type="float">
            <text:p>2580.59</text:p>
          </table:table-cell>
          <table:table-cell office:value-type="float" office:value="2400.36" calcext:value-type="float">
            <text:p>2400.36</text:p>
          </table:table-cell>
          <table:table-cell office:value-type="float" office:value="2380.47" calcext:value-type="float">
            <text:p>2380.47</text:p>
          </table:table-cell>
          <table:table-cell table:formula="of:=IF(AND([.E50]&gt;=[.D50]-[.$G$1];[.E50]&lt;=[.D50]+[.$G$1]);[.E50];0)" office:value-type="float" office:value="0" calcext:value-type="float">
            <text:p>0</text:p>
          </table:table-cell>
          <table:table-cell table:formula="of:=IF(AND([.F50]&gt;=[.D50]-[.$G$1];[.F50]&lt;=[.D50]+[.$G$1]);[.F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2.TPS</text:p>
          </table:table-cell>
          <table:table-cell office:value-type="float" office:value="2372.6" calcext:value-type="float">
            <text:p>2372.6</text:p>
          </table:table-cell>
          <table:table-cell office:value-type="float" office:value="2264.46" calcext:value-type="float">
            <text:p>2264.46</text:p>
          </table:table-cell>
          <table:table-cell office:value-type="float" office:value="2365.13" calcext:value-type="float">
            <text:p>2365.13</text:p>
          </table:table-cell>
          <table:table-cell table:formula="of:=IF(AND([.E51]&gt;=[.D51]-[.$G$1];[.E51]&lt;=[.D51]+[.$G$1]);[.E51];0)" office:value-type="float" office:value="2264.46" calcext:value-type="float">
            <text:p>2264.46</text:p>
          </table:table-cell>
          <table:table-cell table:formula="of:=IF(AND([.F51]&gt;=[.D51]-[.$G$1];[.F51]&lt;=[.D51]+[.$G$1]);[.F51];0)" office:value-type="float" office:value="2365.13" calcext:value-type="float">
            <text:p>2365.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3.TPS</text:p>
          </table:table-cell>
          <table:table-cell office:value-type="float" office:value="2507.43" calcext:value-type="float">
            <text:p>2507.43</text:p>
          </table:table-cell>
          <table:table-cell office:value-type="float" office:value="2447.46" calcext:value-type="float">
            <text:p>2447.46</text:p>
          </table:table-cell>
          <table:table-cell office:value-type="float" office:value="2529.21" calcext:value-type="float">
            <text:p>2529.21</text:p>
          </table:table-cell>
          <table:table-cell table:formula="of:=IF(AND([.E52]&gt;=[.D52]-[.$G$1];[.E52]&lt;=[.D52]+[.$G$1]);[.E52];0)" office:value-type="float" office:value="2447.46" calcext:value-type="float">
            <text:p>2447.46</text:p>
          </table:table-cell>
          <table:table-cell table:formula="of:=IF(AND([.F52]&gt;=[.D52]-[.$G$1];[.F52]&lt;=[.D52]+[.$G$1]);[.F52];0)" office:value-type="float" office:value="2529.21" calcext:value-type="float">
            <text:p>2529.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4.TPS</text:p>
          </table:table-cell>
          <table:table-cell office:value-type="float" office:value="2445.2" calcext:value-type="float">
            <text:p>2445.2</text:p>
          </table:table-cell>
          <table:table-cell office:value-type="float" office:value="2362.56" calcext:value-type="float">
            <text:p>2362.56</text:p>
          </table:table-cell>
          <table:table-cell office:value-type="float" office:value="2358.67" calcext:value-type="float">
            <text:p>2358.67</text:p>
          </table:table-cell>
          <table:table-cell table:formula="of:=IF(AND([.E53]&gt;=[.D53]-[.$G$1];[.E53]&lt;=[.D53]+[.$G$1]);[.E53];0)" office:value-type="float" office:value="2362.56" calcext:value-type="float">
            <text:p>2362.56</text:p>
          </table:table-cell>
          <table:table-cell table:formula="of:=IF(AND([.F53]&gt;=[.D53]-[.$G$1];[.F53]&lt;=[.D53]+[.$G$1]);[.F53];0)" office:value-type="float" office:value="2358.67" calcext:value-type="float">
            <text:p>2358.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5.TPS</text:p>
          </table:table-cell>
          <table:table-cell office:value-type="float" office:value="2773.49" calcext:value-type="float">
            <text:p>2773.49</text:p>
          </table:table-cell>
          <table:table-cell office:value-type="float" office:value="2516.99" calcext:value-type="float">
            <text:p>2516.99</text:p>
          </table:table-cell>
          <table:table-cell office:value-type="float" office:value="2557.59" calcext:value-type="float">
            <text:p>2557.59</text:p>
          </table:table-cell>
          <table:table-cell table:formula="of:=IF(AND([.E54]&gt;=[.D54]-[.$G$1];[.E54]&lt;=[.D54]+[.$G$1]);[.E54];0)" office:value-type="float" office:value="0" calcext:value-type="float">
            <text:p>0</text:p>
          </table:table-cell>
          <table:table-cell table:formula="of:=IF(AND([.F54]&gt;=[.D54]-[.$G$1];[.F54]&lt;=[.D54]+[.$G$1]);[.F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6.TPS</text:p>
          </table:table-cell>
          <table:table-cell office:value-type="float" office:value="2397.38" calcext:value-type="float">
            <text:p>2397.38</text:p>
          </table:table-cell>
          <table:table-cell office:value-type="float" office:value="2316.62" calcext:value-type="float">
            <text:p>2316.62</text:p>
          </table:table-cell>
          <table:table-cell office:value-type="float" office:value="2282.89" calcext:value-type="float">
            <text:p>2282.89</text:p>
          </table:table-cell>
          <table:table-cell table:formula="of:=IF(AND([.E55]&gt;=[.D55]-[.$G$1];[.E55]&lt;=[.D55]+[.$G$1]);[.E55];0)" office:value-type="float" office:value="2316.62" calcext:value-type="float">
            <text:p>2316.62</text:p>
          </table:table-cell>
          <table:table-cell table:formula="of:=IF(AND([.F55]&gt;=[.D55]-[.$G$1];[.F55]&lt;=[.D55]+[.$G$1]);[.F55];0)" office:value-type="float" office:value="2282.89" calcext:value-type="float">
            <text:p>2282.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7.TPS</text:p>
          </table:table-cell>
          <table:table-cell office:value-type="float" office:value="2522.33" calcext:value-type="float">
            <text:p>2522.33</text:p>
          </table:table-cell>
          <table:table-cell office:value-type="float" office:value="2364.53" calcext:value-type="float">
            <text:p>2364.53</text:p>
          </table:table-cell>
          <table:table-cell office:value-type="float" office:value="2401.44" calcext:value-type="float">
            <text:p>2401.44</text:p>
          </table:table-cell>
          <table:table-cell table:formula="of:=IF(AND([.E56]&gt;=[.D56]-[.$G$1];[.E56]&lt;=[.D56]+[.$G$1]);[.E56];0)" office:value-type="float" office:value="0" calcext:value-type="float">
            <text:p>0</text:p>
          </table:table-cell>
          <table:table-cell table:formula="of:=IF(AND([.F56]&gt;=[.D56]-[.$G$1];[.F56]&lt;=[.D56]+[.$G$1]);[.F56];0)" office:value-type="float" office:value="2401.44" calcext:value-type="float">
            <text:p>2401.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8.TPS</text:p>
          </table:table-cell>
          <table:table-cell office:value-type="float" office:value="2468.79" calcext:value-type="float">
            <text:p>2468.79</text:p>
          </table:table-cell>
          <table:table-cell office:value-type="float" office:value="2481.95" calcext:value-type="float">
            <text:p>2481.95</text:p>
          </table:table-cell>
          <table:table-cell office:value-type="float" office:value="2350.51" calcext:value-type="float">
            <text:p>2350.51</text:p>
          </table:table-cell>
          <table:table-cell table:formula="of:=IF(AND([.E57]&gt;=[.D57]-[.$G$1];[.E57]&lt;=[.D57]+[.$G$1]);[.E57];0)" office:value-type="float" office:value="2481.95" calcext:value-type="float">
            <text:p>2481.95</text:p>
          </table:table-cell>
          <table:table-cell table:formula="of:=IF(AND([.F57]&gt;=[.D57]-[.$G$1];[.F57]&lt;=[.D57]+[.$G$1]);[.F57];0)" office:value-type="float" office:value="2350.51" calcext:value-type="float">
            <text:p>2350.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59.TPS</text:p>
          </table:table-cell>
          <table:table-cell office:value-type="float" office:value="2675.6" calcext:value-type="float">
            <text:p>2675.6</text:p>
          </table:table-cell>
          <table:table-cell office:value-type="float" office:value="2520.45" calcext:value-type="float">
            <text:p>2520.45</text:p>
          </table:table-cell>
          <table:table-cell office:value-type="float" office:value="2489.44" calcext:value-type="float">
            <text:p>2489.44</text:p>
          </table:table-cell>
          <table:table-cell table:formula="of:=IF(AND([.E58]&gt;=[.D58]-[.$G$1];[.E58]&lt;=[.D58]+[.$G$1]);[.E58];0)" office:value-type="float" office:value="0" calcext:value-type="float">
            <text:p>0</text:p>
          </table:table-cell>
          <table:table-cell table:formula="of:=IF(AND([.F58]&gt;=[.D58]-[.$G$1];[.F58]&lt;=[.D58]+[.$G$1]);[.F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0.TPS</text:p>
          </table:table-cell>
          <table:table-cell office:value-type="float" office:value="2563.36" calcext:value-type="float">
            <text:p>2563.36</text:p>
          </table:table-cell>
          <table:table-cell office:value-type="float" office:value="2340.43" calcext:value-type="float">
            <text:p>2340.43</text:p>
          </table:table-cell>
          <table:table-cell office:value-type="float" office:value="2211.42" calcext:value-type="float">
            <text:p>2211.42</text:p>
          </table:table-cell>
          <table:table-cell table:formula="of:=IF(AND([.E59]&gt;=[.D59]-[.$G$1];[.E59]&lt;=[.D59]+[.$G$1]);[.E59];0)" office:value-type="float" office:value="0" calcext:value-type="float">
            <text:p>0</text:p>
          </table:table-cell>
          <table:table-cell table:formula="of:=IF(AND([.F59]&gt;=[.D59]-[.$G$1];[.F59]&lt;=[.D59]+[.$G$1]);[.F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1.TPS</text:p>
          </table:table-cell>
          <table:table-cell office:value-type="float" office:value="2513.28" calcext:value-type="float">
            <text:p>2513.28</text:p>
          </table:table-cell>
          <table:table-cell office:value-type="float" office:value="2392.71" calcext:value-type="float">
            <text:p>2392.71</text:p>
          </table:table-cell>
          <table:table-cell office:value-type="float" office:value="2379.3" calcext:value-type="float">
            <text:p>2379.3</text:p>
          </table:table-cell>
          <table:table-cell table:formula="of:=IF(AND([.E60]&gt;=[.D60]-[.$G$1];[.E60]&lt;=[.D60]+[.$G$1]);[.E60];0)" office:value-type="float" office:value="2392.71" calcext:value-type="float">
            <text:p>2392.71</text:p>
          </table:table-cell>
          <table:table-cell table:formula="of:=IF(AND([.F60]&gt;=[.D60]-[.$G$1];[.F60]&lt;=[.D60]+[.$G$1]);[.F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2.TPS</text:p>
          </table:table-cell>
          <table:table-cell office:value-type="float" office:value="2586.51" calcext:value-type="float">
            <text:p>2586.51</text:p>
          </table:table-cell>
          <table:table-cell office:value-type="float" office:value="2447.5" calcext:value-type="float">
            <text:p>2447.5</text:p>
          </table:table-cell>
          <table:table-cell office:value-type="float" office:value="2401.34" calcext:value-type="float">
            <text:p>2401.34</text:p>
          </table:table-cell>
          <table:table-cell table:formula="of:=IF(AND([.E61]&gt;=[.D61]-[.$G$1];[.E61]&lt;=[.D61]+[.$G$1]);[.E61];0)" office:value-type="float" office:value="0" calcext:value-type="float">
            <text:p>0</text:p>
          </table:table-cell>
          <table:table-cell table:formula="of:=IF(AND([.F61]&gt;=[.D61]-[.$G$1];[.F61]&lt;=[.D61]+[.$G$1]);[.F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3.TPS</text:p>
          </table:table-cell>
          <table:table-cell office:value-type="float" office:value="2554.35" calcext:value-type="float">
            <text:p>2554.35</text:p>
          </table:table-cell>
          <table:table-cell office:value-type="float" office:value="2353.04" calcext:value-type="float">
            <text:p>2353.04</text:p>
          </table:table-cell>
          <table:table-cell office:value-type="float" office:value="2427.36" calcext:value-type="float">
            <text:p>2427.36</text:p>
          </table:table-cell>
          <table:table-cell table:formula="of:=IF(AND([.E62]&gt;=[.D62]-[.$G$1];[.E62]&lt;=[.D62]+[.$G$1]);[.E62];0)" office:value-type="float" office:value="0" calcext:value-type="float">
            <text:p>0</text:p>
          </table:table-cell>
          <table:table-cell table:formula="of:=IF(AND([.F62]&gt;=[.D62]-[.$G$1];[.F62]&lt;=[.D62]+[.$G$1]);[.F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4.TPS</text:p>
          </table:table-cell>
          <table:table-cell office:value-type="float" office:value="2491.88" calcext:value-type="float">
            <text:p>2491.88</text:p>
          </table:table-cell>
          <table:table-cell office:value-type="float" office:value="2440.87" calcext:value-type="float">
            <text:p>2440.87</text:p>
          </table:table-cell>
          <table:table-cell office:value-type="float" office:value="2460.37" calcext:value-type="float">
            <text:p>2460.37</text:p>
          </table:table-cell>
          <table:table-cell table:formula="of:=IF(AND([.E63]&gt;=[.D63]-[.$G$1];[.E63]&lt;=[.D63]+[.$G$1]);[.E63];0)" office:value-type="float" office:value="2440.87" calcext:value-type="float">
            <text:p>2440.87</text:p>
          </table:table-cell>
          <table:table-cell table:formula="of:=IF(AND([.F63]&gt;=[.D63]-[.$G$1];[.F63]&lt;=[.D63]+[.$G$1]);[.F63];0)" office:value-type="float" office:value="2460.37" calcext:value-type="float">
            <text:p>2460.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5.TPS</text:p>
          </table:table-cell>
          <table:table-cell office:value-type="float" office:value="2365.01" calcext:value-type="float">
            <text:p>2365.01</text:p>
          </table:table-cell>
          <table:table-cell office:value-type="float" office:value="2460.37" calcext:value-type="float">
            <text:p>2460.37</text:p>
          </table:table-cell>
          <table:table-cell office:value-type="float" office:value="2345.86" calcext:value-type="float">
            <text:p>2345.86</text:p>
          </table:table-cell>
          <table:table-cell table:formula="of:=IF(AND([.E64]&gt;=[.D64]-[.$G$1];[.E64]&lt;=[.D64]+[.$G$1]);[.E64];0)" office:value-type="float" office:value="2460.37" calcext:value-type="float">
            <text:p>2460.37</text:p>
          </table:table-cell>
          <table:table-cell table:formula="of:=IF(AND([.F64]&gt;=[.D64]-[.$G$1];[.F64]&lt;=[.D64]+[.$G$1]);[.F64];0)" office:value-type="float" office:value="2345.86" calcext:value-type="float">
            <text:p>2345.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7.TPS</text:p>
          </table:table-cell>
          <table:table-cell office:value-type="float" office:value="2644.02" calcext:value-type="float">
            <text:p>2644.02</text:p>
          </table:table-cell>
          <table:table-cell office:value-type="float" office:value="2423.52" calcext:value-type="float">
            <text:p>2423.52</text:p>
          </table:table-cell>
          <table:table-cell office:value-type="float" office:value="2362.69" calcext:value-type="float">
            <text:p>2362.69</text:p>
          </table:table-cell>
          <table:table-cell table:formula="of:=IF(AND([.E65]&gt;=[.D65]-[.$G$1];[.E65]&lt;=[.D65]+[.$G$1]);[.E65];0)" office:value-type="float" office:value="0" calcext:value-type="float">
            <text:p>0</text:p>
          </table:table-cell>
          <table:table-cell table:formula="of:=IF(AND([.F65]&gt;=[.D65]-[.$G$1];[.F65]&lt;=[.D65]+[.$G$1]);[.F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8.TPS</text:p>
          </table:table-cell>
          <table:table-cell office:value-type="float" office:value="2571.11" calcext:value-type="float">
            <text:p>2571.11</text:p>
          </table:table-cell>
          <table:table-cell office:value-type="float" office:value="2416.98" calcext:value-type="float">
            <text:p>2416.98</text:p>
          </table:table-cell>
          <table:table-cell office:value-type="float" office:value="2398.4" calcext:value-type="float">
            <text:p>2398.4</text:p>
          </table:table-cell>
          <table:table-cell table:formula="of:=IF(AND([.E66]&gt;=[.D66]-[.$G$1];[.E66]&lt;=[.D66]+[.$G$1]);[.E66];0)" office:value-type="float" office:value="0" calcext:value-type="float">
            <text:p>0</text:p>
          </table:table-cell>
          <table:table-cell table:formula="of:=IF(AND([.F66]&gt;=[.D66]-[.$G$1];[.F66]&lt;=[.D66]+[.$G$1]);[.F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69.TPS</text:p>
          </table:table-cell>
          <table:table-cell office:value-type="float" office:value="2549.1" calcext:value-type="float">
            <text:p>2549.1</text:p>
          </table:table-cell>
          <table:table-cell office:value-type="float" office:value="2447.96" calcext:value-type="float">
            <text:p>2447.96</text:p>
          </table:table-cell>
          <table:table-cell office:value-type="float" office:value="2407.49" calcext:value-type="float">
            <text:p>2407.49</text:p>
          </table:table-cell>
          <table:table-cell table:formula="of:=IF(AND([.E67]&gt;=[.D67]-[.$G$1];[.E67]&lt;=[.D67]+[.$G$1]);[.E67];0)" office:value-type="float" office:value="2447.96" calcext:value-type="float">
            <text:p>2447.96</text:p>
          </table:table-cell>
          <table:table-cell table:formula="of:=IF(AND([.F67]&gt;=[.D67]-[.$G$1];[.F67]&lt;=[.D67]+[.$G$1]);[.F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0.TPS</text:p>
          </table:table-cell>
          <table:table-cell office:value-type="float" office:value="2428.78" calcext:value-type="float">
            <text:p>2428.78</text:p>
          </table:table-cell>
          <table:table-cell office:value-type="float" office:value="2323.52" calcext:value-type="float">
            <text:p>2323.52</text:p>
          </table:table-cell>
          <table:table-cell office:value-type="float" office:value="2235.75" calcext:value-type="float">
            <text:p>2235.75</text:p>
          </table:table-cell>
          <table:table-cell table:formula="of:=IF(AND([.E68]&gt;=[.D68]-[.$G$1];[.E68]&lt;=[.D68]+[.$G$1]);[.E68];0)" office:value-type="float" office:value="2323.52" calcext:value-type="float">
            <text:p>2323.52</text:p>
          </table:table-cell>
          <table:table-cell table:formula="of:=IF(AND([.F68]&gt;=[.D68]-[.$G$1];[.F68]&lt;=[.D68]+[.$G$1]);[.F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1.TPS</text:p>
          </table:table-cell>
          <table:table-cell office:value-type="float" office:value="2464.49" calcext:value-type="float">
            <text:p>2464.49</text:p>
          </table:table-cell>
          <table:table-cell office:value-type="float" office:value="2460.51" calcext:value-type="float">
            <text:p>2460.51</text:p>
          </table:table-cell>
          <table:table-cell office:value-type="float" office:value="2404.86" calcext:value-type="float">
            <text:p>2404.86</text:p>
          </table:table-cell>
          <table:table-cell table:formula="of:=IF(AND([.E69]&gt;=[.D69]-[.$G$1];[.E69]&lt;=[.D69]+[.$G$1]);[.E69];0)" office:value-type="float" office:value="2460.51" calcext:value-type="float">
            <text:p>2460.51</text:p>
          </table:table-cell>
          <table:table-cell table:formula="of:=IF(AND([.F69]&gt;=[.D69]-[.$G$1];[.F69]&lt;=[.D69]+[.$G$1]);[.F69];0)" office:value-type="float" office:value="2404.86" calcext:value-type="float">
            <text:p>2404.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2.TPS</text:p>
          </table:table-cell>
          <table:table-cell office:value-type="float" office:value="2529.12" calcext:value-type="float">
            <text:p>2529.12</text:p>
          </table:table-cell>
          <table:table-cell office:value-type="float" office:value="2507.67" calcext:value-type="float">
            <text:p>2507.67</text:p>
          </table:table-cell>
          <table:table-cell office:value-type="float" office:value="2486.43" calcext:value-type="float">
            <text:p>2486.43</text:p>
          </table:table-cell>
          <table:table-cell table:formula="of:=IF(AND([.E70]&gt;=[.D70]-[.$G$1];[.E70]&lt;=[.D70]+[.$G$1]);[.E70];0)" office:value-type="float" office:value="2507.67" calcext:value-type="float">
            <text:p>2507.67</text:p>
          </table:table-cell>
          <table:table-cell table:formula="of:=IF(AND([.F70]&gt;=[.D70]-[.$G$1];[.F70]&lt;=[.D70]+[.$G$1]);[.F70];0)" office:value-type="float" office:value="2486.43" calcext:value-type="float">
            <text:p>2486.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3.TPS</text:p>
          </table:table-cell>
          <table:table-cell office:value-type="float" office:value="2365.48" calcext:value-type="float">
            <text:p>2365.48</text:p>
          </table:table-cell>
          <table:table-cell office:value-type="float" office:value="2291.09" calcext:value-type="float">
            <text:p>2291.09</text:p>
          </table:table-cell>
          <table:table-cell office:value-type="float" office:value="2307.12" calcext:value-type="float">
            <text:p>2307.12</text:p>
          </table:table-cell>
          <table:table-cell table:formula="of:=IF(AND([.E71]&gt;=[.D71]-[.$G$1];[.E71]&lt;=[.D71]+[.$G$1]);[.E71];0)" office:value-type="float" office:value="2291.09" calcext:value-type="float">
            <text:p>2291.09</text:p>
          </table:table-cell>
          <table:table-cell table:formula="of:=IF(AND([.F71]&gt;=[.D71]-[.$G$1];[.F71]&lt;=[.D71]+[.$G$1]);[.F71];0)" office:value-type="float" office:value="2307.12" calcext:value-type="float">
            <text:p>2307.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4.TPS</text:p>
          </table:table-cell>
          <table:table-cell office:value-type="float" office:value="2357.02" calcext:value-type="float">
            <text:p>2357.02</text:p>
          </table:table-cell>
          <table:table-cell office:value-type="float" office:value="2468.19" calcext:value-type="float">
            <text:p>2468.19</text:p>
          </table:table-cell>
          <table:table-cell office:value-type="float" office:value="2432.37" calcext:value-type="float">
            <text:p>2432.37</text:p>
          </table:table-cell>
          <table:table-cell table:formula="of:=IF(AND([.E72]&gt;=[.D72]-[.$G$1];[.E72]&lt;=[.D72]+[.$G$1]);[.E72];0)" office:value-type="float" office:value="2468.19" calcext:value-type="float">
            <text:p>2468.19</text:p>
          </table:table-cell>
          <table:table-cell table:formula="of:=IF(AND([.F72]&gt;=[.D72]-[.$G$1];[.F72]&lt;=[.D72]+[.$G$1]);[.F72];0)" office:value-type="float" office:value="2432.37" calcext:value-type="float">
            <text:p>2432.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5.TPS</text:p>
          </table:table-cell>
          <table:table-cell office:value-type="float" office:value="2215.93" calcext:value-type="float">
            <text:p>2215.93</text:p>
          </table:table-cell>
          <table:table-cell office:value-type="float" office:value="2348.9" calcext:value-type="float">
            <text:p>2348.9</text:p>
          </table:table-cell>
          <table:table-cell office:value-type="float" office:value="2267.04" calcext:value-type="float">
            <text:p>2267.04</text:p>
          </table:table-cell>
          <table:table-cell table:formula="of:=IF(AND([.E73]&gt;=[.D73]-[.$G$1];[.E73]&lt;=[.D73]+[.$G$1]);[.E73];0)" office:value-type="float" office:value="0" calcext:value-type="float">
            <text:p>0</text:p>
          </table:table-cell>
          <table:table-cell table:formula="of:=IF(AND([.F73]&gt;=[.D73]-[.$G$1];[.F73]&lt;=[.D73]+[.$G$1]);[.F73];0)" office:value-type="float" office:value="2267.04" calcext:value-type="float">
            <text:p>2267.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6.TPS</text:p>
          </table:table-cell>
          <table:table-cell office:value-type="float" office:value="2244.15" calcext:value-type="float">
            <text:p>2244.15</text:p>
          </table:table-cell>
          <table:table-cell office:value-type="float" office:value="2185.61" calcext:value-type="float">
            <text:p>2185.61</text:p>
          </table:table-cell>
          <table:table-cell office:value-type="float" office:value="2300" calcext:value-type="float">
            <text:p>2300</text:p>
          </table:table-cell>
          <table:table-cell table:formula="of:=IF(AND([.E74]&gt;=[.D74]-[.$G$1];[.E74]&lt;=[.D74]+[.$G$1]);[.E74];0)" office:value-type="float" office:value="2185.61" calcext:value-type="float">
            <text:p>2185.61</text:p>
          </table:table-cell>
          <table:table-cell table:formula="of:=IF(AND([.F74]&gt;=[.D74]-[.$G$1];[.F74]&lt;=[.D74]+[.$G$1]);[.F74];0)" office:value-type="float" office:value="2300" calcext:value-type="float">
            <text:p>23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7.TPS</text:p>
          </table:table-cell>
          <table:table-cell office:value-type="float" office:value="2517.86" calcext:value-type="float">
            <text:p>2517.86</text:p>
          </table:table-cell>
          <table:table-cell office:value-type="float" office:value="2274.35" calcext:value-type="float">
            <text:p>2274.35</text:p>
          </table:table-cell>
          <table:table-cell office:value-type="float" office:value="2339.52" calcext:value-type="float">
            <text:p>2339.52</text:p>
          </table:table-cell>
          <table:table-cell table:formula="of:=IF(AND([.E75]&gt;=[.D75]-[.$G$1];[.E75]&lt;=[.D75]+[.$G$1]);[.E75];0)" office:value-type="float" office:value="0" calcext:value-type="float">
            <text:p>0</text:p>
          </table:table-cell>
          <table:table-cell table:formula="of:=IF(AND([.F75]&gt;=[.D75]-[.$G$1];[.F75]&lt;=[.D75]+[.$G$1]);[.F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8.TPS</text:p>
          </table:table-cell>
          <table:table-cell office:value-type="float" office:value="2255.41" calcext:value-type="float">
            <text:p>2255.41</text:p>
          </table:table-cell>
          <table:table-cell office:value-type="float" office:value="2324.35" calcext:value-type="float">
            <text:p>2324.35</text:p>
          </table:table-cell>
          <table:table-cell office:value-type="float" office:value="2368.7" calcext:value-type="float">
            <text:p>2368.7</text:p>
          </table:table-cell>
          <table:table-cell table:formula="of:=IF(AND([.E76]&gt;=[.D76]-[.$G$1];[.E76]&lt;=[.D76]+[.$G$1]);[.E76];0)" office:value-type="float" office:value="2324.35" calcext:value-type="float">
            <text:p>2324.35</text:p>
          </table:table-cell>
          <table:table-cell table:formula="of:=IF(AND([.F76]&gt;=[.D76]-[.$G$1];[.F76]&lt;=[.D76]+[.$G$1]);[.F76];0)" office:value-type="float" office:value="2368.7" calcext:value-type="float">
            <text:p>2368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79.TPS</text:p>
          </table:table-cell>
          <table:table-cell office:value-type="float" office:value="2598.66" calcext:value-type="float">
            <text:p>2598.66</text:p>
          </table:table-cell>
          <table:table-cell office:value-type="float" office:value="2532.33" calcext:value-type="float">
            <text:p>2532.33</text:p>
          </table:table-cell>
          <table:table-cell office:value-type="float" office:value="2400.99" calcext:value-type="float">
            <text:p>2400.99</text:p>
          </table:table-cell>
          <table:table-cell table:formula="of:=IF(AND([.E77]&gt;=[.D77]-[.$G$1];[.E77]&lt;=[.D77]+[.$G$1]);[.E77];0)" office:value-type="float" office:value="2532.33" calcext:value-type="float">
            <text:p>2532.33</text:p>
          </table:table-cell>
          <table:table-cell table:formula="of:=IF(AND([.F77]&gt;=[.D77]-[.$G$1];[.F77]&lt;=[.D77]+[.$G$1]);[.F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0.TPS</text:p>
          </table:table-cell>
          <table:table-cell office:value-type="float" office:value="2531.25" calcext:value-type="float">
            <text:p>2531.25</text:p>
          </table:table-cell>
          <table:table-cell office:value-type="float" office:value="2411.48" calcext:value-type="float">
            <text:p>2411.48</text:p>
          </table:table-cell>
          <table:table-cell office:value-type="float" office:value="2366.94" calcext:value-type="float">
            <text:p>2366.94</text:p>
          </table:table-cell>
          <table:table-cell table:formula="of:=IF(AND([.E78]&gt;=[.D78]-[.$G$1];[.E78]&lt;=[.D78]+[.$G$1]);[.E78];0)" office:value-type="float" office:value="2411.48" calcext:value-type="float">
            <text:p>2411.48</text:p>
          </table:table-cell>
          <table:table-cell table:formula="of:=IF(AND([.F78]&gt;=[.D78]-[.$G$1];[.F78]&lt;=[.D78]+[.$G$1]);[.F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1.TPS</text:p>
          </table:table-cell>
          <table:table-cell office:value-type="float" office:value="2696.48" calcext:value-type="float">
            <text:p>2696.48</text:p>
          </table:table-cell>
          <table:table-cell office:value-type="float" office:value="2405.01" calcext:value-type="float">
            <text:p>2405.01</text:p>
          </table:table-cell>
          <table:table-cell office:value-type="float" office:value="2413.61" calcext:value-type="float">
            <text:p>2413.61</text:p>
          </table:table-cell>
          <table:table-cell table:formula="of:=IF(AND([.E79]&gt;=[.D79]-[.$G$1];[.E79]&lt;=[.D79]+[.$G$1]);[.E79];0)" office:value-type="float" office:value="0" calcext:value-type="float">
            <text:p>0</text:p>
          </table:table-cell>
          <table:table-cell table:formula="of:=IF(AND([.F79]&gt;=[.D79]-[.$G$1];[.F79]&lt;=[.D79]+[.$G$1]);[.F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2.TPS</text:p>
          </table:table-cell>
          <table:table-cell office:value-type="float" office:value="2535.88" calcext:value-type="float">
            <text:p>2535.88</text:p>
          </table:table-cell>
          <table:table-cell office:value-type="float" office:value="2367.43" calcext:value-type="float">
            <text:p>2367.43</text:p>
          </table:table-cell>
          <table:table-cell office:value-type="float" office:value="2338.17" calcext:value-type="float">
            <text:p>2338.17</text:p>
          </table:table-cell>
          <table:table-cell table:formula="of:=IF(AND([.E80]&gt;=[.D80]-[.$G$1];[.E80]&lt;=[.D80]+[.$G$1]);[.E80];0)" office:value-type="float" office:value="0" calcext:value-type="float">
            <text:p>0</text:p>
          </table:table-cell>
          <table:table-cell table:formula="of:=IF(AND([.F80]&gt;=[.D80]-[.$G$1];[.F80]&lt;=[.D80]+[.$G$1]);[.F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3.TPS</text:p>
          </table:table-cell>
          <table:table-cell office:value-type="float" office:value="2537.55" calcext:value-type="float">
            <text:p>2537.55</text:p>
          </table:table-cell>
          <table:table-cell office:value-type="float" office:value="2392.74" calcext:value-type="float">
            <text:p>2392.74</text:p>
          </table:table-cell>
          <table:table-cell office:value-type="float" office:value="2361.6" calcext:value-type="float">
            <text:p>2361.6</text:p>
          </table:table-cell>
          <table:table-cell table:formula="of:=IF(AND([.E81]&gt;=[.D81]-[.$G$1];[.E81]&lt;=[.D81]+[.$G$1]);[.E81];0)" office:value-type="float" office:value="0" calcext:value-type="float">
            <text:p>0</text:p>
          </table:table-cell>
          <table:table-cell table:formula="of:=IF(AND([.F81]&gt;=[.D81]-[.$G$1];[.F81]&lt;=[.D81]+[.$G$1]);[.F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4.TPS</text:p>
          </table:table-cell>
          <table:table-cell office:value-type="float" office:value="2490.42" calcext:value-type="float">
            <text:p>2490.42</text:p>
          </table:table-cell>
          <table:table-cell office:value-type="float" office:value="2428.77" calcext:value-type="float">
            <text:p>2428.77</text:p>
          </table:table-cell>
          <table:table-cell office:value-type="float" office:value="2360.39" calcext:value-type="float">
            <text:p>2360.39</text:p>
          </table:table-cell>
          <table:table-cell table:formula="of:=IF(AND([.E82]&gt;=[.D82]-[.$G$1];[.E82]&lt;=[.D82]+[.$G$1]);[.E82];0)" office:value-type="float" office:value="2428.77" calcext:value-type="float">
            <text:p>2428.77</text:p>
          </table:table-cell>
          <table:table-cell table:formula="of:=IF(AND([.F82]&gt;=[.D82]-[.$G$1];[.F82]&lt;=[.D82]+[.$G$1]);[.F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5.TPS</text:p>
          </table:table-cell>
          <table:table-cell office:value-type="float" office:value="2482.15" calcext:value-type="float">
            <text:p>2482.15</text:p>
          </table:table-cell>
          <table:table-cell office:value-type="float" office:value="2463.44" calcext:value-type="float">
            <text:p>2463.44</text:p>
          </table:table-cell>
          <table:table-cell office:value-type="float" office:value="2445.67" calcext:value-type="float">
            <text:p>2445.67</text:p>
          </table:table-cell>
          <table:table-cell table:formula="of:=IF(AND([.E83]&gt;=[.D83]-[.$G$1];[.E83]&lt;=[.D83]+[.$G$1]);[.E83];0)" office:value-type="float" office:value="2463.44" calcext:value-type="float">
            <text:p>2463.44</text:p>
          </table:table-cell>
          <table:table-cell table:formula="of:=IF(AND([.F83]&gt;=[.D83]-[.$G$1];[.F83]&lt;=[.D83]+[.$G$1]);[.F83];0)" office:value-type="float" office:value="2445.67" calcext:value-type="float">
            <text:p>2445.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6.TPS</text:p>
          </table:table-cell>
          <table:table-cell office:value-type="float" office:value="2403.6" calcext:value-type="float">
            <text:p>2403.6</text:p>
          </table:table-cell>
          <table:table-cell office:value-type="float" office:value="2283.12" calcext:value-type="float">
            <text:p>2283.12</text:p>
          </table:table-cell>
          <table:table-cell office:value-type="float" office:value="2205.9" calcext:value-type="float">
            <text:p>2205.9</text:p>
          </table:table-cell>
          <table:table-cell table:formula="of:=IF(AND([.E84]&gt;=[.D84]-[.$G$1];[.E84]&lt;=[.D84]+[.$G$1]);[.E84];0)" office:value-type="float" office:value="2283.12" calcext:value-type="float">
            <text:p>2283.12</text:p>
          </table:table-cell>
          <table:table-cell table:formula="of:=IF(AND([.F84]&gt;=[.D84]-[.$G$1];[.F84]&lt;=[.D84]+[.$G$1]);[.F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7.TPS</text:p>
          </table:table-cell>
          <table:table-cell office:value-type="float" office:value="2480.29" calcext:value-type="float">
            <text:p>2480.29</text:p>
          </table:table-cell>
          <table:table-cell office:value-type="float" office:value="2356.24" calcext:value-type="float">
            <text:p>2356.24</text:p>
          </table:table-cell>
          <table:table-cell office:value-type="float" office:value="2393.96" calcext:value-type="float">
            <text:p>2393.96</text:p>
          </table:table-cell>
          <table:table-cell table:formula="of:=IF(AND([.E85]&gt;=[.D85]-[.$G$1];[.E85]&lt;=[.D85]+[.$G$1]);[.E85];0)" office:value-type="float" office:value="2356.24" calcext:value-type="float">
            <text:p>2356.24</text:p>
          </table:table-cell>
          <table:table-cell table:formula="of:=IF(AND([.F85]&gt;=[.D85]-[.$G$1];[.F85]&lt;=[.D85]+[.$G$1]);[.F85];0)" office:value-type="float" office:value="2393.96" calcext:value-type="float">
            <text:p>2393.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8.TPS</text:p>
          </table:table-cell>
          <table:table-cell office:value-type="float" office:value="2543.11" calcext:value-type="float">
            <text:p>2543.11</text:p>
          </table:table-cell>
          <table:table-cell office:value-type="float" office:value="2490.48" calcext:value-type="float">
            <text:p>2490.48</text:p>
          </table:table-cell>
          <table:table-cell office:value-type="float" office:value="2542.76" calcext:value-type="float">
            <text:p>2542.76</text:p>
          </table:table-cell>
          <table:table-cell table:formula="of:=IF(AND([.E86]&gt;=[.D86]-[.$G$1];[.E86]&lt;=[.D86]+[.$G$1]);[.E86];0)" office:value-type="float" office:value="2490.48" calcext:value-type="float">
            <text:p>2490.48</text:p>
          </table:table-cell>
          <table:table-cell table:formula="of:=IF(AND([.F86]&gt;=[.D86]-[.$G$1];[.F86]&lt;=[.D86]+[.$G$1]);[.F86];0)" office:value-type="float" office:value="2542.76" calcext:value-type="float">
            <text:p>2542.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89.TPS</text:p>
          </table:table-cell>
          <table:table-cell office:value-type="float" office:value="2625.07" calcext:value-type="float">
            <text:p>2625.07</text:p>
          </table:table-cell>
          <table:table-cell office:value-type="float" office:value="2434.12" calcext:value-type="float">
            <text:p>2434.12</text:p>
          </table:table-cell>
          <table:table-cell office:value-type="float" office:value="2448.86" calcext:value-type="float">
            <text:p>2448.86</text:p>
          </table:table-cell>
          <table:table-cell table:formula="of:=IF(AND([.E87]&gt;=[.D87]-[.$G$1];[.E87]&lt;=[.D87]+[.$G$1]);[.E87];0)" office:value-type="float" office:value="0" calcext:value-type="float">
            <text:p>0</text:p>
          </table:table-cell>
          <table:table-cell table:formula="of:=IF(AND([.F87]&gt;=[.D87]-[.$G$1];[.F87]&lt;=[.D87]+[.$G$1]);[.F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0.TPS</text:p>
          </table:table-cell>
          <table:table-cell office:value-type="float" office:value="2554.63" calcext:value-type="float">
            <text:p>2554.63</text:p>
          </table:table-cell>
          <table:table-cell office:value-type="float" office:value="2440.15" calcext:value-type="float">
            <text:p>2440.15</text:p>
          </table:table-cell>
          <table:table-cell office:value-type="float" office:value="2459.07" calcext:value-type="float">
            <text:p>2459.07</text:p>
          </table:table-cell>
          <table:table-cell table:formula="of:=IF(AND([.E88]&gt;=[.D88]-[.$G$1];[.E88]&lt;=[.D88]+[.$G$1]);[.E88];0)" office:value-type="float" office:value="2440.15" calcext:value-type="float">
            <text:p>2440.15</text:p>
          </table:table-cell>
          <table:table-cell table:formula="of:=IF(AND([.F88]&gt;=[.D88]-[.$G$1];[.F88]&lt;=[.D88]+[.$G$1]);[.F88];0)" office:value-type="float" office:value="2459.07" calcext:value-type="float">
            <text:p>2459.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1.TPS</text:p>
          </table:table-cell>
          <table:table-cell office:value-type="float" office:value="2628.45" calcext:value-type="float">
            <text:p>2628.45</text:p>
          </table:table-cell>
          <table:table-cell office:value-type="float" office:value="2313.01" calcext:value-type="float">
            <text:p>2313.01</text:p>
          </table:table-cell>
          <table:table-cell office:value-type="float" office:value="2366.56" calcext:value-type="float">
            <text:p>2366.56</text:p>
          </table:table-cell>
          <table:table-cell table:formula="of:=IF(AND([.E89]&gt;=[.D89]-[.$G$1];[.E89]&lt;=[.D89]+[.$G$1]);[.E89];0)" office:value-type="float" office:value="0" calcext:value-type="float">
            <text:p>0</text:p>
          </table:table-cell>
          <table:table-cell table:formula="of:=IF(AND([.F89]&gt;=[.D89]-[.$G$1];[.F89]&lt;=[.D89]+[.$G$1]);[.F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2.TPS</text:p>
          </table:table-cell>
          <table:table-cell office:value-type="float" office:value="2451.14" calcext:value-type="float">
            <text:p>2451.14</text:p>
          </table:table-cell>
          <table:table-cell office:value-type="float" office:value="2355.13" calcext:value-type="float">
            <text:p>2355.13</text:p>
          </table:table-cell>
          <table:table-cell office:value-type="float" office:value="2349.21" calcext:value-type="float">
            <text:p>2349.21</text:p>
          </table:table-cell>
          <table:table-cell table:formula="of:=IF(AND([.E90]&gt;=[.D90]-[.$G$1];[.E90]&lt;=[.D90]+[.$G$1]);[.E90];0)" office:value-type="float" office:value="2355.13" calcext:value-type="float">
            <text:p>2355.13</text:p>
          </table:table-cell>
          <table:table-cell table:formula="of:=IF(AND([.F90]&gt;=[.D90]-[.$G$1];[.F90]&lt;=[.D90]+[.$G$1]);[.F90];0)" office:value-type="float" office:value="2349.21" calcext:value-type="float">
            <text:p>2349.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3.TPS</text:p>
          </table:table-cell>
          <table:table-cell office:value-type="float" office:value="2513.46" calcext:value-type="float">
            <text:p>2513.46</text:p>
          </table:table-cell>
          <table:table-cell office:value-type="float" office:value="2526.92" calcext:value-type="float">
            <text:p>2526.92</text:p>
          </table:table-cell>
          <table:table-cell office:value-type="float" office:value="2531.62" calcext:value-type="float">
            <text:p>2531.62</text:p>
          </table:table-cell>
          <table:table-cell table:formula="of:=IF(AND([.E91]&gt;=[.D91]-[.$G$1];[.E91]&lt;=[.D91]+[.$G$1]);[.E91];0)" office:value-type="float" office:value="2526.92" calcext:value-type="float">
            <text:p>2526.92</text:p>
          </table:table-cell>
          <table:table-cell table:formula="of:=IF(AND([.F91]&gt;=[.D91]-[.$G$1];[.F91]&lt;=[.D91]+[.$G$1]);[.F91];0)" office:value-type="float" office:value="2531.62" calcext:value-type="float">
            <text:p>2531.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4.TPS</text:p>
          </table:table-cell>
          <table:table-cell office:value-type="float" office:value="2337.06" calcext:value-type="float">
            <text:p>2337.06</text:p>
          </table:table-cell>
          <table:table-cell office:value-type="float" office:value="2290.93" calcext:value-type="float">
            <text:p>2290.93</text:p>
          </table:table-cell>
          <table:table-cell office:value-type="float" office:value="2392.03" calcext:value-type="float">
            <text:p>2392.03</text:p>
          </table:table-cell>
          <table:table-cell table:formula="of:=IF(AND([.E92]&gt;=[.D92]-[.$G$1];[.E92]&lt;=[.D92]+[.$G$1]);[.E92];0)" office:value-type="float" office:value="2290.93" calcext:value-type="float">
            <text:p>2290.93</text:p>
          </table:table-cell>
          <table:table-cell table:formula="of:=IF(AND([.F92]&gt;=[.D92]-[.$G$1];[.F92]&lt;=[.D92]+[.$G$1]);[.F92];0)" office:value-type="float" office:value="2392.03" calcext:value-type="float">
            <text:p>2392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5.TPS</text:p>
          </table:table-cell>
          <table:table-cell office:value-type="float" office:value="2439.46" calcext:value-type="float">
            <text:p>2439.46</text:p>
          </table:table-cell>
          <table:table-cell office:value-type="float" office:value="2456.09" calcext:value-type="float">
            <text:p>2456.09</text:p>
          </table:table-cell>
          <table:table-cell office:value-type="float" office:value="2452.28" calcext:value-type="float">
            <text:p>2452.28</text:p>
          </table:table-cell>
          <table:table-cell table:formula="of:=IF(AND([.E93]&gt;=[.D93]-[.$G$1];[.E93]&lt;=[.D93]+[.$G$1]);[.E93];0)" office:value-type="float" office:value="2456.09" calcext:value-type="float">
            <text:p>2456.09</text:p>
          </table:table-cell>
          <table:table-cell table:formula="of:=IF(AND([.F93]&gt;=[.D93]-[.$G$1];[.F93]&lt;=[.D93]+[.$G$1]);[.F93];0)" office:value-type="float" office:value="2452.28" calcext:value-type="float">
            <text:p>2452.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6.TPS</text:p>
          </table:table-cell>
          <table:table-cell office:value-type="float" office:value="2554.95" calcext:value-type="float">
            <text:p>2554.95</text:p>
          </table:table-cell>
          <table:table-cell office:value-type="float" office:value="2410.38" calcext:value-type="float">
            <text:p>2410.38</text:p>
          </table:table-cell>
          <table:table-cell office:value-type="float" office:value="2493.2" calcext:value-type="float">
            <text:p>2493.2</text:p>
          </table:table-cell>
          <table:table-cell table:formula="of:=IF(AND([.E94]&gt;=[.D94]-[.$G$1];[.E94]&lt;=[.D94]+[.$G$1]);[.E94];0)" office:value-type="float" office:value="0" calcext:value-type="float">
            <text:p>0</text:p>
          </table:table-cell>
          <table:table-cell table:formula="of:=IF(AND([.F94]&gt;=[.D94]-[.$G$1];[.F94]&lt;=[.D94]+[.$G$1]);[.F94];0)" office:value-type="float" office:value="2493.2" calcext:value-type="float">
            <text:p>2493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7.TPS</text:p>
          </table:table-cell>
          <table:table-cell office:value-type="float" office:value="2656.6" calcext:value-type="float">
            <text:p>2656.6</text:p>
          </table:table-cell>
          <table:table-cell office:value-type="float" office:value="2443.76" calcext:value-type="float">
            <text:p>2443.76</text:p>
          </table:table-cell>
          <table:table-cell office:value-type="float" office:value="2499.11" calcext:value-type="float">
            <text:p>2499.11</text:p>
          </table:table-cell>
          <table:table-cell table:formula="of:=IF(AND([.E95]&gt;=[.D95]-[.$G$1];[.E95]&lt;=[.D95]+[.$G$1]);[.E95];0)" office:value-type="float" office:value="0" calcext:value-type="float">
            <text:p>0</text:p>
          </table:table-cell>
          <table:table-cell table:formula="of:=IF(AND([.F95]&gt;=[.D95]-[.$G$1];[.F95]&lt;=[.D95]+[.$G$1]);[.F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8.TPS</text:p>
          </table:table-cell>
          <table:table-cell office:value-type="float" office:value="2341.98" calcext:value-type="float">
            <text:p>2341.98</text:p>
          </table:table-cell>
          <table:table-cell office:value-type="float" office:value="2401.91" calcext:value-type="float">
            <text:p>2401.91</text:p>
          </table:table-cell>
          <table:table-cell office:value-type="float" office:value="2411.29" calcext:value-type="float">
            <text:p>2411.29</text:p>
          </table:table-cell>
          <table:table-cell table:formula="of:=IF(AND([.E96]&gt;=[.D96]-[.$G$1];[.E96]&lt;=[.D96]+[.$G$1]);[.E96];0)" office:value-type="float" office:value="2401.91" calcext:value-type="float">
            <text:p>2401.91</text:p>
          </table:table-cell>
          <table:table-cell table:formula="of:=IF(AND([.F96]&gt;=[.D96]-[.$G$1];[.F96]&lt;=[.D96]+[.$G$1]);[.F96];0)" office:value-type="float" office:value="2411.29" calcext:value-type="float">
            <text:p>2411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099.TPS</text:p>
          </table:table-cell>
          <table:table-cell office:value-type="float" office:value="2838.01" calcext:value-type="float">
            <text:p>2838.01</text:p>
          </table:table-cell>
          <table:table-cell office:value-type="float" office:value="2529.97" calcext:value-type="float">
            <text:p>2529.97</text:p>
          </table:table-cell>
          <table:table-cell office:value-type="float" office:value="2347.02" calcext:value-type="float">
            <text:p>2347.02</text:p>
          </table:table-cell>
          <table:table-cell table:formula="of:=IF(AND([.E97]&gt;=[.D97]-[.$G$1];[.E97]&lt;=[.D97]+[.$G$1]);[.E97];0)" office:value-type="float" office:value="0" calcext:value-type="float">
            <text:p>0</text:p>
          </table:table-cell>
          <table:table-cell table:formula="of:=IF(AND([.F97]&gt;=[.D97]-[.$G$1];[.F97]&lt;=[.D97]+[.$G$1]);[.F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0.TPS</text:p>
          </table:table-cell>
          <table:table-cell office:value-type="float" office:value="2606.55" calcext:value-type="float">
            <text:p>2606.55</text:p>
          </table:table-cell>
          <table:table-cell office:value-type="float" office:value="2511.54" calcext:value-type="float">
            <text:p>2511.54</text:p>
          </table:table-cell>
          <table:table-cell office:value-type="float" office:value="2453.74" calcext:value-type="float">
            <text:p>2453.74</text:p>
          </table:table-cell>
          <table:table-cell table:formula="of:=IF(AND([.E98]&gt;=[.D98]-[.$G$1];[.E98]&lt;=[.D98]+[.$G$1]);[.E98];0)" office:value-type="float" office:value="2511.54" calcext:value-type="float">
            <text:p>2511.54</text:p>
          </table:table-cell>
          <table:table-cell table:formula="of:=IF(AND([.F98]&gt;=[.D98]-[.$G$1];[.F98]&lt;=[.D98]+[.$G$1]);[.F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1.TPS</text:p>
          </table:table-cell>
          <table:table-cell office:value-type="float" office:value="2543.22" calcext:value-type="float">
            <text:p>2543.22</text:p>
          </table:table-cell>
          <table:table-cell office:value-type="float" office:value="2421.68" calcext:value-type="float">
            <text:p>2421.68</text:p>
          </table:table-cell>
          <table:table-cell office:value-type="float" office:value="2439.72" calcext:value-type="float">
            <text:p>2439.72</text:p>
          </table:table-cell>
          <table:table-cell table:formula="of:=IF(AND([.E99]&gt;=[.D99]-[.$G$1];[.E99]&lt;=[.D99]+[.$G$1]);[.E99];0)" office:value-type="float" office:value="2421.68" calcext:value-type="float">
            <text:p>2421.68</text:p>
          </table:table-cell>
          <table:table-cell table:formula="of:=IF(AND([.F99]&gt;=[.D99]-[.$G$1];[.F99]&lt;=[.D99]+[.$G$1]);[.F99];0)" office:value-type="float" office:value="2439.72" calcext:value-type="float">
            <text:p>2439.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2.TPS</text:p>
          </table:table-cell>
          <table:table-cell office:value-type="float" office:value="2561.16" calcext:value-type="float">
            <text:p>2561.16</text:p>
          </table:table-cell>
          <table:table-cell office:value-type="float" office:value="2317.1" calcext:value-type="float">
            <text:p>2317.1</text:p>
          </table:table-cell>
          <table:table-cell office:value-type="float" office:value="2403.02" calcext:value-type="float">
            <text:p>2403.02</text:p>
          </table:table-cell>
          <table:table-cell table:formula="of:=IF(AND([.E100]&gt;=[.D100]-[.$G$1];[.E100]&lt;=[.D100]+[.$G$1]);[.E100];0)" office:value-type="float" office:value="0" calcext:value-type="float">
            <text:p>0</text:p>
          </table:table-cell>
          <table:table-cell table:formula="of:=IF(AND([.F100]&gt;=[.D100]-[.$G$1];[.F100]&lt;=[.D100]+[.$G$1]);[.F1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3.TPS</text:p>
          </table:table-cell>
          <table:table-cell office:value-type="float" office:value="2644.58" calcext:value-type="float">
            <text:p>2644.58</text:p>
          </table:table-cell>
          <table:table-cell office:value-type="float" office:value="2448.19" calcext:value-type="float">
            <text:p>2448.19</text:p>
          </table:table-cell>
          <table:table-cell office:value-type="float" office:value="2486.56" calcext:value-type="float">
            <text:p>2486.56</text:p>
          </table:table-cell>
          <table:table-cell table:formula="of:=IF(AND([.E101]&gt;=[.D101]-[.$G$1];[.E101]&lt;=[.D101]+[.$G$1]);[.E101];0)" office:value-type="float" office:value="0" calcext:value-type="float">
            <text:p>0</text:p>
          </table:table-cell>
          <table:table-cell table:formula="of:=IF(AND([.F101]&gt;=[.D101]-[.$G$1];[.F101]&lt;=[.D101]+[.$G$1]);[.F1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4.TPS</text:p>
          </table:table-cell>
          <table:table-cell office:value-type="float" office:value="2561.13" calcext:value-type="float">
            <text:p>2561.13</text:p>
          </table:table-cell>
          <table:table-cell office:value-type="float" office:value="2376.95" calcext:value-type="float">
            <text:p>2376.95</text:p>
          </table:table-cell>
          <table:table-cell office:value-type="float" office:value="2347.9" calcext:value-type="float">
            <text:p>2347.9</text:p>
          </table:table-cell>
          <table:table-cell table:formula="of:=IF(AND([.E102]&gt;=[.D102]-[.$G$1];[.E102]&lt;=[.D102]+[.$G$1]);[.E102];0)" office:value-type="float" office:value="0" calcext:value-type="float">
            <text:p>0</text:p>
          </table:table-cell>
          <table:table-cell table:formula="of:=IF(AND([.F102]&gt;=[.D102]-[.$G$1];[.F102]&lt;=[.D102]+[.$G$1]);[.F1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5.TPS</text:p>
          </table:table-cell>
          <table:table-cell office:value-type="float" office:value="2586.18" calcext:value-type="float">
            <text:p>2586.18</text:p>
          </table:table-cell>
          <table:table-cell office:value-type="float" office:value="2507.58" calcext:value-type="float">
            <text:p>2507.58</text:p>
          </table:table-cell>
          <table:table-cell office:value-type="float" office:value="2447.83" calcext:value-type="float">
            <text:p>2447.83</text:p>
          </table:table-cell>
          <table:table-cell table:formula="of:=IF(AND([.E103]&gt;=[.D103]-[.$G$1];[.E103]&lt;=[.D103]+[.$G$1]);[.E103];0)" office:value-type="float" office:value="2507.58" calcext:value-type="float">
            <text:p>2507.58</text:p>
          </table:table-cell>
          <table:table-cell table:formula="of:=IF(AND([.F103]&gt;=[.D103]-[.$G$1];[.F103]&lt;=[.D103]+[.$G$1]);[.F1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6.TPS</text:p>
          </table:table-cell>
          <table:table-cell office:value-type="float" office:value="2491.9" calcext:value-type="float">
            <text:p>2491.9</text:p>
          </table:table-cell>
          <table:table-cell office:value-type="float" office:value="2410.19" calcext:value-type="float">
            <text:p>2410.19</text:p>
          </table:table-cell>
          <table:table-cell office:value-type="float" office:value="2453.91" calcext:value-type="float">
            <text:p>2453.91</text:p>
          </table:table-cell>
          <table:table-cell table:formula="of:=IF(AND([.E104]&gt;=[.D104]-[.$G$1];[.E104]&lt;=[.D104]+[.$G$1]);[.E104];0)" office:value-type="float" office:value="2410.19" calcext:value-type="float">
            <text:p>2410.19</text:p>
          </table:table-cell>
          <table:table-cell table:formula="of:=IF(AND([.F104]&gt;=[.D104]-[.$G$1];[.F104]&lt;=[.D104]+[.$G$1]);[.F104];0)" office:value-type="float" office:value="2453.91" calcext:value-type="float">
            <text:p>2453.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7.TPS</text:p>
          </table:table-cell>
          <table:table-cell office:value-type="float" office:value="2507.41" calcext:value-type="float">
            <text:p>2507.41</text:p>
          </table:table-cell>
          <table:table-cell office:value-type="float" office:value="2327.47" calcext:value-type="float">
            <text:p>2327.47</text:p>
          </table:table-cell>
          <table:table-cell office:value-type="float" office:value="2351.14" calcext:value-type="float">
            <text:p>2351.14</text:p>
          </table:table-cell>
          <table:table-cell table:formula="of:=IF(AND([.E105]&gt;=[.D105]-[.$G$1];[.E105]&lt;=[.D105]+[.$G$1]);[.E105];0)" office:value-type="float" office:value="0" calcext:value-type="float">
            <text:p>0</text:p>
          </table:table-cell>
          <table:table-cell table:formula="of:=IF(AND([.F105]&gt;=[.D105]-[.$G$1];[.F105]&lt;=[.D105]+[.$G$1]);[.F1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8.TPS</text:p>
          </table:table-cell>
          <table:table-cell office:value-type="float" office:value="2642.2" calcext:value-type="float">
            <text:p>2642.2</text:p>
          </table:table-cell>
          <table:table-cell office:value-type="float" office:value="2284.77" calcext:value-type="float">
            <text:p>2284.77</text:p>
          </table:table-cell>
          <table:table-cell office:value-type="float" office:value="2304.68" calcext:value-type="float">
            <text:p>2304.68</text:p>
          </table:table-cell>
          <table:table-cell table:formula="of:=IF(AND([.E106]&gt;=[.D106]-[.$G$1];[.E106]&lt;=[.D106]+[.$G$1]);[.E106];0)" office:value-type="float" office:value="0" calcext:value-type="float">
            <text:p>0</text:p>
          </table:table-cell>
          <table:table-cell table:formula="of:=IF(AND([.F106]&gt;=[.D106]-[.$G$1];[.F106]&lt;=[.D106]+[.$G$1]);[.F1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09.TPS</text:p>
          </table:table-cell>
          <table:table-cell office:value-type="float" office:value="2568.9" calcext:value-type="float">
            <text:p>2568.9</text:p>
          </table:table-cell>
          <table:table-cell office:value-type="float" office:value="2580.15" calcext:value-type="float">
            <text:p>2580.15</text:p>
          </table:table-cell>
          <table:table-cell office:value-type="float" office:value="2488.25" calcext:value-type="float">
            <text:p>2488.25</text:p>
          </table:table-cell>
          <table:table-cell table:formula="of:=IF(AND([.E107]&gt;=[.D107]-[.$G$1];[.E107]&lt;=[.D107]+[.$G$1]);[.E107];0)" office:value-type="float" office:value="2580.15" calcext:value-type="float">
            <text:p>2580.15</text:p>
          </table:table-cell>
          <table:table-cell table:formula="of:=IF(AND([.F107]&gt;=[.D107]-[.$G$1];[.F107]&lt;=[.D107]+[.$G$1]);[.F107];0)" office:value-type="float" office:value="2488.25" calcext:value-type="float">
            <text:p>2488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0.TPS</text:p>
          </table:table-cell>
          <table:table-cell office:value-type="float" office:value="2401.33" calcext:value-type="float">
            <text:p>2401.33</text:p>
          </table:table-cell>
          <table:table-cell office:value-type="float" office:value="2500.48" calcext:value-type="float">
            <text:p>2500.48</text:p>
          </table:table-cell>
          <table:table-cell office:value-type="float" office:value="2389.23" calcext:value-type="float">
            <text:p>2389.23</text:p>
          </table:table-cell>
          <table:table-cell table:formula="of:=IF(AND([.E108]&gt;=[.D108]-[.$G$1];[.E108]&lt;=[.D108]+[.$G$1]);[.E108];0)" office:value-type="float" office:value="2500.48" calcext:value-type="float">
            <text:p>2500.48</text:p>
          </table:table-cell>
          <table:table-cell table:formula="of:=IF(AND([.F108]&gt;=[.D108]-[.$G$1];[.F108]&lt;=[.D108]+[.$G$1]);[.F108];0)" office:value-type="float" office:value="2389.23" calcext:value-type="float">
            <text:p>2389.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1.TPS</text:p>
          </table:table-cell>
          <table:table-cell office:value-type="float" office:value="2455.62" calcext:value-type="float">
            <text:p>2455.62</text:p>
          </table:table-cell>
          <table:table-cell office:value-type="float" office:value="2397.01" calcext:value-type="float">
            <text:p>2397.01</text:p>
          </table:table-cell>
          <table:table-cell office:value-type="float" office:value="2391.21" calcext:value-type="float">
            <text:p>2391.21</text:p>
          </table:table-cell>
          <table:table-cell table:formula="of:=IF(AND([.E109]&gt;=[.D109]-[.$G$1];[.E109]&lt;=[.D109]+[.$G$1]);[.E109];0)" office:value-type="float" office:value="2397.01" calcext:value-type="float">
            <text:p>2397.01</text:p>
          </table:table-cell>
          <table:table-cell table:formula="of:=IF(AND([.F109]&gt;=[.D109]-[.$G$1];[.F109]&lt;=[.D109]+[.$G$1]);[.F109];0)" office:value-type="float" office:value="2391.21" calcext:value-type="float">
            <text:p>2391.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2.TPS</text:p>
          </table:table-cell>
          <table:table-cell office:value-type="float" office:value="2502.07" calcext:value-type="float">
            <text:p>2502.07</text:p>
          </table:table-cell>
          <table:table-cell office:value-type="float" office:value="2364.98" calcext:value-type="float">
            <text:p>2364.98</text:p>
          </table:table-cell>
          <table:table-cell office:value-type="float" office:value="2441.88" calcext:value-type="float">
            <text:p>2441.88</text:p>
          </table:table-cell>
          <table:table-cell table:formula="of:=IF(AND([.E110]&gt;=[.D110]-[.$G$1];[.E110]&lt;=[.D110]+[.$G$1]);[.E110];0)" office:value-type="float" office:value="0" calcext:value-type="float">
            <text:p>0</text:p>
          </table:table-cell>
          <table:table-cell table:formula="of:=IF(AND([.F110]&gt;=[.D110]-[.$G$1];[.F110]&lt;=[.D110]+[.$G$1]);[.F110];0)" office:value-type="float" office:value="2441.88" calcext:value-type="float">
            <text:p>2441.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3.TPS</text:p>
          </table:table-cell>
          <table:table-cell office:value-type="float" office:value="2679.35" calcext:value-type="float">
            <text:p>2679.35</text:p>
          </table:table-cell>
          <table:table-cell office:value-type="float" office:value="2458.55" calcext:value-type="float">
            <text:p>2458.55</text:p>
          </table:table-cell>
          <table:table-cell office:value-type="float" office:value="2455.4" calcext:value-type="float">
            <text:p>2455.4</text:p>
          </table:table-cell>
          <table:table-cell table:formula="of:=IF(AND([.E111]&gt;=[.D111]-[.$G$1];[.E111]&lt;=[.D111]+[.$G$1]);[.E111];0)" office:value-type="float" office:value="0" calcext:value-type="float">
            <text:p>0</text:p>
          </table:table-cell>
          <table:table-cell table:formula="of:=IF(AND([.F111]&gt;=[.D111]-[.$G$1];[.F111]&lt;=[.D111]+[.$G$1]);[.F1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4.TPS</text:p>
          </table:table-cell>
          <table:table-cell office:value-type="float" office:value="2442.77" calcext:value-type="float">
            <text:p>2442.77</text:p>
          </table:table-cell>
          <table:table-cell office:value-type="float" office:value="2374.88" calcext:value-type="float">
            <text:p>2374.88</text:p>
          </table:table-cell>
          <table:table-cell office:value-type="float" office:value="2354.34" calcext:value-type="float">
            <text:p>2354.34</text:p>
          </table:table-cell>
          <table:table-cell table:formula="of:=IF(AND([.E112]&gt;=[.D112]-[.$G$1];[.E112]&lt;=[.D112]+[.$G$1]);[.E112];0)" office:value-type="float" office:value="2374.88" calcext:value-type="float">
            <text:p>2374.88</text:p>
          </table:table-cell>
          <table:table-cell table:formula="of:=IF(AND([.F112]&gt;=[.D112]-[.$G$1];[.F112]&lt;=[.D112]+[.$G$1]);[.F112];0)" office:value-type="float" office:value="2354.34" calcext:value-type="float">
            <text:p>2354.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5.TPS</text:p>
          </table:table-cell>
          <table:table-cell office:value-type="float" office:value="2363.62" calcext:value-type="float">
            <text:p>2363.62</text:p>
          </table:table-cell>
          <table:table-cell office:value-type="float" office:value="2314.88" calcext:value-type="float">
            <text:p>2314.88</text:p>
          </table:table-cell>
          <table:table-cell office:value-type="float" office:value="2355.93" calcext:value-type="float">
            <text:p>2355.93</text:p>
          </table:table-cell>
          <table:table-cell table:formula="of:=IF(AND([.E113]&gt;=[.D113]-[.$G$1];[.E113]&lt;=[.D113]+[.$G$1]);[.E113];0)" office:value-type="float" office:value="2314.88" calcext:value-type="float">
            <text:p>2314.88</text:p>
          </table:table-cell>
          <table:table-cell table:formula="of:=IF(AND([.F113]&gt;=[.D113]-[.$G$1];[.F113]&lt;=[.D113]+[.$G$1]);[.F113];0)" office:value-type="float" office:value="2355.93" calcext:value-type="float">
            <text:p>2355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6.TPS</text:p>
          </table:table-cell>
          <table:table-cell office:value-type="float" office:value="2269.71" calcext:value-type="float">
            <text:p>2269.71</text:p>
          </table:table-cell>
          <table:table-cell office:value-type="float" office:value="2327.6" calcext:value-type="float">
            <text:p>2327.6</text:p>
          </table:table-cell>
          <table:table-cell office:value-type="float" office:value="2283.3" calcext:value-type="float">
            <text:p>2283.3</text:p>
          </table:table-cell>
          <table:table-cell table:formula="of:=IF(AND([.E114]&gt;=[.D114]-[.$G$1];[.E114]&lt;=[.D114]+[.$G$1]);[.E114];0)" office:value-type="float" office:value="2327.6" calcext:value-type="float">
            <text:p>2327.6</text:p>
          </table:table-cell>
          <table:table-cell table:formula="of:=IF(AND([.F114]&gt;=[.D114]-[.$G$1];[.F114]&lt;=[.D114]+[.$G$1]);[.F114];0)" office:value-type="float" office:value="2283.3" calcext:value-type="float">
            <text:p>2283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7.TPS</text:p>
          </table:table-cell>
          <table:table-cell office:value-type="float" office:value="2611.85" calcext:value-type="float">
            <text:p>2611.85</text:p>
          </table:table-cell>
          <table:table-cell office:value-type="float" office:value="2569.03" calcext:value-type="float">
            <text:p>2569.03</text:p>
          </table:table-cell>
          <table:table-cell office:value-type="float" office:value="2442.38" calcext:value-type="float">
            <text:p>2442.38</text:p>
          </table:table-cell>
          <table:table-cell table:formula="of:=IF(AND([.E115]&gt;=[.D115]-[.$G$1];[.E115]&lt;=[.D115]+[.$G$1]);[.E115];0)" office:value-type="float" office:value="2569.03" calcext:value-type="float">
            <text:p>2569.03</text:p>
          </table:table-cell>
          <table:table-cell table:formula="of:=IF(AND([.F115]&gt;=[.D115]-[.$G$1];[.F115]&lt;=[.D115]+[.$G$1]);[.F1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8.TPS</text:p>
          </table:table-cell>
          <table:table-cell office:value-type="float" office:value="2491.2" calcext:value-type="float">
            <text:p>2491.2</text:p>
          </table:table-cell>
          <table:table-cell office:value-type="float" office:value="2330.12" calcext:value-type="float">
            <text:p>2330.12</text:p>
          </table:table-cell>
          <table:table-cell office:value-type="float" office:value="2344.06" calcext:value-type="float">
            <text:p>2344.06</text:p>
          </table:table-cell>
          <table:table-cell table:formula="of:=IF(AND([.E116]&gt;=[.D116]-[.$G$1];[.E116]&lt;=[.D116]+[.$G$1]);[.E116];0)" office:value-type="float" office:value="0" calcext:value-type="float">
            <text:p>0</text:p>
          </table:table-cell>
          <table:table-cell table:formula="of:=IF(AND([.F116]&gt;=[.D116]-[.$G$1];[.F116]&lt;=[.D116]+[.$G$1]);[.F1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19.TPS</text:p>
          </table:table-cell>
          <table:table-cell office:value-type="float" office:value="2580.33" calcext:value-type="float">
            <text:p>2580.33</text:p>
          </table:table-cell>
          <table:table-cell office:value-type="float" office:value="2355.78" calcext:value-type="float">
            <text:p>2355.78</text:p>
          </table:table-cell>
          <table:table-cell office:value-type="float" office:value="2351.49" calcext:value-type="float">
            <text:p>2351.49</text:p>
          </table:table-cell>
          <table:table-cell table:formula="of:=IF(AND([.E117]&gt;=[.D117]-[.$G$1];[.E117]&lt;=[.D117]+[.$G$1]);[.E117];0)" office:value-type="float" office:value="0" calcext:value-type="float">
            <text:p>0</text:p>
          </table:table-cell>
          <table:table-cell table:formula="of:=IF(AND([.F117]&gt;=[.D117]-[.$G$1];[.F117]&lt;=[.D117]+[.$G$1]);[.F1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0.TPS</text:p>
          </table:table-cell>
          <table:table-cell office:value-type="float" office:value="2340.17" calcext:value-type="float">
            <text:p>2340.17</text:p>
          </table:table-cell>
          <table:table-cell office:value-type="float" office:value="2375.49" calcext:value-type="float">
            <text:p>2375.49</text:p>
          </table:table-cell>
          <table:table-cell office:value-type="float" office:value="2353.93" calcext:value-type="float">
            <text:p>2353.93</text:p>
          </table:table-cell>
          <table:table-cell table:formula="of:=IF(AND([.E118]&gt;=[.D118]-[.$G$1];[.E118]&lt;=[.D118]+[.$G$1]);[.E118];0)" office:value-type="float" office:value="2375.49" calcext:value-type="float">
            <text:p>2375.49</text:p>
          </table:table-cell>
          <table:table-cell table:formula="of:=IF(AND([.F118]&gt;=[.D118]-[.$G$1];[.F118]&lt;=[.D118]+[.$G$1]);[.F118];0)" office:value-type="float" office:value="2353.93" calcext:value-type="float">
            <text:p>2353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1.TPS</text:p>
          </table:table-cell>
          <table:table-cell office:value-type="float" office:value="2528.56" calcext:value-type="float">
            <text:p>2528.56</text:p>
          </table:table-cell>
          <table:table-cell office:value-type="float" office:value="2377.54" calcext:value-type="float">
            <text:p>2377.54</text:p>
          </table:table-cell>
          <table:table-cell office:value-type="float" office:value="2450.71" calcext:value-type="float">
            <text:p>2450.71</text:p>
          </table:table-cell>
          <table:table-cell table:formula="of:=IF(AND([.E119]&gt;=[.D119]-[.$G$1];[.E119]&lt;=[.D119]+[.$G$1]);[.E119];0)" office:value-type="float" office:value="0" calcext:value-type="float">
            <text:p>0</text:p>
          </table:table-cell>
          <table:table-cell table:formula="of:=IF(AND([.F119]&gt;=[.D119]-[.$G$1];[.F119]&lt;=[.D119]+[.$G$1]);[.F119];0)" office:value-type="float" office:value="2450.71" calcext:value-type="float">
            <text:p>2450.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2.TPS</text:p>
          </table:table-cell>
          <table:table-cell office:value-type="float" office:value="2469.86" calcext:value-type="float">
            <text:p>2469.86</text:p>
          </table:table-cell>
          <table:table-cell office:value-type="float" office:value="2377.73" calcext:value-type="float">
            <text:p>2377.73</text:p>
          </table:table-cell>
          <table:table-cell office:value-type="float" office:value="2334.73" calcext:value-type="float">
            <text:p>2334.73</text:p>
          </table:table-cell>
          <table:table-cell table:formula="of:=IF(AND([.E120]&gt;=[.D120]-[.$G$1];[.E120]&lt;=[.D120]+[.$G$1]);[.E120];0)" office:value-type="float" office:value="2377.73" calcext:value-type="float">
            <text:p>2377.73</text:p>
          </table:table-cell>
          <table:table-cell table:formula="of:=IF(AND([.F120]&gt;=[.D120]-[.$G$1];[.F120]&lt;=[.D120]+[.$G$1]);[.F1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3.TPS</text:p>
          </table:table-cell>
          <table:table-cell office:value-type="float" office:value="2396.05" calcext:value-type="float">
            <text:p>2396.05</text:p>
          </table:table-cell>
          <table:table-cell office:value-type="float" office:value="2481.07" calcext:value-type="float">
            <text:p>2481.07</text:p>
          </table:table-cell>
          <table:table-cell office:value-type="float" office:value="2397.99" calcext:value-type="float">
            <text:p>2397.99</text:p>
          </table:table-cell>
          <table:table-cell table:formula="of:=IF(AND([.E121]&gt;=[.D121]-[.$G$1];[.E121]&lt;=[.D121]+[.$G$1]);[.E121];0)" office:value-type="float" office:value="2481.07" calcext:value-type="float">
            <text:p>2481.07</text:p>
          </table:table-cell>
          <table:table-cell table:formula="of:=IF(AND([.F121]&gt;=[.D121]-[.$G$1];[.F121]&lt;=[.D121]+[.$G$1]);[.F121];0)" office:value-type="float" office:value="2397.99" calcext:value-type="float">
            <text:p>2397.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4.TPS</text:p>
          </table:table-cell>
          <table:table-cell office:value-type="float" office:value="2231.23" calcext:value-type="float">
            <text:p>2231.23</text:p>
          </table:table-cell>
          <table:table-cell office:value-type="float" office:value="2309.72" calcext:value-type="float">
            <text:p>2309.72</text:p>
          </table:table-cell>
          <table:table-cell office:value-type="float" office:value="2470.25" calcext:value-type="float">
            <text:p>2470.25</text:p>
          </table:table-cell>
          <table:table-cell table:formula="of:=IF(AND([.E122]&gt;=[.D122]-[.$G$1];[.E122]&lt;=[.D122]+[.$G$1]);[.E122];0)" office:value-type="float" office:value="2309.72" calcext:value-type="float">
            <text:p>2309.72</text:p>
          </table:table-cell>
          <table:table-cell table:formula="of:=IF(AND([.F122]&gt;=[.D122]-[.$G$1];[.F122]&lt;=[.D122]+[.$G$1]);[.F1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5.TPS</text:p>
          </table:table-cell>
          <table:table-cell office:value-type="float" office:value="2656.73" calcext:value-type="float">
            <text:p>2656.73</text:p>
          </table:table-cell>
          <table:table-cell office:value-type="float" office:value="2478.29" calcext:value-type="float">
            <text:p>2478.29</text:p>
          </table:table-cell>
          <table:table-cell office:value-type="float" office:value="2425.36" calcext:value-type="float">
            <text:p>2425.36</text:p>
          </table:table-cell>
          <table:table-cell table:formula="of:=IF(AND([.E123]&gt;=[.D123]-[.$G$1];[.E123]&lt;=[.D123]+[.$G$1]);[.E123];0)" office:value-type="float" office:value="0" calcext:value-type="float">
            <text:p>0</text:p>
          </table:table-cell>
          <table:table-cell table:formula="of:=IF(AND([.F123]&gt;=[.D123]-[.$G$1];[.F123]&lt;=[.D123]+[.$G$1]);[.F1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6.TPS</text:p>
          </table:table-cell>
          <table:table-cell office:value-type="float" office:value="2566.82" calcext:value-type="float">
            <text:p>2566.82</text:p>
          </table:table-cell>
          <table:table-cell office:value-type="float" office:value="2525.75" calcext:value-type="float">
            <text:p>2525.75</text:p>
          </table:table-cell>
          <table:table-cell office:value-type="float" office:value="2496.68" calcext:value-type="float">
            <text:p>2496.68</text:p>
          </table:table-cell>
          <table:table-cell table:formula="of:=IF(AND([.E124]&gt;=[.D124]-[.$G$1];[.E124]&lt;=[.D124]+[.$G$1]);[.E124];0)" office:value-type="float" office:value="2525.75" calcext:value-type="float">
            <text:p>2525.75</text:p>
          </table:table-cell>
          <table:table-cell table:formula="of:=IF(AND([.F124]&gt;=[.D124]-[.$G$1];[.F124]&lt;=[.D124]+[.$G$1]);[.F124];0)" office:value-type="float" office:value="2496.68" calcext:value-type="float">
            <text:p>2496.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7.TPS</text:p>
          </table:table-cell>
          <table:table-cell office:value-type="float" office:value="2603.74" calcext:value-type="float">
            <text:p>2603.74</text:p>
          </table:table-cell>
          <table:table-cell office:value-type="float" office:value="2553.14" calcext:value-type="float">
            <text:p>2553.14</text:p>
          </table:table-cell>
          <table:table-cell office:value-type="float" office:value="2293.61" calcext:value-type="float">
            <text:p>2293.61</text:p>
          </table:table-cell>
          <table:table-cell table:formula="of:=IF(AND([.E125]&gt;=[.D125]-[.$G$1];[.E125]&lt;=[.D125]+[.$G$1]);[.E125];0)" office:value-type="float" office:value="2553.14" calcext:value-type="float">
            <text:p>2553.14</text:p>
          </table:table-cell>
          <table:table-cell table:formula="of:=IF(AND([.F125]&gt;=[.D125]-[.$G$1];[.F125]&lt;=[.D125]+[.$G$1]);[.F1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8.TPS</text:p>
          </table:table-cell>
          <table:table-cell office:value-type="float" office:value="2476.02" calcext:value-type="float">
            <text:p>2476.02</text:p>
          </table:table-cell>
          <table:table-cell office:value-type="float" office:value="2448.5" calcext:value-type="float">
            <text:p>2448.5</text:p>
          </table:table-cell>
          <table:table-cell office:value-type="float" office:value="2491.25" calcext:value-type="float">
            <text:p>2491.25</text:p>
          </table:table-cell>
          <table:table-cell table:formula="of:=IF(AND([.E126]&gt;=[.D126]-[.$G$1];[.E126]&lt;=[.D126]+[.$G$1]);[.E126];0)" office:value-type="float" office:value="2448.5" calcext:value-type="float">
            <text:p>2448.5</text:p>
          </table:table-cell>
          <table:table-cell table:formula="of:=IF(AND([.F126]&gt;=[.D126]-[.$G$1];[.F126]&lt;=[.D126]+[.$G$1]);[.F126];0)" office:value-type="float" office:value="2491.25" calcext:value-type="float">
            <text:p>2491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29.TPS</text:p>
          </table:table-cell>
          <table:table-cell office:value-type="float" office:value="2618.29" calcext:value-type="float">
            <text:p>2618.29</text:p>
          </table:table-cell>
          <table:table-cell office:value-type="float" office:value="2480.19" calcext:value-type="float">
            <text:p>2480.19</text:p>
          </table:table-cell>
          <table:table-cell office:value-type="float" office:value="2434.66" calcext:value-type="float">
            <text:p>2434.66</text:p>
          </table:table-cell>
          <table:table-cell table:formula="of:=IF(AND([.E127]&gt;=[.D127]-[.$G$1];[.E127]&lt;=[.D127]+[.$G$1]);[.E127];0)" office:value-type="float" office:value="0" calcext:value-type="float">
            <text:p>0</text:p>
          </table:table-cell>
          <table:table-cell table:formula="of:=IF(AND([.F127]&gt;=[.D127]-[.$G$1];[.F127]&lt;=[.D127]+[.$G$1]);[.F1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0.TPS</text:p>
          </table:table-cell>
          <table:table-cell office:value-type="float" office:value="2511.95" calcext:value-type="float">
            <text:p>2511.95</text:p>
          </table:table-cell>
          <table:table-cell office:value-type="float" office:value="2352.27" calcext:value-type="float">
            <text:p>2352.27</text:p>
          </table:table-cell>
          <table:table-cell office:value-type="float" office:value="2450.94" calcext:value-type="float">
            <text:p>2450.94</text:p>
          </table:table-cell>
          <table:table-cell table:formula="of:=IF(AND([.E128]&gt;=[.D128]-[.$G$1];[.E128]&lt;=[.D128]+[.$G$1]);[.E128];0)" office:value-type="float" office:value="0" calcext:value-type="float">
            <text:p>0</text:p>
          </table:table-cell>
          <table:table-cell table:formula="of:=IF(AND([.F128]&gt;=[.D128]-[.$G$1];[.F128]&lt;=[.D128]+[.$G$1]);[.F128];0)" office:value-type="float" office:value="2450.94" calcext:value-type="float">
            <text:p>2450.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1.TPS</text:p>
          </table:table-cell>
          <table:table-cell office:value-type="float" office:value="2513.6" calcext:value-type="float">
            <text:p>2513.6</text:p>
          </table:table-cell>
          <table:table-cell office:value-type="float" office:value="2353.16" calcext:value-type="float">
            <text:p>2353.16</text:p>
          </table:table-cell>
          <table:table-cell office:value-type="float" office:value="2394.55" calcext:value-type="float">
            <text:p>2394.55</text:p>
          </table:table-cell>
          <table:table-cell table:formula="of:=IF(AND([.E129]&gt;=[.D129]-[.$G$1];[.E129]&lt;=[.D129]+[.$G$1]);[.E129];0)" office:value-type="float" office:value="0" calcext:value-type="float">
            <text:p>0</text:p>
          </table:table-cell>
          <table:table-cell table:formula="of:=IF(AND([.F129]&gt;=[.D129]-[.$G$1];[.F129]&lt;=[.D129]+[.$G$1]);[.F129];0)" office:value-type="float" office:value="2394.55" calcext:value-type="float">
            <text:p>2394.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2.TPS</text:p>
          </table:table-cell>
          <table:table-cell office:value-type="float" office:value="2346.44" calcext:value-type="float">
            <text:p>2346.44</text:p>
          </table:table-cell>
          <table:table-cell office:value-type="float" office:value="2347.13" calcext:value-type="float">
            <text:p>2347.13</text:p>
          </table:table-cell>
          <table:table-cell office:value-type="float" office:value="2424.42" calcext:value-type="float">
            <text:p>2424.42</text:p>
          </table:table-cell>
          <table:table-cell table:formula="of:=IF(AND([.E130]&gt;=[.D130]-[.$G$1];[.E130]&lt;=[.D130]+[.$G$1]);[.E130];0)" office:value-type="float" office:value="2347.13" calcext:value-type="float">
            <text:p>2347.13</text:p>
          </table:table-cell>
          <table:table-cell table:formula="of:=IF(AND([.F130]&gt;=[.D130]-[.$G$1];[.F130]&lt;=[.D130]+[.$G$1]);[.F130];0)" office:value-type="float" office:value="2424.42" calcext:value-type="float">
            <text:p>2424.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3.TPS</text:p>
          </table:table-cell>
          <table:table-cell office:value-type="float" office:value="2308.8" calcext:value-type="float">
            <text:p>2308.8</text:p>
          </table:table-cell>
          <table:table-cell office:value-type="float" office:value="2497.12" calcext:value-type="float">
            <text:p>2497.12</text:p>
          </table:table-cell>
          <table:table-cell office:value-type="float" office:value="2406.69" calcext:value-type="float">
            <text:p>2406.69</text:p>
          </table:table-cell>
          <table:table-cell table:formula="of:=IF(AND([.E131]&gt;=[.D131]-[.$G$1];[.E131]&lt;=[.D131]+[.$G$1]);[.E131];0)" office:value-type="float" office:value="0" calcext:value-type="float">
            <text:p>0</text:p>
          </table:table-cell>
          <table:table-cell table:formula="of:=IF(AND([.F131]&gt;=[.D131]-[.$G$1];[.F131]&lt;=[.D131]+[.$G$1]);[.F131];0)" office:value-type="float" office:value="2406.69" calcext:value-type="float">
            <text:p>2406.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4.TPS</text:p>
          </table:table-cell>
          <table:table-cell office:value-type="float" office:value="2284.1" calcext:value-type="float">
            <text:p>2284.1</text:p>
          </table:table-cell>
          <table:table-cell office:value-type="float" office:value="2395.31" calcext:value-type="float">
            <text:p>2395.31</text:p>
          </table:table-cell>
          <table:table-cell office:value-type="float" office:value="2396.46" calcext:value-type="float">
            <text:p>2396.46</text:p>
          </table:table-cell>
          <table:table-cell table:formula="of:=IF(AND([.E132]&gt;=[.D132]-[.$G$1];[.E132]&lt;=[.D132]+[.$G$1]);[.E132];0)" office:value-type="float" office:value="2395.31" calcext:value-type="float">
            <text:p>2395.31</text:p>
          </table:table-cell>
          <table:table-cell table:formula="of:=IF(AND([.F132]&gt;=[.D132]-[.$G$1];[.F132]&lt;=[.D132]+[.$G$1]);[.F132];0)" office:value-type="float" office:value="2396.46" calcext:value-type="float">
            <text:p>2396.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5.TPS</text:p>
          </table:table-cell>
          <table:table-cell office:value-type="float" office:value="2513.04" calcext:value-type="float">
            <text:p>2513.04</text:p>
          </table:table-cell>
          <table:table-cell office:value-type="float" office:value="2558.64" calcext:value-type="float">
            <text:p>2558.64</text:p>
          </table:table-cell>
          <table:table-cell office:value-type="float" office:value="2555.19" calcext:value-type="float">
            <text:p>2555.19</text:p>
          </table:table-cell>
          <table:table-cell table:formula="of:=IF(AND([.E133]&gt;=[.D133]-[.$G$1];[.E133]&lt;=[.D133]+[.$G$1]);[.E133];0)" office:value-type="float" office:value="2558.64" calcext:value-type="float">
            <text:p>2558.64</text:p>
          </table:table-cell>
          <table:table-cell table:formula="of:=IF(AND([.F133]&gt;=[.D133]-[.$G$1];[.F133]&lt;=[.D133]+[.$G$1]);[.F133];0)" office:value-type="float" office:value="2555.19" calcext:value-type="float">
            <text:p>2555.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6.TPS</text:p>
          </table:table-cell>
          <table:table-cell office:value-type="float" office:value="2456.53" calcext:value-type="float">
            <text:p>2456.53</text:p>
          </table:table-cell>
          <table:table-cell office:value-type="float" office:value="2435.28" calcext:value-type="float">
            <text:p>2435.28</text:p>
          </table:table-cell>
          <table:table-cell office:value-type="float" office:value="2364.67" calcext:value-type="float">
            <text:p>2364.67</text:p>
          </table:table-cell>
          <table:table-cell table:formula="of:=IF(AND([.E134]&gt;=[.D134]-[.$G$1];[.E134]&lt;=[.D134]+[.$G$1]);[.E134];0)" office:value-type="float" office:value="2435.28" calcext:value-type="float">
            <text:p>2435.28</text:p>
          </table:table-cell>
          <table:table-cell table:formula="of:=IF(AND([.F134]&gt;=[.D134]-[.$G$1];[.F134]&lt;=[.D134]+[.$G$1]);[.F134];0)" office:value-type="float" office:value="2364.67" calcext:value-type="float">
            <text:p>2364.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7.TPS</text:p>
          </table:table-cell>
          <table:table-cell office:value-type="float" office:value="2490.1" calcext:value-type="float">
            <text:p>2490.1</text:p>
          </table:table-cell>
          <table:table-cell office:value-type="float" office:value="2399.07" calcext:value-type="float">
            <text:p>2399.07</text:p>
          </table:table-cell>
          <table:table-cell office:value-type="float" office:value="2411.51" calcext:value-type="float">
            <text:p>2411.51</text:p>
          </table:table-cell>
          <table:table-cell table:formula="of:=IF(AND([.E135]&gt;=[.D135]-[.$G$1];[.E135]&lt;=[.D135]+[.$G$1]);[.E135];0)" office:value-type="float" office:value="2399.07" calcext:value-type="float">
            <text:p>2399.07</text:p>
          </table:table-cell>
          <table:table-cell table:formula="of:=IF(AND([.F135]&gt;=[.D135]-[.$G$1];[.F135]&lt;=[.D135]+[.$G$1]);[.F135];0)" office:value-type="float" office:value="2411.51" calcext:value-type="float">
            <text:p>2411.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8.TPS</text:p>
          </table:table-cell>
          <table:table-cell office:value-type="float" office:value="2252.28" calcext:value-type="float">
            <text:p>2252.28</text:p>
          </table:table-cell>
          <table:table-cell office:value-type="float" office:value="2440.88" calcext:value-type="float">
            <text:p>2440.88</text:p>
          </table:table-cell>
          <table:table-cell office:value-type="float" office:value="2416.77" calcext:value-type="float">
            <text:p>2416.77</text:p>
          </table:table-cell>
          <table:table-cell table:formula="of:=IF(AND([.E136]&gt;=[.D136]-[.$G$1];[.E136]&lt;=[.D136]+[.$G$1]);[.E136];0)" office:value-type="float" office:value="0" calcext:value-type="float">
            <text:p>0</text:p>
          </table:table-cell>
          <table:table-cell table:formula="of:=IF(AND([.F136]&gt;=[.D136]-[.$G$1];[.F136]&lt;=[.D136]+[.$G$1]);[.F1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39.TPS</text:p>
          </table:table-cell>
          <table:table-cell office:value-type="float" office:value="2622.04" calcext:value-type="float">
            <text:p>2622.04</text:p>
          </table:table-cell>
          <table:table-cell office:value-type="float" office:value="2531.98" calcext:value-type="float">
            <text:p>2531.98</text:p>
          </table:table-cell>
          <table:table-cell office:value-type="float" office:value="2519.75" calcext:value-type="float">
            <text:p>2519.75</text:p>
          </table:table-cell>
          <table:table-cell table:formula="of:=IF(AND([.E137]&gt;=[.D137]-[.$G$1];[.E137]&lt;=[.D137]+[.$G$1]);[.E137];0)" office:value-type="float" office:value="2531.98" calcext:value-type="float">
            <text:p>2531.98</text:p>
          </table:table-cell>
          <table:table-cell table:formula="of:=IF(AND([.F137]&gt;=[.D137]-[.$G$1];[.F137]&lt;=[.D137]+[.$G$1]);[.F137];0)" office:value-type="float" office:value="2519.75" calcext:value-type="float">
            <text:p>2519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0.TPS</text:p>
          </table:table-cell>
          <table:table-cell office:value-type="float" office:value="2407.14" calcext:value-type="float">
            <text:p>2407.14</text:p>
          </table:table-cell>
          <table:table-cell office:value-type="float" office:value="2391.92" calcext:value-type="float">
            <text:p>2391.92</text:p>
          </table:table-cell>
          <table:table-cell office:value-type="float" office:value="2382.51" calcext:value-type="float">
            <text:p>2382.51</text:p>
          </table:table-cell>
          <table:table-cell table:formula="of:=IF(AND([.E138]&gt;=[.D138]-[.$G$1];[.E138]&lt;=[.D138]+[.$G$1]);[.E138];0)" office:value-type="float" office:value="2391.92" calcext:value-type="float">
            <text:p>2391.92</text:p>
          </table:table-cell>
          <table:table-cell table:formula="of:=IF(AND([.F138]&gt;=[.D138]-[.$G$1];[.F138]&lt;=[.D138]+[.$G$1]);[.F138];0)" office:value-type="float" office:value="2382.51" calcext:value-type="float">
            <text:p>2382.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1.TPS</text:p>
          </table:table-cell>
          <table:table-cell office:value-type="float" office:value="2609.42" calcext:value-type="float">
            <text:p>2609.42</text:p>
          </table:table-cell>
          <table:table-cell office:value-type="float" office:value="2453.11" calcext:value-type="float">
            <text:p>2453.11</text:p>
          </table:table-cell>
          <table:table-cell office:value-type="float" office:value="2535.67" calcext:value-type="float">
            <text:p>2535.67</text:p>
          </table:table-cell>
          <table:table-cell table:formula="of:=IF(AND([.E139]&gt;=[.D139]-[.$G$1];[.E139]&lt;=[.D139]+[.$G$1]);[.E139];0)" office:value-type="float" office:value="0" calcext:value-type="float">
            <text:p>0</text:p>
          </table:table-cell>
          <table:table-cell table:formula="of:=IF(AND([.F139]&gt;=[.D139]-[.$G$1];[.F139]&lt;=[.D139]+[.$G$1]);[.F139];0)" office:value-type="float" office:value="2535.67" calcext:value-type="float">
            <text:p>2535.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2.TPS</text:p>
          </table:table-cell>
          <table:table-cell office:value-type="float" office:value="2546.31" calcext:value-type="float">
            <text:p>2546.31</text:p>
          </table:table-cell>
          <table:table-cell office:value-type="float" office:value="2345.61" calcext:value-type="float">
            <text:p>2345.61</text:p>
          </table:table-cell>
          <table:table-cell office:value-type="float" office:value="2345.22" calcext:value-type="float">
            <text:p>2345.22</text:p>
          </table:table-cell>
          <table:table-cell table:formula="of:=IF(AND([.E140]&gt;=[.D140]-[.$G$1];[.E140]&lt;=[.D140]+[.$G$1]);[.E140];0)" office:value-type="float" office:value="0" calcext:value-type="float">
            <text:p>0</text:p>
          </table:table-cell>
          <table:table-cell table:formula="of:=IF(AND([.F140]&gt;=[.D140]-[.$G$1];[.F140]&lt;=[.D140]+[.$G$1]);[.F1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3.TPS</text:p>
          </table:table-cell>
          <table:table-cell office:value-type="float" office:value="2592.21" calcext:value-type="float">
            <text:p>2592.21</text:p>
          </table:table-cell>
          <table:table-cell office:value-type="float" office:value="2375.8" calcext:value-type="float">
            <text:p>2375.8</text:p>
          </table:table-cell>
          <table:table-cell office:value-type="float" office:value="2363.15" calcext:value-type="float">
            <text:p>2363.15</text:p>
          </table:table-cell>
          <table:table-cell table:formula="of:=IF(AND([.E141]&gt;=[.D141]-[.$G$1];[.E141]&lt;=[.D141]+[.$G$1]);[.E141];0)" office:value-type="float" office:value="0" calcext:value-type="float">
            <text:p>0</text:p>
          </table:table-cell>
          <table:table-cell table:formula="of:=IF(AND([.F141]&gt;=[.D141]-[.$G$1];[.F141]&lt;=[.D141]+[.$G$1]);[.F1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4.TPS</text:p>
          </table:table-cell>
          <table:table-cell office:value-type="float" office:value="2155.1" calcext:value-type="float">
            <text:p>2155.1</text:p>
          </table:table-cell>
          <table:table-cell office:value-type="float" office:value="2617.24" calcext:value-type="float">
            <text:p>2617.24</text:p>
          </table:table-cell>
          <table:table-cell office:value-type="float" office:value="2586.64" calcext:value-type="float">
            <text:p>2586.64</text:p>
          </table:table-cell>
          <table:table-cell table:formula="of:=IF(AND([.E142]&gt;=[.D142]-[.$G$1];[.E142]&lt;=[.D142]+[.$G$1]);[.E142];0)" office:value-type="float" office:value="0" calcext:value-type="float">
            <text:p>0</text:p>
          </table:table-cell>
          <table:table-cell table:formula="of:=IF(AND([.F142]&gt;=[.D142]-[.$G$1];[.F142]&lt;=[.D142]+[.$G$1]);[.F1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5.TPS</text:p>
          </table:table-cell>
          <table:table-cell office:value-type="float" office:value="2155.7" calcext:value-type="float">
            <text:p>2155.7</text:p>
          </table:table-cell>
          <table:table-cell office:value-type="float" office:value="2509.78" calcext:value-type="float">
            <text:p>2509.78</text:p>
          </table:table-cell>
          <table:table-cell office:value-type="float" office:value="2357.14" calcext:value-type="float">
            <text:p>2357.14</text:p>
          </table:table-cell>
          <table:table-cell table:formula="of:=IF(AND([.E143]&gt;=[.D143]-[.$G$1];[.E143]&lt;=[.D143]+[.$G$1]);[.E143];0)" office:value-type="float" office:value="0" calcext:value-type="float">
            <text:p>0</text:p>
          </table:table-cell>
          <table:table-cell table:formula="of:=IF(AND([.F143]&gt;=[.D143]-[.$G$1];[.F143]&lt;=[.D143]+[.$G$1]);[.F1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6.TPS</text:p>
          </table:table-cell>
          <table:table-cell office:value-type="float" office:value="2369.62" calcext:value-type="float">
            <text:p>2369.62</text:p>
          </table:table-cell>
          <table:table-cell office:value-type="float" office:value="2427.75" calcext:value-type="float">
            <text:p>2427.75</text:p>
          </table:table-cell>
          <table:table-cell office:value-type="float" office:value="2512.04" calcext:value-type="float">
            <text:p>2512.04</text:p>
          </table:table-cell>
          <table:table-cell table:formula="of:=IF(AND([.E144]&gt;=[.D144]-[.$G$1];[.E144]&lt;=[.D144]+[.$G$1]);[.E144];0)" office:value-type="float" office:value="2427.75" calcext:value-type="float">
            <text:p>2427.75</text:p>
          </table:table-cell>
          <table:table-cell table:formula="of:=IF(AND([.F144]&gt;=[.D144]-[.$G$1];[.F144]&lt;=[.D144]+[.$G$1]);[.F1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7.TPS</text:p>
          </table:table-cell>
          <table:table-cell office:value-type="float" office:value="2506.94" calcext:value-type="float">
            <text:p>2506.94</text:p>
          </table:table-cell>
          <table:table-cell office:value-type="float" office:value="2408.98" calcext:value-type="float">
            <text:p>2408.98</text:p>
          </table:table-cell>
          <table:table-cell office:value-type="float" office:value="2362.97" calcext:value-type="float">
            <text:p>2362.97</text:p>
          </table:table-cell>
          <table:table-cell table:formula="of:=IF(AND([.E145]&gt;=[.D145]-[.$G$1];[.E145]&lt;=[.D145]+[.$G$1]);[.E145];0)" office:value-type="float" office:value="2408.98" calcext:value-type="float">
            <text:p>2408.98</text:p>
          </table:table-cell>
          <table:table-cell table:formula="of:=IF(AND([.F145]&gt;=[.D145]-[.$G$1];[.F145]&lt;=[.D145]+[.$G$1]);[.F1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8.TPS</text:p>
          </table:table-cell>
          <table:table-cell office:value-type="float" office:value="2577.15" calcext:value-type="float">
            <text:p>2577.15</text:p>
          </table:table-cell>
          <table:table-cell office:value-type="float" office:value="2471.92" calcext:value-type="float">
            <text:p>2471.92</text:p>
          </table:table-cell>
          <table:table-cell office:value-type="float" office:value="2454.5" calcext:value-type="float">
            <text:p>2454.5</text:p>
          </table:table-cell>
          <table:table-cell table:formula="of:=IF(AND([.E146]&gt;=[.D146]-[.$G$1];[.E146]&lt;=[.D146]+[.$G$1]);[.E146];0)" office:value-type="float" office:value="2471.92" calcext:value-type="float">
            <text:p>2471.92</text:p>
          </table:table-cell>
          <table:table-cell table:formula="of:=IF(AND([.F146]&gt;=[.D146]-[.$G$1];[.F146]&lt;=[.D146]+[.$G$1]);[.F146];0)" office:value-type="float" office:value="2454.5" calcext:value-type="float">
            <text:p>245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49.TPS</text:p>
          </table:table-cell>
          <table:table-cell office:value-type="float" office:value="2561.03" calcext:value-type="float">
            <text:p>2561.03</text:p>
          </table:table-cell>
          <table:table-cell office:value-type="float" office:value="2366.52" calcext:value-type="float">
            <text:p>2366.52</text:p>
          </table:table-cell>
          <table:table-cell office:value-type="float" office:value="2359.43" calcext:value-type="float">
            <text:p>2359.43</text:p>
          </table:table-cell>
          <table:table-cell table:formula="of:=IF(AND([.E147]&gt;=[.D147]-[.$G$1];[.E147]&lt;=[.D147]+[.$G$1]);[.E147];0)" office:value-type="float" office:value="0" calcext:value-type="float">
            <text:p>0</text:p>
          </table:table-cell>
          <table:table-cell table:formula="of:=IF(AND([.F147]&gt;=[.D147]-[.$G$1];[.F147]&lt;=[.D147]+[.$G$1]);[.F1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0.TPS</text:p>
          </table:table-cell>
          <table:table-cell office:value-type="float" office:value="2232.24" calcext:value-type="float">
            <text:p>2232.24</text:p>
          </table:table-cell>
          <table:table-cell office:value-type="float" office:value="2401.85" calcext:value-type="float">
            <text:p>2401.85</text:p>
          </table:table-cell>
          <table:table-cell office:value-type="float" office:value="2465.66" calcext:value-type="float">
            <text:p>2465.66</text:p>
          </table:table-cell>
          <table:table-cell table:formula="of:=IF(AND([.E148]&gt;=[.D148]-[.$G$1];[.E148]&lt;=[.D148]+[.$G$1]);[.E148];0)" office:value-type="float" office:value="0" calcext:value-type="float">
            <text:p>0</text:p>
          </table:table-cell>
          <table:table-cell table:formula="of:=IF(AND([.F148]&gt;=[.D148]-[.$G$1];[.F148]&lt;=[.D148]+[.$G$1]);[.F1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1.TPS</text:p>
          </table:table-cell>
          <table:table-cell office:value-type="float" office:value="2491.57" calcext:value-type="float">
            <text:p>2491.57</text:p>
          </table:table-cell>
          <table:table-cell office:value-type="float" office:value="2501.78" calcext:value-type="float">
            <text:p>2501.78</text:p>
          </table:table-cell>
          <table:table-cell office:value-type="float" office:value="2387.24" calcext:value-type="float">
            <text:p>2387.24</text:p>
          </table:table-cell>
          <table:table-cell table:formula="of:=IF(AND([.E149]&gt;=[.D149]-[.$G$1];[.E149]&lt;=[.D149]+[.$G$1]);[.E149];0)" office:value-type="float" office:value="2501.78" calcext:value-type="float">
            <text:p>2501.78</text:p>
          </table:table-cell>
          <table:table-cell table:formula="of:=IF(AND([.F149]&gt;=[.D149]-[.$G$1];[.F149]&lt;=[.D149]+[.$G$1]);[.F149];0)" office:value-type="float" office:value="2387.24" calcext:value-type="float">
            <text:p>2387.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2.TPS</text:p>
          </table:table-cell>
          <table:table-cell office:value-type="float" office:value="2232.21" calcext:value-type="float">
            <text:p>2232.21</text:p>
          </table:table-cell>
          <table:table-cell office:value-type="float" office:value="2491.03" calcext:value-type="float">
            <text:p>2491.03</text:p>
          </table:table-cell>
          <table:table-cell office:value-type="float" office:value="2461.71" calcext:value-type="float">
            <text:p>2461.71</text:p>
          </table:table-cell>
          <table:table-cell table:formula="of:=IF(AND([.E150]&gt;=[.D150]-[.$G$1];[.E150]&lt;=[.D150]+[.$G$1]);[.E150];0)" office:value-type="float" office:value="0" calcext:value-type="float">
            <text:p>0</text:p>
          </table:table-cell>
          <table:table-cell table:formula="of:=IF(AND([.F150]&gt;=[.D150]-[.$G$1];[.F150]&lt;=[.D150]+[.$G$1]);[.F1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3.TPS</text:p>
          </table:table-cell>
          <table:table-cell office:value-type="float" office:value="2472.99" calcext:value-type="float">
            <text:p>2472.99</text:p>
          </table:table-cell>
          <table:table-cell office:value-type="float" office:value="2447.95" calcext:value-type="float">
            <text:p>2447.95</text:p>
          </table:table-cell>
          <table:table-cell office:value-type="float" office:value="2501.34" calcext:value-type="float">
            <text:p>2501.34</text:p>
          </table:table-cell>
          <table:table-cell table:formula="of:=IF(AND([.E151]&gt;=[.D151]-[.$G$1];[.E151]&lt;=[.D151]+[.$G$1]);[.E151];0)" office:value-type="float" office:value="2447.95" calcext:value-type="float">
            <text:p>2447.95</text:p>
          </table:table-cell>
          <table:table-cell table:formula="of:=IF(AND([.F151]&gt;=[.D151]-[.$G$1];[.F151]&lt;=[.D151]+[.$G$1]);[.F151];0)" office:value-type="float" office:value="2501.34" calcext:value-type="float">
            <text:p>2501.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4.TPS</text:p>
          </table:table-cell>
          <table:table-cell office:value-type="float" office:value="2573.71" calcext:value-type="float">
            <text:p>2573.71</text:p>
          </table:table-cell>
          <table:table-cell office:value-type="float" office:value="2447.69" calcext:value-type="float">
            <text:p>2447.69</text:p>
          </table:table-cell>
          <table:table-cell office:value-type="float" office:value="2480.92" calcext:value-type="float">
            <text:p>2480.92</text:p>
          </table:table-cell>
          <table:table-cell table:formula="of:=IF(AND([.E152]&gt;=[.D152]-[.$G$1];[.E152]&lt;=[.D152]+[.$G$1]);[.E152];0)" office:value-type="float" office:value="0" calcext:value-type="float">
            <text:p>0</text:p>
          </table:table-cell>
          <table:table-cell table:formula="of:=IF(AND([.F152]&gt;=[.D152]-[.$G$1];[.F152]&lt;=[.D152]+[.$G$1]);[.F152];0)" office:value-type="float" office:value="2480.92" calcext:value-type="float">
            <text:p>248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5.TPS</text:p>
          </table:table-cell>
          <table:table-cell office:value-type="float" office:value="2799.25" calcext:value-type="float">
            <text:p>2799.25</text:p>
          </table:table-cell>
          <table:table-cell office:value-type="float" office:value="2606.9" calcext:value-type="float">
            <text:p>2606.9</text:p>
          </table:table-cell>
          <table:table-cell office:value-type="float" office:value="2500.94" calcext:value-type="float">
            <text:p>2500.94</text:p>
          </table:table-cell>
          <table:table-cell table:formula="of:=IF(AND([.E153]&gt;=[.D153]-[.$G$1];[.E153]&lt;=[.D153]+[.$G$1]);[.E153];0)" office:value-type="float" office:value="0" calcext:value-type="float">
            <text:p>0</text:p>
          </table:table-cell>
          <table:table-cell table:formula="of:=IF(AND([.F153]&gt;=[.D153]-[.$G$1];[.F153]&lt;=[.D153]+[.$G$1]);[.F1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6.TPS</text:p>
          </table:table-cell>
          <table:table-cell office:value-type="float" office:value="2613.19" calcext:value-type="float">
            <text:p>2613.19</text:p>
          </table:table-cell>
          <table:table-cell office:value-type="float" office:value="2238.1" calcext:value-type="float">
            <text:p>2238.1</text:p>
          </table:table-cell>
          <table:table-cell office:value-type="float" office:value="2365.79" calcext:value-type="float">
            <text:p>2365.79</text:p>
          </table:table-cell>
          <table:table-cell table:formula="of:=IF(AND([.E154]&gt;=[.D154]-[.$G$1];[.E154]&lt;=[.D154]+[.$G$1]);[.E154];0)" office:value-type="float" office:value="0" calcext:value-type="float">
            <text:p>0</text:p>
          </table:table-cell>
          <table:table-cell table:formula="of:=IF(AND([.F154]&gt;=[.D154]-[.$G$1];[.F154]&lt;=[.D154]+[.$G$1]);[.F1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7.TPS</text:p>
          </table:table-cell>
          <table:table-cell office:value-type="float" office:value="2594.95" calcext:value-type="float">
            <text:p>2594.95</text:p>
          </table:table-cell>
          <table:table-cell office:value-type="float" office:value="2402.37" calcext:value-type="float">
            <text:p>2402.37</text:p>
          </table:table-cell>
          <table:table-cell office:value-type="float" office:value="2519.48" calcext:value-type="float">
            <text:p>2519.48</text:p>
          </table:table-cell>
          <table:table-cell table:formula="of:=IF(AND([.E155]&gt;=[.D155]-[.$G$1];[.E155]&lt;=[.D155]+[.$G$1]);[.E155];0)" office:value-type="float" office:value="0" calcext:value-type="float">
            <text:p>0</text:p>
          </table:table-cell>
          <table:table-cell table:formula="of:=IF(AND([.F155]&gt;=[.D155]-[.$G$1];[.F155]&lt;=[.D155]+[.$G$1]);[.F155];0)" office:value-type="float" office:value="2519.48" calcext:value-type="float">
            <text:p>2519.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58.TPS</text:p>
          </table:table-cell>
          <table:table-cell office:value-type="float" office:value="2619.18" calcext:value-type="float">
            <text:p>2619.18</text:p>
          </table:table-cell>
          <table:table-cell office:value-type="float" office:value="2643.49" calcext:value-type="float">
            <text:p>2643.49</text:p>
          </table:table-cell>
          <table:table-cell office:value-type="float" office:value="2452.94" calcext:value-type="float">
            <text:p>2452.94</text:p>
          </table:table-cell>
          <table:table-cell table:formula="of:=IF(AND([.E156]&gt;=[.D156]-[.$G$1];[.E156]&lt;=[.D156]+[.$G$1]);[.E156];0)" office:value-type="float" office:value="2643.49" calcext:value-type="float">
            <text:p>2643.49</text:p>
          </table:table-cell>
          <table:table-cell table:formula="of:=IF(AND([.F156]&gt;=[.D156]-[.$G$1];[.F156]&lt;=[.D156]+[.$G$1]);[.F1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0.TPS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422.1" calcext:value-type="float">
            <text:p>2422.1</text:p>
          </table:table-cell>
          <table:table-cell office:value-type="float" office:value="2367.74" calcext:value-type="float">
            <text:p>2367.74</text:p>
          </table:table-cell>
          <table:table-cell table:formula="of:=IF(AND([.E157]&gt;=[.D157]-[.$G$1];[.E157]&lt;=[.D157]+[.$G$1]);[.E157];0)" office:value-type="float" office:value="2422.1" calcext:value-type="float">
            <text:p>2422.1</text:p>
          </table:table-cell>
          <table:table-cell table:formula="of:=IF(AND([.F157]&gt;=[.D157]-[.$G$1];[.F157]&lt;=[.D157]+[.$G$1]);[.F157];0)" office:value-type="float" office:value="2367.74" calcext:value-type="float">
            <text:p>2367.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1.TPS</text:p>
          </table:table-cell>
          <table:table-cell office:value-type="float" office:value="2595.38" calcext:value-type="float">
            <text:p>2595.38</text:p>
          </table:table-cell>
          <table:table-cell office:value-type="float" office:value="2388.39" calcext:value-type="float">
            <text:p>2388.39</text:p>
          </table:table-cell>
          <table:table-cell office:value-type="float" office:value="2286.54" calcext:value-type="float">
            <text:p>2286.54</text:p>
          </table:table-cell>
          <table:table-cell table:formula="of:=IF(AND([.E158]&gt;=[.D158]-[.$G$1];[.E158]&lt;=[.D158]+[.$G$1]);[.E158];0)" office:value-type="float" office:value="0" calcext:value-type="float">
            <text:p>0</text:p>
          </table:table-cell>
          <table:table-cell table:formula="of:=IF(AND([.F158]&gt;=[.D158]-[.$G$1];[.F158]&lt;=[.D158]+[.$G$1]);[.F1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2.TPS</text:p>
          </table:table-cell>
          <table:table-cell office:value-type="float" office:value="2603.66" calcext:value-type="float">
            <text:p>2603.66</text:p>
          </table:table-cell>
          <table:table-cell office:value-type="float" office:value="2379.36" calcext:value-type="float">
            <text:p>2379.36</text:p>
          </table:table-cell>
          <table:table-cell office:value-type="float" office:value="2410.27" calcext:value-type="float">
            <text:p>2410.27</text:p>
          </table:table-cell>
          <table:table-cell table:formula="of:=IF(AND([.E159]&gt;=[.D159]-[.$G$1];[.E159]&lt;=[.D159]+[.$G$1]);[.E159];0)" office:value-type="float" office:value="0" calcext:value-type="float">
            <text:p>0</text:p>
          </table:table-cell>
          <table:table-cell table:formula="of:=IF(AND([.F159]&gt;=[.D159]-[.$G$1];[.F159]&lt;=[.D159]+[.$G$1]);[.F1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3.TPS</text:p>
          </table:table-cell>
          <table:table-cell office:value-type="float" office:value="2700.34" calcext:value-type="float">
            <text:p>2700.34</text:p>
          </table:table-cell>
          <table:table-cell office:value-type="float" office:value="2363.82" calcext:value-type="float">
            <text:p>2363.82</text:p>
          </table:table-cell>
          <table:table-cell office:value-type="float" office:value="2398.54" calcext:value-type="float">
            <text:p>2398.54</text:p>
          </table:table-cell>
          <table:table-cell table:formula="of:=IF(AND([.E160]&gt;=[.D160]-[.$G$1];[.E160]&lt;=[.D160]+[.$G$1]);[.E160];0)" office:value-type="float" office:value="0" calcext:value-type="float">
            <text:p>0</text:p>
          </table:table-cell>
          <table:table-cell table:formula="of:=IF(AND([.F160]&gt;=[.D160]-[.$G$1];[.F160]&lt;=[.D160]+[.$G$1]);[.F1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4.TPS</text:p>
          </table:table-cell>
          <table:table-cell office:value-type="float" office:value="2502.75" calcext:value-type="float">
            <text:p>2502.75</text:p>
          </table:table-cell>
          <table:table-cell office:value-type="float" office:value="2400.57" calcext:value-type="float">
            <text:p>2400.57</text:p>
          </table:table-cell>
          <table:table-cell office:value-type="float" office:value="2412.93" calcext:value-type="float">
            <text:p>2412.93</text:p>
          </table:table-cell>
          <table:table-cell table:formula="of:=IF(AND([.E161]&gt;=[.D161]-[.$G$1];[.E161]&lt;=[.D161]+[.$G$1]);[.E161];0)" office:value-type="float" office:value="2400.57" calcext:value-type="float">
            <text:p>2400.57</text:p>
          </table:table-cell>
          <table:table-cell table:formula="of:=IF(AND([.F161]&gt;=[.D161]-[.$G$1];[.F161]&lt;=[.D161]+[.$G$1]);[.F161];0)" office:value-type="float" office:value="2412.93" calcext:value-type="float">
            <text:p>2412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5.TPS</text:p>
          </table:table-cell>
          <table:table-cell office:value-type="float" office:value="2453.3" calcext:value-type="float">
            <text:p>2453.3</text:p>
          </table:table-cell>
          <table:table-cell office:value-type="float" office:value="2372" calcext:value-type="float">
            <text:p>2372</text:p>
          </table:table-cell>
          <table:table-cell office:value-type="float" office:value="2442.9" calcext:value-type="float">
            <text:p>2442.9</text:p>
          </table:table-cell>
          <table:table-cell table:formula="of:=IF(AND([.E162]&gt;=[.D162]-[.$G$1];[.E162]&lt;=[.D162]+[.$G$1]);[.E162];0)" office:value-type="float" office:value="2372" calcext:value-type="float">
            <text:p>2372</text:p>
          </table:table-cell>
          <table:table-cell table:formula="of:=IF(AND([.F162]&gt;=[.D162]-[.$G$1];[.F162]&lt;=[.D162]+[.$G$1]);[.F162];0)" office:value-type="float" office:value="2442.9" calcext:value-type="float">
            <text:p>2442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6.TPS</text:p>
          </table:table-cell>
          <table:table-cell office:value-type="float" office:value="2519.38" calcext:value-type="float">
            <text:p>2519.38</text:p>
          </table:table-cell>
          <table:table-cell office:value-type="float" office:value="2460.75" calcext:value-type="float">
            <text:p>2460.75</text:p>
          </table:table-cell>
          <table:table-cell office:value-type="float" office:value="2501.06" calcext:value-type="float">
            <text:p>2501.06</text:p>
          </table:table-cell>
          <table:table-cell table:formula="of:=IF(AND([.E163]&gt;=[.D163]-[.$G$1];[.E163]&lt;=[.D163]+[.$G$1]);[.E163];0)" office:value-type="float" office:value="2460.75" calcext:value-type="float">
            <text:p>2460.75</text:p>
          </table:table-cell>
          <table:table-cell table:formula="of:=IF(AND([.F163]&gt;=[.D163]-[.$G$1];[.F163]&lt;=[.D163]+[.$G$1]);[.F163];0)" office:value-type="float" office:value="2501.06" calcext:value-type="float">
            <text:p>2501.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7.TPS</text:p>
          </table:table-cell>
          <table:table-cell office:value-type="float" office:value="2742.32" calcext:value-type="float">
            <text:p>2742.32</text:p>
          </table:table-cell>
          <table:table-cell office:value-type="float" office:value="2343.24" calcext:value-type="float">
            <text:p>2343.24</text:p>
          </table:table-cell>
          <table:table-cell office:value-type="float" office:value="2331.15" calcext:value-type="float">
            <text:p>2331.15</text:p>
          </table:table-cell>
          <table:table-cell table:formula="of:=IF(AND([.E164]&gt;=[.D164]-[.$G$1];[.E164]&lt;=[.D164]+[.$G$1]);[.E164];0)" office:value-type="float" office:value="0" calcext:value-type="float">
            <text:p>0</text:p>
          </table:table-cell>
          <table:table-cell table:formula="of:=IF(AND([.F164]&gt;=[.D164]-[.$G$1];[.F164]&lt;=[.D164]+[.$G$1]);[.F1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8.TPS</text:p>
          </table:table-cell>
          <table:table-cell office:value-type="float" office:value="2561.87" calcext:value-type="float">
            <text:p>2561.87</text:p>
          </table:table-cell>
          <table:table-cell office:value-type="float" office:value="2424.3" calcext:value-type="float">
            <text:p>2424.3</text:p>
          </table:table-cell>
          <table:table-cell office:value-type="float" office:value="2487.86" calcext:value-type="float">
            <text:p>2487.86</text:p>
          </table:table-cell>
          <table:table-cell table:formula="of:=IF(AND([.E165]&gt;=[.D165]-[.$G$1];[.E165]&lt;=[.D165]+[.$G$1]);[.E165];0)" office:value-type="float" office:value="0" calcext:value-type="float">
            <text:p>0</text:p>
          </table:table-cell>
          <table:table-cell table:formula="of:=IF(AND([.F165]&gt;=[.D165]-[.$G$1];[.F165]&lt;=[.D165]+[.$G$1]);[.F165];0)" office:value-type="float" office:value="2487.86" calcext:value-type="float">
            <text:p>2487.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69.TPS</text:p>
          </table:table-cell>
          <table:table-cell office:value-type="float" office:value="2522.68" calcext:value-type="float">
            <text:p>2522.68</text:p>
          </table:table-cell>
          <table:table-cell office:value-type="float" office:value="2466.78" calcext:value-type="float">
            <text:p>2466.78</text:p>
          </table:table-cell>
          <table:table-cell office:value-type="float" office:value="2456.53" calcext:value-type="float">
            <text:p>2456.53</text:p>
          </table:table-cell>
          <table:table-cell table:formula="of:=IF(AND([.E166]&gt;=[.D166]-[.$G$1];[.E166]&lt;=[.D166]+[.$G$1]);[.E166];0)" office:value-type="float" office:value="2466.78" calcext:value-type="float">
            <text:p>2466.78</text:p>
          </table:table-cell>
          <table:table-cell table:formula="of:=IF(AND([.F166]&gt;=[.D166]-[.$G$1];[.F166]&lt;=[.D166]+[.$G$1]);[.F166];0)" office:value-type="float" office:value="2456.53" calcext:value-type="float">
            <text:p>2456.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0.TPS</text:p>
          </table:table-cell>
          <table:table-cell office:value-type="float" office:value="2414.74" calcext:value-type="float">
            <text:p>2414.74</text:p>
          </table:table-cell>
          <table:table-cell office:value-type="float" office:value="2401.89" calcext:value-type="float">
            <text:p>2401.89</text:p>
          </table:table-cell>
          <table:table-cell office:value-type="float" office:value="2390.38" calcext:value-type="float">
            <text:p>2390.38</text:p>
          </table:table-cell>
          <table:table-cell table:formula="of:=IF(AND([.E167]&gt;=[.D167]-[.$G$1];[.E167]&lt;=[.D167]+[.$G$1]);[.E167];0)" office:value-type="float" office:value="2401.89" calcext:value-type="float">
            <text:p>2401.89</text:p>
          </table:table-cell>
          <table:table-cell table:formula="of:=IF(AND([.F167]&gt;=[.D167]-[.$G$1];[.F167]&lt;=[.D167]+[.$G$1]);[.F167];0)" office:value-type="float" office:value="2390.38" calcext:value-type="float">
            <text:p>2390.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1.TPS</text:p>
          </table:table-cell>
          <table:table-cell office:value-type="float" office:value="2394.14" calcext:value-type="float">
            <text:p>2394.14</text:p>
          </table:table-cell>
          <table:table-cell office:value-type="float" office:value="2419.15" calcext:value-type="float">
            <text:p>2419.15</text:p>
          </table:table-cell>
          <table:table-cell office:value-type="float" office:value="2391.67" calcext:value-type="float">
            <text:p>2391.67</text:p>
          </table:table-cell>
          <table:table-cell table:formula="of:=IF(AND([.E168]&gt;=[.D168]-[.$G$1];[.E168]&lt;=[.D168]+[.$G$1]);[.E168];0)" office:value-type="float" office:value="2419.15" calcext:value-type="float">
            <text:p>2419.15</text:p>
          </table:table-cell>
          <table:table-cell table:formula="of:=IF(AND([.F168]&gt;=[.D168]-[.$G$1];[.F168]&lt;=[.D168]+[.$G$1]);[.F168];0)" office:value-type="float" office:value="2391.67" calcext:value-type="float">
            <text:p>2391.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2.TPS</text:p>
          </table:table-cell>
          <table:table-cell office:value-type="float" office:value="2675.96" calcext:value-type="float">
            <text:p>2675.96</text:p>
          </table:table-cell>
          <table:table-cell office:value-type="float" office:value="2380.94" calcext:value-type="float">
            <text:p>2380.94</text:p>
          </table:table-cell>
          <table:table-cell office:value-type="float" office:value="2405.28" calcext:value-type="float">
            <text:p>2405.28</text:p>
          </table:table-cell>
          <table:table-cell table:formula="of:=IF(AND([.E169]&gt;=[.D169]-[.$G$1];[.E169]&lt;=[.D169]+[.$G$1]);[.E169];0)" office:value-type="float" office:value="0" calcext:value-type="float">
            <text:p>0</text:p>
          </table:table-cell>
          <table:table-cell table:formula="of:=IF(AND([.F169]&gt;=[.D169]-[.$G$1];[.F169]&lt;=[.D169]+[.$G$1]);[.F1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3.TPS</text:p>
          </table:table-cell>
          <table:table-cell office:value-type="float" office:value="2731.39" calcext:value-type="float">
            <text:p>2731.39</text:p>
          </table:table-cell>
          <table:table-cell office:value-type="float" office:value="2458.9" calcext:value-type="float">
            <text:p>2458.9</text:p>
          </table:table-cell>
          <table:table-cell office:value-type="float" office:value="2492.13" calcext:value-type="float">
            <text:p>2492.13</text:p>
          </table:table-cell>
          <table:table-cell table:formula="of:=IF(AND([.E170]&gt;=[.D170]-[.$G$1];[.E170]&lt;=[.D170]+[.$G$1]);[.E170];0)" office:value-type="float" office:value="0" calcext:value-type="float">
            <text:p>0</text:p>
          </table:table-cell>
          <table:table-cell table:formula="of:=IF(AND([.F170]&gt;=[.D170]-[.$G$1];[.F170]&lt;=[.D170]+[.$G$1]);[.F1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4.TPS</text:p>
          </table:table-cell>
          <table:table-cell office:value-type="float" office:value="2382.89" calcext:value-type="float">
            <text:p>2382.89</text:p>
          </table:table-cell>
          <table:table-cell office:value-type="float" office:value="2435.07" calcext:value-type="float">
            <text:p>2435.07</text:p>
          </table:table-cell>
          <table:table-cell office:value-type="float" office:value="2306.25" calcext:value-type="float">
            <text:p>2306.25</text:p>
          </table:table-cell>
          <table:table-cell table:formula="of:=IF(AND([.E171]&gt;=[.D171]-[.$G$1];[.E171]&lt;=[.D171]+[.$G$1]);[.E171];0)" office:value-type="float" office:value="2435.07" calcext:value-type="float">
            <text:p>2435.07</text:p>
          </table:table-cell>
          <table:table-cell table:formula="of:=IF(AND([.F171]&gt;=[.D171]-[.$G$1];[.F171]&lt;=[.D171]+[.$G$1]);[.F171];0)" office:value-type="float" office:value="2306.25" calcext:value-type="float">
            <text:p>2306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5.TPS</text:p>
          </table:table-cell>
          <table:table-cell office:value-type="float" office:value="2664.67" calcext:value-type="float">
            <text:p>2664.67</text:p>
          </table:table-cell>
          <table:table-cell office:value-type="float" office:value="2359.23" calcext:value-type="float">
            <text:p>2359.23</text:p>
          </table:table-cell>
          <table:table-cell office:value-type="float" office:value="2341.47" calcext:value-type="float">
            <text:p>2341.47</text:p>
          </table:table-cell>
          <table:table-cell table:formula="of:=IF(AND([.E172]&gt;=[.D172]-[.$G$1];[.E172]&lt;=[.D172]+[.$G$1]);[.E172];0)" office:value-type="float" office:value="0" calcext:value-type="float">
            <text:p>0</text:p>
          </table:table-cell>
          <table:table-cell table:formula="of:=IF(AND([.F172]&gt;=[.D172]-[.$G$1];[.F172]&lt;=[.D172]+[.$G$1]);[.F1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6.TPS</text:p>
          </table:table-cell>
          <table:table-cell office:value-type="float" office:value="2465.91" calcext:value-type="float">
            <text:p>2465.91</text:p>
          </table:table-cell>
          <table:table-cell office:value-type="float" office:value="2410.17" calcext:value-type="float">
            <text:p>2410.17</text:p>
          </table:table-cell>
          <table:table-cell office:value-type="float" office:value="2361.33" calcext:value-type="float">
            <text:p>2361.33</text:p>
          </table:table-cell>
          <table:table-cell table:formula="of:=IF(AND([.E173]&gt;=[.D173]-[.$G$1];[.E173]&lt;=[.D173]+[.$G$1]);[.E173];0)" office:value-type="float" office:value="2410.17" calcext:value-type="float">
            <text:p>2410.17</text:p>
          </table:table-cell>
          <table:table-cell table:formula="of:=IF(AND([.F173]&gt;=[.D173]-[.$G$1];[.F173]&lt;=[.D173]+[.$G$1]);[.F173];0)" office:value-type="float" office:value="2361.33" calcext:value-type="float">
            <text:p>2361.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7.TPS</text:p>
          </table:table-cell>
          <table:table-cell office:value-type="float" office:value="2527.82" calcext:value-type="float">
            <text:p>2527.82</text:p>
          </table:table-cell>
          <table:table-cell office:value-type="float" office:value="2537.81" calcext:value-type="float">
            <text:p>2537.81</text:p>
          </table:table-cell>
          <table:table-cell office:value-type="float" office:value="2469.87" calcext:value-type="float">
            <text:p>2469.87</text:p>
          </table:table-cell>
          <table:table-cell table:formula="of:=IF(AND([.E174]&gt;=[.D174]-[.$G$1];[.E174]&lt;=[.D174]+[.$G$1]);[.E174];0)" office:value-type="float" office:value="2537.81" calcext:value-type="float">
            <text:p>2537.81</text:p>
          </table:table-cell>
          <table:table-cell table:formula="of:=IF(AND([.F174]&gt;=[.D174]-[.$G$1];[.F174]&lt;=[.D174]+[.$G$1]);[.F174];0)" office:value-type="float" office:value="2469.87" calcext:value-type="float">
            <text:p>2469.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8.TPS</text:p>
          </table:table-cell>
          <table:table-cell office:value-type="float" office:value="2484.86" calcext:value-type="float">
            <text:p>2484.86</text:p>
          </table:table-cell>
          <table:table-cell office:value-type="float" office:value="2425.35" calcext:value-type="float">
            <text:p>2425.35</text:p>
          </table:table-cell>
          <table:table-cell office:value-type="float" office:value="2394.82" calcext:value-type="float">
            <text:p>2394.82</text:p>
          </table:table-cell>
          <table:table-cell table:formula="of:=IF(AND([.E175]&gt;=[.D175]-[.$G$1];[.E175]&lt;=[.D175]+[.$G$1]);[.E175];0)" office:value-type="float" office:value="2425.35" calcext:value-type="float">
            <text:p>2425.35</text:p>
          </table:table-cell>
          <table:table-cell table:formula="of:=IF(AND([.F175]&gt;=[.D175]-[.$G$1];[.F175]&lt;=[.D175]+[.$G$1]);[.F175];0)" office:value-type="float" office:value="2394.82" calcext:value-type="float">
            <text:p>2394.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79.TPS</text:p>
          </table:table-cell>
          <table:table-cell office:value-type="float" office:value="2651.84" calcext:value-type="float">
            <text:p>2651.84</text:p>
          </table:table-cell>
          <table:table-cell office:value-type="float" office:value="2361.18" calcext:value-type="float">
            <text:p>2361.18</text:p>
          </table:table-cell>
          <table:table-cell office:value-type="float" office:value="2518.68" calcext:value-type="float">
            <text:p>2518.68</text:p>
          </table:table-cell>
          <table:table-cell table:formula="of:=IF(AND([.E176]&gt;=[.D176]-[.$G$1];[.E176]&lt;=[.D176]+[.$G$1]);[.E176];0)" office:value-type="float" office:value="0" calcext:value-type="float">
            <text:p>0</text:p>
          </table:table-cell>
          <table:table-cell table:formula="of:=IF(AND([.F176]&gt;=[.D176]-[.$G$1];[.F176]&lt;=[.D176]+[.$G$1]);[.F1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0.TPS</text:p>
          </table:table-cell>
          <table:table-cell office:value-type="float" office:value="2603.89" calcext:value-type="float">
            <text:p>2603.89</text:p>
          </table:table-cell>
          <table:table-cell office:value-type="float" office:value="2341.18" calcext:value-type="float">
            <text:p>2341.18</text:p>
          </table:table-cell>
          <table:table-cell office:value-type="float" office:value="2498.35" calcext:value-type="float">
            <text:p>2498.35</text:p>
          </table:table-cell>
          <table:table-cell table:formula="of:=IF(AND([.E177]&gt;=[.D177]-[.$G$1];[.E177]&lt;=[.D177]+[.$G$1]);[.E177];0)" office:value-type="float" office:value="0" calcext:value-type="float">
            <text:p>0</text:p>
          </table:table-cell>
          <table:table-cell table:formula="of:=IF(AND([.F177]&gt;=[.D177]-[.$G$1];[.F177]&lt;=[.D177]+[.$G$1]);[.F177];0)" office:value-type="float" office:value="2498.35" calcext:value-type="float">
            <text:p>2498.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1.TPS</text:p>
          </table:table-cell>
          <table:table-cell office:value-type="float" office:value="2775.9" calcext:value-type="float">
            <text:p>2775.9</text:p>
          </table:table-cell>
          <table:table-cell office:value-type="float" office:value="2603.61" calcext:value-type="float">
            <text:p>2603.61</text:p>
          </table:table-cell>
          <table:table-cell office:value-type="float" office:value="2434.41" calcext:value-type="float">
            <text:p>2434.41</text:p>
          </table:table-cell>
          <table:table-cell table:formula="of:=IF(AND([.E178]&gt;=[.D178]-[.$G$1];[.E178]&lt;=[.D178]+[.$G$1]);[.E178];0)" office:value-type="float" office:value="0" calcext:value-type="float">
            <text:p>0</text:p>
          </table:table-cell>
          <table:table-cell table:formula="of:=IF(AND([.F178]&gt;=[.D178]-[.$G$1];[.F178]&lt;=[.D178]+[.$G$1]);[.F1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2.TPS</text:p>
          </table:table-cell>
          <table:table-cell office:value-type="float" office:value="2578.52" calcext:value-type="float">
            <text:p>2578.52</text:p>
          </table:table-cell>
          <table:table-cell office:value-type="float" office:value="2415.61" calcext:value-type="float">
            <text:p>2415.61</text:p>
          </table:table-cell>
          <table:table-cell office:value-type="float" office:value="2392.46" calcext:value-type="float">
            <text:p>2392.46</text:p>
          </table:table-cell>
          <table:table-cell table:formula="of:=IF(AND([.E179]&gt;=[.D179]-[.$G$1];[.E179]&lt;=[.D179]+[.$G$1]);[.E179];0)" office:value-type="float" office:value="0" calcext:value-type="float">
            <text:p>0</text:p>
          </table:table-cell>
          <table:table-cell table:formula="of:=IF(AND([.F179]&gt;=[.D179]-[.$G$1];[.F179]&lt;=[.D179]+[.$G$1]);[.F1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3.TPS</text:p>
          </table:table-cell>
          <table:table-cell office:value-type="float" office:value="2609.54" calcext:value-type="float">
            <text:p>2609.54</text:p>
          </table:table-cell>
          <table:table-cell office:value-type="float" office:value="2437" calcext:value-type="float">
            <text:p>2437</text:p>
          </table:table-cell>
          <table:table-cell office:value-type="float" office:value="2468.48" calcext:value-type="float">
            <text:p>2468.48</text:p>
          </table:table-cell>
          <table:table-cell table:formula="of:=IF(AND([.E180]&gt;=[.D180]-[.$G$1];[.E180]&lt;=[.D180]+[.$G$1]);[.E180];0)" office:value-type="float" office:value="0" calcext:value-type="float">
            <text:p>0</text:p>
          </table:table-cell>
          <table:table-cell table:formula="of:=IF(AND([.F180]&gt;=[.D180]-[.$G$1];[.F180]&lt;=[.D180]+[.$G$1]);[.F1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4.TPS</text:p>
          </table:table-cell>
          <table:table-cell office:value-type="float" office:value="2362.31" calcext:value-type="float">
            <text:p>2362.31</text:p>
          </table:table-cell>
          <table:table-cell office:value-type="float" office:value="2309.3" calcext:value-type="float">
            <text:p>2309.3</text:p>
          </table:table-cell>
          <table:table-cell office:value-type="float" office:value="2428.29" calcext:value-type="float">
            <text:p>2428.29</text:p>
          </table:table-cell>
          <table:table-cell table:formula="of:=IF(AND([.E181]&gt;=[.D181]-[.$G$1];[.E181]&lt;=[.D181]+[.$G$1]);[.E181];0)" office:value-type="float" office:value="2309.3" calcext:value-type="float">
            <text:p>2309.3</text:p>
          </table:table-cell>
          <table:table-cell table:formula="of:=IF(AND([.F181]&gt;=[.D181]-[.$G$1];[.F181]&lt;=[.D181]+[.$G$1]);[.F181];0)" office:value-type="float" office:value="2428.29" calcext:value-type="float">
            <text:p>2428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5.TPS</text:p>
          </table:table-cell>
          <table:table-cell office:value-type="float" office:value="2693.32" calcext:value-type="float">
            <text:p>2693.32</text:p>
          </table:table-cell>
          <table:table-cell office:value-type="float" office:value="2447.99" calcext:value-type="float">
            <text:p>2447.99</text:p>
          </table:table-cell>
          <table:table-cell office:value-type="float" office:value="2403.28" calcext:value-type="float">
            <text:p>2403.28</text:p>
          </table:table-cell>
          <table:table-cell table:formula="of:=IF(AND([.E182]&gt;=[.D182]-[.$G$1];[.E182]&lt;=[.D182]+[.$G$1]);[.E182];0)" office:value-type="float" office:value="0" calcext:value-type="float">
            <text:p>0</text:p>
          </table:table-cell>
          <table:table-cell table:formula="of:=IF(AND([.F182]&gt;=[.D182]-[.$G$1];[.F182]&lt;=[.D182]+[.$G$1]);[.F1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6.TPS</text:p>
          </table:table-cell>
          <table:table-cell office:value-type="float" office:value="2535.26" calcext:value-type="float">
            <text:p>2535.26</text:p>
          </table:table-cell>
          <table:table-cell office:value-type="float" office:value="2453.86" calcext:value-type="float">
            <text:p>2453.86</text:p>
          </table:table-cell>
          <table:table-cell office:value-type="float" office:value="2463.29" calcext:value-type="float">
            <text:p>2463.29</text:p>
          </table:table-cell>
          <table:table-cell table:formula="of:=IF(AND([.E183]&gt;=[.D183]-[.$G$1];[.E183]&lt;=[.D183]+[.$G$1]);[.E183];0)" office:value-type="float" office:value="2453.86" calcext:value-type="float">
            <text:p>2453.86</text:p>
          </table:table-cell>
          <table:table-cell table:formula="of:=IF(AND([.F183]&gt;=[.D183]-[.$G$1];[.F183]&lt;=[.D183]+[.$G$1]);[.F183];0)" office:value-type="float" office:value="2463.29" calcext:value-type="float">
            <text:p>2463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7.TPS</text:p>
          </table:table-cell>
          <table:table-cell office:value-type="float" office:value="2350.02" calcext:value-type="float">
            <text:p>2350.02</text:p>
          </table:table-cell>
          <table:table-cell office:value-type="float" office:value="2425.83" calcext:value-type="float">
            <text:p>2425.83</text:p>
          </table:table-cell>
          <table:table-cell office:value-type="float" office:value="2400.92" calcext:value-type="float">
            <text:p>2400.92</text:p>
          </table:table-cell>
          <table:table-cell table:formula="of:=IF(AND([.E184]&gt;=[.D184]-[.$G$1];[.E184]&lt;=[.D184]+[.$G$1]);[.E184];0)" office:value-type="float" office:value="2425.83" calcext:value-type="float">
            <text:p>2425.83</text:p>
          </table:table-cell>
          <table:table-cell table:formula="of:=IF(AND([.F184]&gt;=[.D184]-[.$G$1];[.F184]&lt;=[.D184]+[.$G$1]);[.F184];0)" office:value-type="float" office:value="2400.92" calcext:value-type="float">
            <text:p>240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8.TPS</text:p>
          </table:table-cell>
          <table:table-cell office:value-type="float" office:value="2461.79" calcext:value-type="float">
            <text:p>2461.79</text:p>
          </table:table-cell>
          <table:table-cell office:value-type="float" office:value="2434.33" calcext:value-type="float">
            <text:p>2434.33</text:p>
          </table:table-cell>
          <table:table-cell office:value-type="float" office:value="2429.2" calcext:value-type="float">
            <text:p>2429.2</text:p>
          </table:table-cell>
          <table:table-cell table:formula="of:=IF(AND([.E185]&gt;=[.D185]-[.$G$1];[.E185]&lt;=[.D185]+[.$G$1]);[.E185];0)" office:value-type="float" office:value="2434.33" calcext:value-type="float">
            <text:p>2434.33</text:p>
          </table:table-cell>
          <table:table-cell table:formula="of:=IF(AND([.F185]&gt;=[.D185]-[.$G$1];[.F185]&lt;=[.D185]+[.$G$1]);[.F185];0)" office:value-type="float" office:value="2429.2" calcext:value-type="float">
            <text:p>2429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89.TPS</text:p>
          </table:table-cell>
          <table:table-cell office:value-type="float" office:value="2587.19" calcext:value-type="float">
            <text:p>2587.19</text:p>
          </table:table-cell>
          <table:table-cell office:value-type="float" office:value="2448.15" calcext:value-type="float">
            <text:p>2448.15</text:p>
          </table:table-cell>
          <table:table-cell office:value-type="float" office:value="2423.12" calcext:value-type="float">
            <text:p>2423.12</text:p>
          </table:table-cell>
          <table:table-cell table:formula="of:=IF(AND([.E186]&gt;=[.D186]-[.$G$1];[.E186]&lt;=[.D186]+[.$G$1]);[.E186];0)" office:value-type="float" office:value="0" calcext:value-type="float">
            <text:p>0</text:p>
          </table:table-cell>
          <table:table-cell table:formula="of:=IF(AND([.F186]&gt;=[.D186]-[.$G$1];[.F186]&lt;=[.D186]+[.$G$1]);[.F1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0.TPS</text:p>
          </table:table-cell>
          <table:table-cell office:value-type="float" office:value="2579.87" calcext:value-type="float">
            <text:p>2579.87</text:p>
          </table:table-cell>
          <table:table-cell office:value-type="float" office:value="2465.03" calcext:value-type="float">
            <text:p>2465.03</text:p>
          </table:table-cell>
          <table:table-cell office:value-type="float" office:value="2472.71" calcext:value-type="float">
            <text:p>2472.71</text:p>
          </table:table-cell>
          <table:table-cell table:formula="of:=IF(AND([.E187]&gt;=[.D187]-[.$G$1];[.E187]&lt;=[.D187]+[.$G$1]);[.E187];0)" office:value-type="float" office:value="2465.03" calcext:value-type="float">
            <text:p>2465.03</text:p>
          </table:table-cell>
          <table:table-cell table:formula="of:=IF(AND([.F187]&gt;=[.D187]-[.$G$1];[.F187]&lt;=[.D187]+[.$G$1]);[.F187];0)" office:value-type="float" office:value="2472.71" calcext:value-type="float">
            <text:p>2472.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1.TPS</text:p>
          </table:table-cell>
          <table:table-cell office:value-type="float" office:value="2728.71" calcext:value-type="float">
            <text:p>2728.71</text:p>
          </table:table-cell>
          <table:table-cell office:value-type="float" office:value="2325.85" calcext:value-type="float">
            <text:p>2325.85</text:p>
          </table:table-cell>
          <table:table-cell office:value-type="float" office:value="2338.45" calcext:value-type="float">
            <text:p>2338.45</text:p>
          </table:table-cell>
          <table:table-cell table:formula="of:=IF(AND([.E188]&gt;=[.D188]-[.$G$1];[.E188]&lt;=[.D188]+[.$G$1]);[.E188];0)" office:value-type="float" office:value="0" calcext:value-type="float">
            <text:p>0</text:p>
          </table:table-cell>
          <table:table-cell table:formula="of:=IF(AND([.F188]&gt;=[.D188]-[.$G$1];[.F188]&lt;=[.D188]+[.$G$1]);[.F1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2.TPS</text:p>
          </table:table-cell>
          <table:table-cell office:value-type="float" office:value="2454.72" calcext:value-type="float">
            <text:p>2454.72</text:p>
          </table:table-cell>
          <table:table-cell office:value-type="float" office:value="2456.78" calcext:value-type="float">
            <text:p>2456.78</text:p>
          </table:table-cell>
          <table:table-cell office:value-type="float" office:value="2429.2" calcext:value-type="float">
            <text:p>2429.2</text:p>
          </table:table-cell>
          <table:table-cell table:formula="of:=IF(AND([.E189]&gt;=[.D189]-[.$G$1];[.E189]&lt;=[.D189]+[.$G$1]);[.E189];0)" office:value-type="float" office:value="2456.78" calcext:value-type="float">
            <text:p>2456.78</text:p>
          </table:table-cell>
          <table:table-cell table:formula="of:=IF(AND([.F189]&gt;=[.D189]-[.$G$1];[.F189]&lt;=[.D189]+[.$G$1]);[.F189];0)" office:value-type="float" office:value="2429.2" calcext:value-type="float">
            <text:p>2429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3.TPS</text:p>
          </table:table-cell>
          <table:table-cell office:value-type="float" office:value="2496.53" calcext:value-type="float">
            <text:p>2496.53</text:p>
          </table:table-cell>
          <table:table-cell office:value-type="float" office:value="2335.35" calcext:value-type="float">
            <text:p>2335.35</text:p>
          </table:table-cell>
          <table:table-cell office:value-type="float" office:value="2307.33" calcext:value-type="float">
            <text:p>2307.33</text:p>
          </table:table-cell>
          <table:table-cell table:formula="of:=IF(AND([.E190]&gt;=[.D190]-[.$G$1];[.E190]&lt;=[.D190]+[.$G$1]);[.E190];0)" office:value-type="float" office:value="0" calcext:value-type="float">
            <text:p>0</text:p>
          </table:table-cell>
          <table:table-cell table:formula="of:=IF(AND([.F190]&gt;=[.D190]-[.$G$1];[.F190]&lt;=[.D190]+[.$G$1]);[.F1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4.TPS</text:p>
          </table:table-cell>
          <table:table-cell office:value-type="float" office:value="2375.88" calcext:value-type="float">
            <text:p>2375.88</text:p>
          </table:table-cell>
          <table:table-cell office:value-type="float" office:value="2420.08" calcext:value-type="float">
            <text:p>2420.08</text:p>
          </table:table-cell>
          <table:table-cell office:value-type="float" office:value="2365.54" calcext:value-type="float">
            <text:p>2365.54</text:p>
          </table:table-cell>
          <table:table-cell table:formula="of:=IF(AND([.E191]&gt;=[.D191]-[.$G$1];[.E191]&lt;=[.D191]+[.$G$1]);[.E191];0)" office:value-type="float" office:value="2420.08" calcext:value-type="float">
            <text:p>2420.08</text:p>
          </table:table-cell>
          <table:table-cell table:formula="of:=IF(AND([.F191]&gt;=[.D191]-[.$G$1];[.F191]&lt;=[.D191]+[.$G$1]);[.F191];0)" office:value-type="float" office:value="2365.54" calcext:value-type="float">
            <text:p>2365.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5.TPS</text:p>
          </table:table-cell>
          <table:table-cell office:value-type="float" office:value="2436.26" calcext:value-type="float">
            <text:p>2436.26</text:p>
          </table:table-cell>
          <table:table-cell office:value-type="float" office:value="2519.76" calcext:value-type="float">
            <text:p>2519.76</text:p>
          </table:table-cell>
          <table:table-cell office:value-type="float" office:value="2439.08" calcext:value-type="float">
            <text:p>2439.08</text:p>
          </table:table-cell>
          <table:table-cell table:formula="of:=IF(AND([.E192]&gt;=[.D192]-[.$G$1];[.E192]&lt;=[.D192]+[.$G$1]);[.E192];0)" office:value-type="float" office:value="2519.76" calcext:value-type="float">
            <text:p>2519.76</text:p>
          </table:table-cell>
          <table:table-cell table:formula="of:=IF(AND([.F192]&gt;=[.D192]-[.$G$1];[.F192]&lt;=[.D192]+[.$G$1]);[.F192];0)" office:value-type="float" office:value="2439.08" calcext:value-type="float">
            <text:p>2439.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6.TPS</text:p>
          </table:table-cell>
          <table:table-cell office:value-type="float" office:value="2528.37" calcext:value-type="float">
            <text:p>2528.37</text:p>
          </table:table-cell>
          <table:table-cell office:value-type="float" office:value="2385.51" calcext:value-type="float">
            <text:p>2385.51</text:p>
          </table:table-cell>
          <table:table-cell office:value-type="float" office:value="2377.56" calcext:value-type="float">
            <text:p>2377.56</text:p>
          </table:table-cell>
          <table:table-cell table:formula="of:=IF(AND([.E193]&gt;=[.D193]-[.$G$1];[.E193]&lt;=[.D193]+[.$G$1]);[.E193];0)" office:value-type="float" office:value="0" calcext:value-type="float">
            <text:p>0</text:p>
          </table:table-cell>
          <table:table-cell table:formula="of:=IF(AND([.F193]&gt;=[.D193]-[.$G$1];[.F193]&lt;=[.D193]+[.$G$1]);[.F1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7.TPS</text:p>
          </table:table-cell>
          <table:table-cell office:value-type="float" office:value="2430.59" calcext:value-type="float">
            <text:p>2430.59</text:p>
          </table:table-cell>
          <table:table-cell office:value-type="float" office:value="2420.47" calcext:value-type="float">
            <text:p>2420.47</text:p>
          </table:table-cell>
          <table:table-cell office:value-type="float" office:value="2419.26" calcext:value-type="float">
            <text:p>2419.26</text:p>
          </table:table-cell>
          <table:table-cell table:formula="of:=IF(AND([.E194]&gt;=[.D194]-[.$G$1];[.E194]&lt;=[.D194]+[.$G$1]);[.E194];0)" office:value-type="float" office:value="2420.47" calcext:value-type="float">
            <text:p>2420.47</text:p>
          </table:table-cell>
          <table:table-cell table:formula="of:=IF(AND([.F194]&gt;=[.D194]-[.$G$1];[.F194]&lt;=[.D194]+[.$G$1]);[.F194];0)" office:value-type="float" office:value="2419.26" calcext:value-type="float">
            <text:p>2419.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8.TPS</text:p>
          </table:table-cell>
          <table:table-cell office:value-type="float" office:value="2416.37" calcext:value-type="float">
            <text:p>2416.37</text:p>
          </table:table-cell>
          <table:table-cell office:value-type="float" office:value="2481.38" calcext:value-type="float">
            <text:p>2481.38</text:p>
          </table:table-cell>
          <table:table-cell office:value-type="float" office:value="2482.56" calcext:value-type="float">
            <text:p>2482.56</text:p>
          </table:table-cell>
          <table:table-cell table:formula="of:=IF(AND([.E195]&gt;=[.D195]-[.$G$1];[.E195]&lt;=[.D195]+[.$G$1]);[.E195];0)" office:value-type="float" office:value="2481.38" calcext:value-type="float">
            <text:p>2481.38</text:p>
          </table:table-cell>
          <table:table-cell table:formula="of:=IF(AND([.F195]&gt;=[.D195]-[.$G$1];[.F195]&lt;=[.D195]+[.$G$1]);[.F195];0)" office:value-type="float" office:value="2482.56" calcext:value-type="float">
            <text:p>2482.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199.TPS</text:p>
          </table:table-cell>
          <table:table-cell office:value-type="float" office:value="2414.28" calcext:value-type="float">
            <text:p>2414.28</text:p>
          </table:table-cell>
          <table:table-cell office:value-type="float" office:value="2463.55" calcext:value-type="float">
            <text:p>2463.55</text:p>
          </table:table-cell>
          <table:table-cell office:value-type="float" office:value="2433.59" calcext:value-type="float">
            <text:p>2433.59</text:p>
          </table:table-cell>
          <table:table-cell table:formula="of:=IF(AND([.E196]&gt;=[.D196]-[.$G$1];[.E196]&lt;=[.D196]+[.$G$1]);[.E196];0)" office:value-type="float" office:value="2463.55" calcext:value-type="float">
            <text:p>2463.55</text:p>
          </table:table-cell>
          <table:table-cell table:formula="of:=IF(AND([.F196]&gt;=[.D196]-[.$G$1];[.F196]&lt;=[.D196]+[.$G$1]);[.F196];0)" office:value-type="float" office:value="2433.59" calcext:value-type="float">
            <text:p>2433.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0.TPS</text:p>
          </table:table-cell>
          <table:table-cell office:value-type="float" office:value="2622.68" calcext:value-type="float">
            <text:p>2622.68</text:p>
          </table:table-cell>
          <table:table-cell office:value-type="float" office:value="2458.48" calcext:value-type="float">
            <text:p>2458.48</text:p>
          </table:table-cell>
          <table:table-cell office:value-type="float" office:value="2377.91" calcext:value-type="float">
            <text:p>2377.91</text:p>
          </table:table-cell>
          <table:table-cell table:formula="of:=IF(AND([.E197]&gt;=[.D197]-[.$G$1];[.E197]&lt;=[.D197]+[.$G$1]);[.E197];0)" office:value-type="float" office:value="0" calcext:value-type="float">
            <text:p>0</text:p>
          </table:table-cell>
          <table:table-cell table:formula="of:=IF(AND([.F197]&gt;=[.D197]-[.$G$1];[.F197]&lt;=[.D197]+[.$G$1]);[.F1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1.TPS</text:p>
          </table:table-cell>
          <table:table-cell office:value-type="float" office:value="2687.33" calcext:value-type="float">
            <text:p>2687.33</text:p>
          </table:table-cell>
          <table:table-cell office:value-type="float" office:value="2471.2" calcext:value-type="float">
            <text:p>2471.2</text:p>
          </table:table-cell>
          <table:table-cell office:value-type="float" office:value="2466.82" calcext:value-type="float">
            <text:p>2466.82</text:p>
          </table:table-cell>
          <table:table-cell table:formula="of:=IF(AND([.E198]&gt;=[.D198]-[.$G$1];[.E198]&lt;=[.D198]+[.$G$1]);[.E198];0)" office:value-type="float" office:value="0" calcext:value-type="float">
            <text:p>0</text:p>
          </table:table-cell>
          <table:table-cell table:formula="of:=IF(AND([.F198]&gt;=[.D198]-[.$G$1];[.F198]&lt;=[.D198]+[.$G$1]);[.F1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2.TPS</text:p>
          </table:table-cell>
          <table:table-cell office:value-type="float" office:value="2555.44" calcext:value-type="float">
            <text:p>2555.44</text:p>
          </table:table-cell>
          <table:table-cell office:value-type="float" office:value="2581.21" calcext:value-type="float">
            <text:p>2581.21</text:p>
          </table:table-cell>
          <table:table-cell office:value-type="float" office:value="2486.7" calcext:value-type="float">
            <text:p>2486.7</text:p>
          </table:table-cell>
          <table:table-cell table:formula="of:=IF(AND([.E199]&gt;=[.D199]-[.$G$1];[.E199]&lt;=[.D199]+[.$G$1]);[.E199];0)" office:value-type="float" office:value="2581.21" calcext:value-type="float">
            <text:p>2581.21</text:p>
          </table:table-cell>
          <table:table-cell table:formula="of:=IF(AND([.F199]&gt;=[.D199]-[.$G$1];[.F199]&lt;=[.D199]+[.$G$1]);[.F199];0)" office:value-type="float" office:value="2486.7" calcext:value-type="float">
            <text:p>2486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3.TPS</text:p>
          </table:table-cell>
          <table:table-cell office:value-type="float" office:value="2699.21" calcext:value-type="float">
            <text:p>2699.21</text:p>
          </table:table-cell>
          <table:table-cell office:value-type="float" office:value="2503.58" calcext:value-type="float">
            <text:p>2503.58</text:p>
          </table:table-cell>
          <table:table-cell office:value-type="float" office:value="2453.75" calcext:value-type="float">
            <text:p>2453.75</text:p>
          </table:table-cell>
          <table:table-cell table:formula="of:=IF(AND([.E200]&gt;=[.D200]-[.$G$1];[.E200]&lt;=[.D200]+[.$G$1]);[.E200];0)" office:value-type="float" office:value="0" calcext:value-type="float">
            <text:p>0</text:p>
          </table:table-cell>
          <table:table-cell table:formula="of:=IF(AND([.F200]&gt;=[.D200]-[.$G$1];[.F200]&lt;=[.D200]+[.$G$1]);[.F2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4.TPS</text:p>
          </table:table-cell>
          <table:table-cell office:value-type="float" office:value="2178.39" calcext:value-type="float">
            <text:p>2178.39</text:p>
          </table:table-cell>
          <table:table-cell office:value-type="float" office:value="2416.92" calcext:value-type="float">
            <text:p>2416.92</text:p>
          </table:table-cell>
          <table:table-cell office:value-type="float" office:value="2424.04" calcext:value-type="float">
            <text:p>2424.04</text:p>
          </table:table-cell>
          <table:table-cell table:formula="of:=IF(AND([.E201]&gt;=[.D201]-[.$G$1];[.E201]&lt;=[.D201]+[.$G$1]);[.E201];0)" office:value-type="float" office:value="0" calcext:value-type="float">
            <text:p>0</text:p>
          </table:table-cell>
          <table:table-cell table:formula="of:=IF(AND([.F201]&gt;=[.D201]-[.$G$1];[.F201]&lt;=[.D201]+[.$G$1]);[.F2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5.TPS</text:p>
          </table:table-cell>
          <table:table-cell office:value-type="float" office:value="2566.72" calcext:value-type="float">
            <text:p>2566.72</text:p>
          </table:table-cell>
          <table:table-cell office:value-type="float" office:value="2431.13" calcext:value-type="float">
            <text:p>2431.13</text:p>
          </table:table-cell>
          <table:table-cell office:value-type="float" office:value="2400.24" calcext:value-type="float">
            <text:p>2400.24</text:p>
          </table:table-cell>
          <table:table-cell table:formula="of:=IF(AND([.E202]&gt;=[.D202]-[.$G$1];[.E202]&lt;=[.D202]+[.$G$1]);[.E202];0)" office:value-type="float" office:value="0" calcext:value-type="float">
            <text:p>0</text:p>
          </table:table-cell>
          <table:table-cell table:formula="of:=IF(AND([.F202]&gt;=[.D202]-[.$G$1];[.F202]&lt;=[.D202]+[.$G$1]);[.F2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6.TPS</text:p>
          </table:table-cell>
          <table:table-cell office:value-type="float" office:value="2514.51" calcext:value-type="float">
            <text:p>2514.51</text:p>
          </table:table-cell>
          <table:table-cell office:value-type="float" office:value="2348.93" calcext:value-type="float">
            <text:p>2348.93</text:p>
          </table:table-cell>
          <table:table-cell office:value-type="float" office:value="2360.43" calcext:value-type="float">
            <text:p>2360.43</text:p>
          </table:table-cell>
          <table:table-cell table:formula="of:=IF(AND([.E203]&gt;=[.D203]-[.$G$1];[.E203]&lt;=[.D203]+[.$G$1]);[.E203];0)" office:value-type="float" office:value="0" calcext:value-type="float">
            <text:p>0</text:p>
          </table:table-cell>
          <table:table-cell table:formula="of:=IF(AND([.F203]&gt;=[.D203]-[.$G$1];[.F203]&lt;=[.D203]+[.$G$1]);[.F2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7.TPS</text:p>
          </table:table-cell>
          <table:table-cell office:value-type="float" office:value="2413.56" calcext:value-type="float">
            <text:p>2413.56</text:p>
          </table:table-cell>
          <table:table-cell office:value-type="float" office:value="2471.33" calcext:value-type="float">
            <text:p>2471.33</text:p>
          </table:table-cell>
          <table:table-cell office:value-type="float" office:value="2414.53" calcext:value-type="float">
            <text:p>2414.53</text:p>
          </table:table-cell>
          <table:table-cell table:formula="of:=IF(AND([.E204]&gt;=[.D204]-[.$G$1];[.E204]&lt;=[.D204]+[.$G$1]);[.E204];0)" office:value-type="float" office:value="2471.33" calcext:value-type="float">
            <text:p>2471.33</text:p>
          </table:table-cell>
          <table:table-cell table:formula="of:=IF(AND([.F204]&gt;=[.D204]-[.$G$1];[.F204]&lt;=[.D204]+[.$G$1]);[.F204];0)" office:value-type="float" office:value="2414.53" calcext:value-type="float">
            <text:p>2414.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8.TPS</text:p>
          </table:table-cell>
          <table:table-cell office:value-type="float" office:value="2399.33" calcext:value-type="float">
            <text:p>2399.33</text:p>
          </table:table-cell>
          <table:table-cell office:value-type="float" office:value="2457.95" calcext:value-type="float">
            <text:p>2457.95</text:p>
          </table:table-cell>
          <table:table-cell office:value-type="float" office:value="2431.8" calcext:value-type="float">
            <text:p>2431.8</text:p>
          </table:table-cell>
          <table:table-cell table:formula="of:=IF(AND([.E205]&gt;=[.D205]-[.$G$1];[.E205]&lt;=[.D205]+[.$G$1]);[.E205];0)" office:value-type="float" office:value="2457.95" calcext:value-type="float">
            <text:p>2457.95</text:p>
          </table:table-cell>
          <table:table-cell table:formula="of:=IF(AND([.F205]&gt;=[.D205]-[.$G$1];[.F205]&lt;=[.D205]+[.$G$1]);[.F205];0)" office:value-type="float" office:value="2431.8" calcext:value-type="float">
            <text:p>2431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09.TPS</text:p>
          </table:table-cell>
          <table:table-cell office:value-type="float" office:value="2651.58" calcext:value-type="float">
            <text:p>2651.58</text:p>
          </table:table-cell>
          <table:table-cell office:value-type="float" office:value="2443.48" calcext:value-type="float">
            <text:p>2443.48</text:p>
          </table:table-cell>
          <table:table-cell office:value-type="float" office:value="2441.33" calcext:value-type="float">
            <text:p>2441.33</text:p>
          </table:table-cell>
          <table:table-cell table:formula="of:=IF(AND([.E206]&gt;=[.D206]-[.$G$1];[.E206]&lt;=[.D206]+[.$G$1]);[.E206];0)" office:value-type="float" office:value="0" calcext:value-type="float">
            <text:p>0</text:p>
          </table:table-cell>
          <table:table-cell table:formula="of:=IF(AND([.F206]&gt;=[.D206]-[.$G$1];[.F206]&lt;=[.D206]+[.$G$1]);[.F2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0.TPS</text:p>
          </table:table-cell>
          <table:table-cell office:value-type="float" office:value="2396.94" calcext:value-type="float">
            <text:p>2396.94</text:p>
          </table:table-cell>
          <table:table-cell office:value-type="float" office:value="2447.89" calcext:value-type="float">
            <text:p>2447.89</text:p>
          </table:table-cell>
          <table:table-cell office:value-type="float" office:value="2388.04" calcext:value-type="float">
            <text:p>2388.04</text:p>
          </table:table-cell>
          <table:table-cell table:formula="of:=IF(AND([.E207]&gt;=[.D207]-[.$G$1];[.E207]&lt;=[.D207]+[.$G$1]);[.E207];0)" office:value-type="float" office:value="2447.89" calcext:value-type="float">
            <text:p>2447.89</text:p>
          </table:table-cell>
          <table:table-cell table:formula="of:=IF(AND([.F207]&gt;=[.D207]-[.$G$1];[.F207]&lt;=[.D207]+[.$G$1]);[.F207];0)" office:value-type="float" office:value="2388.04" calcext:value-type="float">
            <text:p>2388.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1.TPS</text:p>
          </table:table-cell>
          <table:table-cell office:value-type="float" office:value="2660.3" calcext:value-type="float">
            <text:p>2660.3</text:p>
          </table:table-cell>
          <table:table-cell office:value-type="float" office:value="2454.34" calcext:value-type="float">
            <text:p>2454.34</text:p>
          </table:table-cell>
          <table:table-cell office:value-type="float" office:value="2525.46" calcext:value-type="float">
            <text:p>2525.46</text:p>
          </table:table-cell>
          <table:table-cell table:formula="of:=IF(AND([.E208]&gt;=[.D208]-[.$G$1];[.E208]&lt;=[.D208]+[.$G$1]);[.E208];0)" office:value-type="float" office:value="0" calcext:value-type="float">
            <text:p>0</text:p>
          </table:table-cell>
          <table:table-cell table:formula="of:=IF(AND([.F208]&gt;=[.D208]-[.$G$1];[.F208]&lt;=[.D208]+[.$G$1]);[.F2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2.TPS</text:p>
          </table:table-cell>
          <table:table-cell office:value-type="float" office:value="2610.18" calcext:value-type="float">
            <text:p>2610.18</text:p>
          </table:table-cell>
          <table:table-cell office:value-type="float" office:value="2375.97" calcext:value-type="float">
            <text:p>2375.97</text:p>
          </table:table-cell>
          <table:table-cell office:value-type="float" office:value="2356.61" calcext:value-type="float">
            <text:p>2356.61</text:p>
          </table:table-cell>
          <table:table-cell table:formula="of:=IF(AND([.E209]&gt;=[.D209]-[.$G$1];[.E209]&lt;=[.D209]+[.$G$1]);[.E209];0)" office:value-type="float" office:value="0" calcext:value-type="float">
            <text:p>0</text:p>
          </table:table-cell>
          <table:table-cell table:formula="of:=IF(AND([.F209]&gt;=[.D209]-[.$G$1];[.F209]&lt;=[.D209]+[.$G$1]);[.F2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3.TPS</text:p>
          </table:table-cell>
          <table:table-cell office:value-type="float" office:value="2655.97" calcext:value-type="float">
            <text:p>2655.97</text:p>
          </table:table-cell>
          <table:table-cell office:value-type="float" office:value="2480.88" calcext:value-type="float">
            <text:p>2480.88</text:p>
          </table:table-cell>
          <table:table-cell office:value-type="float" office:value="2379" calcext:value-type="float">
            <text:p>2379</text:p>
          </table:table-cell>
          <table:table-cell table:formula="of:=IF(AND([.E210]&gt;=[.D210]-[.$G$1];[.E210]&lt;=[.D210]+[.$G$1]);[.E210];0)" office:value-type="float" office:value="0" calcext:value-type="float">
            <text:p>0</text:p>
          </table:table-cell>
          <table:table-cell table:formula="of:=IF(AND([.F210]&gt;=[.D210]-[.$G$1];[.F210]&lt;=[.D210]+[.$G$1]);[.F2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4.TPS</text:p>
          </table:table-cell>
          <table:table-cell office:value-type="float" office:value="2557.77" calcext:value-type="float">
            <text:p>2557.77</text:p>
          </table:table-cell>
          <table:table-cell office:value-type="float" office:value="2512.81" calcext:value-type="float">
            <text:p>2512.81</text:p>
          </table:table-cell>
          <table:table-cell office:value-type="float" office:value="2547.6" calcext:value-type="float">
            <text:p>2547.6</text:p>
          </table:table-cell>
          <table:table-cell table:formula="of:=IF(AND([.E211]&gt;=[.D211]-[.$G$1];[.E211]&lt;=[.D211]+[.$G$1]);[.E211];0)" office:value-type="float" office:value="2512.81" calcext:value-type="float">
            <text:p>2512.81</text:p>
          </table:table-cell>
          <table:table-cell table:formula="of:=IF(AND([.F211]&gt;=[.D211]-[.$G$1];[.F211]&lt;=[.D211]+[.$G$1]);[.F211];0)" office:value-type="float" office:value="2547.6" calcext:value-type="float">
            <text:p>2547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5.TPS</text:p>
          </table:table-cell>
          <table:table-cell office:value-type="float" office:value="2605.67" calcext:value-type="float">
            <text:p>2605.67</text:p>
          </table:table-cell>
          <table:table-cell office:value-type="float" office:value="2285.36" calcext:value-type="float">
            <text:p>2285.36</text:p>
          </table:table-cell>
          <table:table-cell office:value-type="float" office:value="2435.79" calcext:value-type="float">
            <text:p>2435.79</text:p>
          </table:table-cell>
          <table:table-cell table:formula="of:=IF(AND([.E212]&gt;=[.D212]-[.$G$1];[.E212]&lt;=[.D212]+[.$G$1]);[.E212];0)" office:value-type="float" office:value="0" calcext:value-type="float">
            <text:p>0</text:p>
          </table:table-cell>
          <table:table-cell table:formula="of:=IF(AND([.F212]&gt;=[.D212]-[.$G$1];[.F212]&lt;=[.D212]+[.$G$1]);[.F2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6.TPS</text:p>
          </table:table-cell>
          <table:table-cell office:value-type="float" office:value="2545.92" calcext:value-type="float">
            <text:p>2545.92</text:p>
          </table:table-cell>
          <table:table-cell office:value-type="float" office:value="2440.79" calcext:value-type="float">
            <text:p>2440.79</text:p>
          </table:table-cell>
          <table:table-cell office:value-type="float" office:value="2417.88" calcext:value-type="float">
            <text:p>2417.88</text:p>
          </table:table-cell>
          <table:table-cell table:formula="of:=IF(AND([.E213]&gt;=[.D213]-[.$G$1];[.E213]&lt;=[.D213]+[.$G$1]);[.E213];0)" office:value-type="float" office:value="2440.79" calcext:value-type="float">
            <text:p>2440.79</text:p>
          </table:table-cell>
          <table:table-cell table:formula="of:=IF(AND([.F213]&gt;=[.D213]-[.$G$1];[.F213]&lt;=[.D213]+[.$G$1]);[.F2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7.TPS</text:p>
          </table:table-cell>
          <table:table-cell office:value-type="float" office:value="2498.15" calcext:value-type="float">
            <text:p>2498.15</text:p>
          </table:table-cell>
          <table:table-cell office:value-type="float" office:value="2485.91" calcext:value-type="float">
            <text:p>2485.91</text:p>
          </table:table-cell>
          <table:table-cell office:value-type="float" office:value="2338.36" calcext:value-type="float">
            <text:p>2338.36</text:p>
          </table:table-cell>
          <table:table-cell table:formula="of:=IF(AND([.E214]&gt;=[.D214]-[.$G$1];[.E214]&lt;=[.D214]+[.$G$1]);[.E214];0)" office:value-type="float" office:value="2485.91" calcext:value-type="float">
            <text:p>2485.91</text:p>
          </table:table-cell>
          <table:table-cell table:formula="of:=IF(AND([.F214]&gt;=[.D214]-[.$G$1];[.F214]&lt;=[.D214]+[.$G$1]);[.F2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8.TPS</text:p>
          </table:table-cell>
          <table:table-cell office:value-type="float" office:value="2436.05" calcext:value-type="float">
            <text:p>2436.05</text:p>
          </table:table-cell>
          <table:table-cell office:value-type="float" office:value="2453.73" calcext:value-type="float">
            <text:p>2453.73</text:p>
          </table:table-cell>
          <table:table-cell office:value-type="float" office:value="2518.8" calcext:value-type="float">
            <text:p>2518.8</text:p>
          </table:table-cell>
          <table:table-cell table:formula="of:=IF(AND([.E215]&gt;=[.D215]-[.$G$1];[.E215]&lt;=[.D215]+[.$G$1]);[.E215];0)" office:value-type="float" office:value="2453.73" calcext:value-type="float">
            <text:p>2453.73</text:p>
          </table:table-cell>
          <table:table-cell table:formula="of:=IF(AND([.F215]&gt;=[.D215]-[.$G$1];[.F215]&lt;=[.D215]+[.$G$1]);[.F215];0)" office:value-type="float" office:value="2518.8" calcext:value-type="float">
            <text:p>2518.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19.TPS</text:p>
          </table:table-cell>
          <table:table-cell office:value-type="float" office:value="2368.99" calcext:value-type="float">
            <text:p>2368.99</text:p>
          </table:table-cell>
          <table:table-cell office:value-type="float" office:value="2386.13" calcext:value-type="float">
            <text:p>2386.13</text:p>
          </table:table-cell>
          <table:table-cell office:value-type="float" office:value="2344.22" calcext:value-type="float">
            <text:p>2344.22</text:p>
          </table:table-cell>
          <table:table-cell table:formula="of:=IF(AND([.E216]&gt;=[.D216]-[.$G$1];[.E216]&lt;=[.D216]+[.$G$1]);[.E216];0)" office:value-type="float" office:value="2386.13" calcext:value-type="float">
            <text:p>2386.13</text:p>
          </table:table-cell>
          <table:table-cell table:formula="of:=IF(AND([.F216]&gt;=[.D216]-[.$G$1];[.F216]&lt;=[.D216]+[.$G$1]);[.F216];0)" office:value-type="float" office:value="2344.22" calcext:value-type="float">
            <text:p>2344.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0.TPS</text:p>
          </table:table-cell>
          <table:table-cell office:value-type="float" office:value="2324.84" calcext:value-type="float">
            <text:p>2324.84</text:p>
          </table:table-cell>
          <table:table-cell office:value-type="float" office:value="2349.94" calcext:value-type="float">
            <text:p>2349.94</text:p>
          </table:table-cell>
          <table:table-cell office:value-type="float" office:value="2324.21" calcext:value-type="float">
            <text:p>2324.21</text:p>
          </table:table-cell>
          <table:table-cell table:formula="of:=IF(AND([.E217]&gt;=[.D217]-[.$G$1];[.E217]&lt;=[.D217]+[.$G$1]);[.E217];0)" office:value-type="float" office:value="2349.94" calcext:value-type="float">
            <text:p>2349.94</text:p>
          </table:table-cell>
          <table:table-cell table:formula="of:=IF(AND([.F217]&gt;=[.D217]-[.$G$1];[.F217]&lt;=[.D217]+[.$G$1]);[.F217];0)" office:value-type="float" office:value="2324.21" calcext:value-type="float">
            <text:p>2324.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1.TPS</text:p>
          </table:table-cell>
          <table:table-cell office:value-type="float" office:value="2487.05" calcext:value-type="float">
            <text:p>2487.05</text:p>
          </table:table-cell>
          <table:table-cell office:value-type="float" office:value="2447.26" calcext:value-type="float">
            <text:p>2447.26</text:p>
          </table:table-cell>
          <table:table-cell office:value-type="float" office:value="2502.54" calcext:value-type="float">
            <text:p>2502.54</text:p>
          </table:table-cell>
          <table:table-cell table:formula="of:=IF(AND([.E218]&gt;=[.D218]-[.$G$1];[.E218]&lt;=[.D218]+[.$G$1]);[.E218];0)" office:value-type="float" office:value="2447.26" calcext:value-type="float">
            <text:p>2447.26</text:p>
          </table:table-cell>
          <table:table-cell table:formula="of:=IF(AND([.F218]&gt;=[.D218]-[.$G$1];[.F218]&lt;=[.D218]+[.$G$1]);[.F218];0)" office:value-type="float" office:value="2502.54" calcext:value-type="float">
            <text:p>2502.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2.TPS</text:p>
          </table:table-cell>
          <table:table-cell office:value-type="float" office:value="2467.34" calcext:value-type="float">
            <text:p>2467.34</text:p>
          </table:table-cell>
          <table:table-cell office:value-type="float" office:value="2406.5" calcext:value-type="float">
            <text:p>2406.5</text:p>
          </table:table-cell>
          <table:table-cell office:value-type="float" office:value="2435.6" calcext:value-type="float">
            <text:p>2435.6</text:p>
          </table:table-cell>
          <table:table-cell table:formula="of:=IF(AND([.E219]&gt;=[.D219]-[.$G$1];[.E219]&lt;=[.D219]+[.$G$1]);[.E219];0)" office:value-type="float" office:value="2406.5" calcext:value-type="float">
            <text:p>2406.5</text:p>
          </table:table-cell>
          <table:table-cell table:formula="of:=IF(AND([.F219]&gt;=[.D219]-[.$G$1];[.F219]&lt;=[.D219]+[.$G$1]);[.F219];0)" office:value-type="float" office:value="2435.6" calcext:value-type="float">
            <text:p>2435.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3.TPS</text:p>
          </table:table-cell>
          <table:table-cell office:value-type="float" office:value="2601.45" calcext:value-type="float">
            <text:p>2601.45</text:p>
          </table:table-cell>
          <table:table-cell office:value-type="float" office:value="2523.56" calcext:value-type="float">
            <text:p>2523.56</text:p>
          </table:table-cell>
          <table:table-cell office:value-type="float" office:value="2455.46" calcext:value-type="float">
            <text:p>2455.46</text:p>
          </table:table-cell>
          <table:table-cell table:formula="of:=IF(AND([.E220]&gt;=[.D220]-[.$G$1];[.E220]&lt;=[.D220]+[.$G$1]);[.E220];0)" office:value-type="float" office:value="2523.56" calcext:value-type="float">
            <text:p>2523.56</text:p>
          </table:table-cell>
          <table:table-cell table:formula="of:=IF(AND([.F220]&gt;=[.D220]-[.$G$1];[.F220]&lt;=[.D220]+[.$G$1]);[.F2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4.TPS</text:p>
          </table:table-cell>
          <table:table-cell office:value-type="float" office:value="2657.22" calcext:value-type="float">
            <text:p>2657.22</text:p>
          </table:table-cell>
          <table:table-cell office:value-type="float" office:value="2618.26" calcext:value-type="float">
            <text:p>2618.26</text:p>
          </table:table-cell>
          <table:table-cell office:value-type="float" office:value="2317.58" calcext:value-type="float">
            <text:p>2317.58</text:p>
          </table:table-cell>
          <table:table-cell table:formula="of:=IF(AND([.E221]&gt;=[.D221]-[.$G$1];[.E221]&lt;=[.D221]+[.$G$1]);[.E221];0)" office:value-type="float" office:value="2618.26" calcext:value-type="float">
            <text:p>2618.26</text:p>
          </table:table-cell>
          <table:table-cell table:formula="of:=IF(AND([.F221]&gt;=[.D221]-[.$G$1];[.F221]&lt;=[.D221]+[.$G$1]);[.F2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5.TPS</text:p>
          </table:table-cell>
          <table:table-cell office:value-type="float" office:value="2748.62" calcext:value-type="float">
            <text:p>2748.62</text:p>
          </table:table-cell>
          <table:table-cell office:value-type="float" office:value="2298.95" calcext:value-type="float">
            <text:p>2298.95</text:p>
          </table:table-cell>
          <table:table-cell office:value-type="float" office:value="2284.98" calcext:value-type="float">
            <text:p>2284.98</text:p>
          </table:table-cell>
          <table:table-cell table:formula="of:=IF(AND([.E222]&gt;=[.D222]-[.$G$1];[.E222]&lt;=[.D222]+[.$G$1]);[.E222];0)" office:value-type="float" office:value="0" calcext:value-type="float">
            <text:p>0</text:p>
          </table:table-cell>
          <table:table-cell table:formula="of:=IF(AND([.F222]&gt;=[.D222]-[.$G$1];[.F222]&lt;=[.D222]+[.$G$1]);[.F2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6.TPS</text:p>
          </table:table-cell>
          <table:table-cell office:value-type="float" office:value="2613.95" calcext:value-type="float">
            <text:p>2613.95</text:p>
          </table:table-cell>
          <table:table-cell office:value-type="float" office:value="2504.83" calcext:value-type="float">
            <text:p>2504.83</text:p>
          </table:table-cell>
          <table:table-cell office:value-type="float" office:value="2464.25" calcext:value-type="float">
            <text:p>2464.25</text:p>
          </table:table-cell>
          <table:table-cell table:formula="of:=IF(AND([.E223]&gt;=[.D223]-[.$G$1];[.E223]&lt;=[.D223]+[.$G$1]);[.E223];0)" office:value-type="float" office:value="2504.83" calcext:value-type="float">
            <text:p>2504.83</text:p>
          </table:table-cell>
          <table:table-cell table:formula="of:=IF(AND([.F223]&gt;=[.D223]-[.$G$1];[.F223]&lt;=[.D223]+[.$G$1]);[.F2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7.TPS</text:p>
          </table:table-cell>
          <table:table-cell office:value-type="float" office:value="2614.98" calcext:value-type="float">
            <text:p>2614.98</text:p>
          </table:table-cell>
          <table:table-cell office:value-type="float" office:value="2459.32" calcext:value-type="float">
            <text:p>2459.32</text:p>
          </table:table-cell>
          <table:table-cell office:value-type="float" office:value="2549.05" calcext:value-type="float">
            <text:p>2549.05</text:p>
          </table:table-cell>
          <table:table-cell table:formula="of:=IF(AND([.E224]&gt;=[.D224]-[.$G$1];[.E224]&lt;=[.D224]+[.$G$1]);[.E224];0)" office:value-type="float" office:value="0" calcext:value-type="float">
            <text:p>0</text:p>
          </table:table-cell>
          <table:table-cell table:formula="of:=IF(AND([.F224]&gt;=[.D224]-[.$G$1];[.F224]&lt;=[.D224]+[.$G$1]);[.F224];0)" office:value-type="float" office:value="2549.05" calcext:value-type="float">
            <text:p>2549.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8.TPS</text:p>
          </table:table-cell>
          <table:table-cell office:value-type="float" office:value="2471.55" calcext:value-type="float">
            <text:p>2471.55</text:p>
          </table:table-cell>
          <table:table-cell office:value-type="float" office:value="2465.35" calcext:value-type="float">
            <text:p>2465.35</text:p>
          </table:table-cell>
          <table:table-cell office:value-type="float" office:value="2473.72" calcext:value-type="float">
            <text:p>2473.72</text:p>
          </table:table-cell>
          <table:table-cell table:formula="of:=IF(AND([.E225]&gt;=[.D225]-[.$G$1];[.E225]&lt;=[.D225]+[.$G$1]);[.E225];0)" office:value-type="float" office:value="2465.35" calcext:value-type="float">
            <text:p>2465.35</text:p>
          </table:table-cell>
          <table:table-cell table:formula="of:=IF(AND([.F225]&gt;=[.D225]-[.$G$1];[.F225]&lt;=[.D225]+[.$G$1]);[.F225];0)" office:value-type="float" office:value="2473.72" calcext:value-type="float">
            <text:p>2473.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29.TPS</text:p>
          </table:table-cell>
          <table:table-cell office:value-type="float" office:value="2504.37" calcext:value-type="float">
            <text:p>2504.37</text:p>
          </table:table-cell>
          <table:table-cell office:value-type="float" office:value="2404.95" calcext:value-type="float">
            <text:p>2404.95</text:p>
          </table:table-cell>
          <table:table-cell office:value-type="float" office:value="2470.82" calcext:value-type="float">
            <text:p>2470.82</text:p>
          </table:table-cell>
          <table:table-cell table:formula="of:=IF(AND([.E226]&gt;=[.D226]-[.$G$1];[.E226]&lt;=[.D226]+[.$G$1]);[.E226];0)" office:value-type="float" office:value="2404.95" calcext:value-type="float">
            <text:p>2404.95</text:p>
          </table:table-cell>
          <table:table-cell table:formula="of:=IF(AND([.F226]&gt;=[.D226]-[.$G$1];[.F226]&lt;=[.D226]+[.$G$1]);[.F226];0)" office:value-type="float" office:value="2470.82" calcext:value-type="float">
            <text:p>2470.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0.TPS</text:p>
          </table:table-cell>
          <table:table-cell office:value-type="float" office:value="2467.88" calcext:value-type="float">
            <text:p>2467.88</text:p>
          </table:table-cell>
          <table:table-cell office:value-type="float" office:value="2454.38" calcext:value-type="float">
            <text:p>2454.38</text:p>
          </table:table-cell>
          <table:table-cell office:value-type="float" office:value="2395.81" calcext:value-type="float">
            <text:p>2395.81</text:p>
          </table:table-cell>
          <table:table-cell table:formula="of:=IF(AND([.E227]&gt;=[.D227]-[.$G$1];[.E227]&lt;=[.D227]+[.$G$1]);[.E227];0)" office:value-type="float" office:value="2454.38" calcext:value-type="float">
            <text:p>2454.38</text:p>
          </table:table-cell>
          <table:table-cell table:formula="of:=IF(AND([.F227]&gt;=[.D227]-[.$G$1];[.F227]&lt;=[.D227]+[.$G$1]);[.F227];0)" office:value-type="float" office:value="2395.81" calcext:value-type="float">
            <text:p>2395.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1.TPS</text:p>
          </table:table-cell>
          <table:table-cell office:value-type="float" office:value="2400.59" calcext:value-type="float">
            <text:p>2400.59</text:p>
          </table:table-cell>
          <table:table-cell office:value-type="float" office:value="2413.63" calcext:value-type="float">
            <text:p>2413.63</text:p>
          </table:table-cell>
          <table:table-cell office:value-type="float" office:value="2307.73" calcext:value-type="float">
            <text:p>2307.73</text:p>
          </table:table-cell>
          <table:table-cell table:formula="of:=IF(AND([.E228]&gt;=[.D228]-[.$G$1];[.E228]&lt;=[.D228]+[.$G$1]);[.E228];0)" office:value-type="float" office:value="2413.63" calcext:value-type="float">
            <text:p>2413.63</text:p>
          </table:table-cell>
          <table:table-cell table:formula="of:=IF(AND([.F228]&gt;=[.D228]-[.$G$1];[.F228]&lt;=[.D228]+[.$G$1]);[.F228];0)" office:value-type="float" office:value="2307.73" calcext:value-type="float">
            <text:p>2307.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2.TPS</text:p>
          </table:table-cell>
          <table:table-cell office:value-type="float" office:value="2437.81" calcext:value-type="float">
            <text:p>2437.81</text:p>
          </table:table-cell>
          <table:table-cell office:value-type="float" office:value="2440.81" calcext:value-type="float">
            <text:p>2440.81</text:p>
          </table:table-cell>
          <table:table-cell office:value-type="float" office:value="2398.26" calcext:value-type="float">
            <text:p>2398.26</text:p>
          </table:table-cell>
          <table:table-cell table:formula="of:=IF(AND([.E229]&gt;=[.D229]-[.$G$1];[.E229]&lt;=[.D229]+[.$G$1]);[.E229];0)" office:value-type="float" office:value="2440.81" calcext:value-type="float">
            <text:p>2440.81</text:p>
          </table:table-cell>
          <table:table-cell table:formula="of:=IF(AND([.F229]&gt;=[.D229]-[.$G$1];[.F229]&lt;=[.D229]+[.$G$1]);[.F229];0)" office:value-type="float" office:value="2398.26" calcext:value-type="float">
            <text:p>2398.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3.TPS</text:p>
          </table:table-cell>
          <table:table-cell office:value-type="float" office:value="2672.13" calcext:value-type="float">
            <text:p>2672.13</text:p>
          </table:table-cell>
          <table:table-cell office:value-type="float" office:value="2448.11" calcext:value-type="float">
            <text:p>2448.11</text:p>
          </table:table-cell>
          <table:table-cell office:value-type="float" office:value="2377.5" calcext:value-type="float">
            <text:p>2377.5</text:p>
          </table:table-cell>
          <table:table-cell table:formula="of:=IF(AND([.E230]&gt;=[.D230]-[.$G$1];[.E230]&lt;=[.D230]+[.$G$1]);[.E230];0)" office:value-type="float" office:value="0" calcext:value-type="float">
            <text:p>0</text:p>
          </table:table-cell>
          <table:table-cell table:formula="of:=IF(AND([.F230]&gt;=[.D230]-[.$G$1];[.F230]&lt;=[.D230]+[.$G$1]);[.F2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4.TPS</text:p>
          </table:table-cell>
          <table:table-cell office:value-type="float" office:value="2679.92" calcext:value-type="float">
            <text:p>2679.92</text:p>
          </table:table-cell>
          <table:table-cell office:value-type="float" office:value="2469.28" calcext:value-type="float">
            <text:p>2469.28</text:p>
          </table:table-cell>
          <table:table-cell office:value-type="float" office:value="2430.36" calcext:value-type="float">
            <text:p>2430.36</text:p>
          </table:table-cell>
          <table:table-cell table:formula="of:=IF(AND([.E231]&gt;=[.D231]-[.$G$1];[.E231]&lt;=[.D231]+[.$G$1]);[.E231];0)" office:value-type="float" office:value="0" calcext:value-type="float">
            <text:p>0</text:p>
          </table:table-cell>
          <table:table-cell table:formula="of:=IF(AND([.F231]&gt;=[.D231]-[.$G$1];[.F231]&lt;=[.D231]+[.$G$1]);[.F2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5.TPS</text:p>
          </table:table-cell>
          <table:table-cell office:value-type="float" office:value="2656.9" calcext:value-type="float">
            <text:p>2656.9</text:p>
          </table:table-cell>
          <table:table-cell office:value-type="float" office:value="2408.3" calcext:value-type="float">
            <text:p>2408.3</text:p>
          </table:table-cell>
          <table:table-cell office:value-type="float" office:value="2464.82" calcext:value-type="float">
            <text:p>2464.82</text:p>
          </table:table-cell>
          <table:table-cell table:formula="of:=IF(AND([.E232]&gt;=[.D232]-[.$G$1];[.E232]&lt;=[.D232]+[.$G$1]);[.E232];0)" office:value-type="float" office:value="0" calcext:value-type="float">
            <text:p>0</text:p>
          </table:table-cell>
          <table:table-cell table:formula="of:=IF(AND([.F232]&gt;=[.D232]-[.$G$1];[.F232]&lt;=[.D232]+[.$G$1]);[.F2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6.TPS</text:p>
          </table:table-cell>
          <table:table-cell office:value-type="float" office:value="2562.65" calcext:value-type="float">
            <text:p>2562.65</text:p>
          </table:table-cell>
          <table:table-cell office:value-type="float" office:value="2515.18" calcext:value-type="float">
            <text:p>2515.18</text:p>
          </table:table-cell>
          <table:table-cell office:value-type="float" office:value="2494.39" calcext:value-type="float">
            <text:p>2494.39</text:p>
          </table:table-cell>
          <table:table-cell table:formula="of:=IF(AND([.E233]&gt;=[.D233]-[.$G$1];[.E233]&lt;=[.D233]+[.$G$1]);[.E233];0)" office:value-type="float" office:value="2515.18" calcext:value-type="float">
            <text:p>2515.18</text:p>
          </table:table-cell>
          <table:table-cell table:formula="of:=IF(AND([.F233]&gt;=[.D233]-[.$G$1];[.F233]&lt;=[.D233]+[.$G$1]);[.F233];0)" office:value-type="float" office:value="2494.39" calcext:value-type="float">
            <text:p>2494.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7.TPS</text:p>
          </table:table-cell>
          <table:table-cell office:value-type="float" office:value="2630.48" calcext:value-type="float">
            <text:p>2630.48</text:p>
          </table:table-cell>
          <table:table-cell office:value-type="float" office:value="2538.03" calcext:value-type="float">
            <text:p>2538.03</text:p>
          </table:table-cell>
          <table:table-cell office:value-type="float" office:value="2497.99" calcext:value-type="float">
            <text:p>2497.99</text:p>
          </table:table-cell>
          <table:table-cell table:formula="of:=IF(AND([.E234]&gt;=[.D234]-[.$G$1];[.E234]&lt;=[.D234]+[.$G$1]);[.E234];0)" office:value-type="float" office:value="2538.03" calcext:value-type="float">
            <text:p>2538.03</text:p>
          </table:table-cell>
          <table:table-cell table:formula="of:=IF(AND([.F234]&gt;=[.D234]-[.$G$1];[.F234]&lt;=[.D234]+[.$G$1]);[.F2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8.TPS</text:p>
          </table:table-cell>
          <table:table-cell office:value-type="float" office:value="2695.35" calcext:value-type="float">
            <text:p>2695.35</text:p>
          </table:table-cell>
          <table:table-cell office:value-type="float" office:value="2518.54" calcext:value-type="float">
            <text:p>2518.54</text:p>
          </table:table-cell>
          <table:table-cell office:value-type="float" office:value="2520.17" calcext:value-type="float">
            <text:p>2520.17</text:p>
          </table:table-cell>
          <table:table-cell table:formula="of:=IF(AND([.E235]&gt;=[.D235]-[.$G$1];[.E235]&lt;=[.D235]+[.$G$1]);[.E235];0)" office:value-type="float" office:value="0" calcext:value-type="float">
            <text:p>0</text:p>
          </table:table-cell>
          <table:table-cell table:formula="of:=IF(AND([.F235]&gt;=[.D235]-[.$G$1];[.F235]&lt;=[.D235]+[.$G$1]);[.F2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39.TPS</text:p>
          </table:table-cell>
          <table:table-cell office:value-type="float" office:value="2556.07" calcext:value-type="float">
            <text:p>2556.07</text:p>
          </table:table-cell>
          <table:table-cell office:value-type="float" office:value="2412.56" calcext:value-type="float">
            <text:p>2412.56</text:p>
          </table:table-cell>
          <table:table-cell office:value-type="float" office:value="2414.49" calcext:value-type="float">
            <text:p>2414.49</text:p>
          </table:table-cell>
          <table:table-cell table:formula="of:=IF(AND([.E236]&gt;=[.D236]-[.$G$1];[.E236]&lt;=[.D236]+[.$G$1]);[.E236];0)" office:value-type="float" office:value="0" calcext:value-type="float">
            <text:p>0</text:p>
          </table:table-cell>
          <table:table-cell table:formula="of:=IF(AND([.F236]&gt;=[.D236]-[.$G$1];[.F236]&lt;=[.D236]+[.$G$1]);[.F2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0.TPS</text:p>
          </table:table-cell>
          <table:table-cell office:value-type="float" office:value="2474.89" calcext:value-type="float">
            <text:p>2474.89</text:p>
          </table:table-cell>
          <table:table-cell office:value-type="float" office:value="2448.75" calcext:value-type="float">
            <text:p>2448.75</text:p>
          </table:table-cell>
          <table:table-cell office:value-type="float" office:value="2459.93" calcext:value-type="float">
            <text:p>2459.93</text:p>
          </table:table-cell>
          <table:table-cell table:formula="of:=IF(AND([.E237]&gt;=[.D237]-[.$G$1];[.E237]&lt;=[.D237]+[.$G$1]);[.E237];0)" office:value-type="float" office:value="2448.75" calcext:value-type="float">
            <text:p>2448.75</text:p>
          </table:table-cell>
          <table:table-cell table:formula="of:=IF(AND([.F237]&gt;=[.D237]-[.$G$1];[.F237]&lt;=[.D237]+[.$G$1]);[.F237];0)" office:value-type="float" office:value="2459.93" calcext:value-type="float">
            <text:p>2459.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1.TPS</text:p>
          </table:table-cell>
          <table:table-cell office:value-type="float" office:value="2501.1" calcext:value-type="float">
            <text:p>2501.1</text:p>
          </table:table-cell>
          <table:table-cell office:value-type="float" office:value="2333.59" calcext:value-type="float">
            <text:p>2333.59</text:p>
          </table:table-cell>
          <table:table-cell office:value-type="float" office:value="2324.84" calcext:value-type="float">
            <text:p>2324.84</text:p>
          </table:table-cell>
          <table:table-cell table:formula="of:=IF(AND([.E238]&gt;=[.D238]-[.$G$1];[.E238]&lt;=[.D238]+[.$G$1]);[.E238];0)" office:value-type="float" office:value="0" calcext:value-type="float">
            <text:p>0</text:p>
          </table:table-cell>
          <table:table-cell table:formula="of:=IF(AND([.F238]&gt;=[.D238]-[.$G$1];[.F238]&lt;=[.D238]+[.$G$1]);[.F2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2.TPS</text:p>
          </table:table-cell>
          <table:table-cell office:value-type="float" office:value="2459.95" calcext:value-type="float">
            <text:p>2459.95</text:p>
          </table:table-cell>
          <table:table-cell office:value-type="float" office:value="2455.2" calcext:value-type="float">
            <text:p>2455.2</text:p>
          </table:table-cell>
          <table:table-cell office:value-type="float" office:value="2443.85" calcext:value-type="float">
            <text:p>2443.85</text:p>
          </table:table-cell>
          <table:table-cell table:formula="of:=IF(AND([.E239]&gt;=[.D239]-[.$G$1];[.E239]&lt;=[.D239]+[.$G$1]);[.E239];0)" office:value-type="float" office:value="2455.2" calcext:value-type="float">
            <text:p>2455.2</text:p>
          </table:table-cell>
          <table:table-cell table:formula="of:=IF(AND([.F239]&gt;=[.D239]-[.$G$1];[.F239]&lt;=[.D239]+[.$G$1]);[.F239];0)" office:value-type="float" office:value="2443.85" calcext:value-type="float">
            <text:p>2443.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3.TPS</text:p>
          </table:table-cell>
          <table:table-cell office:value-type="float" office:value="2708.11" calcext:value-type="float">
            <text:p>2708.11</text:p>
          </table:table-cell>
          <table:table-cell office:value-type="float" office:value="2364.71" calcext:value-type="float">
            <text:p>2364.71</text:p>
          </table:table-cell>
          <table:table-cell office:value-type="float" office:value="2419.51" calcext:value-type="float">
            <text:p>2419.51</text:p>
          </table:table-cell>
          <table:table-cell table:formula="of:=IF(AND([.E240]&gt;=[.D240]-[.$G$1];[.E240]&lt;=[.D240]+[.$G$1]);[.E240];0)" office:value-type="float" office:value="0" calcext:value-type="float">
            <text:p>0</text:p>
          </table:table-cell>
          <table:table-cell table:formula="of:=IF(AND([.F240]&gt;=[.D240]-[.$G$1];[.F240]&lt;=[.D240]+[.$G$1]);[.F2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4.TPS</text:p>
          </table:table-cell>
          <table:table-cell office:value-type="float" office:value="2522.6" calcext:value-type="float">
            <text:p>2522.6</text:p>
          </table:table-cell>
          <table:table-cell office:value-type="float" office:value="2428.2" calcext:value-type="float">
            <text:p>2428.2</text:p>
          </table:table-cell>
          <table:table-cell office:value-type="float" office:value="2506.71" calcext:value-type="float">
            <text:p>2506.71</text:p>
          </table:table-cell>
          <table:table-cell table:formula="of:=IF(AND([.E241]&gt;=[.D241]-[.$G$1];[.E241]&lt;=[.D241]+[.$G$1]);[.E241];0)" office:value-type="float" office:value="2428.2" calcext:value-type="float">
            <text:p>2428.2</text:p>
          </table:table-cell>
          <table:table-cell table:formula="of:=IF(AND([.F241]&gt;=[.D241]-[.$G$1];[.F241]&lt;=[.D241]+[.$G$1]);[.F241];0)" office:value-type="float" office:value="2506.71" calcext:value-type="float">
            <text:p>2506.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5.TPS</text:p>
          </table:table-cell>
          <table:table-cell office:value-type="float" office:value="2570.98" calcext:value-type="float">
            <text:p>2570.98</text:p>
          </table:table-cell>
          <table:table-cell office:value-type="float" office:value="2460.22" calcext:value-type="float">
            <text:p>2460.22</text:p>
          </table:table-cell>
          <table:table-cell office:value-type="float" office:value="2471.5" calcext:value-type="float">
            <text:p>2471.5</text:p>
          </table:table-cell>
          <table:table-cell table:formula="of:=IF(AND([.E242]&gt;=[.D242]-[.$G$1];[.E242]&lt;=[.D242]+[.$G$1]);[.E242];0)" office:value-type="float" office:value="2460.22" calcext:value-type="float">
            <text:p>2460.22</text:p>
          </table:table-cell>
          <table:table-cell table:formula="of:=IF(AND([.F242]&gt;=[.D242]-[.$G$1];[.F242]&lt;=[.D242]+[.$G$1]);[.F242];0)" office:value-type="float" office:value="2471.5" calcext:value-type="float">
            <text:p>2471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6.TPS</text:p>
          </table:table-cell>
          <table:table-cell office:value-type="float" office:value="2466.29" calcext:value-type="float">
            <text:p>2466.29</text:p>
          </table:table-cell>
          <table:table-cell office:value-type="float" office:value="2382.98" calcext:value-type="float">
            <text:p>2382.98</text:p>
          </table:table-cell>
          <table:table-cell office:value-type="float" office:value="2304.22" calcext:value-type="float">
            <text:p>2304.22</text:p>
          </table:table-cell>
          <table:table-cell table:formula="of:=IF(AND([.E243]&gt;=[.D243]-[.$G$1];[.E243]&lt;=[.D243]+[.$G$1]);[.E243];0)" office:value-type="float" office:value="2382.98" calcext:value-type="float">
            <text:p>2382.98</text:p>
          </table:table-cell>
          <table:table-cell table:formula="of:=IF(AND([.F243]&gt;=[.D243]-[.$G$1];[.F243]&lt;=[.D243]+[.$G$1]);[.F2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7.TPS</text:p>
          </table:table-cell>
          <table:table-cell office:value-type="float" office:value="2645.22" calcext:value-type="float">
            <text:p>2645.22</text:p>
          </table:table-cell>
          <table:table-cell office:value-type="float" office:value="2418.8" calcext:value-type="float">
            <text:p>2418.8</text:p>
          </table:table-cell>
          <table:table-cell office:value-type="float" office:value="2494.38" calcext:value-type="float">
            <text:p>2494.38</text:p>
          </table:table-cell>
          <table:table-cell table:formula="of:=IF(AND([.E244]&gt;=[.D244]-[.$G$1];[.E244]&lt;=[.D244]+[.$G$1]);[.E244];0)" office:value-type="float" office:value="0" calcext:value-type="float">
            <text:p>0</text:p>
          </table:table-cell>
          <table:table-cell table:formula="of:=IF(AND([.F244]&gt;=[.D244]-[.$G$1];[.F244]&lt;=[.D244]+[.$G$1]);[.F2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49.TPS</text:p>
          </table:table-cell>
          <table:table-cell office:value-type="float" office:value="2636.99" calcext:value-type="float">
            <text:p>2636.99</text:p>
          </table:table-cell>
          <table:table-cell office:value-type="float" office:value="2423.37" calcext:value-type="float">
            <text:p>2423.37</text:p>
          </table:table-cell>
          <table:table-cell office:value-type="float" office:value="2566.85" calcext:value-type="float">
            <text:p>2566.85</text:p>
          </table:table-cell>
          <table:table-cell table:formula="of:=IF(AND([.E245]&gt;=[.D245]-[.$G$1];[.E245]&lt;=[.D245]+[.$G$1]);[.E245];0)" office:value-type="float" office:value="0" calcext:value-type="float">
            <text:p>0</text:p>
          </table:table-cell>
          <table:table-cell table:formula="of:=IF(AND([.F245]&gt;=[.D245]-[.$G$1];[.F245]&lt;=[.D245]+[.$G$1]);[.F245];0)" office:value-type="float" office:value="2566.85" calcext:value-type="float">
            <text:p>2566.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0.TPS</text:p>
          </table:table-cell>
          <table:table-cell office:value-type="float" office:value="2571.59" calcext:value-type="float">
            <text:p>2571.59</text:p>
          </table:table-cell>
          <table:table-cell office:value-type="float" office:value="2484.94" calcext:value-type="float">
            <text:p>2484.94</text:p>
          </table:table-cell>
          <table:table-cell office:value-type="float" office:value="2523.05" calcext:value-type="float">
            <text:p>2523.05</text:p>
          </table:table-cell>
          <table:table-cell table:formula="of:=IF(AND([.E246]&gt;=[.D246]-[.$G$1];[.E246]&lt;=[.D246]+[.$G$1]);[.E246];0)" office:value-type="float" office:value="2484.94" calcext:value-type="float">
            <text:p>2484.94</text:p>
          </table:table-cell>
          <table:table-cell table:formula="of:=IF(AND([.F246]&gt;=[.D246]-[.$G$1];[.F246]&lt;=[.D246]+[.$G$1]);[.F246];0)" office:value-type="float" office:value="2523.05" calcext:value-type="float">
            <text:p>2523.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1.TPS</text:p>
          </table:table-cell>
          <table:table-cell office:value-type="float" office:value="2645.14" calcext:value-type="float">
            <text:p>2645.14</text:p>
          </table:table-cell>
          <table:table-cell office:value-type="float" office:value="2334.12" calcext:value-type="float">
            <text:p>2334.12</text:p>
          </table:table-cell>
          <table:table-cell office:value-type="float" office:value="2493.81" calcext:value-type="float">
            <text:p>2493.81</text:p>
          </table:table-cell>
          <table:table-cell table:formula="of:=IF(AND([.E247]&gt;=[.D247]-[.$G$1];[.E247]&lt;=[.D247]+[.$G$1]);[.E247];0)" office:value-type="float" office:value="0" calcext:value-type="float">
            <text:p>0</text:p>
          </table:table-cell>
          <table:table-cell table:formula="of:=IF(AND([.F247]&gt;=[.D247]-[.$G$1];[.F247]&lt;=[.D247]+[.$G$1]);[.F2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2.TPS</text:p>
          </table:table-cell>
          <table:table-cell office:value-type="float" office:value="2553.92" calcext:value-type="float">
            <text:p>2553.92</text:p>
          </table:table-cell>
          <table:table-cell office:value-type="float" office:value="2537.88" calcext:value-type="float">
            <text:p>2537.88</text:p>
          </table:table-cell>
          <table:table-cell office:value-type="float" office:value="2416.99" calcext:value-type="float">
            <text:p>2416.99</text:p>
          </table:table-cell>
          <table:table-cell table:formula="of:=IF(AND([.E248]&gt;=[.D248]-[.$G$1];[.E248]&lt;=[.D248]+[.$G$1]);[.E248];0)" office:value-type="float" office:value="2537.88" calcext:value-type="float">
            <text:p>2537.88</text:p>
          </table:table-cell>
          <table:table-cell table:formula="of:=IF(AND([.F248]&gt;=[.D248]-[.$G$1];[.F248]&lt;=[.D248]+[.$G$1]);[.F2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3.TPS</text:p>
          </table:table-cell>
          <table:table-cell office:value-type="float" office:value="2573.12" calcext:value-type="float">
            <text:p>2573.12</text:p>
          </table:table-cell>
          <table:table-cell office:value-type="float" office:value="2490.22" calcext:value-type="float">
            <text:p>2490.22</text:p>
          </table:table-cell>
          <table:table-cell office:value-type="float" office:value="2500.71" calcext:value-type="float">
            <text:p>2500.71</text:p>
          </table:table-cell>
          <table:table-cell table:formula="of:=IF(AND([.E249]&gt;=[.D249]-[.$G$1];[.E249]&lt;=[.D249]+[.$G$1]);[.E249];0)" office:value-type="float" office:value="2490.22" calcext:value-type="float">
            <text:p>2490.22</text:p>
          </table:table-cell>
          <table:table-cell table:formula="of:=IF(AND([.F249]&gt;=[.D249]-[.$G$1];[.F249]&lt;=[.D249]+[.$G$1]);[.F249];0)" office:value-type="float" office:value="2500.71" calcext:value-type="float">
            <text:p>2500.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4.TPS</text:p>
          </table:table-cell>
          <table:table-cell office:value-type="float" office:value="2416.13" calcext:value-type="float">
            <text:p>2416.13</text:p>
          </table:table-cell>
          <table:table-cell office:value-type="float" office:value="2538.47" calcext:value-type="float">
            <text:p>2538.47</text:p>
          </table:table-cell>
          <table:table-cell office:value-type="float" office:value="2527.76" calcext:value-type="float">
            <text:p>2527.76</text:p>
          </table:table-cell>
          <table:table-cell table:formula="of:=IF(AND([.E250]&gt;=[.D250]-[.$G$1];[.E250]&lt;=[.D250]+[.$G$1]);[.E250];0)" office:value-type="float" office:value="2538.47" calcext:value-type="float">
            <text:p>2538.47</text:p>
          </table:table-cell>
          <table:table-cell table:formula="of:=IF(AND([.F250]&gt;=[.D250]-[.$G$1];[.F250]&lt;=[.D250]+[.$G$1]);[.F250];0)" office:value-type="float" office:value="2527.76" calcext:value-type="float">
            <text:p>2527.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5.TPS</text:p>
          </table:table-cell>
          <table:table-cell office:value-type="float" office:value="2676.81" calcext:value-type="float">
            <text:p>2676.81</text:p>
          </table:table-cell>
          <table:table-cell office:value-type="float" office:value="2611.98" calcext:value-type="float">
            <text:p>2611.98</text:p>
          </table:table-cell>
          <table:table-cell office:value-type="float" office:value="2443.15" calcext:value-type="float">
            <text:p>2443.15</text:p>
          </table:table-cell>
          <table:table-cell table:formula="of:=IF(AND([.E251]&gt;=[.D251]-[.$G$1];[.E251]&lt;=[.D251]+[.$G$1]);[.E251];0)" office:value-type="float" office:value="2611.98" calcext:value-type="float">
            <text:p>2611.98</text:p>
          </table:table-cell>
          <table:table-cell table:formula="of:=IF(AND([.F251]&gt;=[.D251]-[.$G$1];[.F251]&lt;=[.D251]+[.$G$1]);[.F2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6.TPS</text:p>
          </table:table-cell>
          <table:table-cell office:value-type="float" office:value="2481.85" calcext:value-type="float">
            <text:p>2481.85</text:p>
          </table:table-cell>
          <table:table-cell office:value-type="float" office:value="2505.57" calcext:value-type="float">
            <text:p>2505.57</text:p>
          </table:table-cell>
          <table:table-cell office:value-type="float" office:value="2489.4" calcext:value-type="float">
            <text:p>2489.4</text:p>
          </table:table-cell>
          <table:table-cell table:formula="of:=IF(AND([.E252]&gt;=[.D252]-[.$G$1];[.E252]&lt;=[.D252]+[.$G$1]);[.E252];0)" office:value-type="float" office:value="2505.57" calcext:value-type="float">
            <text:p>2505.57</text:p>
          </table:table-cell>
          <table:table-cell table:formula="of:=IF(AND([.F252]&gt;=[.D252]-[.$G$1];[.F252]&lt;=[.D252]+[.$G$1]);[.F252];0)" office:value-type="float" office:value="2489.4" calcext:value-type="float">
            <text:p>2489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7.TPS</text:p>
          </table:table-cell>
          <table:table-cell office:value-type="float" office:value="2714.75" calcext:value-type="float">
            <text:p>2714.75</text:p>
          </table:table-cell>
          <table:table-cell office:value-type="float" office:value="2492.39" calcext:value-type="float">
            <text:p>2492.39</text:p>
          </table:table-cell>
          <table:table-cell office:value-type="float" office:value="2482.33" calcext:value-type="float">
            <text:p>2482.33</text:p>
          </table:table-cell>
          <table:table-cell table:formula="of:=IF(AND([.E253]&gt;=[.D253]-[.$G$1];[.E253]&lt;=[.D253]+[.$G$1]);[.E253];0)" office:value-type="float" office:value="0" calcext:value-type="float">
            <text:p>0</text:p>
          </table:table-cell>
          <table:table-cell table:formula="of:=IF(AND([.F253]&gt;=[.D253]-[.$G$1];[.F253]&lt;=[.D253]+[.$G$1]);[.F2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8.TPS</text:p>
          </table:table-cell>
          <table:table-cell office:value-type="float" office:value="2514.93" calcext:value-type="float">
            <text:p>2514.93</text:p>
          </table:table-cell>
          <table:table-cell office:value-type="float" office:value="2366.52" calcext:value-type="float">
            <text:p>2366.52</text:p>
          </table:table-cell>
          <table:table-cell office:value-type="float" office:value="2439.48" calcext:value-type="float">
            <text:p>2439.48</text:p>
          </table:table-cell>
          <table:table-cell table:formula="of:=IF(AND([.E254]&gt;=[.D254]-[.$G$1];[.E254]&lt;=[.D254]+[.$G$1]);[.E254];0)" office:value-type="float" office:value="0" calcext:value-type="float">
            <text:p>0</text:p>
          </table:table-cell>
          <table:table-cell table:formula="of:=IF(AND([.F254]&gt;=[.D254]-[.$G$1];[.F254]&lt;=[.D254]+[.$G$1]);[.F254];0)" office:value-type="float" office:value="2439.48" calcext:value-type="float">
            <text:p>2439.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59.TPS</text:p>
          </table:table-cell>
          <table:table-cell office:value-type="float" office:value="2426.43" calcext:value-type="float">
            <text:p>2426.43</text:p>
          </table:table-cell>
          <table:table-cell office:value-type="float" office:value="2288.93" calcext:value-type="float">
            <text:p>2288.93</text:p>
          </table:table-cell>
          <table:table-cell office:value-type="float" office:value="2374.51" calcext:value-type="float">
            <text:p>2374.51</text:p>
          </table:table-cell>
          <table:table-cell table:formula="of:=IF(AND([.E255]&gt;=[.D255]-[.$G$1];[.E255]&lt;=[.D255]+[.$G$1]);[.E255];0)" office:value-type="float" office:value="0" calcext:value-type="float">
            <text:p>0</text:p>
          </table:table-cell>
          <table:table-cell table:formula="of:=IF(AND([.F255]&gt;=[.D255]-[.$G$1];[.F255]&lt;=[.D255]+[.$G$1]);[.F255];0)" office:value-type="float" office:value="2374.51" calcext:value-type="float">
            <text:p>2374.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0.TPS</text:p>
          </table:table-cell>
          <table:table-cell office:value-type="float" office:value="2583.07" calcext:value-type="float">
            <text:p>2583.07</text:p>
          </table:table-cell>
          <table:table-cell office:value-type="float" office:value="2531.31" calcext:value-type="float">
            <text:p>2531.31</text:p>
          </table:table-cell>
          <table:table-cell office:value-type="float" office:value="2529.72" calcext:value-type="float">
            <text:p>2529.72</text:p>
          </table:table-cell>
          <table:table-cell table:formula="of:=IF(AND([.E256]&gt;=[.D256]-[.$G$1];[.E256]&lt;=[.D256]+[.$G$1]);[.E256];0)" office:value-type="float" office:value="2531.31" calcext:value-type="float">
            <text:p>2531.31</text:p>
          </table:table-cell>
          <table:table-cell table:formula="of:=IF(AND([.F256]&gt;=[.D256]-[.$G$1];[.F256]&lt;=[.D256]+[.$G$1]);[.F256];0)" office:value-type="float" office:value="2529.72" calcext:value-type="float">
            <text:p>2529.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1.TPS</text:p>
          </table:table-cell>
          <table:table-cell office:value-type="float" office:value="2618.97" calcext:value-type="float">
            <text:p>2618.97</text:p>
          </table:table-cell>
          <table:table-cell office:value-type="float" office:value="2559.76" calcext:value-type="float">
            <text:p>2559.76</text:p>
          </table:table-cell>
          <table:table-cell office:value-type="float" office:value="2457.5" calcext:value-type="float">
            <text:p>2457.5</text:p>
          </table:table-cell>
          <table:table-cell table:formula="of:=IF(AND([.E257]&gt;=[.D257]-[.$G$1];[.E257]&lt;=[.D257]+[.$G$1]);[.E257];0)" office:value-type="float" office:value="2559.76" calcext:value-type="float">
            <text:p>2559.76</text:p>
          </table:table-cell>
          <table:table-cell table:formula="of:=IF(AND([.F257]&gt;=[.D257]-[.$G$1];[.F257]&lt;=[.D257]+[.$G$1]);[.F2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2.TPS</text:p>
          </table:table-cell>
          <table:table-cell office:value-type="float" office:value="2438.53" calcext:value-type="float">
            <text:p>2438.53</text:p>
          </table:table-cell>
          <table:table-cell office:value-type="float" office:value="2424.91" calcext:value-type="float">
            <text:p>2424.91</text:p>
          </table:table-cell>
          <table:table-cell office:value-type="float" office:value="2381.85" calcext:value-type="float">
            <text:p>2381.85</text:p>
          </table:table-cell>
          <table:table-cell table:formula="of:=IF(AND([.E258]&gt;=[.D258]-[.$G$1];[.E258]&lt;=[.D258]+[.$G$1]);[.E258];0)" office:value-type="float" office:value="2424.91" calcext:value-type="float">
            <text:p>2424.91</text:p>
          </table:table-cell>
          <table:table-cell table:formula="of:=IF(AND([.F258]&gt;=[.D258]-[.$G$1];[.F258]&lt;=[.D258]+[.$G$1]);[.F258];0)" office:value-type="float" office:value="2381.85" calcext:value-type="float">
            <text:p>2381.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3.TPS</text:p>
          </table:table-cell>
          <table:table-cell office:value-type="float" office:value="2651.78" calcext:value-type="float">
            <text:p>2651.78</text:p>
          </table:table-cell>
          <table:table-cell office:value-type="float" office:value="2477.51" calcext:value-type="float">
            <text:p>2477.51</text:p>
          </table:table-cell>
          <table:table-cell office:value-type="float" office:value="2533.5" calcext:value-type="float">
            <text:p>2533.5</text:p>
          </table:table-cell>
          <table:table-cell table:formula="of:=IF(AND([.E259]&gt;=[.D259]-[.$G$1];[.E259]&lt;=[.D259]+[.$G$1]);[.E259];0)" office:value-type="float" office:value="0" calcext:value-type="float">
            <text:p>0</text:p>
          </table:table-cell>
          <table:table-cell table:formula="of:=IF(AND([.F259]&gt;=[.D259]-[.$G$1];[.F259]&lt;=[.D259]+[.$G$1]);[.F259];0)" office:value-type="float" office:value="2533.5" calcext:value-type="float">
            <text:p>253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4.TPS</text:p>
          </table:table-cell>
          <table:table-cell office:value-type="float" office:value="2449.78" calcext:value-type="float">
            <text:p>2449.78</text:p>
          </table:table-cell>
          <table:table-cell office:value-type="float" office:value="2271.34" calcext:value-type="float">
            <text:p>2271.34</text:p>
          </table:table-cell>
          <table:table-cell office:value-type="float" office:value="2411.15" calcext:value-type="float">
            <text:p>2411.15</text:p>
          </table:table-cell>
          <table:table-cell table:formula="of:=IF(AND([.E260]&gt;=[.D260]-[.$G$1];[.E260]&lt;=[.D260]+[.$G$1]);[.E260];0)" office:value-type="float" office:value="0" calcext:value-type="float">
            <text:p>0</text:p>
          </table:table-cell>
          <table:table-cell table:formula="of:=IF(AND([.F260]&gt;=[.D260]-[.$G$1];[.F260]&lt;=[.D260]+[.$G$1]);[.F260];0)" office:value-type="float" office:value="2411.15" calcext:value-type="float">
            <text:p>2411.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5.TPS</text:p>
          </table:table-cell>
          <table:table-cell office:value-type="float" office:value="2521.38" calcext:value-type="float">
            <text:p>2521.38</text:p>
          </table:table-cell>
          <table:table-cell office:value-type="float" office:value="2512.25" calcext:value-type="float">
            <text:p>2512.25</text:p>
          </table:table-cell>
          <table:table-cell office:value-type="float" office:value="2478.08" calcext:value-type="float">
            <text:p>2478.08</text:p>
          </table:table-cell>
          <table:table-cell table:formula="of:=IF(AND([.E261]&gt;=[.D261]-[.$G$1];[.E261]&lt;=[.D261]+[.$G$1]);[.E261];0)" office:value-type="float" office:value="2512.25" calcext:value-type="float">
            <text:p>2512.25</text:p>
          </table:table-cell>
          <table:table-cell table:formula="of:=IF(AND([.F261]&gt;=[.D261]-[.$G$1];[.F261]&lt;=[.D261]+[.$G$1]);[.F261];0)" office:value-type="float" office:value="2478.08" calcext:value-type="float">
            <text:p>2478.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6.TPS</text:p>
          </table:table-cell>
          <table:table-cell office:value-type="float" office:value="2392.69" calcext:value-type="float">
            <text:p>2392.69</text:p>
          </table:table-cell>
          <table:table-cell office:value-type="float" office:value="2530.67" calcext:value-type="float">
            <text:p>2530.67</text:p>
          </table:table-cell>
          <table:table-cell office:value-type="float" office:value="2543.97" calcext:value-type="float">
            <text:p>2543.97</text:p>
          </table:table-cell>
          <table:table-cell table:formula="of:=IF(AND([.E262]&gt;=[.D262]-[.$G$1];[.E262]&lt;=[.D262]+[.$G$1]);[.E262];0)" office:value-type="float" office:value="0" calcext:value-type="float">
            <text:p>0</text:p>
          </table:table-cell>
          <table:table-cell table:formula="of:=IF(AND([.F262]&gt;=[.D262]-[.$G$1];[.F262]&lt;=[.D262]+[.$G$1]);[.F2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7.TPS</text:p>
          </table:table-cell>
          <table:table-cell office:value-type="float" office:value="2714.21" calcext:value-type="float">
            <text:p>2714.21</text:p>
          </table:table-cell>
          <table:table-cell office:value-type="float" office:value="2500.39" calcext:value-type="float">
            <text:p>2500.39</text:p>
          </table:table-cell>
          <table:table-cell office:value-type="float" office:value="2451.99" calcext:value-type="float">
            <text:p>2451.99</text:p>
          </table:table-cell>
          <table:table-cell table:formula="of:=IF(AND([.E263]&gt;=[.D263]-[.$G$1];[.E263]&lt;=[.D263]+[.$G$1]);[.E263];0)" office:value-type="float" office:value="0" calcext:value-type="float">
            <text:p>0</text:p>
          </table:table-cell>
          <table:table-cell table:formula="of:=IF(AND([.F263]&gt;=[.D263]-[.$G$1];[.F263]&lt;=[.D263]+[.$G$1]);[.F2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8.TPS</text:p>
          </table:table-cell>
          <table:table-cell office:value-type="float" office:value="2457.23" calcext:value-type="float">
            <text:p>2457.23</text:p>
          </table:table-cell>
          <table:table-cell office:value-type="float" office:value="2354.66" calcext:value-type="float">
            <text:p>2354.66</text:p>
          </table:table-cell>
          <table:table-cell office:value-type="float" office:value="2525.69" calcext:value-type="float">
            <text:p>2525.69</text:p>
          </table:table-cell>
          <table:table-cell table:formula="of:=IF(AND([.E264]&gt;=[.D264]-[.$G$1];[.E264]&lt;=[.D264]+[.$G$1]);[.E264];0)" office:value-type="float" office:value="2354.66" calcext:value-type="float">
            <text:p>2354.66</text:p>
          </table:table-cell>
          <table:table-cell table:formula="of:=IF(AND([.F264]&gt;=[.D264]-[.$G$1];[.F264]&lt;=[.D264]+[.$G$1]);[.F264];0)" office:value-type="float" office:value="2525.69" calcext:value-type="float">
            <text:p>2525.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69.TPS</text:p>
          </table:table-cell>
          <table:table-cell office:value-type="float" office:value="2324.01" calcext:value-type="float">
            <text:p>2324.01</text:p>
          </table:table-cell>
          <table:table-cell office:value-type="float" office:value="2500.21" calcext:value-type="float">
            <text:p>2500.21</text:p>
          </table:table-cell>
          <table:table-cell office:value-type="float" office:value="2460.36" calcext:value-type="float">
            <text:p>2460.36</text:p>
          </table:table-cell>
          <table:table-cell table:formula="of:=IF(AND([.E265]&gt;=[.D265]-[.$G$1];[.E265]&lt;=[.D265]+[.$G$1]);[.E265];0)" office:value-type="float" office:value="0" calcext:value-type="float">
            <text:p>0</text:p>
          </table:table-cell>
          <table:table-cell table:formula="of:=IF(AND([.F265]&gt;=[.D265]-[.$G$1];[.F265]&lt;=[.D265]+[.$G$1]);[.F2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0.TPS</text:p>
          </table:table-cell>
          <table:table-cell office:value-type="float" office:value="2321.23" calcext:value-type="float">
            <text:p>2321.23</text:p>
          </table:table-cell>
          <table:table-cell office:value-type="float" office:value="2385.5" calcext:value-type="float">
            <text:p>2385.5</text:p>
          </table:table-cell>
          <table:table-cell office:value-type="float" office:value="2398.88" calcext:value-type="float">
            <text:p>2398.88</text:p>
          </table:table-cell>
          <table:table-cell table:formula="of:=IF(AND([.E266]&gt;=[.D266]-[.$G$1];[.E266]&lt;=[.D266]+[.$G$1]);[.E266];0)" office:value-type="float" office:value="2385.5" calcext:value-type="float">
            <text:p>2385.5</text:p>
          </table:table-cell>
          <table:table-cell table:formula="of:=IF(AND([.F266]&gt;=[.D266]-[.$G$1];[.F266]&lt;=[.D266]+[.$G$1]);[.F266];0)" office:value-type="float" office:value="2398.88" calcext:value-type="float">
            <text:p>2398.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1.TPS</text:p>
          </table:table-cell>
          <table:table-cell office:value-type="float" office:value="2598.83" calcext:value-type="float">
            <text:p>2598.83</text:p>
          </table:table-cell>
          <table:table-cell office:value-type="float" office:value="2398.94" calcext:value-type="float">
            <text:p>2398.94</text:p>
          </table:table-cell>
          <table:table-cell office:value-type="float" office:value="2427.95" calcext:value-type="float">
            <text:p>2427.95</text:p>
          </table:table-cell>
          <table:table-cell table:formula="of:=IF(AND([.E267]&gt;=[.D267]-[.$G$1];[.E267]&lt;=[.D267]+[.$G$1]);[.E267];0)" office:value-type="float" office:value="0" calcext:value-type="float">
            <text:p>0</text:p>
          </table:table-cell>
          <table:table-cell table:formula="of:=IF(AND([.F267]&gt;=[.D267]-[.$G$1];[.F267]&lt;=[.D267]+[.$G$1]);[.F2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2.TPS</text:p>
          </table:table-cell>
          <table:table-cell office:value-type="float" office:value="2592.19" calcext:value-type="float">
            <text:p>2592.19</text:p>
          </table:table-cell>
          <table:table-cell office:value-type="float" office:value="2567.61" calcext:value-type="float">
            <text:p>2567.61</text:p>
          </table:table-cell>
          <table:table-cell office:value-type="float" office:value="2569.73" calcext:value-type="float">
            <text:p>2569.73</text:p>
          </table:table-cell>
          <table:table-cell table:formula="of:=IF(AND([.E268]&gt;=[.D268]-[.$G$1];[.E268]&lt;=[.D268]+[.$G$1]);[.E268];0)" office:value-type="float" office:value="2567.61" calcext:value-type="float">
            <text:p>2567.61</text:p>
          </table:table-cell>
          <table:table-cell table:formula="of:=IF(AND([.F268]&gt;=[.D268]-[.$G$1];[.F268]&lt;=[.D268]+[.$G$1]);[.F268];0)" office:value-type="float" office:value="2569.73" calcext:value-type="float">
            <text:p>2569.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3.TPS</text:p>
          </table:table-cell>
          <table:table-cell office:value-type="float" office:value="2570.36" calcext:value-type="float">
            <text:p>2570.36</text:p>
          </table:table-cell>
          <table:table-cell office:value-type="float" office:value="2468.29" calcext:value-type="float">
            <text:p>2468.29</text:p>
          </table:table-cell>
          <table:table-cell office:value-type="float" office:value="2549.51" calcext:value-type="float">
            <text:p>2549.51</text:p>
          </table:table-cell>
          <table:table-cell table:formula="of:=IF(AND([.E269]&gt;=[.D269]-[.$G$1];[.E269]&lt;=[.D269]+[.$G$1]);[.E269];0)" office:value-type="float" office:value="2468.29" calcext:value-type="float">
            <text:p>2468.29</text:p>
          </table:table-cell>
          <table:table-cell table:formula="of:=IF(AND([.F269]&gt;=[.D269]-[.$G$1];[.F269]&lt;=[.D269]+[.$G$1]);[.F269];0)" office:value-type="float" office:value="2549.51" calcext:value-type="float">
            <text:p>2549.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4.TPS</text:p>
          </table:table-cell>
          <table:table-cell office:value-type="float" office:value="2522.33" calcext:value-type="float">
            <text:p>2522.33</text:p>
          </table:table-cell>
          <table:table-cell office:value-type="float" office:value="2500.36" calcext:value-type="float">
            <text:p>2500.36</text:p>
          </table:table-cell>
          <table:table-cell office:value-type="float" office:value="2541.48" calcext:value-type="float">
            <text:p>2541.48</text:p>
          </table:table-cell>
          <table:table-cell table:formula="of:=IF(AND([.E270]&gt;=[.D270]-[.$G$1];[.E270]&lt;=[.D270]+[.$G$1]);[.E270];0)" office:value-type="float" office:value="2500.36" calcext:value-type="float">
            <text:p>2500.36</text:p>
          </table:table-cell>
          <table:table-cell table:formula="of:=IF(AND([.F270]&gt;=[.D270]-[.$G$1];[.F270]&lt;=[.D270]+[.$G$1]);[.F270];0)" office:value-type="float" office:value="2541.48" calcext:value-type="float">
            <text:p>2541.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5.TPS</text:p>
          </table:table-cell>
          <table:table-cell office:value-type="float" office:value="2672.87" calcext:value-type="float">
            <text:p>2672.87</text:p>
          </table:table-cell>
          <table:table-cell office:value-type="float" office:value="2588.07" calcext:value-type="float">
            <text:p>2588.07</text:p>
          </table:table-cell>
          <table:table-cell office:value-type="float" office:value="2573.46" calcext:value-type="float">
            <text:p>2573.46</text:p>
          </table:table-cell>
          <table:table-cell table:formula="of:=IF(AND([.E271]&gt;=[.D271]-[.$G$1];[.E271]&lt;=[.D271]+[.$G$1]);[.E271];0)" office:value-type="float" office:value="2588.07" calcext:value-type="float">
            <text:p>2588.07</text:p>
          </table:table-cell>
          <table:table-cell table:formula="of:=IF(AND([.F271]&gt;=[.D271]-[.$G$1];[.F271]&lt;=[.D271]+[.$G$1]);[.F271];0)" office:value-type="float" office:value="2573.46" calcext:value-type="float">
            <text:p>2573.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6.TPS</text:p>
          </table:table-cell>
          <table:table-cell office:value-type="float" office:value="2456.27" calcext:value-type="float">
            <text:p>2456.27</text:p>
          </table:table-cell>
          <table:table-cell office:value-type="float" office:value="2508.12" calcext:value-type="float">
            <text:p>2508.12</text:p>
          </table:table-cell>
          <table:table-cell office:value-type="float" office:value="2447.26" calcext:value-type="float">
            <text:p>2447.26</text:p>
          </table:table-cell>
          <table:table-cell table:formula="of:=IF(AND([.E272]&gt;=[.D272]-[.$G$1];[.E272]&lt;=[.D272]+[.$G$1]);[.E272];0)" office:value-type="float" office:value="2508.12" calcext:value-type="float">
            <text:p>2508.12</text:p>
          </table:table-cell>
          <table:table-cell table:formula="of:=IF(AND([.F272]&gt;=[.D272]-[.$G$1];[.F272]&lt;=[.D272]+[.$G$1]);[.F272];0)" office:value-type="float" office:value="2447.26" calcext:value-type="float">
            <text:p>2447.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7.TPS</text:p>
          </table:table-cell>
          <table:table-cell office:value-type="float" office:value="2510.75" calcext:value-type="float">
            <text:p>2510.75</text:p>
          </table:table-cell>
          <table:table-cell office:value-type="float" office:value="2543.33" calcext:value-type="float">
            <text:p>2543.33</text:p>
          </table:table-cell>
          <table:table-cell office:value-type="float" office:value="2489.89" calcext:value-type="float">
            <text:p>2489.89</text:p>
          </table:table-cell>
          <table:table-cell table:formula="of:=IF(AND([.E273]&gt;=[.D273]-[.$G$1];[.E273]&lt;=[.D273]+[.$G$1]);[.E273];0)" office:value-type="float" office:value="2543.33" calcext:value-type="float">
            <text:p>2543.33</text:p>
          </table:table-cell>
          <table:table-cell table:formula="of:=IF(AND([.F273]&gt;=[.D273]-[.$G$1];[.F273]&lt;=[.D273]+[.$G$1]);[.F273];0)" office:value-type="float" office:value="2489.89" calcext:value-type="float">
            <text:p>2489.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8.TPS</text:p>
          </table:table-cell>
          <table:table-cell office:value-type="float" office:value="2489.99" calcext:value-type="float">
            <text:p>2489.99</text:p>
          </table:table-cell>
          <table:table-cell office:value-type="float" office:value="2477.76" calcext:value-type="float">
            <text:p>2477.76</text:p>
          </table:table-cell>
          <table:table-cell office:value-type="float" office:value="2459.96" calcext:value-type="float">
            <text:p>2459.96</text:p>
          </table:table-cell>
          <table:table-cell table:formula="of:=IF(AND([.E274]&gt;=[.D274]-[.$G$1];[.E274]&lt;=[.D274]+[.$G$1]);[.E274];0)" office:value-type="float" office:value="2477.76" calcext:value-type="float">
            <text:p>2477.76</text:p>
          </table:table-cell>
          <table:table-cell table:formula="of:=IF(AND([.F274]&gt;=[.D274]-[.$G$1];[.F274]&lt;=[.D274]+[.$G$1]);[.F274];0)" office:value-type="float" office:value="2459.96" calcext:value-type="float">
            <text:p>2459.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79.TPS</text:p>
          </table:table-cell>
          <table:table-cell office:value-type="float" office:value="2489.71" calcext:value-type="float">
            <text:p>2489.71</text:p>
          </table:table-cell>
          <table:table-cell office:value-type="float" office:value="2513.74" calcext:value-type="float">
            <text:p>2513.74</text:p>
          </table:table-cell>
          <table:table-cell office:value-type="float" office:value="2513.62" calcext:value-type="float">
            <text:p>2513.62</text:p>
          </table:table-cell>
          <table:table-cell table:formula="of:=IF(AND([.E275]&gt;=[.D275]-[.$G$1];[.E275]&lt;=[.D275]+[.$G$1]);[.E275];0)" office:value-type="float" office:value="2513.74" calcext:value-type="float">
            <text:p>2513.74</text:p>
          </table:table-cell>
          <table:table-cell table:formula="of:=IF(AND([.F275]&gt;=[.D275]-[.$G$1];[.F275]&lt;=[.D275]+[.$G$1]);[.F275];0)" office:value-type="float" office:value="2513.62" calcext:value-type="float">
            <text:p>2513.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0.TPS</text:p>
          </table:table-cell>
          <table:table-cell office:value-type="float" office:value="2468.08" calcext:value-type="float">
            <text:p>2468.08</text:p>
          </table:table-cell>
          <table:table-cell office:value-type="float" office:value="2452.16" calcext:value-type="float">
            <text:p>2452.16</text:p>
          </table:table-cell>
          <table:table-cell office:value-type="float" office:value="2438.61" calcext:value-type="float">
            <text:p>2438.61</text:p>
          </table:table-cell>
          <table:table-cell table:formula="of:=IF(AND([.E276]&gt;=[.D276]-[.$G$1];[.E276]&lt;=[.D276]+[.$G$1]);[.E276];0)" office:value-type="float" office:value="2452.16" calcext:value-type="float">
            <text:p>2452.16</text:p>
          </table:table-cell>
          <table:table-cell table:formula="of:=IF(AND([.F276]&gt;=[.D276]-[.$G$1];[.F276]&lt;=[.D276]+[.$G$1]);[.F276];0)" office:value-type="float" office:value="2438.61" calcext:value-type="float">
            <text:p>2438.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1.TPS</text:p>
          </table:table-cell>
          <table:table-cell office:value-type="float" office:value="2672.36" calcext:value-type="float">
            <text:p>2672.36</text:p>
          </table:table-cell>
          <table:table-cell office:value-type="float" office:value="2370.29" calcext:value-type="float">
            <text:p>2370.29</text:p>
          </table:table-cell>
          <table:table-cell office:value-type="float" office:value="2375.38" calcext:value-type="float">
            <text:p>2375.38</text:p>
          </table:table-cell>
          <table:table-cell table:formula="of:=IF(AND([.E277]&gt;=[.D277]-[.$G$1];[.E277]&lt;=[.D277]+[.$G$1]);[.E277];0)" office:value-type="float" office:value="0" calcext:value-type="float">
            <text:p>0</text:p>
          </table:table-cell>
          <table:table-cell table:formula="of:=IF(AND([.F277]&gt;=[.D277]-[.$G$1];[.F277]&lt;=[.D277]+[.$G$1]);[.F2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2.TPS</text:p>
          </table:table-cell>
          <table:table-cell office:value-type="float" office:value="2587.28" calcext:value-type="float">
            <text:p>2587.28</text:p>
          </table:table-cell>
          <table:table-cell office:value-type="float" office:value="2489.06" calcext:value-type="float">
            <text:p>2489.06</text:p>
          </table:table-cell>
          <table:table-cell office:value-type="float" office:value="2460.01" calcext:value-type="float">
            <text:p>2460.01</text:p>
          </table:table-cell>
          <table:table-cell table:formula="of:=IF(AND([.E278]&gt;=[.D278]-[.$G$1];[.E278]&lt;=[.D278]+[.$G$1]);[.E278];0)" office:value-type="float" office:value="2489.06" calcext:value-type="float">
            <text:p>2489.06</text:p>
          </table:table-cell>
          <table:table-cell table:formula="of:=IF(AND([.F278]&gt;=[.D278]-[.$G$1];[.F278]&lt;=[.D278]+[.$G$1]);[.F2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3.TPS</text:p>
          </table:table-cell>
          <table:table-cell office:value-type="float" office:value="2455.31" calcext:value-type="float">
            <text:p>2455.31</text:p>
          </table:table-cell>
          <table:table-cell office:value-type="float" office:value="2433.48" calcext:value-type="float">
            <text:p>2433.48</text:p>
          </table:table-cell>
          <table:table-cell office:value-type="float" office:value="2417.35" calcext:value-type="float">
            <text:p>2417.35</text:p>
          </table:table-cell>
          <table:table-cell table:formula="of:=IF(AND([.E279]&gt;=[.D279]-[.$G$1];[.E279]&lt;=[.D279]+[.$G$1]);[.E279];0)" office:value-type="float" office:value="2433.48" calcext:value-type="float">
            <text:p>2433.48</text:p>
          </table:table-cell>
          <table:table-cell table:formula="of:=IF(AND([.F279]&gt;=[.D279]-[.$G$1];[.F279]&lt;=[.D279]+[.$G$1]);[.F279];0)" office:value-type="float" office:value="2417.35" calcext:value-type="float">
            <text:p>2417.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4.TPS</text:p>
          </table:table-cell>
          <table:table-cell office:value-type="float" office:value="2491.18" calcext:value-type="float">
            <text:p>2491.18</text:p>
          </table:table-cell>
          <table:table-cell office:value-type="float" office:value="2385.22" calcext:value-type="float">
            <text:p>2385.22</text:p>
          </table:table-cell>
          <table:table-cell office:value-type="float" office:value="2355.85" calcext:value-type="float">
            <text:p>2355.85</text:p>
          </table:table-cell>
          <table:table-cell table:formula="of:=IF(AND([.E280]&gt;=[.D280]-[.$G$1];[.E280]&lt;=[.D280]+[.$G$1]);[.E280];0)" office:value-type="float" office:value="2385.22" calcext:value-type="float">
            <text:p>2385.22</text:p>
          </table:table-cell>
          <table:table-cell table:formula="of:=IF(AND([.F280]&gt;=[.D280]-[.$G$1];[.F280]&lt;=[.D280]+[.$G$1]);[.F2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5.TPS</text:p>
          </table:table-cell>
          <table:table-cell office:value-type="float" office:value="2448.39" calcext:value-type="float">
            <text:p>2448.39</text:p>
          </table:table-cell>
          <table:table-cell office:value-type="float" office:value="2506.96" calcext:value-type="float">
            <text:p>2506.96</text:p>
          </table:table-cell>
          <table:table-cell office:value-type="float" office:value="2484.24" calcext:value-type="float">
            <text:p>2484.24</text:p>
          </table:table-cell>
          <table:table-cell table:formula="of:=IF(AND([.E281]&gt;=[.D281]-[.$G$1];[.E281]&lt;=[.D281]+[.$G$1]);[.E281];0)" office:value-type="float" office:value="2506.96" calcext:value-type="float">
            <text:p>2506.96</text:p>
          </table:table-cell>
          <table:table-cell table:formula="of:=IF(AND([.F281]&gt;=[.D281]-[.$G$1];[.F281]&lt;=[.D281]+[.$G$1]);[.F281];0)" office:value-type="float" office:value="2484.24" calcext:value-type="float">
            <text:p>2484.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6.TPS</text:p>
          </table:table-cell>
          <table:table-cell office:value-type="float" office:value="2532.96" calcext:value-type="float">
            <text:p>2532.96</text:p>
          </table:table-cell>
          <table:table-cell office:value-type="float" office:value="2506.23" calcext:value-type="float">
            <text:p>2506.23</text:p>
          </table:table-cell>
          <table:table-cell office:value-type="float" office:value="2434.76" calcext:value-type="float">
            <text:p>2434.76</text:p>
          </table:table-cell>
          <table:table-cell table:formula="of:=IF(AND([.E282]&gt;=[.D282]-[.$G$1];[.E282]&lt;=[.D282]+[.$G$1]);[.E282];0)" office:value-type="float" office:value="2506.23" calcext:value-type="float">
            <text:p>2506.23</text:p>
          </table:table-cell>
          <table:table-cell table:formula="of:=IF(AND([.F282]&gt;=[.D282]-[.$G$1];[.F282]&lt;=[.D282]+[.$G$1]);[.F282];0)" office:value-type="float" office:value="2434.76" calcext:value-type="float">
            <text:p>2434.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7.TPS</text:p>
          </table:table-cell>
          <table:table-cell office:value-type="float" office:value="2745.28" calcext:value-type="float">
            <text:p>2745.28</text:p>
          </table:table-cell>
          <table:table-cell office:value-type="float" office:value="2428.6" calcext:value-type="float">
            <text:p>2428.6</text:p>
          </table:table-cell>
          <table:table-cell office:value-type="float" office:value="2435.84" calcext:value-type="float">
            <text:p>2435.84</text:p>
          </table:table-cell>
          <table:table-cell table:formula="of:=IF(AND([.E283]&gt;=[.D283]-[.$G$1];[.E283]&lt;=[.D283]+[.$G$1]);[.E283];0)" office:value-type="float" office:value="0" calcext:value-type="float">
            <text:p>0</text:p>
          </table:table-cell>
          <table:table-cell table:formula="of:=IF(AND([.F283]&gt;=[.D283]-[.$G$1];[.F283]&lt;=[.D283]+[.$G$1]);[.F2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8.TPS</text:p>
          </table:table-cell>
          <table:table-cell office:value-type="float" office:value="2549.44" calcext:value-type="float">
            <text:p>2549.44</text:p>
          </table:table-cell>
          <table:table-cell office:value-type="float" office:value="2453.28" calcext:value-type="float">
            <text:p>2453.28</text:p>
          </table:table-cell>
          <table:table-cell office:value-type="float" office:value="2440.02" calcext:value-type="float">
            <text:p>2440.02</text:p>
          </table:table-cell>
          <table:table-cell table:formula="of:=IF(AND([.E284]&gt;=[.D284]-[.$G$1];[.E284]&lt;=[.D284]+[.$G$1]);[.E284];0)" office:value-type="float" office:value="2453.28" calcext:value-type="float">
            <text:p>2453.28</text:p>
          </table:table-cell>
          <table:table-cell table:formula="of:=IF(AND([.F284]&gt;=[.D284]-[.$G$1];[.F284]&lt;=[.D284]+[.$G$1]);[.F284];0)" office:value-type="float" office:value="2440.02" calcext:value-type="float">
            <text:p>2440.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89.TPS</text:p>
          </table:table-cell>
          <table:table-cell office:value-type="float" office:value="2587.83" calcext:value-type="float">
            <text:p>2587.83</text:p>
          </table:table-cell>
          <table:table-cell office:value-type="float" office:value="2370.2" calcext:value-type="float">
            <text:p>2370.2</text:p>
          </table:table-cell>
          <table:table-cell office:value-type="float" office:value="2408.09" calcext:value-type="float">
            <text:p>2408.09</text:p>
          </table:table-cell>
          <table:table-cell table:formula="of:=IF(AND([.E285]&gt;=[.D285]-[.$G$1];[.E285]&lt;=[.D285]+[.$G$1]);[.E285];0)" office:value-type="float" office:value="0" calcext:value-type="float">
            <text:p>0</text:p>
          </table:table-cell>
          <table:table-cell table:formula="of:=IF(AND([.F285]&gt;=[.D285]-[.$G$1];[.F285]&lt;=[.D285]+[.$G$1]);[.F2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90.TPS</text:p>
          </table:table-cell>
          <table:table-cell office:value-type="float" office:value="2483.54" calcext:value-type="float">
            <text:p>2483.54</text:p>
          </table:table-cell>
          <table:table-cell office:value-type="float" office:value="2437.05" calcext:value-type="float">
            <text:p>2437.05</text:p>
          </table:table-cell>
          <table:table-cell office:value-type="float" office:value="2490.22" calcext:value-type="float">
            <text:p>2490.22</text:p>
          </table:table-cell>
          <table:table-cell table:formula="of:=IF(AND([.E286]&gt;=[.D286]-[.$G$1];[.E286]&lt;=[.D286]+[.$G$1]);[.E286];0)" office:value-type="float" office:value="2437.05" calcext:value-type="float">
            <text:p>2437.05</text:p>
          </table:table-cell>
          <table:table-cell table:formula="of:=IF(AND([.F286]&gt;=[.D286]-[.$G$1];[.F286]&lt;=[.D286]+[.$G$1]);[.F286];0)" office:value-type="float" office:value="2490.22" calcext:value-type="float">
            <text:p>2490.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91.TPS</text:p>
          </table:table-cell>
          <table:table-cell office:value-type="float" office:value="2673.29" calcext:value-type="float">
            <text:p>2673.29</text:p>
          </table:table-cell>
          <table:table-cell office:value-type="float" office:value="2512.46" calcext:value-type="float">
            <text:p>2512.46</text:p>
          </table:table-cell>
          <table:table-cell office:value-type="float" office:value="2538.7" calcext:value-type="float">
            <text:p>2538.7</text:p>
          </table:table-cell>
          <table:table-cell table:formula="of:=IF(AND([.E287]&gt;=[.D287]-[.$G$1];[.E287]&lt;=[.D287]+[.$G$1]);[.E287];0)" office:value-type="float" office:value="0" calcext:value-type="float">
            <text:p>0</text:p>
          </table:table-cell>
          <table:table-cell table:formula="of:=IF(AND([.F287]&gt;=[.D287]-[.$G$1];[.F287]&lt;=[.D287]+[.$G$1]);[.F2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g 293.TPS</text:p>
          </table:table-cell>
          <table:table-cell office:value-type="float" office:value="2533.26" calcext:value-type="float">
            <text:p>2533.26</text:p>
          </table:table-cell>
          <table:table-cell office:value-type="float" office:value="2363.91" calcext:value-type="float">
            <text:p>2363.91</text:p>
          </table:table-cell>
          <table:table-cell office:value-type="float" office:value="2382.89" calcext:value-type="float">
            <text:p>2382.89</text:p>
          </table:table-cell>
          <table:table-cell table:formula="of:=IF(AND([.E288]&gt;=[.D288]-[.$G$1];[.E288]&lt;=[.D288]+[.$G$1]);[.E288];0)" office:value-type="float" office:value="0" calcext:value-type="float">
            <text:p>0</text:p>
          </table:table-cell>
          <table:table-cell table:formula="of:=IF(AND([.F288]&gt;=[.D288]-[.$G$1];[.F288]&lt;=[.D288]+[.$G$1]);[.F288];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46:17.751898912</meta:creation-date>
    <dc:date>2017-02-13T14:01:49.957427664</dc:date>
    <meta:editing-duration>PT2H8M6S</meta:editing-duration>
    <meta:editing-cycles>17</meta:editing-cycles>
    <meta:generator>LibreOffice/4.2.8.2$Linux_X86_64 LibreOffice_project/420m0$Build-2</meta:generator>
    <meta:document-statistic meta:table-count="2" meta:cell-count="34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34cm" svg:height="8.738cm" xlink:href=".." xlink:type="simple" chart:class="chart:circle" chart:style-name="ch1">
        <chart:title svg:x="0.818cm" svg:y="0.31cm" chart:style-name="ch2">
          <text:p>Accuracy in percentage of manual and estimated landmarks (original)</text:p>
        </chart:title>
        <chart:legend chart:legend-position="end" svg:x="13.006cm" svg:y="3.821cm" style:legend-expansion="high" chart:style-name="ch3"/>
        <chart:plot-area chart:style-name="ch4" table:cell-range-address="Md.J10:Md.K11" chart:data-source-has-labels="column" svg:x="0.31cm" svg:y="1.289cm" svg:width="12.386cm" svg:height="7.275cm">
          <chartooo:coordinate-region svg:x="2.866cm" svg:y="1.29cm" svg:width="7.274cm" svg:height="7.274cm"/>
          <chart:axis chart:dimension="x" chart:name="primary-x" chart:style-name="ch5" chartooo:axis-type="auto">
            <chartooo:date-scale/>
            <chart:categories table:cell-range-address="Md.J10:Md.J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d.K10:Md.K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utside SD</text:p>
                <draw:g>
                  <svg:desc>Md.J10:Md.J11</svg:desc>
                </draw:g>
              </table:table-cell>
              <table:table-cell office:value-type="float" office:value="0.226480836236934">
                <text:p>0.226480836236934</text:p>
                <draw:g>
                  <svg:desc>Md.K10:Md.K11</svg:desc>
                </draw:g>
              </table:table-cell>
            </table:table-row>
            <table:table-row>
              <table:table-cell office:value-type="string">
                <text:p>Inside SD</text:p>
              </table:table-cell>
              <table:table-cell office:value-type="float" office:value="0.773519163763066">
                <text:p>0.773519163763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18cm" svg:height="9.829cm" xlink:href=".." xlink:type="simple" chart:class="chart:circle" chart:style-name="ch1">
        <chart:title svg:x="-0.182cm" svg:y="0.332cm" chart:style-name="ch2">
          <text:p>The accuracy in percentage  between manual and estimated landmarks (original images)</text:p>
        </chart:title>
        <chart:legend chart:legend-position="end" svg:x="14.79cm" svg:y="4.366cm" style:legend-expansion="high" chart:style-name="ch3"/>
        <chart:plot-area chart:style-name="ch4" table:cell-range-address="Mg.L2:Mg.M3" chart:data-source-has-labels="column" svg:x="0.346cm" svg:y="1.333cm" svg:width="14.098cm" svg:height="8.3cm">
          <chartooo:coordinate-region svg:x="3.245cm" svg:y="1.334cm" svg:width="8.299cm" svg:height="8.299cm"/>
          <chart:axis chart:dimension="x" chart:name="primary-x" chart:style-name="ch5" chartooo:axis-type="auto">
            <chartooo:date-scale/>
            <chart:categories table:cell-range-address="Mg.L2:Mg.L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g.M2:Mg.M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Outside SD</text:p>
                <draw:g>
                  <svg:desc>Mg.L2:Mg.L3</svg:desc>
                </draw:g>
              </table:table-cell>
              <table:table-cell office:value-type="float" office:value="0.43006993006993">
                <text:p>0.43006993006993</text:p>
                <draw:g>
                  <svg:desc>Mg.M2:Mg.M3</svg:desc>
                </draw:g>
              </table:table-cell>
            </table:table-row>
            <table:table-row>
              <table:table-cell office:value-type="string">
                <text:p>Inside SD</text:p>
              </table:table-cell>
              <table:table-cell office:value-type="float" office:value="0.56993006993007">
                <text:p>0.56993006993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0.223cm" svg:y="0.58cm" chart:style-name="ch2">
          <text:p>Accuracy in percentage of manual and estimated landmarks (rotated image)</text:p>
        </chart:title>
        <chart:legend chart:legend-position="end" svg:x="13.472cm" svg:y="3.952cm" style:legend-expansion="high" chart:style-name="ch3"/>
        <chart:plot-area chart:style-name="ch4" table:cell-range-address="Md.J6:Md.K7" chart:data-source-has-labels="column" svg:x="0.32cm" svg:y="1.301cm" svg:width="12.832cm" svg:height="7.519cm">
          <chartooo:coordinate-region svg:x="2.977cm" svg:y="1.302cm" svg:width="7.518cm" svg:height="7.518cm"/>
          <chart:axis chart:dimension="x" chart:name="primary-x" chart:style-name="ch5" chartooo:axis-type="auto">
            <chartooo:date-scale/>
            <chart:categories table:cell-range-address="Md.J6:Md.J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d.K6:Md.K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utside SD</text:p>
                <draw:g>
                  <svg:desc>Md.J6:Md.J7</svg:desc>
                </draw:g>
              </table:table-cell>
              <table:table-cell office:value-type="float" office:value="0.209059233449477">
                <text:p>0.209059233449477</text:p>
                <draw:g>
                  <svg:desc>Md.K6:Md.K7</svg:desc>
                </draw:g>
              </table:table-cell>
            </table:table-row>
            <table:table-row>
              <table:table-cell office:value-type="string">
                <text:p>Inside SD</text:p>
              </table:table-cell>
              <table:table-cell office:value-type="float" office:value="0.790940766550523">
                <text:p>0.7909407665505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88cm" svg:height="10.287cm" xlink:href=".." xlink:type="simple" chart:class="chart:circle" chart:style-name="ch1">
        <chart:title svg:x="0.329cm" svg:y="0.341cm" chart:style-name="ch2">
          <text:p>The accuracy in percentage  between manual and estimated landmarks (rotated images)</text:p>
        </chart:title>
        <chart:legend chart:legend-position="end" svg:x="15.76cm" svg:y="4.595cm" style:legend-expansion="high" chart:style-name="ch3"/>
        <chart:plot-area chart:style-name="ch4" table:cell-range-address="Mg.L7:Mg.M8" chart:data-source-has-labels="column" svg:x="0.365cm" svg:y="1.351cm" svg:width="15.03cm" svg:height="8.731cm">
          <chartooo:coordinate-region svg:x="3.515cm" svg:y="1.352cm" svg:width="8.73cm" svg:height="8.73cm"/>
          <chart:axis chart:dimension="x" chart:name="primary-x" chart:style-name="ch5" chartooo:axis-type="auto">
            <chartooo:date-scale/>
            <chart:categories table:cell-range-address="Mg.L7:Mg.L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g.M7:Mg.M8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Outside SD</text:p>
                <draw:g>
                  <svg:desc>Mg.L7:Mg.L8</svg:desc>
                </draw:g>
              </table:table-cell>
              <table:table-cell office:value-type="float" office:value="0.451048951048951">
                <text:p>0.451048951048951</text:p>
                <draw:g>
                  <svg:desc>Mg.M7:Mg.M8</svg:desc>
                </draw:g>
              </table:table-cell>
            </table:table-row>
            <table:table-row>
              <table:table-cell office:value-type="string">
                <text:p>Inside SD</text:p>
              </table:table-cell>
              <table:table-cell office:value-type="float" office:value="0.548951048951049">
                <text:p>0.548951048951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